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Blackbody</text:p>
          </table:table-cell>
          <table:table-cell table:style-name="ce2" office:value-type="float" office:value="37" calcext:value-type="float">
            <text:p>37.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verage RAW</text:p>
          </table:table-cell>
          <table:table-cell table:style-name="ce3" office:value-type="string" calcext:value-type="string">
            <text:p>STDD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</text:p>
          </table:table-cell>
          <table:table-cell table:style-name="ce2" office:value-type="float" office:value="17.73" calcext:value-type="float">
            <text:p>17.73</text:p>
          </table:table-cell>
          <table:table-cell office:value-type="string" calcext:value-type="string">
            <text:p>C</text:p>
          </table:table-cell>
          <table:table-cell/>
          <table:table-cell table:formula="of:=AVERAGE([.C7:.C4231])" office:value-type="float" office:value="23704.5971597633" calcext:value-type="float">
            <text:p>23704.5971597633</text:p>
          </table:table-cell>
          <table:table-cell table:formula="of:=STDEV([.C7:.C4231])" office:value-type="float" office:value="25.0225956879267" calcext:value-type="float">
            <text:p>25.0225956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 Run Time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minutes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AW VALUE</text:p>
          </table:table-cell>
          <table:table-cell table:style-name="ce1" office:value-type="string" calcext:value-type="string">
            <text:p>Cal</text:p>
          </table:table-cell>
          <table:table-cell table:style-name="ce1"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23736" calcext:value-type="float">
            <text:p>23736</text:p>
          </table:table-cell>
          <table:table-cell table:formula="of:=[.C7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23741" calcext:value-type="float">
            <text:p>23741</text:p>
          </table:table-cell>
          <table:table-cell table:formula="of:=[.C8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23715" calcext:value-type="float">
            <text:p>23715</text:p>
          </table:table-cell>
          <table:table-cell table:formula="of:=[.C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23736" calcext:value-type="float">
            <text:p>23736</text:p>
          </table:table-cell>
          <table:table-cell table:formula="of:=[.C10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23741" calcext:value-type="float">
            <text:p>23741</text:p>
          </table:table-cell>
          <table:table-cell table:formula="of:=[.C11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23726" calcext:value-type="float">
            <text:p>23726</text:p>
          </table:table-cell>
          <table:table-cell table:formula="of:=[.C1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3722" calcext:value-type="float">
            <text:p>23722</text:p>
          </table:table-cell>
          <table:table-cell table:formula="of:=[.C13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23735" calcext:value-type="float">
            <text:p>23735</text:p>
          </table:table-cell>
          <table:table-cell table:formula="of:=[.C14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23727" calcext:value-type="float">
            <text:p>23727</text:p>
          </table:table-cell>
          <table:table-cell table:formula="of:=[.C1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23717" calcext:value-type="float">
            <text:p>23717</text:p>
          </table:table-cell>
          <table:table-cell table:formula="of:=[.C1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23707" calcext:value-type="float">
            <text:p>23707</text:p>
          </table:table-cell>
          <table:table-cell table:formula="of:=[.C1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23696" calcext:value-type="float">
            <text:p>23696</text:p>
          </table:table-cell>
          <table:table-cell table:formula="of:=[.C1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23713" calcext:value-type="float">
            <text:p>23713</text:p>
          </table:table-cell>
          <table:table-cell table:formula="of:=[.C1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23717" calcext:value-type="float">
            <text:p>23717</text:p>
          </table:table-cell>
          <table:table-cell table:formula="of:=[.C20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23723" calcext:value-type="float">
            <text:p>23723</text:p>
          </table:table-cell>
          <table:table-cell table:formula="of:=[.C2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23719" calcext:value-type="float">
            <text:p>23719</text:p>
          </table:table-cell>
          <table:table-cell table:formula="of:=[.C2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3719" calcext:value-type="float">
            <text:p>23719</text:p>
          </table:table-cell>
          <table:table-cell table:formula="of:=[.C23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3710" calcext:value-type="float">
            <text:p>23710</text:p>
          </table:table-cell>
          <table:table-cell table:formula="of:=[.C2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23710" calcext:value-type="float">
            <text:p>23710</text:p>
          </table:table-cell>
          <table:table-cell table:formula="of:=[.C2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23697" calcext:value-type="float">
            <text:p>23697</text:p>
          </table:table-cell>
          <table:table-cell table:formula="of:=[.C2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23698" calcext:value-type="float">
            <text:p>23698</text:p>
          </table:table-cell>
          <table:table-cell table:formula="of:=[.C2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23693" calcext:value-type="float">
            <text:p>23693</text:p>
          </table:table-cell>
          <table:table-cell table:formula="of:=[.C28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23691" calcext:value-type="float">
            <text:p>23691</text:p>
          </table:table-cell>
          <table:table-cell table:formula="of:=[.C2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23679" calcext:value-type="float">
            <text:p>23679</text:p>
          </table:table-cell>
          <table:table-cell table:formula="of:=[.C30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23684" calcext:value-type="float">
            <text:p>23684</text:p>
          </table:table-cell>
          <table:table-cell table:formula="of:=[.C31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23692" calcext:value-type="float">
            <text:p>23692</text:p>
          </table:table-cell>
          <table:table-cell table:formula="of:=[.C32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23677" calcext:value-type="float">
            <text:p>23677</text:p>
          </table:table-cell>
          <table:table-cell table:formula="of:=[.C33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23684" calcext:value-type="float">
            <text:p>23684</text:p>
          </table:table-cell>
          <table:table-cell table:formula="of:=[.C34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23675" calcext:value-type="float">
            <text:p>23675</text:p>
          </table:table-cell>
          <table:table-cell table:formula="of:=[.C35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23684" calcext:value-type="float">
            <text:p>23684</text:p>
          </table:table-cell>
          <table:table-cell table:formula="of:=[.C36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23658" calcext:value-type="float">
            <text:p>23658</text:p>
          </table:table-cell>
          <table:table-cell table:formula="of:=[.C37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6" calcext:value-type="float">
            <text:p>96</text:p>
          </table:table-cell>
          <table:table-cell office:value-type="float" office:value="23668" calcext:value-type="float">
            <text:p>23668</text:p>
          </table:table-cell>
          <table:table-cell table:formula="of:=[.C38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23673" calcext:value-type="float">
            <text:p>23673</text:p>
          </table:table-cell>
          <table:table-cell table:formula="of:=[.C39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23668" calcext:value-type="float">
            <text:p>23668</text:p>
          </table:table-cell>
          <table:table-cell table:formula="of:=[.C40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23683" calcext:value-type="float">
            <text:p>23683</text:p>
          </table:table-cell>
          <table:table-cell table:formula="of:=[.C4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  <table:table-cell office:value-type="float" office:value="23670" calcext:value-type="float">
            <text:p>23670</text:p>
          </table:table-cell>
          <table:table-cell table:formula="of:=[.C42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23685" calcext:value-type="float">
            <text:p>23685</text:p>
          </table:table-cell>
          <table:table-cell table:formula="of:=[.C43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23693" calcext:value-type="float">
            <text:p>23693</text:p>
          </table:table-cell>
          <table:table-cell table:formula="of:=[.C4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23684" calcext:value-type="float">
            <text:p>23684</text:p>
          </table:table-cell>
          <table:table-cell table:formula="of:=[.C45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23708" calcext:value-type="float">
            <text:p>23708</text:p>
          </table:table-cell>
          <table:table-cell table:formula="of:=[.C4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3696" calcext:value-type="float">
            <text:p>23696</text:p>
          </table:table-cell>
          <table:table-cell table:formula="of:=[.C4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office:value-type="float" office:value="23687" calcext:value-type="float">
            <text:p>23687</text:p>
          </table:table-cell>
          <table:table-cell table:formula="of:=[.C48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23688" calcext:value-type="float">
            <text:p>23688</text:p>
          </table:table-cell>
          <table:table-cell table:formula="of:=[.C4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23674" calcext:value-type="float">
            <text:p>23674</text:p>
          </table:table-cell>
          <table:table-cell table:formula="of:=[.C5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23690" calcext:value-type="float">
            <text:p>23690</text:p>
          </table:table-cell>
          <table:table-cell table:formula="of:=[.C51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23699" calcext:value-type="float">
            <text:p>23699</text:p>
          </table:table-cell>
          <table:table-cell table:formula="of:=[.C5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6" calcext:value-type="float">
            <text:p>96</text:p>
          </table:table-cell>
          <table:table-cell office:value-type="float" office:value="23694" calcext:value-type="float">
            <text:p>23694</text:p>
          </table:table-cell>
          <table:table-cell table:formula="of:=[.C5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23695" calcext:value-type="float">
            <text:p>23695</text:p>
          </table:table-cell>
          <table:table-cell table:formula="of:=[.C5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23695" calcext:value-type="float">
            <text:p>23695</text:p>
          </table:table-cell>
          <table:table-cell table:formula="of:=[.C55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23686" calcext:value-type="float">
            <text:p>23686</text:p>
          </table:table-cell>
          <table:table-cell table:formula="of:=[.C56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23688" calcext:value-type="float">
            <text:p>23688</text:p>
          </table:table-cell>
          <table:table-cell table:formula="of:=[.C57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23701" calcext:value-type="float">
            <text:p>23701</text:p>
          </table:table-cell>
          <table:table-cell table:formula="of:=[.C58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23699" calcext:value-type="float">
            <text:p>23699</text:p>
          </table:table-cell>
          <table:table-cell table:formula="of:=[.C5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" calcext:value-type="float">
            <text:p>96</text:p>
          </table:table-cell>
          <table:table-cell office:value-type="float" office:value="23705" calcext:value-type="float">
            <text:p>23705</text:p>
          </table:table-cell>
          <table:table-cell table:formula="of:=[.C6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23709" calcext:value-type="float">
            <text:p>23709</text:p>
          </table:table-cell>
          <table:table-cell table:formula="of:=[.C6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23707" calcext:value-type="float">
            <text:p>23707</text:p>
          </table:table-cell>
          <table:table-cell table:formula="of:=[.C6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6" calcext:value-type="float">
            <text:p>96</text:p>
          </table:table-cell>
          <table:table-cell office:value-type="float" office:value="23701" calcext:value-type="float">
            <text:p>23701</text:p>
          </table:table-cell>
          <table:table-cell table:formula="of:=[.C6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23698" calcext:value-type="float">
            <text:p>23698</text:p>
          </table:table-cell>
          <table:table-cell table:formula="of:=[.C6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" calcext:value-type="float">
            <text:p>96</text:p>
          </table:table-cell>
          <table:table-cell office:value-type="float" office:value="23733" calcext:value-type="float">
            <text:p>23733</text:p>
          </table:table-cell>
          <table:table-cell table:formula="of:=[.C65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23736" calcext:value-type="float">
            <text:p>23736</text:p>
          </table:table-cell>
          <table:table-cell table:formula="of:=[.C66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23713" calcext:value-type="float">
            <text:p>23713</text:p>
          </table:table-cell>
          <table:table-cell table:formula="of:=[.C6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office:value-type="float" office:value="23709" calcext:value-type="float">
            <text:p>23709</text:p>
          </table:table-cell>
          <table:table-cell table:formula="of:=[.C6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23701" calcext:value-type="float">
            <text:p>23701</text:p>
          </table:table-cell>
          <table:table-cell table:formula="of:=[.C6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23703" calcext:value-type="float">
            <text:p>23703</text:p>
          </table:table-cell>
          <table:table-cell table:formula="of:=[.C7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23718" calcext:value-type="float">
            <text:p>23718</text:p>
          </table:table-cell>
          <table:table-cell table:formula="of:=[.C7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23729" calcext:value-type="float">
            <text:p>23729</text:p>
          </table:table-cell>
          <table:table-cell table:formula="of:=[.C72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23737" calcext:value-type="float">
            <text:p>23737</text:p>
          </table:table-cell>
          <table:table-cell table:formula="of:=[.C73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23698" calcext:value-type="float">
            <text:p>23698</text:p>
          </table:table-cell>
          <table:table-cell table:formula="of:=[.C7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23731" calcext:value-type="float">
            <text:p>23731</text:p>
          </table:table-cell>
          <table:table-cell table:formula="of:=[.C75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23721" calcext:value-type="float">
            <text:p>23721</text:p>
          </table:table-cell>
          <table:table-cell table:formula="of:=[.C7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23738" calcext:value-type="float">
            <text:p>23738</text:p>
          </table:table-cell>
          <table:table-cell table:formula="of:=[.C77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23728" calcext:value-type="float">
            <text:p>23728</text:p>
          </table:table-cell>
          <table:table-cell table:formula="of:=[.C78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23735" calcext:value-type="float">
            <text:p>23735</text:p>
          </table:table-cell>
          <table:table-cell table:formula="of:=[.C79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23728" calcext:value-type="float">
            <text:p>23728</text:p>
          </table:table-cell>
          <table:table-cell table:formula="of:=[.C8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23707" calcext:value-type="float">
            <text:p>23707</text:p>
          </table:table-cell>
          <table:table-cell table:formula="of:=[.C8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23733" calcext:value-type="float">
            <text:p>23733</text:p>
          </table:table-cell>
          <table:table-cell table:formula="of:=[.C8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23718" calcext:value-type="float">
            <text:p>23718</text:p>
          </table:table-cell>
          <table:table-cell table:formula="of:=[.C8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23722" calcext:value-type="float">
            <text:p>23722</text:p>
          </table:table-cell>
          <table:table-cell table:formula="of:=[.C84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23710" calcext:value-type="float">
            <text:p>23710</text:p>
          </table:table-cell>
          <table:table-cell table:formula="of:=[.C8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23701" calcext:value-type="float">
            <text:p>23701</text:p>
          </table:table-cell>
          <table:table-cell table:formula="of:=[.C8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23716" calcext:value-type="float">
            <text:p>23716</text:p>
          </table:table-cell>
          <table:table-cell table:formula="of:=[.C8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23707" calcext:value-type="float">
            <text:p>23707</text:p>
          </table:table-cell>
          <table:table-cell table:formula="of:=[.C8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23700" calcext:value-type="float">
            <text:p>23700</text:p>
          </table:table-cell>
          <table:table-cell table:formula="of:=[.C89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3704" calcext:value-type="float">
            <text:p>23704</text:p>
          </table:table-cell>
          <table:table-cell table:formula="of:=[.C9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23700" calcext:value-type="float">
            <text:p>23700</text:p>
          </table:table-cell>
          <table:table-cell table:formula="of:=[.C9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3697" calcext:value-type="float">
            <text:p>23697</text:p>
          </table:table-cell>
          <table:table-cell table:formula="of:=[.C92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23694" calcext:value-type="float">
            <text:p>23694</text:p>
          </table:table-cell>
          <table:table-cell table:formula="of:=[.C9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23687" calcext:value-type="float">
            <text:p>23687</text:p>
          </table:table-cell>
          <table:table-cell table:formula="of:=[.C9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23685" calcext:value-type="float">
            <text:p>23685</text:p>
          </table:table-cell>
          <table:table-cell table:formula="of:=[.C95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23685" calcext:value-type="float">
            <text:p>23685</text:p>
          </table:table-cell>
          <table:table-cell table:formula="of:=[.C9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23671" calcext:value-type="float">
            <text:p>23671</text:p>
          </table:table-cell>
          <table:table-cell table:formula="of:=[.C97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23666" calcext:value-type="float">
            <text:p>23666</text:p>
          </table:table-cell>
          <table:table-cell table:formula="of:=[.C98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23689" calcext:value-type="float">
            <text:p>23689</text:p>
          </table:table-cell>
          <table:table-cell table:formula="of:=[.C99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23676" calcext:value-type="float">
            <text:p>23676</text:p>
          </table:table-cell>
          <table:table-cell table:formula="of:=[.C100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office:value-type="float" office:value="23674" calcext:value-type="float">
            <text:p>23674</text:p>
          </table:table-cell>
          <table:table-cell table:formula="of:=[.C101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23667" calcext:value-type="float">
            <text:p>23667</text:p>
          </table:table-cell>
          <table:table-cell table:formula="of:=[.C102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23665" calcext:value-type="float">
            <text:p>23665</text:p>
          </table:table-cell>
          <table:table-cell table:formula="of:=[.C103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23671" calcext:value-type="float">
            <text:p>23671</text:p>
          </table:table-cell>
          <table:table-cell table:formula="of:=[.C104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23672" calcext:value-type="float">
            <text:p>23672</text:p>
          </table:table-cell>
          <table:table-cell table:formula="of:=[.C105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float" office:value="23678" calcext:value-type="float">
            <text:p>23678</text:p>
          </table:table-cell>
          <table:table-cell table:formula="of:=[.C106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23674" calcext:value-type="float">
            <text:p>23674</text:p>
          </table:table-cell>
          <table:table-cell table:formula="of:=[.C107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23685" calcext:value-type="float">
            <text:p>23685</text:p>
          </table:table-cell>
          <table:table-cell table:formula="of:=[.C108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" calcext:value-type="float">
            <text:p>97</text:p>
          </table:table-cell>
          <table:table-cell office:value-type="float" office:value="23674" calcext:value-type="float">
            <text:p>23674</text:p>
          </table:table-cell>
          <table:table-cell table:formula="of:=[.C10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7" calcext:value-type="float">
            <text:p>97</text:p>
          </table:table-cell>
          <table:table-cell office:value-type="float" office:value="23674" calcext:value-type="float">
            <text:p>23674</text:p>
          </table:table-cell>
          <table:table-cell table:formula="of:=[.C11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23688" calcext:value-type="float">
            <text:p>23688</text:p>
          </table:table-cell>
          <table:table-cell table:formula="of:=[.C111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  <table:table-cell office:value-type="float" office:value="23677" calcext:value-type="float">
            <text:p>23677</text:p>
          </table:table-cell>
          <table:table-cell table:formula="of:=[.C11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23684" calcext:value-type="float">
            <text:p>23684</text:p>
          </table:table-cell>
          <table:table-cell table:formula="of:=[.C113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23674" calcext:value-type="float">
            <text:p>23674</text:p>
          </table:table-cell>
          <table:table-cell table:formula="of:=[.C114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3680" calcext:value-type="float">
            <text:p>23680</text:p>
          </table:table-cell>
          <table:table-cell table:formula="of:=[.C115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23691" calcext:value-type="float">
            <text:p>23691</text:p>
          </table:table-cell>
          <table:table-cell table:formula="of:=[.C116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23685" calcext:value-type="float">
            <text:p>23685</text:p>
          </table:table-cell>
          <table:table-cell table:formula="of:=[.C11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23688" calcext:value-type="float">
            <text:p>23688</text:p>
          </table:table-cell>
          <table:table-cell table:formula="of:=[.C11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23666" calcext:value-type="float">
            <text:p>23666</text:p>
          </table:table-cell>
          <table:table-cell table:formula="of:=[.C119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23681" calcext:value-type="float">
            <text:p>23681</text:p>
          </table:table-cell>
          <table:table-cell table:formula="of:=[.C120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" calcext:value-type="float">
            <text:p>97</text:p>
          </table:table-cell>
          <table:table-cell office:value-type="float" office:value="23680" calcext:value-type="float">
            <text:p>23680</text:p>
          </table:table-cell>
          <table:table-cell table:formula="of:=[.C121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23692" calcext:value-type="float">
            <text:p>23692</text:p>
          </table:table-cell>
          <table:table-cell table:formula="of:=[.C122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office:value-type="float" office:value="23698" calcext:value-type="float">
            <text:p>23698</text:p>
          </table:table-cell>
          <table:table-cell table:formula="of:=[.C12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23717" calcext:value-type="float">
            <text:p>23717</text:p>
          </table:table-cell>
          <table:table-cell table:formula="of:=[.C12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23704" calcext:value-type="float">
            <text:p>23704</text:p>
          </table:table-cell>
          <table:table-cell table:formula="of:=[.C12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7" calcext:value-type="float">
            <text:p>97</text:p>
          </table:table-cell>
          <table:table-cell office:value-type="float" office:value="23709" calcext:value-type="float">
            <text:p>23709</text:p>
          </table:table-cell>
          <table:table-cell table:formula="of:=[.C126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23712" calcext:value-type="float">
            <text:p>23712</text:p>
          </table:table-cell>
          <table:table-cell table:formula="of:=[.C12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23718" calcext:value-type="float">
            <text:p>23718</text:p>
          </table:table-cell>
          <table:table-cell table:formula="of:=[.C12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23719" calcext:value-type="float">
            <text:p>23719</text:p>
          </table:table-cell>
          <table:table-cell table:formula="of:=[.C12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" calcext:value-type="float">
            <text:p>97</text:p>
          </table:table-cell>
          <table:table-cell office:value-type="float" office:value="23704" calcext:value-type="float">
            <text:p>23704</text:p>
          </table:table-cell>
          <table:table-cell table:formula="of:=[.C13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7" calcext:value-type="float">
            <text:p>97</text:p>
          </table:table-cell>
          <table:table-cell office:value-type="float" office:value="23719" calcext:value-type="float">
            <text:p>23719</text:p>
          </table:table-cell>
          <table:table-cell table:formula="of:=[.C13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23718" calcext:value-type="float">
            <text:p>23718</text:p>
          </table:table-cell>
          <table:table-cell table:formula="of:=[.C13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23709" calcext:value-type="float">
            <text:p>23709</text:p>
          </table:table-cell>
          <table:table-cell table:formula="of:=[.C13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23697" calcext:value-type="float">
            <text:p>23697</text:p>
          </table:table-cell>
          <table:table-cell table:formula="of:=[.C13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23699" calcext:value-type="float">
            <text:p>23699</text:p>
          </table:table-cell>
          <table:table-cell table:formula="of:=[.C135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23706" calcext:value-type="float">
            <text:p>23706</text:p>
          </table:table-cell>
          <table:table-cell table:formula="of:=[.C13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3721" calcext:value-type="float">
            <text:p>23721</text:p>
          </table:table-cell>
          <table:table-cell table:formula="of:=[.C13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23741" calcext:value-type="float">
            <text:p>23741</text:p>
          </table:table-cell>
          <table:table-cell table:formula="of:=[.C138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23708" calcext:value-type="float">
            <text:p>23708</text:p>
          </table:table-cell>
          <table:table-cell table:formula="of:=[.C13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23726" calcext:value-type="float">
            <text:p>23726</text:p>
          </table:table-cell>
          <table:table-cell table:formula="of:=[.C14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23736" calcext:value-type="float">
            <text:p>23736</text:p>
          </table:table-cell>
          <table:table-cell table:formula="of:=[.C141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23718" calcext:value-type="float">
            <text:p>23718</text:p>
          </table:table-cell>
          <table:table-cell table:formula="of:=[.C14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23729" calcext:value-type="float">
            <text:p>23729</text:p>
          </table:table-cell>
          <table:table-cell table:formula="of:=[.C14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23737" calcext:value-type="float">
            <text:p>23737</text:p>
          </table:table-cell>
          <table:table-cell table:formula="of:=[.C144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23734" calcext:value-type="float">
            <text:p>23734</text:p>
          </table:table-cell>
          <table:table-cell table:formula="of:=[.C145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23719" calcext:value-type="float">
            <text:p>23719</text:p>
          </table:table-cell>
          <table:table-cell table:formula="of:=[.C146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23717" calcext:value-type="float">
            <text:p>23717</text:p>
          </table:table-cell>
          <table:table-cell table:formula="of:=[.C14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23706" calcext:value-type="float">
            <text:p>23706</text:p>
          </table:table-cell>
          <table:table-cell table:formula="of:=[.C14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23731" calcext:value-type="float">
            <text:p>23731</text:p>
          </table:table-cell>
          <table:table-cell table:formula="of:=[.C149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23704" calcext:value-type="float">
            <text:p>23704</text:p>
          </table:table-cell>
          <table:table-cell table:formula="of:=[.C15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23710" calcext:value-type="float">
            <text:p>23710</text:p>
          </table:table-cell>
          <table:table-cell table:formula="of:=[.C15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23706" calcext:value-type="float">
            <text:p>23706</text:p>
          </table:table-cell>
          <table:table-cell table:formula="of:=[.C152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23714" calcext:value-type="float">
            <text:p>23714</text:p>
          </table:table-cell>
          <table:table-cell table:formula="of:=[.C15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23698" calcext:value-type="float">
            <text:p>23698</text:p>
          </table:table-cell>
          <table:table-cell table:formula="of:=[.C15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23685" calcext:value-type="float">
            <text:p>23685</text:p>
          </table:table-cell>
          <table:table-cell table:formula="of:=[.C155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23707" calcext:value-type="float">
            <text:p>23707</text:p>
          </table:table-cell>
          <table:table-cell table:formula="of:=[.C15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23700" calcext:value-type="float">
            <text:p>23700</text:p>
          </table:table-cell>
          <table:table-cell table:formula="of:=[.C15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23679" calcext:value-type="float">
            <text:p>23679</text:p>
          </table:table-cell>
          <table:table-cell table:formula="of:=[.C158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23671" calcext:value-type="float">
            <text:p>23671</text:p>
          </table:table-cell>
          <table:table-cell table:formula="of:=[.C159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23665" calcext:value-type="float">
            <text:p>23665</text:p>
          </table:table-cell>
          <table:table-cell table:formula="of:=[.C160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23661" calcext:value-type="float">
            <text:p>23661</text:p>
          </table:table-cell>
          <table:table-cell table:formula="of:=[.C161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23669" calcext:value-type="float">
            <text:p>23669</text:p>
          </table:table-cell>
          <table:table-cell table:formula="of:=[.C162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23664" calcext:value-type="float">
            <text:p>23664</text:p>
          </table:table-cell>
          <table:table-cell table:formula="of:=[.C163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23663" calcext:value-type="float">
            <text:p>23663</text:p>
          </table:table-cell>
          <table:table-cell table:formula="of:=[.C164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23670" calcext:value-type="float">
            <text:p>23670</text:p>
          </table:table-cell>
          <table:table-cell table:formula="of:=[.C165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8" calcext:value-type="float">
            <text:p>98</text:p>
          </table:table-cell>
          <table:table-cell office:value-type="float" office:value="23665" calcext:value-type="float">
            <text:p>23665</text:p>
          </table:table-cell>
          <table:table-cell table:formula="of:=[.C166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23675" calcext:value-type="float">
            <text:p>23675</text:p>
          </table:table-cell>
          <table:table-cell table:formula="of:=[.C167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23657" calcext:value-type="float">
            <text:p>23657</text:p>
          </table:table-cell>
          <table:table-cell table:formula="of:=[.C168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23669" calcext:value-type="float">
            <text:p>23669</text:p>
          </table:table-cell>
          <table:table-cell table:formula="of:=[.C169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office:value-type="float" office:value="23669" calcext:value-type="float">
            <text:p>23669</text:p>
          </table:table-cell>
          <table:table-cell table:formula="of:=[.C17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23672" calcext:value-type="float">
            <text:p>23672</text:p>
          </table:table-cell>
          <table:table-cell table:formula="of:=[.C171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3663" calcext:value-type="float">
            <text:p>23663</text:p>
          </table:table-cell>
          <table:table-cell table:formula="of:=[.C172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23665" calcext:value-type="float">
            <text:p>23665</text:p>
          </table:table-cell>
          <table:table-cell table:formula="of:=[.C173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" calcext:value-type="float">
            <text:p>98</text:p>
          </table:table-cell>
          <table:table-cell office:value-type="float" office:value="23676" calcext:value-type="float">
            <text:p>23676</text:p>
          </table:table-cell>
          <table:table-cell table:formula="of:=[.C174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23669" calcext:value-type="float">
            <text:p>23669</text:p>
          </table:table-cell>
          <table:table-cell table:formula="of:=[.C175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  <table:table-cell office:value-type="float" office:value="23676" calcext:value-type="float">
            <text:p>23676</text:p>
          </table:table-cell>
          <table:table-cell table:formula="of:=[.C17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23686" calcext:value-type="float">
            <text:p>23686</text:p>
          </table:table-cell>
          <table:table-cell table:formula="of:=[.C17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  <table:table-cell office:value-type="float" office:value="23685" calcext:value-type="float">
            <text:p>23685</text:p>
          </table:table-cell>
          <table:table-cell table:formula="of:=[.C178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23670" calcext:value-type="float">
            <text:p>23670</text:p>
          </table:table-cell>
          <table:table-cell table:formula="of:=[.C179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23673" calcext:value-type="float">
            <text:p>23673</text:p>
          </table:table-cell>
          <table:table-cell table:formula="of:=[.C180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23684" calcext:value-type="float">
            <text:p>23684</text:p>
          </table:table-cell>
          <table:table-cell table:formula="of:=[.C181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3691" calcext:value-type="float">
            <text:p>23691</text:p>
          </table:table-cell>
          <table:table-cell table:formula="of:=[.C18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23702" calcext:value-type="float">
            <text:p>23702</text:p>
          </table:table-cell>
          <table:table-cell table:formula="of:=[.C183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23688" calcext:value-type="float">
            <text:p>23688</text:p>
          </table:table-cell>
          <table:table-cell table:formula="of:=[.C184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23684" calcext:value-type="float">
            <text:p>23684</text:p>
          </table:table-cell>
          <table:table-cell table:formula="of:=[.C185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23674" calcext:value-type="float">
            <text:p>23674</text:p>
          </table:table-cell>
          <table:table-cell table:formula="of:=[.C186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23681" calcext:value-type="float">
            <text:p>23681</text:p>
          </table:table-cell>
          <table:table-cell table:formula="of:=[.C18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" calcext:value-type="float">
            <text:p>98</text:p>
          </table:table-cell>
          <table:table-cell office:value-type="float" office:value="23697" calcext:value-type="float">
            <text:p>23697</text:p>
          </table:table-cell>
          <table:table-cell table:formula="of:=[.C18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23704" calcext:value-type="float">
            <text:p>23704</text:p>
          </table:table-cell>
          <table:table-cell table:formula="of:=[.C18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23723" calcext:value-type="float">
            <text:p>23723</text:p>
          </table:table-cell>
          <table:table-cell table:formula="of:=[.C19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23705" calcext:value-type="float">
            <text:p>23705</text:p>
          </table:table-cell>
          <table:table-cell table:formula="of:=[.C191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23720" calcext:value-type="float">
            <text:p>23720</text:p>
          </table:table-cell>
          <table:table-cell table:formula="of:=[.C19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23711" calcext:value-type="float">
            <text:p>23711</text:p>
          </table:table-cell>
          <table:table-cell table:formula="of:=[.C193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float" office:value="23712" calcext:value-type="float">
            <text:p>23712</text:p>
          </table:table-cell>
          <table:table-cell table:formula="of:=[.C19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float" office:value="23706" calcext:value-type="float">
            <text:p>23706</text:p>
          </table:table-cell>
          <table:table-cell table:formula="of:=[.C19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23702" calcext:value-type="float">
            <text:p>23702</text:p>
          </table:table-cell>
          <table:table-cell table:formula="of:=[.C19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23692" calcext:value-type="float">
            <text:p>23692</text:p>
          </table:table-cell>
          <table:table-cell table:formula="of:=[.C197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23708" calcext:value-type="float">
            <text:p>23708</text:p>
          </table:table-cell>
          <table:table-cell table:formula="of:=[.C19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23698" calcext:value-type="float">
            <text:p>23698</text:p>
          </table:table-cell>
          <table:table-cell table:formula="of:=[.C199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8" calcext:value-type="float">
            <text:p>98</text:p>
          </table:table-cell>
          <table:table-cell office:value-type="float" office:value="23692" calcext:value-type="float">
            <text:p>23692</text:p>
          </table:table-cell>
          <table:table-cell table:formula="of:=[.C200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23718" calcext:value-type="float">
            <text:p>23718</text:p>
          </table:table-cell>
          <table:table-cell table:formula="of:=[.C20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3730" calcext:value-type="float">
            <text:p>23730</text:p>
          </table:table-cell>
          <table:table-cell table:formula="of:=[.C20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23730" calcext:value-type="float">
            <text:p>23730</text:p>
          </table:table-cell>
          <table:table-cell table:formula="of:=[.C20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23703" calcext:value-type="float">
            <text:p>23703</text:p>
          </table:table-cell>
          <table:table-cell table:formula="of:=[.C204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23707" calcext:value-type="float">
            <text:p>23707</text:p>
          </table:table-cell>
          <table:table-cell table:formula="of:=[.C20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23723" calcext:value-type="float">
            <text:p>23723</text:p>
          </table:table-cell>
          <table:table-cell table:formula="of:=[.C20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3721" calcext:value-type="float">
            <text:p>23721</text:p>
          </table:table-cell>
          <table:table-cell table:formula="of:=[.C20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23731" calcext:value-type="float">
            <text:p>23731</text:p>
          </table:table-cell>
          <table:table-cell table:formula="of:=[.C20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23718" calcext:value-type="float">
            <text:p>23718</text:p>
          </table:table-cell>
          <table:table-cell table:formula="of:=[.C209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23728" calcext:value-type="float">
            <text:p>23728</text:p>
          </table:table-cell>
          <table:table-cell table:formula="of:=[.C21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23723" calcext:value-type="float">
            <text:p>23723</text:p>
          </table:table-cell>
          <table:table-cell table:formula="of:=[.C21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23716" calcext:value-type="float">
            <text:p>23716</text:p>
          </table:table-cell>
          <table:table-cell table:formula="of:=[.C21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23721" calcext:value-type="float">
            <text:p>23721</text:p>
          </table:table-cell>
          <table:table-cell table:formula="of:=[.C21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23707" calcext:value-type="float">
            <text:p>23707</text:p>
          </table:table-cell>
          <table:table-cell table:formula="of:=[.C21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23710" calcext:value-type="float">
            <text:p>23710</text:p>
          </table:table-cell>
          <table:table-cell table:formula="of:=[.C21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23722" calcext:value-type="float">
            <text:p>23722</text:p>
          </table:table-cell>
          <table:table-cell table:formula="of:=[.C21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23704" calcext:value-type="float">
            <text:p>23704</text:p>
          </table:table-cell>
          <table:table-cell table:formula="of:=[.C217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23670" calcext:value-type="float">
            <text:p>23670</text:p>
          </table:table-cell>
          <table:table-cell table:formula="of:=[.C218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23681" calcext:value-type="float">
            <text:p>23681</text:p>
          </table:table-cell>
          <table:table-cell table:formula="of:=[.C219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23697" calcext:value-type="float">
            <text:p>23697</text:p>
          </table:table-cell>
          <table:table-cell table:formula="of:=[.C22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23664" calcext:value-type="float">
            <text:p>23664</text:p>
          </table:table-cell>
          <table:table-cell table:formula="of:=[.C221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23670" calcext:value-type="float">
            <text:p>23670</text:p>
          </table:table-cell>
          <table:table-cell table:formula="of:=[.C222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23677" calcext:value-type="float">
            <text:p>23677</text:p>
          </table:table-cell>
          <table:table-cell table:formula="of:=[.C223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23661" calcext:value-type="float">
            <text:p>23661</text:p>
          </table:table-cell>
          <table:table-cell table:formula="of:=[.C224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23665" calcext:value-type="float">
            <text:p>23665</text:p>
          </table:table-cell>
          <table:table-cell table:formula="of:=[.C22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23682" calcext:value-type="float">
            <text:p>23682</text:p>
          </table:table-cell>
          <table:table-cell table:formula="of:=[.C226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23671" calcext:value-type="float">
            <text:p>23671</text:p>
          </table:table-cell>
          <table:table-cell table:formula="of:=[.C227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23655" calcext:value-type="float">
            <text:p>23655</text:p>
          </table:table-cell>
          <table:table-cell table:formula="of:=[.C228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23651" calcext:value-type="float">
            <text:p>23651</text:p>
          </table:table-cell>
          <table:table-cell table:formula="of:=[.C229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23649" calcext:value-type="float">
            <text:p>23649</text:p>
          </table:table-cell>
          <table:table-cell table:formula="of:=[.C230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23661" calcext:value-type="float">
            <text:p>23661</text:p>
          </table:table-cell>
          <table:table-cell table:formula="of:=[.C231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23669" calcext:value-type="float">
            <text:p>23669</text:p>
          </table:table-cell>
          <table:table-cell table:formula="of:=[.C232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23654" calcext:value-type="float">
            <text:p>23654</text:p>
          </table:table-cell>
          <table:table-cell table:formula="of:=[.C233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23673" calcext:value-type="float">
            <text:p>23673</text:p>
          </table:table-cell>
          <table:table-cell table:formula="of:=[.C234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23658" calcext:value-type="float">
            <text:p>23658</text:p>
          </table:table-cell>
          <table:table-cell table:formula="of:=[.C235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23672" calcext:value-type="float">
            <text:p>23672</text:p>
          </table:table-cell>
          <table:table-cell table:formula="of:=[.C236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23656" calcext:value-type="float">
            <text:p>23656</text:p>
          </table:table-cell>
          <table:table-cell table:formula="of:=[.C237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9" calcext:value-type="float">
            <text:p>99</text:p>
          </table:table-cell>
          <table:table-cell office:value-type="float" office:value="23672" calcext:value-type="float">
            <text:p>23672</text:p>
          </table:table-cell>
          <table:table-cell table:formula="of:=[.C238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23666" calcext:value-type="float">
            <text:p>23666</text:p>
          </table:table-cell>
          <table:table-cell table:formula="of:=[.C239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23659" calcext:value-type="float">
            <text:p>23659</text:p>
          </table:table-cell>
          <table:table-cell table:formula="of:=[.C240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23678" calcext:value-type="float">
            <text:p>23678</text:p>
          </table:table-cell>
          <table:table-cell table:formula="of:=[.C241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23662" calcext:value-type="float">
            <text:p>23662</text:p>
          </table:table-cell>
          <table:table-cell table:formula="of:=[.C242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23691" calcext:value-type="float">
            <text:p>23691</text:p>
          </table:table-cell>
          <table:table-cell table:formula="of:=[.C24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23653" calcext:value-type="float">
            <text:p>23653</text:p>
          </table:table-cell>
          <table:table-cell table:formula="of:=[.C244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23658" calcext:value-type="float">
            <text:p>23658</text:p>
          </table:table-cell>
          <table:table-cell table:formula="of:=[.C245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23681" calcext:value-type="float">
            <text:p>23681</text:p>
          </table:table-cell>
          <table:table-cell table:formula="of:=[.C246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23668" calcext:value-type="float">
            <text:p>23668</text:p>
          </table:table-cell>
          <table:table-cell table:formula="of:=[.C247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23682" calcext:value-type="float">
            <text:p>23682</text:p>
          </table:table-cell>
          <table:table-cell table:formula="of:=[.C248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float" office:value="23683" calcext:value-type="float">
            <text:p>23683</text:p>
          </table:table-cell>
          <table:table-cell table:formula="of:=[.C249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office:value-type="float" office:value="23690" calcext:value-type="float">
            <text:p>23690</text:p>
          </table:table-cell>
          <table:table-cell table:formula="of:=[.C250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3681" calcext:value-type="float">
            <text:p>23681</text:p>
          </table:table-cell>
          <table:table-cell table:formula="of:=[.C251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23678" calcext:value-type="float">
            <text:p>23678</text:p>
          </table:table-cell>
          <table:table-cell table:formula="of:=[.C252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9" calcext:value-type="float">
            <text:p>99</text:p>
          </table:table-cell>
          <table:table-cell office:value-type="float" office:value="23691" calcext:value-type="float">
            <text:p>23691</text:p>
          </table:table-cell>
          <table:table-cell table:formula="of:=[.C25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23694" calcext:value-type="float">
            <text:p>23694</text:p>
          </table:table-cell>
          <table:table-cell table:formula="of:=[.C254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23698" calcext:value-type="float">
            <text:p>23698</text:p>
          </table:table-cell>
          <table:table-cell table:formula="of:=[.C25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9" calcext:value-type="float">
            <text:p>99</text:p>
          </table:table-cell>
          <table:table-cell office:value-type="float" office:value="23708" calcext:value-type="float">
            <text:p>23708</text:p>
          </table:table-cell>
          <table:table-cell table:formula="of:=[.C25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23702" calcext:value-type="float">
            <text:p>23702</text:p>
          </table:table-cell>
          <table:table-cell table:formula="of:=[.C25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office:value-type="float" office:value="23714" calcext:value-type="float">
            <text:p>23714</text:p>
          </table:table-cell>
          <table:table-cell table:formula="of:=[.C25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office:value-type="float" office:value="23719" calcext:value-type="float">
            <text:p>23719</text:p>
          </table:table-cell>
          <table:table-cell table:formula="of:=[.C25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23709" calcext:value-type="float">
            <text:p>23709</text:p>
          </table:table-cell>
          <table:table-cell table:formula="of:=[.C26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9" calcext:value-type="float">
            <text:p>99</text:p>
          </table:table-cell>
          <table:table-cell office:value-type="float" office:value="23709" calcext:value-type="float">
            <text:p>23709</text:p>
          </table:table-cell>
          <table:table-cell table:formula="of:=[.C26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23720" calcext:value-type="float">
            <text:p>23720</text:p>
          </table:table-cell>
          <table:table-cell table:formula="of:=[.C26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23702" calcext:value-type="float">
            <text:p>23702</text:p>
          </table:table-cell>
          <table:table-cell table:formula="of:=[.C263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23692" calcext:value-type="float">
            <text:p>23692</text:p>
          </table:table-cell>
          <table:table-cell table:formula="of:=[.C264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9" calcext:value-type="float">
            <text:p>99</text:p>
          </table:table-cell>
          <table:table-cell office:value-type="float" office:value="23694" calcext:value-type="float">
            <text:p>23694</text:p>
          </table:table-cell>
          <table:table-cell table:formula="of:=[.C26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23698" calcext:value-type="float">
            <text:p>23698</text:p>
          </table:table-cell>
          <table:table-cell table:formula="of:=[.C266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3732" calcext:value-type="float">
            <text:p>23732</text:p>
          </table:table-cell>
          <table:table-cell table:formula="of:=[.C267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23732" calcext:value-type="float">
            <text:p>23732</text:p>
          </table:table-cell>
          <table:table-cell table:formula="of:=[.C268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717" calcext:value-type="float">
            <text:p>23717</text:p>
          </table:table-cell>
          <table:table-cell table:formula="of:=[.C26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23730" calcext:value-type="float">
            <text:p>23730</text:p>
          </table:table-cell>
          <table:table-cell table:formula="of:=[.C270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23724" calcext:value-type="float">
            <text:p>23724</text:p>
          </table:table-cell>
          <table:table-cell table:formula="of:=[.C27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23735" calcext:value-type="float">
            <text:p>23735</text:p>
          </table:table-cell>
          <table:table-cell table:formula="of:=[.C272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3734" calcext:value-type="float">
            <text:p>23734</text:p>
          </table:table-cell>
          <table:table-cell table:formula="of:=[.C273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3709" calcext:value-type="float">
            <text:p>23709</text:p>
          </table:table-cell>
          <table:table-cell table:formula="of:=[.C27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23704" calcext:value-type="float">
            <text:p>23704</text:p>
          </table:table-cell>
          <table:table-cell table:formula="of:=[.C27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23712" calcext:value-type="float">
            <text:p>23712</text:p>
          </table:table-cell>
          <table:table-cell table:formula="of:=[.C27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23706" calcext:value-type="float">
            <text:p>23706</text:p>
          </table:table-cell>
          <table:table-cell table:formula="of:=[.C27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23718" calcext:value-type="float">
            <text:p>23718</text:p>
          </table:table-cell>
          <table:table-cell table:formula="of:=[.C27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3701" calcext:value-type="float">
            <text:p>23701</text:p>
          </table:table-cell>
          <table:table-cell table:formula="of:=[.C27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23686" calcext:value-type="float">
            <text:p>23686</text:p>
          </table:table-cell>
          <table:table-cell table:formula="of:=[.C280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23696" calcext:value-type="float">
            <text:p>23696</text:p>
          </table:table-cell>
          <table:table-cell table:formula="of:=[.C281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23698" calcext:value-type="float">
            <text:p>23698</text:p>
          </table:table-cell>
          <table:table-cell table:formula="of:=[.C282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23681" calcext:value-type="float">
            <text:p>23681</text:p>
          </table:table-cell>
          <table:table-cell table:formula="of:=[.C28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3665" calcext:value-type="float">
            <text:p>23665</text:p>
          </table:table-cell>
          <table:table-cell table:formula="of:=[.C284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23672" calcext:value-type="float">
            <text:p>23672</text:p>
          </table:table-cell>
          <table:table-cell table:formula="of:=[.C285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23648" calcext:value-type="float">
            <text:p>23648</text:p>
          </table:table-cell>
          <table:table-cell table:formula="of:=[.C286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23667" calcext:value-type="float">
            <text:p>23667</text:p>
          </table:table-cell>
          <table:table-cell table:formula="of:=[.C287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23681" calcext:value-type="float">
            <text:p>23681</text:p>
          </table:table-cell>
          <table:table-cell table:formula="of:=[.C28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3664" calcext:value-type="float">
            <text:p>23664</text:p>
          </table:table-cell>
          <table:table-cell table:formula="of:=[.C289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23668" calcext:value-type="float">
            <text:p>23668</text:p>
          </table:table-cell>
          <table:table-cell table:formula="of:=[.C290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23663" calcext:value-type="float">
            <text:p>23663</text:p>
          </table:table-cell>
          <table:table-cell table:formula="of:=[.C291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23655" calcext:value-type="float">
            <text:p>23655</text:p>
          </table:table-cell>
          <table:table-cell table:formula="of:=[.C292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23647" calcext:value-type="float">
            <text:p>23647</text:p>
          </table:table-cell>
          <table:table-cell table:formula="of:=[.C293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3652" calcext:value-type="float">
            <text:p>23652</text:p>
          </table:table-cell>
          <table:table-cell table:formula="of:=[.C294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23665" calcext:value-type="float">
            <text:p>23665</text:p>
          </table:table-cell>
          <table:table-cell table:formula="of:=[.C29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23677" calcext:value-type="float">
            <text:p>23677</text:p>
          </table:table-cell>
          <table:table-cell table:formula="of:=[.C296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23657" calcext:value-type="float">
            <text:p>23657</text:p>
          </table:table-cell>
          <table:table-cell table:formula="of:=[.C297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23649" calcext:value-type="float">
            <text:p>23649</text:p>
          </table:table-cell>
          <table:table-cell table:formula="of:=[.C298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3640" calcext:value-type="float">
            <text:p>23640</text:p>
          </table:table-cell>
          <table:table-cell table:formula="of:=[.C299]/37" office:value-type="float" office:value="638.918918918919" calcext:value-type="float">
            <text:p>638.9189189189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23634" calcext:value-type="float">
            <text:p>23634</text:p>
          </table:table-cell>
          <table:table-cell table:formula="of:=[.C300]/37" office:value-type="float" office:value="638.756756756757" calcext:value-type="float">
            <text:p>638.756756756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23655" calcext:value-type="float">
            <text:p>23655</text:p>
          </table:table-cell>
          <table:table-cell table:formula="of:=[.C301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23670" calcext:value-type="float">
            <text:p>23670</text:p>
          </table:table-cell>
          <table:table-cell table:formula="of:=[.C302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23681" calcext:value-type="float">
            <text:p>23681</text:p>
          </table:table-cell>
          <table:table-cell table:formula="of:=[.C30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3666" calcext:value-type="float">
            <text:p>23666</text:p>
          </table:table-cell>
          <table:table-cell table:formula="of:=[.C304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23670" calcext:value-type="float">
            <text:p>23670</text:p>
          </table:table-cell>
          <table:table-cell table:formula="of:=[.C305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23672" calcext:value-type="float">
            <text:p>23672</text:p>
          </table:table-cell>
          <table:table-cell table:formula="of:=[.C306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23668" calcext:value-type="float">
            <text:p>23668</text:p>
          </table:table-cell>
          <table:table-cell table:formula="of:=[.C307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23675" calcext:value-type="float">
            <text:p>23675</text:p>
          </table:table-cell>
          <table:table-cell table:formula="of:=[.C308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23664" calcext:value-type="float">
            <text:p>23664</text:p>
          </table:table-cell>
          <table:table-cell table:formula="of:=[.C309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23669" calcext:value-type="float">
            <text:p>23669</text:p>
          </table:table-cell>
          <table:table-cell table:formula="of:=[.C31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23667" calcext:value-type="float">
            <text:p>23667</text:p>
          </table:table-cell>
          <table:table-cell table:formula="of:=[.C311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23663" calcext:value-type="float">
            <text:p>23663</text:p>
          </table:table-cell>
          <table:table-cell table:formula="of:=[.C312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23689" calcext:value-type="float">
            <text:p>23689</text:p>
          </table:table-cell>
          <table:table-cell table:formula="of:=[.C313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3677" calcext:value-type="float">
            <text:p>23677</text:p>
          </table:table-cell>
          <table:table-cell table:formula="of:=[.C314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23692" calcext:value-type="float">
            <text:p>23692</text:p>
          </table:table-cell>
          <table:table-cell table:formula="of:=[.C315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23688" calcext:value-type="float">
            <text:p>23688</text:p>
          </table:table-cell>
          <table:table-cell table:formula="of:=[.C316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23677" calcext:value-type="float">
            <text:p>23677</text:p>
          </table:table-cell>
          <table:table-cell table:formula="of:=[.C317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23682" calcext:value-type="float">
            <text:p>23682</text:p>
          </table:table-cell>
          <table:table-cell table:formula="of:=[.C318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682" calcext:value-type="float">
            <text:p>23682</text:p>
          </table:table-cell>
          <table:table-cell table:formula="of:=[.C319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23688" calcext:value-type="float">
            <text:p>23688</text:p>
          </table:table-cell>
          <table:table-cell table:formula="of:=[.C320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23686" calcext:value-type="float">
            <text:p>23686</text:p>
          </table:table-cell>
          <table:table-cell table:formula="of:=[.C32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23700" calcext:value-type="float">
            <text:p>23700</text:p>
          </table:table-cell>
          <table:table-cell table:formula="of:=[.C32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23724" calcext:value-type="float">
            <text:p>23724</text:p>
          </table:table-cell>
          <table:table-cell table:formula="of:=[.C32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3711" calcext:value-type="float">
            <text:p>23711</text:p>
          </table:table-cell>
          <table:table-cell table:formula="of:=[.C32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23698" calcext:value-type="float">
            <text:p>23698</text:p>
          </table:table-cell>
          <table:table-cell table:formula="of:=[.C32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23695" calcext:value-type="float">
            <text:p>23695</text:p>
          </table:table-cell>
          <table:table-cell table:formula="of:=[.C32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office:value-type="float" office:value="23708" calcext:value-type="float">
            <text:p>23708</text:p>
          </table:table-cell>
          <table:table-cell table:formula="of:=[.C32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23705" calcext:value-type="float">
            <text:p>23705</text:p>
          </table:table-cell>
          <table:table-cell table:formula="of:=[.C32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23701" calcext:value-type="float">
            <text:p>23701</text:p>
          </table:table-cell>
          <table:table-cell table:formula="of:=[.C32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3691" calcext:value-type="float">
            <text:p>23691</text:p>
          </table:table-cell>
          <table:table-cell table:formula="of:=[.C330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23691" calcext:value-type="float">
            <text:p>23691</text:p>
          </table:table-cell>
          <table:table-cell table:formula="of:=[.C331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3720" calcext:value-type="float">
            <text:p>23720</text:p>
          </table:table-cell>
          <table:table-cell table:formula="of:=[.C33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23728" calcext:value-type="float">
            <text:p>23728</text:p>
          </table:table-cell>
          <table:table-cell table:formula="of:=[.C333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23727" calcext:value-type="float">
            <text:p>23727</text:p>
          </table:table-cell>
          <table:table-cell table:formula="of:=[.C334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23736" calcext:value-type="float">
            <text:p>23736</text:p>
          </table:table-cell>
          <table:table-cell table:formula="of:=[.C335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office:value-type="float" office:value="23752" calcext:value-type="float">
            <text:p>23752</text:p>
          </table:table-cell>
          <table:table-cell table:formula="of:=[.C336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23738" calcext:value-type="float">
            <text:p>23738</text:p>
          </table:table-cell>
          <table:table-cell table:formula="of:=[.C337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23731" calcext:value-type="float">
            <text:p>23731</text:p>
          </table:table-cell>
          <table:table-cell table:formula="of:=[.C33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23719" calcext:value-type="float">
            <text:p>23719</text:p>
          </table:table-cell>
          <table:table-cell table:formula="of:=[.C33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23731" calcext:value-type="float">
            <text:p>23731</text:p>
          </table:table-cell>
          <table:table-cell table:formula="of:=[.C340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23700" calcext:value-type="float">
            <text:p>23700</text:p>
          </table:table-cell>
          <table:table-cell table:formula="of:=[.C34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float" office:value="23718" calcext:value-type="float">
            <text:p>23718</text:p>
          </table:table-cell>
          <table:table-cell table:formula="of:=[.C34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23712" calcext:value-type="float">
            <text:p>23712</text:p>
          </table:table-cell>
          <table:table-cell table:formula="of:=[.C34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23701" calcext:value-type="float">
            <text:p>23701</text:p>
          </table:table-cell>
          <table:table-cell table:formula="of:=[.C344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23711" calcext:value-type="float">
            <text:p>23711</text:p>
          </table:table-cell>
          <table:table-cell table:formula="of:=[.C345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23695" calcext:value-type="float">
            <text:p>23695</text:p>
          </table:table-cell>
          <table:table-cell table:formula="of:=[.C34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23691" calcext:value-type="float">
            <text:p>23691</text:p>
          </table:table-cell>
          <table:table-cell table:formula="of:=[.C34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23684" calcext:value-type="float">
            <text:p>23684</text:p>
          </table:table-cell>
          <table:table-cell table:formula="of:=[.C348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23676" calcext:value-type="float">
            <text:p>23676</text:p>
          </table:table-cell>
          <table:table-cell table:formula="of:=[.C349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 office:value-type="float" office:value="23647" calcext:value-type="float">
            <text:p>23647</text:p>
          </table:table-cell>
          <table:table-cell table:formula="of:=[.C350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23669" calcext:value-type="float">
            <text:p>23669</text:p>
          </table:table-cell>
          <table:table-cell table:formula="of:=[.C351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23673" calcext:value-type="float">
            <text:p>23673</text:p>
          </table:table-cell>
          <table:table-cell table:formula="of:=[.C352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23657" calcext:value-type="float">
            <text:p>23657</text:p>
          </table:table-cell>
          <table:table-cell table:formula="of:=[.C353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23675" calcext:value-type="float">
            <text:p>23675</text:p>
          </table:table-cell>
          <table:table-cell table:formula="of:=[.C354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3669" calcext:value-type="float">
            <text:p>23669</text:p>
          </table:table-cell>
          <table:table-cell table:formula="of:=[.C355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23673" calcext:value-type="float">
            <text:p>23673</text:p>
          </table:table-cell>
          <table:table-cell table:formula="of:=[.C356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23667" calcext:value-type="float">
            <text:p>23667</text:p>
          </table:table-cell>
          <table:table-cell table:formula="of:=[.C357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23651" calcext:value-type="float">
            <text:p>23651</text:p>
          </table:table-cell>
          <table:table-cell table:formula="of:=[.C358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23648" calcext:value-type="float">
            <text:p>23648</text:p>
          </table:table-cell>
          <table:table-cell table:formula="of:=[.C359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3659" calcext:value-type="float">
            <text:p>23659</text:p>
          </table:table-cell>
          <table:table-cell table:formula="of:=[.C360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23665" calcext:value-type="float">
            <text:p>23665</text:p>
          </table:table-cell>
          <table:table-cell table:formula="of:=[.C361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" calcext:value-type="float">
            <text:p>101</text:p>
          </table:table-cell>
          <table:table-cell office:value-type="float" office:value="23652" calcext:value-type="float">
            <text:p>23652</text:p>
          </table:table-cell>
          <table:table-cell table:formula="of:=[.C362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23654" calcext:value-type="float">
            <text:p>23654</text:p>
          </table:table-cell>
          <table:table-cell table:formula="of:=[.C363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23656" calcext:value-type="float">
            <text:p>23656</text:p>
          </table:table-cell>
          <table:table-cell table:formula="of:=[.C364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23646" calcext:value-type="float">
            <text:p>23646</text:p>
          </table:table-cell>
          <table:table-cell table:formula="of:=[.C365]/37" office:value-type="float" office:value="639.081081081081" calcext:value-type="float">
            <text:p>639.0810810811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  <table:table-cell office:value-type="float" office:value="23656" calcext:value-type="float">
            <text:p>23656</text:p>
          </table:table-cell>
          <table:table-cell table:formula="of:=[.C366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1" calcext:value-type="float">
            <text:p>101</text:p>
          </table:table-cell>
          <table:table-cell office:value-type="float" office:value="23659" calcext:value-type="float">
            <text:p>23659</text:p>
          </table:table-cell>
          <table:table-cell table:formula="of:=[.C367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float" office:value="23663" calcext:value-type="float">
            <text:p>23663</text:p>
          </table:table-cell>
          <table:table-cell table:formula="of:=[.C368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" calcext:value-type="float">
            <text:p>101</text:p>
          </table:table-cell>
          <table:table-cell office:value-type="float" office:value="23661" calcext:value-type="float">
            <text:p>23661</text:p>
          </table:table-cell>
          <table:table-cell table:formula="of:=[.C369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1" calcext:value-type="float">
            <text:p>101</text:p>
          </table:table-cell>
          <table:table-cell office:value-type="float" office:value="23664" calcext:value-type="float">
            <text:p>23664</text:p>
          </table:table-cell>
          <table:table-cell table:formula="of:=[.C370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23672" calcext:value-type="float">
            <text:p>23672</text:p>
          </table:table-cell>
          <table:table-cell table:formula="of:=[.C371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23658" calcext:value-type="float">
            <text:p>23658</text:p>
          </table:table-cell>
          <table:table-cell table:formula="of:=[.C372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1" calcext:value-type="float">
            <text:p>101</text:p>
          </table:table-cell>
          <table:table-cell office:value-type="float" office:value="23651" calcext:value-type="float">
            <text:p>23651</text:p>
          </table:table-cell>
          <table:table-cell table:formula="of:=[.C373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23670" calcext:value-type="float">
            <text:p>23670</text:p>
          </table:table-cell>
          <table:table-cell table:formula="of:=[.C374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23675" calcext:value-type="float">
            <text:p>23675</text:p>
          </table:table-cell>
          <table:table-cell table:formula="of:=[.C375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23661" calcext:value-type="float">
            <text:p>23661</text:p>
          </table:table-cell>
          <table:table-cell table:formula="of:=[.C376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23686" calcext:value-type="float">
            <text:p>23686</text:p>
          </table:table-cell>
          <table:table-cell table:formula="of:=[.C37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office:value-type="float" office:value="23673" calcext:value-type="float">
            <text:p>23673</text:p>
          </table:table-cell>
          <table:table-cell table:formula="of:=[.C378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office:value-type="float" office:value="23689" calcext:value-type="float">
            <text:p>23689</text:p>
          </table:table-cell>
          <table:table-cell table:formula="of:=[.C379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23690" calcext:value-type="float">
            <text:p>23690</text:p>
          </table:table-cell>
          <table:table-cell table:formula="of:=[.C380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23681" calcext:value-type="float">
            <text:p>23681</text:p>
          </table:table-cell>
          <table:table-cell table:formula="of:=[.C381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23684" calcext:value-type="float">
            <text:p>23684</text:p>
          </table:table-cell>
          <table:table-cell table:formula="of:=[.C382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office:value-type="float" office:value="23679" calcext:value-type="float">
            <text:p>23679</text:p>
          </table:table-cell>
          <table:table-cell table:formula="of:=[.C383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23691" calcext:value-type="float">
            <text:p>23691</text:p>
          </table:table-cell>
          <table:table-cell table:formula="of:=[.C384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23697" calcext:value-type="float">
            <text:p>23697</text:p>
          </table:table-cell>
          <table:table-cell table:formula="of:=[.C38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23692" calcext:value-type="float">
            <text:p>23692</text:p>
          </table:table-cell>
          <table:table-cell table:formula="of:=[.C38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23702" calcext:value-type="float">
            <text:p>23702</text:p>
          </table:table-cell>
          <table:table-cell table:formula="of:=[.C38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23708" calcext:value-type="float">
            <text:p>23708</text:p>
          </table:table-cell>
          <table:table-cell table:formula="of:=[.C38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23724" calcext:value-type="float">
            <text:p>23724</text:p>
          </table:table-cell>
          <table:table-cell table:formula="of:=[.C389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23713" calcext:value-type="float">
            <text:p>23713</text:p>
          </table:table-cell>
          <table:table-cell table:formula="of:=[.C39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23707" calcext:value-type="float">
            <text:p>23707</text:p>
          </table:table-cell>
          <table:table-cell table:formula="of:=[.C39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23725" calcext:value-type="float">
            <text:p>23725</text:p>
          </table:table-cell>
          <table:table-cell table:formula="of:=[.C39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1" calcext:value-type="float">
            <text:p>101</text:p>
          </table:table-cell>
          <table:table-cell office:value-type="float" office:value="23709" calcext:value-type="float">
            <text:p>23709</text:p>
          </table:table-cell>
          <table:table-cell table:formula="of:=[.C39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23717" calcext:value-type="float">
            <text:p>23717</text:p>
          </table:table-cell>
          <table:table-cell table:formula="of:=[.C39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23696" calcext:value-type="float">
            <text:p>23696</text:p>
          </table:table-cell>
          <table:table-cell table:formula="of:=[.C39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float" office:value="23720" calcext:value-type="float">
            <text:p>23720</text:p>
          </table:table-cell>
          <table:table-cell table:formula="of:=[.C396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3726" calcext:value-type="float">
            <text:p>23726</text:p>
          </table:table-cell>
          <table:table-cell table:formula="of:=[.C39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23733" calcext:value-type="float">
            <text:p>23733</text:p>
          </table:table-cell>
          <table:table-cell table:formula="of:=[.C398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23715" calcext:value-type="float">
            <text:p>23715</text:p>
          </table:table-cell>
          <table:table-cell table:formula="of:=[.C39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23727" calcext:value-type="float">
            <text:p>23727</text:p>
          </table:table-cell>
          <table:table-cell table:formula="of:=[.C400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23738" calcext:value-type="float">
            <text:p>23738</text:p>
          </table:table-cell>
          <table:table-cell table:formula="of:=[.C401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3732" calcext:value-type="float">
            <text:p>23732</text:p>
          </table:table-cell>
          <table:table-cell table:formula="of:=[.C402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23719" calcext:value-type="float">
            <text:p>23719</text:p>
          </table:table-cell>
          <table:table-cell table:formula="of:=[.C403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23725" calcext:value-type="float">
            <text:p>23725</text:p>
          </table:table-cell>
          <table:table-cell table:formula="of:=[.C404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23713" calcext:value-type="float">
            <text:p>23713</text:p>
          </table:table-cell>
          <table:table-cell table:formula="of:=[.C40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3703" calcext:value-type="float">
            <text:p>23703</text:p>
          </table:table-cell>
          <table:table-cell table:formula="of:=[.C40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23689" calcext:value-type="float">
            <text:p>23689</text:p>
          </table:table-cell>
          <table:table-cell table:formula="of:=[.C407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23698" calcext:value-type="float">
            <text:p>23698</text:p>
          </table:table-cell>
          <table:table-cell table:formula="of:=[.C40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23704" calcext:value-type="float">
            <text:p>23704</text:p>
          </table:table-cell>
          <table:table-cell table:formula="of:=[.C40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23693" calcext:value-type="float">
            <text:p>23693</text:p>
          </table:table-cell>
          <table:table-cell table:formula="of:=[.C410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23691" calcext:value-type="float">
            <text:p>23691</text:p>
          </table:table-cell>
          <table:table-cell table:formula="of:=[.C411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" calcext:value-type="float">
            <text:p>102</text:p>
          </table:table-cell>
          <table:table-cell office:value-type="float" office:value="23685" calcext:value-type="float">
            <text:p>23685</text:p>
          </table:table-cell>
          <table:table-cell table:formula="of:=[.C412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23675" calcext:value-type="float">
            <text:p>23675</text:p>
          </table:table-cell>
          <table:table-cell table:formula="of:=[.C41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23678" calcext:value-type="float">
            <text:p>23678</text:p>
          </table:table-cell>
          <table:table-cell table:formula="of:=[.C414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3666" calcext:value-type="float">
            <text:p>23666</text:p>
          </table:table-cell>
          <table:table-cell table:formula="of:=[.C415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office:value-type="float" office:value="23668" calcext:value-type="float">
            <text:p>23668</text:p>
          </table:table-cell>
          <table:table-cell table:formula="of:=[.C416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23683" calcext:value-type="float">
            <text:p>23683</text:p>
          </table:table-cell>
          <table:table-cell table:formula="of:=[.C417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23664" calcext:value-type="float">
            <text:p>23664</text:p>
          </table:table-cell>
          <table:table-cell table:formula="of:=[.C418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23660" calcext:value-type="float">
            <text:p>23660</text:p>
          </table:table-cell>
          <table:table-cell table:formula="of:=[.C419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23652" calcext:value-type="float">
            <text:p>23652</text:p>
          </table:table-cell>
          <table:table-cell table:formula="of:=[.C420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23654" calcext:value-type="float">
            <text:p>23654</text:p>
          </table:table-cell>
          <table:table-cell table:formula="of:=[.C421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23661" calcext:value-type="float">
            <text:p>23661</text:p>
          </table:table-cell>
          <table:table-cell table:formula="of:=[.C422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23645" calcext:value-type="float">
            <text:p>23645</text:p>
          </table:table-cell>
          <table:table-cell table:formula="of:=[.C423]/37" office:value-type="float" office:value="639.054054054054" calcext:value-type="float">
            <text:p>639.054054054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23628" calcext:value-type="float">
            <text:p>23628</text:p>
          </table:table-cell>
          <table:table-cell table:formula="of:=[.C424]/37" office:value-type="float" office:value="638.594594594595" calcext:value-type="float">
            <text:p>638.594594594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23641" calcext:value-type="float">
            <text:p>23641</text:p>
          </table:table-cell>
          <table:table-cell table:formula="of:=[.C425]/37" office:value-type="float" office:value="638.945945945946" calcext:value-type="float">
            <text:p>638.945945945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23651" calcext:value-type="float">
            <text:p>23651</text:p>
          </table:table-cell>
          <table:table-cell table:formula="of:=[.C426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23632" calcext:value-type="float">
            <text:p>23632</text:p>
          </table:table-cell>
          <table:table-cell table:formula="of:=[.C427]/37" office:value-type="float" office:value="638.702702702703" calcext:value-type="float">
            <text:p>638.7027027027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office:value-type="float" office:value="23643" calcext:value-type="float">
            <text:p>23643</text:p>
          </table:table-cell>
          <table:table-cell table:formula="of:=[.C428]/37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23642" calcext:value-type="float">
            <text:p>23642</text:p>
          </table:table-cell>
          <table:table-cell table:formula="of:=[.C429]/37" office:value-type="float" office:value="638.972972972973" calcext:value-type="float">
            <text:p>638.97297297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  <table:table-cell office:value-type="float" office:value="23629" calcext:value-type="float">
            <text:p>23629</text:p>
          </table:table-cell>
          <table:table-cell table:formula="of:=[.C430]/37" office:value-type="float" office:value="638.621621621622" calcext:value-type="float">
            <text:p>638.621621621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float" office:value="23644" calcext:value-type="float">
            <text:p>23644</text:p>
          </table:table-cell>
          <table:table-cell table:formula="of:=[.C431]/37" office:value-type="float" office:value="639.027027027027" calcext:value-type="float">
            <text:p>639.027027027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23652" calcext:value-type="float">
            <text:p>23652</text:p>
          </table:table-cell>
          <table:table-cell table:formula="of:=[.C432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23662" calcext:value-type="float">
            <text:p>23662</text:p>
          </table:table-cell>
          <table:table-cell table:formula="of:=[.C433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23654" calcext:value-type="float">
            <text:p>23654</text:p>
          </table:table-cell>
          <table:table-cell table:formula="of:=[.C434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" calcext:value-type="float">
            <text:p>102</text:p>
          </table:table-cell>
          <table:table-cell office:value-type="float" office:value="23680" calcext:value-type="float">
            <text:p>23680</text:p>
          </table:table-cell>
          <table:table-cell table:formula="of:=[.C435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23655" calcext:value-type="float">
            <text:p>23655</text:p>
          </table:table-cell>
          <table:table-cell table:formula="of:=[.C436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23654" calcext:value-type="float">
            <text:p>23654</text:p>
          </table:table-cell>
          <table:table-cell table:formula="of:=[.C437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23674" calcext:value-type="float">
            <text:p>23674</text:p>
          </table:table-cell>
          <table:table-cell table:formula="of:=[.C438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23667" calcext:value-type="float">
            <text:p>23667</text:p>
          </table:table-cell>
          <table:table-cell table:formula="of:=[.C439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23660" calcext:value-type="float">
            <text:p>23660</text:p>
          </table:table-cell>
          <table:table-cell table:formula="of:=[.C440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office:value-type="float" office:value="23676" calcext:value-type="float">
            <text:p>23676</text:p>
          </table:table-cell>
          <table:table-cell table:formula="of:=[.C441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23671" calcext:value-type="float">
            <text:p>23671</text:p>
          </table:table-cell>
          <table:table-cell table:formula="of:=[.C442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23668" calcext:value-type="float">
            <text:p>23668</text:p>
          </table:table-cell>
          <table:table-cell table:formula="of:=[.C443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3669" calcext:value-type="float">
            <text:p>23669</text:p>
          </table:table-cell>
          <table:table-cell table:formula="of:=[.C444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office:value-type="float" office:value="23669" calcext:value-type="float">
            <text:p>23669</text:p>
          </table:table-cell>
          <table:table-cell table:formula="of:=[.C445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office:value-type="float" office:value="23685" calcext:value-type="float">
            <text:p>23685</text:p>
          </table:table-cell>
          <table:table-cell table:formula="of:=[.C44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  <table:table-cell office:value-type="float" office:value="23664" calcext:value-type="float">
            <text:p>23664</text:p>
          </table:table-cell>
          <table:table-cell table:formula="of:=[.C447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23699" calcext:value-type="float">
            <text:p>23699</text:p>
          </table:table-cell>
          <table:table-cell table:formula="of:=[.C44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23672" calcext:value-type="float">
            <text:p>23672</text:p>
          </table:table-cell>
          <table:table-cell table:formula="of:=[.C449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23699" calcext:value-type="float">
            <text:p>23699</text:p>
          </table:table-cell>
          <table:table-cell table:formula="of:=[.C45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23691" calcext:value-type="float">
            <text:p>23691</text:p>
          </table:table-cell>
          <table:table-cell table:formula="of:=[.C451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 office:value-type="float" office:value="23704" calcext:value-type="float">
            <text:p>23704</text:p>
          </table:table-cell>
          <table:table-cell table:formula="of:=[.C45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" calcext:value-type="float">
            <text:p>102</text:p>
          </table:table-cell>
          <table:table-cell office:value-type="float" office:value="23683" calcext:value-type="float">
            <text:p>23683</text:p>
          </table:table-cell>
          <table:table-cell table:formula="of:=[.C453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23716" calcext:value-type="float">
            <text:p>23716</text:p>
          </table:table-cell>
          <table:table-cell table:formula="of:=[.C454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office:value-type="float" office:value="23697" calcext:value-type="float">
            <text:p>23697</text:p>
          </table:table-cell>
          <table:table-cell table:formula="of:=[.C45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23711" calcext:value-type="float">
            <text:p>23711</text:p>
          </table:table-cell>
          <table:table-cell table:formula="of:=[.C456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23697" calcext:value-type="float">
            <text:p>23697</text:p>
          </table:table-cell>
          <table:table-cell table:formula="of:=[.C457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23694" calcext:value-type="float">
            <text:p>23694</text:p>
          </table:table-cell>
          <table:table-cell table:formula="of:=[.C45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23695" calcext:value-type="float">
            <text:p>23695</text:p>
          </table:table-cell>
          <table:table-cell table:formula="of:=[.C45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23693" calcext:value-type="float">
            <text:p>23693</text:p>
          </table:table-cell>
          <table:table-cell table:formula="of:=[.C460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23697" calcext:value-type="float">
            <text:p>23697</text:p>
          </table:table-cell>
          <table:table-cell table:formula="of:=[.C461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3716" calcext:value-type="float">
            <text:p>23716</text:p>
          </table:table-cell>
          <table:table-cell table:formula="of:=[.C46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23719" calcext:value-type="float">
            <text:p>23719</text:p>
          </table:table-cell>
          <table:table-cell table:formula="of:=[.C463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23713" calcext:value-type="float">
            <text:p>23713</text:p>
          </table:table-cell>
          <table:table-cell table:formula="of:=[.C46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3720" calcext:value-type="float">
            <text:p>23720</text:p>
          </table:table-cell>
          <table:table-cell table:formula="of:=[.C46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23740" calcext:value-type="float">
            <text:p>23740</text:p>
          </table:table-cell>
          <table:table-cell table:formula="of:=[.C466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23726" calcext:value-type="float">
            <text:p>23726</text:p>
          </table:table-cell>
          <table:table-cell table:formula="of:=[.C46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23721" calcext:value-type="float">
            <text:p>23721</text:p>
          </table:table-cell>
          <table:table-cell table:formula="of:=[.C46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23720" calcext:value-type="float">
            <text:p>23720</text:p>
          </table:table-cell>
          <table:table-cell table:formula="of:=[.C469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23695" calcext:value-type="float">
            <text:p>23695</text:p>
          </table:table-cell>
          <table:table-cell table:formula="of:=[.C470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23690" calcext:value-type="float">
            <text:p>23690</text:p>
          </table:table-cell>
          <table:table-cell table:formula="of:=[.C471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23708" calcext:value-type="float">
            <text:p>23708</text:p>
          </table:table-cell>
          <table:table-cell table:formula="of:=[.C472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23709" calcext:value-type="float">
            <text:p>23709</text:p>
          </table:table-cell>
          <table:table-cell table:formula="of:=[.C47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23693" calcext:value-type="float">
            <text:p>23693</text:p>
          </table:table-cell>
          <table:table-cell table:formula="of:=[.C47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23679" calcext:value-type="float">
            <text:p>23679</text:p>
          </table:table-cell>
          <table:table-cell table:formula="of:=[.C475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23680" calcext:value-type="float">
            <text:p>23680</text:p>
          </table:table-cell>
          <table:table-cell table:formula="of:=[.C476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23691" calcext:value-type="float">
            <text:p>23691</text:p>
          </table:table-cell>
          <table:table-cell table:formula="of:=[.C47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office:value-type="float" office:value="23675" calcext:value-type="float">
            <text:p>23675</text:p>
          </table:table-cell>
          <table:table-cell table:formula="of:=[.C478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23679" calcext:value-type="float">
            <text:p>23679</text:p>
          </table:table-cell>
          <table:table-cell table:formula="of:=[.C479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23665" calcext:value-type="float">
            <text:p>23665</text:p>
          </table:table-cell>
          <table:table-cell table:formula="of:=[.C480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23669" calcext:value-type="float">
            <text:p>23669</text:p>
          </table:table-cell>
          <table:table-cell table:formula="of:=[.C481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 office:value-type="float" office:value="23666" calcext:value-type="float">
            <text:p>23666</text:p>
          </table:table-cell>
          <table:table-cell table:formula="of:=[.C482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23652" calcext:value-type="float">
            <text:p>23652</text:p>
          </table:table-cell>
          <table:table-cell table:formula="of:=[.C483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23638" calcext:value-type="float">
            <text:p>23638</text:p>
          </table:table-cell>
          <table:table-cell table:formula="of:=[.C484]/37" office:value-type="float" office:value="638.864864864865" calcext:value-type="float">
            <text:p>638.864864864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23651" calcext:value-type="float">
            <text:p>23651</text:p>
          </table:table-cell>
          <table:table-cell table:formula="of:=[.C485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23663" calcext:value-type="float">
            <text:p>23663</text:p>
          </table:table-cell>
          <table:table-cell table:formula="of:=[.C486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23658" calcext:value-type="float">
            <text:p>23658</text:p>
          </table:table-cell>
          <table:table-cell table:formula="of:=[.C487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23650" calcext:value-type="float">
            <text:p>23650</text:p>
          </table:table-cell>
          <table:table-cell table:formula="of:=[.C488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float" office:value="23646" calcext:value-type="float">
            <text:p>23646</text:p>
          </table:table-cell>
          <table:table-cell table:formula="of:=[.C489]/37" office:value-type="float" office:value="639.081081081081" calcext:value-type="float">
            <text:p>639.081081081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23657" calcext:value-type="float">
            <text:p>23657</text:p>
          </table:table-cell>
          <table:table-cell table:formula="of:=[.C490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23658" calcext:value-type="float">
            <text:p>23658</text:p>
          </table:table-cell>
          <table:table-cell table:formula="of:=[.C491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3657" calcext:value-type="float">
            <text:p>23657</text:p>
          </table:table-cell>
          <table:table-cell table:formula="of:=[.C492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23657" calcext:value-type="float">
            <text:p>23657</text:p>
          </table:table-cell>
          <table:table-cell table:formula="of:=[.C493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23648" calcext:value-type="float">
            <text:p>23648</text:p>
          </table:table-cell>
          <table:table-cell table:formula="of:=[.C494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 office:value-type="float" office:value="23643" calcext:value-type="float">
            <text:p>23643</text:p>
          </table:table-cell>
          <table:table-cell table:formula="of:=[.C495]/37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23649" calcext:value-type="float">
            <text:p>23649</text:p>
          </table:table-cell>
          <table:table-cell table:formula="of:=[.C496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23663" calcext:value-type="float">
            <text:p>23663</text:p>
          </table:table-cell>
          <table:table-cell table:formula="of:=[.C497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23669" calcext:value-type="float">
            <text:p>23669</text:p>
          </table:table-cell>
          <table:table-cell table:formula="of:=[.C498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23660" calcext:value-type="float">
            <text:p>23660</text:p>
          </table:table-cell>
          <table:table-cell table:formula="of:=[.C499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23662" calcext:value-type="float">
            <text:p>23662</text:p>
          </table:table-cell>
          <table:table-cell table:formula="of:=[.C500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23657" calcext:value-type="float">
            <text:p>23657</text:p>
          </table:table-cell>
          <table:table-cell table:formula="of:=[.C501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  <table:table-cell office:value-type="float" office:value="23647" calcext:value-type="float">
            <text:p>23647</text:p>
          </table:table-cell>
          <table:table-cell table:formula="of:=[.C502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23666" calcext:value-type="float">
            <text:p>23666</text:p>
          </table:table-cell>
          <table:table-cell table:formula="of:=[.C503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23660" calcext:value-type="float">
            <text:p>23660</text:p>
          </table:table-cell>
          <table:table-cell table:formula="of:=[.C50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  <table:table-cell office:value-type="float" office:value="23677" calcext:value-type="float">
            <text:p>23677</text:p>
          </table:table-cell>
          <table:table-cell table:formula="of:=[.C505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23688" calcext:value-type="float">
            <text:p>23688</text:p>
          </table:table-cell>
          <table:table-cell table:formula="of:=[.C506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23686" calcext:value-type="float">
            <text:p>23686</text:p>
          </table:table-cell>
          <table:table-cell table:formula="of:=[.C50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" calcext:value-type="float">
            <text:p>103</text:p>
          </table:table-cell>
          <table:table-cell office:value-type="float" office:value="23666" calcext:value-type="float">
            <text:p>23666</text:p>
          </table:table-cell>
          <table:table-cell table:formula="of:=[.C508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23674" calcext:value-type="float">
            <text:p>23674</text:p>
          </table:table-cell>
          <table:table-cell table:formula="of:=[.C50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23664" calcext:value-type="float">
            <text:p>23664</text:p>
          </table:table-cell>
          <table:table-cell table:formula="of:=[.C510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23667" calcext:value-type="float">
            <text:p>23667</text:p>
          </table:table-cell>
          <table:table-cell table:formula="of:=[.C511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23649" calcext:value-type="float">
            <text:p>23649</text:p>
          </table:table-cell>
          <table:table-cell table:formula="of:=[.C512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23665" calcext:value-type="float">
            <text:p>23665</text:p>
          </table:table-cell>
          <table:table-cell table:formula="of:=[.C513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23687" calcext:value-type="float">
            <text:p>23687</text:p>
          </table:table-cell>
          <table:table-cell table:formula="of:=[.C51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23686" calcext:value-type="float">
            <text:p>23686</text:p>
          </table:table-cell>
          <table:table-cell table:formula="of:=[.C51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office:value-type="float" office:value="23693" calcext:value-type="float">
            <text:p>23693</text:p>
          </table:table-cell>
          <table:table-cell table:formula="of:=[.C516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23693" calcext:value-type="float">
            <text:p>23693</text:p>
          </table:table-cell>
          <table:table-cell table:formula="of:=[.C517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23699" calcext:value-type="float">
            <text:p>23699</text:p>
          </table:table-cell>
          <table:table-cell table:formula="of:=[.C51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23701" calcext:value-type="float">
            <text:p>23701</text:p>
          </table:table-cell>
          <table:table-cell table:formula="of:=[.C51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23715" calcext:value-type="float">
            <text:p>23715</text:p>
          </table:table-cell>
          <table:table-cell table:formula="of:=[.C520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23707" calcext:value-type="float">
            <text:p>23707</text:p>
          </table:table-cell>
          <table:table-cell table:formula="of:=[.C52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23710" calcext:value-type="float">
            <text:p>23710</text:p>
          </table:table-cell>
          <table:table-cell table:formula="of:=[.C52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23698" calcext:value-type="float">
            <text:p>23698</text:p>
          </table:table-cell>
          <table:table-cell table:formula="of:=[.C52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23706" calcext:value-type="float">
            <text:p>23706</text:p>
          </table:table-cell>
          <table:table-cell table:formula="of:=[.C52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" calcext:value-type="float">
            <text:p>103</text:p>
          </table:table-cell>
          <table:table-cell office:value-type="float" office:value="23691" calcext:value-type="float">
            <text:p>23691</text:p>
          </table:table-cell>
          <table:table-cell table:formula="of:=[.C52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23695" calcext:value-type="float">
            <text:p>23695</text:p>
          </table:table-cell>
          <table:table-cell table:formula="of:=[.C52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3727" calcext:value-type="float">
            <text:p>23727</text:p>
          </table:table-cell>
          <table:table-cell table:formula="of:=[.C527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23748" calcext:value-type="float">
            <text:p>23748</text:p>
          </table:table-cell>
          <table:table-cell table:formula="of:=[.C528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23713" calcext:value-type="float">
            <text:p>23713</text:p>
          </table:table-cell>
          <table:table-cell table:formula="of:=[.C52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23736" calcext:value-type="float">
            <text:p>23736</text:p>
          </table:table-cell>
          <table:table-cell table:formula="of:=[.C530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23751" calcext:value-type="float">
            <text:p>23751</text:p>
          </table:table-cell>
          <table:table-cell table:formula="of:=[.C531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23729" calcext:value-type="float">
            <text:p>23729</text:p>
          </table:table-cell>
          <table:table-cell table:formula="of:=[.C532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23734" calcext:value-type="float">
            <text:p>23734</text:p>
          </table:table-cell>
          <table:table-cell table:formula="of:=[.C533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23731" calcext:value-type="float">
            <text:p>23731</text:p>
          </table:table-cell>
          <table:table-cell table:formula="of:=[.C534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23721" calcext:value-type="float">
            <text:p>23721</text:p>
          </table:table-cell>
          <table:table-cell table:formula="of:=[.C53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23706" calcext:value-type="float">
            <text:p>23706</text:p>
          </table:table-cell>
          <table:table-cell table:formula="of:=[.C53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23695" calcext:value-type="float">
            <text:p>23695</text:p>
          </table:table-cell>
          <table:table-cell table:formula="of:=[.C537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23691" calcext:value-type="float">
            <text:p>23691</text:p>
          </table:table-cell>
          <table:table-cell table:formula="of:=[.C538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23715" calcext:value-type="float">
            <text:p>23715</text:p>
          </table:table-cell>
          <table:table-cell table:formula="of:=[.C53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23691" calcext:value-type="float">
            <text:p>23691</text:p>
          </table:table-cell>
          <table:table-cell table:formula="of:=[.C540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23694" calcext:value-type="float">
            <text:p>23694</text:p>
          </table:table-cell>
          <table:table-cell table:formula="of:=[.C541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23696" calcext:value-type="float">
            <text:p>23696</text:p>
          </table:table-cell>
          <table:table-cell table:formula="of:=[.C54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23691" calcext:value-type="float">
            <text:p>23691</text:p>
          </table:table-cell>
          <table:table-cell table:formula="of:=[.C54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3676" calcext:value-type="float">
            <text:p>23676</text:p>
          </table:table-cell>
          <table:table-cell table:formula="of:=[.C544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23674" calcext:value-type="float">
            <text:p>23674</text:p>
          </table:table-cell>
          <table:table-cell table:formula="of:=[.C545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23669" calcext:value-type="float">
            <text:p>23669</text:p>
          </table:table-cell>
          <table:table-cell table:formula="of:=[.C546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23663" calcext:value-type="float">
            <text:p>23663</text:p>
          </table:table-cell>
          <table:table-cell table:formula="of:=[.C547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 office:value-type="float" office:value="23655" calcext:value-type="float">
            <text:p>23655</text:p>
          </table:table-cell>
          <table:table-cell table:formula="of:=[.C548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office:value-type="float" office:value="23658" calcext:value-type="float">
            <text:p>23658</text:p>
          </table:table-cell>
          <table:table-cell table:formula="of:=[.C549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23677" calcext:value-type="float">
            <text:p>23677</text:p>
          </table:table-cell>
          <table:table-cell table:formula="of:=[.C550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23678" calcext:value-type="float">
            <text:p>23678</text:p>
          </table:table-cell>
          <table:table-cell table:formula="of:=[.C551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23663" calcext:value-type="float">
            <text:p>23663</text:p>
          </table:table-cell>
          <table:table-cell table:formula="of:=[.C552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23674" calcext:value-type="float">
            <text:p>23674</text:p>
          </table:table-cell>
          <table:table-cell table:formula="of:=[.C553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23670" calcext:value-type="float">
            <text:p>23670</text:p>
          </table:table-cell>
          <table:table-cell table:formula="of:=[.C554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23678" calcext:value-type="float">
            <text:p>23678</text:p>
          </table:table-cell>
          <table:table-cell table:formula="of:=[.C555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23676" calcext:value-type="float">
            <text:p>23676</text:p>
          </table:table-cell>
          <table:table-cell table:formula="of:=[.C55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office:value-type="float" office:value="23670" calcext:value-type="float">
            <text:p>23670</text:p>
          </table:table-cell>
          <table:table-cell table:formula="of:=[.C557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float" office:value="23658" calcext:value-type="float">
            <text:p>23658</text:p>
          </table:table-cell>
          <table:table-cell table:formula="of:=[.C558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23663" calcext:value-type="float">
            <text:p>23663</text:p>
          </table:table-cell>
          <table:table-cell table:formula="of:=[.C559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office:value-type="float" office:value="23657" calcext:value-type="float">
            <text:p>23657</text:p>
          </table:table-cell>
          <table:table-cell table:formula="of:=[.C560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23684" calcext:value-type="float">
            <text:p>23684</text:p>
          </table:table-cell>
          <table:table-cell table:formula="of:=[.C561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float" office:value="23694" calcext:value-type="float">
            <text:p>23694</text:p>
          </table:table-cell>
          <table:table-cell table:formula="of:=[.C562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23693" calcext:value-type="float">
            <text:p>23693</text:p>
          </table:table-cell>
          <table:table-cell table:formula="of:=[.C56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23685" calcext:value-type="float">
            <text:p>23685</text:p>
          </table:table-cell>
          <table:table-cell table:formula="of:=[.C564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23689" calcext:value-type="float">
            <text:p>23689</text:p>
          </table:table-cell>
          <table:table-cell table:formula="of:=[.C56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23681" calcext:value-type="float">
            <text:p>23681</text:p>
          </table:table-cell>
          <table:table-cell table:formula="of:=[.C566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23678" calcext:value-type="float">
            <text:p>23678</text:p>
          </table:table-cell>
          <table:table-cell table:formula="of:=[.C567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23679" calcext:value-type="float">
            <text:p>23679</text:p>
          </table:table-cell>
          <table:table-cell table:formula="of:=[.C568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office:value-type="float" office:value="23674" calcext:value-type="float">
            <text:p>23674</text:p>
          </table:table-cell>
          <table:table-cell table:formula="of:=[.C56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4" calcext:value-type="float">
            <text:p>104</text:p>
          </table:table-cell>
          <table:table-cell office:value-type="float" office:value="23674" calcext:value-type="float">
            <text:p>23674</text:p>
          </table:table-cell>
          <table:table-cell table:formula="of:=[.C57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23686" calcext:value-type="float">
            <text:p>23686</text:p>
          </table:table-cell>
          <table:table-cell table:formula="of:=[.C57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" calcext:value-type="float">
            <text:p>104</text:p>
          </table:table-cell>
          <table:table-cell office:value-type="float" office:value="23674" calcext:value-type="float">
            <text:p>23674</text:p>
          </table:table-cell>
          <table:table-cell table:formula="of:=[.C572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office:value-type="float" office:value="23665" calcext:value-type="float">
            <text:p>23665</text:p>
          </table:table-cell>
          <table:table-cell table:formula="of:=[.C573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682" calcext:value-type="float">
            <text:p>23682</text:p>
          </table:table-cell>
          <table:table-cell table:formula="of:=[.C574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23678" calcext:value-type="float">
            <text:p>23678</text:p>
          </table:table-cell>
          <table:table-cell table:formula="of:=[.C575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23679" calcext:value-type="float">
            <text:p>23679</text:p>
          </table:table-cell>
          <table:table-cell table:formula="of:=[.C576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4" calcext:value-type="float">
            <text:p>104</text:p>
          </table:table-cell>
          <table:table-cell office:value-type="float" office:value="23670" calcext:value-type="float">
            <text:p>23670</text:p>
          </table:table-cell>
          <table:table-cell table:formula="of:=[.C577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23680" calcext:value-type="float">
            <text:p>23680</text:p>
          </table:table-cell>
          <table:table-cell table:formula="of:=[.C578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office:value-type="float" office:value="23686" calcext:value-type="float">
            <text:p>23686</text:p>
          </table:table-cell>
          <table:table-cell table:formula="of:=[.C57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23697" calcext:value-type="float">
            <text:p>23697</text:p>
          </table:table-cell>
          <table:table-cell table:formula="of:=[.C58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23679" calcext:value-type="float">
            <text:p>23679</text:p>
          </table:table-cell>
          <table:table-cell table:formula="of:=[.C581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23681" calcext:value-type="float">
            <text:p>23681</text:p>
          </table:table-cell>
          <table:table-cell table:formula="of:=[.C582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4" calcext:value-type="float">
            <text:p>104</text:p>
          </table:table-cell>
          <table:table-cell office:value-type="float" office:value="23695" calcext:value-type="float">
            <text:p>23695</text:p>
          </table:table-cell>
          <table:table-cell table:formula="of:=[.C583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04" calcext:value-type="float">
            <text:p>23704</text:p>
          </table:table-cell>
          <table:table-cell table:formula="of:=[.C58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office:value-type="float" office:value="23708" calcext:value-type="float">
            <text:p>23708</text:p>
          </table:table-cell>
          <table:table-cell table:formula="of:=[.C58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23707" calcext:value-type="float">
            <text:p>23707</text:p>
          </table:table-cell>
          <table:table-cell table:formula="of:=[.C58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23704" calcext:value-type="float">
            <text:p>23704</text:p>
          </table:table-cell>
          <table:table-cell table:formula="of:=[.C587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3702" calcext:value-type="float">
            <text:p>23702</text:p>
          </table:table-cell>
          <table:table-cell table:formula="of:=[.C58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23704" calcext:value-type="float">
            <text:p>23704</text:p>
          </table:table-cell>
          <table:table-cell table:formula="of:=[.C58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23712" calcext:value-type="float">
            <text:p>23712</text:p>
          </table:table-cell>
          <table:table-cell table:formula="of:=[.C59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  <table:table-cell office:value-type="float" office:value="23702" calcext:value-type="float">
            <text:p>23702</text:p>
          </table:table-cell>
          <table:table-cell table:formula="of:=[.C59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23723" calcext:value-type="float">
            <text:p>23723</text:p>
          </table:table-cell>
          <table:table-cell table:formula="of:=[.C59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23729" calcext:value-type="float">
            <text:p>23729</text:p>
          </table:table-cell>
          <table:table-cell table:formula="of:=[.C59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23739" calcext:value-type="float">
            <text:p>23739</text:p>
          </table:table-cell>
          <table:table-cell table:formula="of:=[.C594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23735" calcext:value-type="float">
            <text:p>23735</text:p>
          </table:table-cell>
          <table:table-cell table:formula="of:=[.C595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23749" calcext:value-type="float">
            <text:p>23749</text:p>
          </table:table-cell>
          <table:table-cell table:formula="of:=[.C596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23746" calcext:value-type="float">
            <text:p>23746</text:p>
          </table:table-cell>
          <table:table-cell table:formula="of:=[.C597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23737" calcext:value-type="float">
            <text:p>23737</text:p>
          </table:table-cell>
          <table:table-cell table:formula="of:=[.C598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23725" calcext:value-type="float">
            <text:p>23725</text:p>
          </table:table-cell>
          <table:table-cell table:formula="of:=[.C59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23698" calcext:value-type="float">
            <text:p>23698</text:p>
          </table:table-cell>
          <table:table-cell table:formula="of:=[.C60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23721" calcext:value-type="float">
            <text:p>23721</text:p>
          </table:table-cell>
          <table:table-cell table:formula="of:=[.C60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23705" calcext:value-type="float">
            <text:p>23705</text:p>
          </table:table-cell>
          <table:table-cell table:formula="of:=[.C60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23710" calcext:value-type="float">
            <text:p>23710</text:p>
          </table:table-cell>
          <table:table-cell table:formula="of:=[.C60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23695" calcext:value-type="float">
            <text:p>23695</text:p>
          </table:table-cell>
          <table:table-cell table:formula="of:=[.C60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0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23685" calcext:value-type="float">
            <text:p>23685</text:p>
          </table:table-cell>
          <table:table-cell table:formula="of:=[.C60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23689" calcext:value-type="float">
            <text:p>23689</text:p>
          </table:table-cell>
          <table:table-cell table:formula="of:=[.C607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23670" calcext:value-type="float">
            <text:p>23670</text:p>
          </table:table-cell>
          <table:table-cell table:formula="of:=[.C608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23656" calcext:value-type="float">
            <text:p>23656</text:p>
          </table:table-cell>
          <table:table-cell table:formula="of:=[.C609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office:value-type="float" office:value="23669" calcext:value-type="float">
            <text:p>23669</text:p>
          </table:table-cell>
          <table:table-cell table:formula="of:=[.C61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23671" calcext:value-type="float">
            <text:p>23671</text:p>
          </table:table-cell>
          <table:table-cell table:formula="of:=[.C611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23679" calcext:value-type="float">
            <text:p>23679</text:p>
          </table:table-cell>
          <table:table-cell table:formula="of:=[.C612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23650" calcext:value-type="float">
            <text:p>23650</text:p>
          </table:table-cell>
          <table:table-cell table:formula="of:=[.C613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23681" calcext:value-type="float">
            <text:p>23681</text:p>
          </table:table-cell>
          <table:table-cell table:formula="of:=[.C614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23665" calcext:value-type="float">
            <text:p>23665</text:p>
          </table:table-cell>
          <table:table-cell table:formula="of:=[.C61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23673" calcext:value-type="float">
            <text:p>23673</text:p>
          </table:table-cell>
          <table:table-cell table:formula="of:=[.C616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1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5" calcext:value-type="float">
            <text:p>105</text:p>
          </table:table-cell>
          <table:table-cell office:value-type="float" office:value="23673" calcext:value-type="float">
            <text:p>23673</text:p>
          </table:table-cell>
          <table:table-cell table:formula="of:=[.C618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1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3686" calcext:value-type="float">
            <text:p>23686</text:p>
          </table:table-cell>
          <table:table-cell table:formula="of:=[.C620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23670" calcext:value-type="float">
            <text:p>23670</text:p>
          </table:table-cell>
          <table:table-cell table:formula="of:=[.C621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23684" calcext:value-type="float">
            <text:p>23684</text:p>
          </table:table-cell>
          <table:table-cell table:formula="of:=[.C622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5" calcext:value-type="float">
            <text:p>105</text:p>
          </table:table-cell>
          <table:table-cell office:value-type="float" office:value="23684" calcext:value-type="float">
            <text:p>23684</text:p>
          </table:table-cell>
          <table:table-cell table:formula="of:=[.C623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23663" calcext:value-type="float">
            <text:p>23663</text:p>
          </table:table-cell>
          <table:table-cell table:formula="of:=[.C624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23676" calcext:value-type="float">
            <text:p>23676</text:p>
          </table:table-cell>
          <table:table-cell table:formula="of:=[.C625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23702" calcext:value-type="float">
            <text:p>23702</text:p>
          </table:table-cell>
          <table:table-cell table:formula="of:=[.C62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2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28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23697" calcext:value-type="float">
            <text:p>23697</text:p>
          </table:table-cell>
          <table:table-cell table:formula="of:=[.C62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23699" calcext:value-type="float">
            <text:p>23699</text:p>
          </table:table-cell>
          <table:table-cell table:formula="of:=[.C63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23687" calcext:value-type="float">
            <text:p>23687</text:p>
          </table:table-cell>
          <table:table-cell table:formula="of:=[.C63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23682" calcext:value-type="float">
            <text:p>23682</text:p>
          </table:table-cell>
          <table:table-cell table:formula="of:=[.C632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  <table:table-cell office:value-type="float" office:value="23698" calcext:value-type="float">
            <text:p>23698</text:p>
          </table:table-cell>
          <table:table-cell table:formula="of:=[.C63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23678" calcext:value-type="float">
            <text:p>23678</text:p>
          </table:table-cell>
          <table:table-cell table:formula="of:=[.C634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  <table:table-cell office:value-type="float" office:value="23661" calcext:value-type="float">
            <text:p>23661</text:p>
          </table:table-cell>
          <table:table-cell table:formula="of:=[.C635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23681" calcext:value-type="float">
            <text:p>23681</text:p>
          </table:table-cell>
          <table:table-cell table:formula="of:=[.C636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5" calcext:value-type="float">
            <text:p>105</text:p>
          </table:table-cell>
          <table:table-cell office:value-type="float" office:value="23691" calcext:value-type="float">
            <text:p>23691</text:p>
          </table:table-cell>
          <table:table-cell table:formula="of:=[.C63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5" calcext:value-type="float">
            <text:p>105</text:p>
          </table:table-cell>
          <table:table-cell office:value-type="float" office:value="23676" calcext:value-type="float">
            <text:p>23676</text:p>
          </table:table-cell>
          <table:table-cell table:formula="of:=[.C638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23687" calcext:value-type="float">
            <text:p>23687</text:p>
          </table:table-cell>
          <table:table-cell table:formula="of:=[.C639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23694" calcext:value-type="float">
            <text:p>23694</text:p>
          </table:table-cell>
          <table:table-cell table:formula="of:=[.C640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23679" calcext:value-type="float">
            <text:p>23679</text:p>
          </table:table-cell>
          <table:table-cell table:formula="of:=[.C641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23669" calcext:value-type="float">
            <text:p>23669</text:p>
          </table:table-cell>
          <table:table-cell table:formula="of:=[.C642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23675" calcext:value-type="float">
            <text:p>23675</text:p>
          </table:table-cell>
          <table:table-cell table:formula="of:=[.C64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23678" calcext:value-type="float">
            <text:p>23678</text:p>
          </table:table-cell>
          <table:table-cell table:formula="of:=[.C644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23690" calcext:value-type="float">
            <text:p>23690</text:p>
          </table:table-cell>
          <table:table-cell table:formula="of:=[.C645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5" calcext:value-type="float">
            <text:p>105</text:p>
          </table:table-cell>
          <table:table-cell office:value-type="float" office:value="23696" calcext:value-type="float">
            <text:p>23696</text:p>
          </table:table-cell>
          <table:table-cell table:formula="of:=[.C64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23685" calcext:value-type="float">
            <text:p>23685</text:p>
          </table:table-cell>
          <table:table-cell table:formula="of:=[.C64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23697" calcext:value-type="float">
            <text:p>23697</text:p>
          </table:table-cell>
          <table:table-cell table:formula="of:=[.C64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3685" calcext:value-type="float">
            <text:p>23685</text:p>
          </table:table-cell>
          <table:table-cell table:formula="of:=[.C649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23698" calcext:value-type="float">
            <text:p>23698</text:p>
          </table:table-cell>
          <table:table-cell table:formula="of:=[.C65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23701" calcext:value-type="float">
            <text:p>23701</text:p>
          </table:table-cell>
          <table:table-cell table:formula="of:=[.C65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23712" calcext:value-type="float">
            <text:p>23712</text:p>
          </table:table-cell>
          <table:table-cell table:formula="of:=[.C65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office:value-type="float" office:value="23707" calcext:value-type="float">
            <text:p>23707</text:p>
          </table:table-cell>
          <table:table-cell table:formula="of:=[.C653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23713" calcext:value-type="float">
            <text:p>23713</text:p>
          </table:table-cell>
          <table:table-cell table:formula="of:=[.C65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float" office:value="23715" calcext:value-type="float">
            <text:p>23715</text:p>
          </table:table-cell>
          <table:table-cell table:formula="of:=[.C65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23725" calcext:value-type="float">
            <text:p>23725</text:p>
          </table:table-cell>
          <table:table-cell table:formula="of:=[.C65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23729" calcext:value-type="float">
            <text:p>23729</text:p>
          </table:table-cell>
          <table:table-cell table:formula="of:=[.C657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23742" calcext:value-type="float">
            <text:p>23742</text:p>
          </table:table-cell>
          <table:table-cell table:formula="of:=[.C658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23706" calcext:value-type="float">
            <text:p>23706</text:p>
          </table:table-cell>
          <table:table-cell table:formula="of:=[.C65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23735" calcext:value-type="float">
            <text:p>23735</text:p>
          </table:table-cell>
          <table:table-cell table:formula="of:=[.C660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23744" calcext:value-type="float">
            <text:p>23744</text:p>
          </table:table-cell>
          <table:table-cell table:formula="of:=[.C661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23728" calcext:value-type="float">
            <text:p>23728</text:p>
          </table:table-cell>
          <table:table-cell table:formula="of:=[.C66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23735" calcext:value-type="float">
            <text:p>23735</text:p>
          </table:table-cell>
          <table:table-cell table:formula="of:=[.C663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23712" calcext:value-type="float">
            <text:p>23712</text:p>
          </table:table-cell>
          <table:table-cell table:formula="of:=[.C66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23707" calcext:value-type="float">
            <text:p>23707</text:p>
          </table:table-cell>
          <table:table-cell table:formula="of:=[.C66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23715" calcext:value-type="float">
            <text:p>23715</text:p>
          </table:table-cell>
          <table:table-cell table:formula="of:=[.C66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23699" calcext:value-type="float">
            <text:p>23699</text:p>
          </table:table-cell>
          <table:table-cell table:formula="of:=[.C66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23700" calcext:value-type="float">
            <text:p>23700</text:p>
          </table:table-cell>
          <table:table-cell table:formula="of:=[.C66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23690" calcext:value-type="float">
            <text:p>23690</text:p>
          </table:table-cell>
          <table:table-cell table:formula="of:=[.C669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23689" calcext:value-type="float">
            <text:p>23689</text:p>
          </table:table-cell>
          <table:table-cell table:formula="of:=[.C670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23687" calcext:value-type="float">
            <text:p>23687</text:p>
          </table:table-cell>
          <table:table-cell table:formula="of:=[.C67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23675" calcext:value-type="float">
            <text:p>23675</text:p>
          </table:table-cell>
          <table:table-cell table:formula="of:=[.C672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23659" calcext:value-type="float">
            <text:p>23659</text:p>
          </table:table-cell>
          <table:table-cell table:formula="of:=[.C673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23660" calcext:value-type="float">
            <text:p>23660</text:p>
          </table:table-cell>
          <table:table-cell table:formula="of:=[.C67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float" office:value="23683" calcext:value-type="float">
            <text:p>23683</text:p>
          </table:table-cell>
          <table:table-cell table:formula="of:=[.C675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3665" calcext:value-type="float">
            <text:p>23665</text:p>
          </table:table-cell>
          <table:table-cell table:formula="of:=[.C676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23679" calcext:value-type="float">
            <text:p>23679</text:p>
          </table:table-cell>
          <table:table-cell table:formula="of:=[.C677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23678" calcext:value-type="float">
            <text:p>23678</text:p>
          </table:table-cell>
          <table:table-cell table:formula="of:=[.C678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23667" calcext:value-type="float">
            <text:p>23667</text:p>
          </table:table-cell>
          <table:table-cell table:formula="of:=[.C679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office:value-type="float" office:value="23674" calcext:value-type="float">
            <text:p>23674</text:p>
          </table:table-cell>
          <table:table-cell table:formula="of:=[.C68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23686" calcext:value-type="float">
            <text:p>23686</text:p>
          </table:table-cell>
          <table:table-cell table:formula="of:=[.C68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23677" calcext:value-type="float">
            <text:p>23677</text:p>
          </table:table-cell>
          <table:table-cell table:formula="of:=[.C68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23675" calcext:value-type="float">
            <text:p>23675</text:p>
          </table:table-cell>
          <table:table-cell table:formula="of:=[.C68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office:value-type="float" office:value="23668" calcext:value-type="float">
            <text:p>23668</text:p>
          </table:table-cell>
          <table:table-cell table:formula="of:=[.C684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23687" calcext:value-type="float">
            <text:p>23687</text:p>
          </table:table-cell>
          <table:table-cell table:formula="of:=[.C685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23680" calcext:value-type="float">
            <text:p>23680</text:p>
          </table:table-cell>
          <table:table-cell table:formula="of:=[.C686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23677" calcext:value-type="float">
            <text:p>23677</text:p>
          </table:table-cell>
          <table:table-cell table:formula="of:=[.C687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23684" calcext:value-type="float">
            <text:p>23684</text:p>
          </table:table-cell>
          <table:table-cell table:formula="of:=[.C688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23679" calcext:value-type="float">
            <text:p>23679</text:p>
          </table:table-cell>
          <table:table-cell table:formula="of:=[.C689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23661" calcext:value-type="float">
            <text:p>23661</text:p>
          </table:table-cell>
          <table:table-cell table:formula="of:=[.C690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office:value-type="float" office:value="23693" calcext:value-type="float">
            <text:p>23693</text:p>
          </table:table-cell>
          <table:table-cell table:formula="of:=[.C69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6" calcext:value-type="float">
            <text:p>106</text:p>
          </table:table-cell>
          <table:table-cell office:value-type="float" office:value="23689" calcext:value-type="float">
            <text:p>23689</text:p>
          </table:table-cell>
          <table:table-cell table:formula="of:=[.C692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office:value-type="float" office:value="23703" calcext:value-type="float">
            <text:p>23703</text:p>
          </table:table-cell>
          <table:table-cell table:formula="of:=[.C69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23706" calcext:value-type="float">
            <text:p>23706</text:p>
          </table:table-cell>
          <table:table-cell table:formula="of:=[.C69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23710" calcext:value-type="float">
            <text:p>23710</text:p>
          </table:table-cell>
          <table:table-cell table:formula="of:=[.C69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23703" calcext:value-type="float">
            <text:p>23703</text:p>
          </table:table-cell>
          <table:table-cell table:formula="of:=[.C69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office:value-type="float" office:value="23690" calcext:value-type="float">
            <text:p>23690</text:p>
          </table:table-cell>
          <table:table-cell table:formula="of:=[.C697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23696" calcext:value-type="float">
            <text:p>23696</text:p>
          </table:table-cell>
          <table:table-cell table:formula="of:=[.C69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23701" calcext:value-type="float">
            <text:p>23701</text:p>
          </table:table-cell>
          <table:table-cell table:formula="of:=[.C69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23675" calcext:value-type="float">
            <text:p>23675</text:p>
          </table:table-cell>
          <table:table-cell table:formula="of:=[.C700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23700" calcext:value-type="float">
            <text:p>23700</text:p>
          </table:table-cell>
          <table:table-cell table:formula="of:=[.C70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23674" calcext:value-type="float">
            <text:p>23674</text:p>
          </table:table-cell>
          <table:table-cell table:formula="of:=[.C702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23672" calcext:value-type="float">
            <text:p>23672</text:p>
          </table:table-cell>
          <table:table-cell table:formula="of:=[.C703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23687" calcext:value-type="float">
            <text:p>23687</text:p>
          </table:table-cell>
          <table:table-cell table:formula="of:=[.C70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6" calcext:value-type="float">
            <text:p>106</text:p>
          </table:table-cell>
          <table:table-cell office:value-type="float" office:value="23688" calcext:value-type="float">
            <text:p>23688</text:p>
          </table:table-cell>
          <table:table-cell table:formula="of:=[.C705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6" calcext:value-type="float">
            <text:p>106</text:p>
          </table:table-cell>
          <table:table-cell office:value-type="float" office:value="23670" calcext:value-type="float">
            <text:p>23670</text:p>
          </table:table-cell>
          <table:table-cell table:formula="of:=[.C706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23670" calcext:value-type="float">
            <text:p>23670</text:p>
          </table:table-cell>
          <table:table-cell table:formula="of:=[.C707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23667" calcext:value-type="float">
            <text:p>23667</text:p>
          </table:table-cell>
          <table:table-cell table:formula="of:=[.C708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23680" calcext:value-type="float">
            <text:p>23680</text:p>
          </table:table-cell>
          <table:table-cell table:formula="of:=[.C709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office:value-type="float" office:value="23690" calcext:value-type="float">
            <text:p>23690</text:p>
          </table:table-cell>
          <table:table-cell table:formula="of:=[.C710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23683" calcext:value-type="float">
            <text:p>23683</text:p>
          </table:table-cell>
          <table:table-cell table:formula="of:=[.C71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office:value-type="float" office:value="23699" calcext:value-type="float">
            <text:p>23699</text:p>
          </table:table-cell>
          <table:table-cell table:formula="of:=[.C71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6" calcext:value-type="float">
            <text:p>106</text:p>
          </table:table-cell>
          <table:table-cell office:value-type="float" office:value="23699" calcext:value-type="float">
            <text:p>23699</text:p>
          </table:table-cell>
          <table:table-cell table:formula="of:=[.C713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6" calcext:value-type="float">
            <text:p>106</text:p>
          </table:table-cell>
          <table:table-cell office:value-type="float" office:value="23696" calcext:value-type="float">
            <text:p>23696</text:p>
          </table:table-cell>
          <table:table-cell table:formula="of:=[.C71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23696" calcext:value-type="float">
            <text:p>23696</text:p>
          </table:table-cell>
          <table:table-cell table:formula="of:=[.C71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6" calcext:value-type="float">
            <text:p>106</text:p>
          </table:table-cell>
          <table:table-cell office:value-type="float" office:value="23704" calcext:value-type="float">
            <text:p>23704</text:p>
          </table:table-cell>
          <table:table-cell table:formula="of:=[.C71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23709" calcext:value-type="float">
            <text:p>23709</text:p>
          </table:table-cell>
          <table:table-cell table:formula="of:=[.C71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23703" calcext:value-type="float">
            <text:p>23703</text:p>
          </table:table-cell>
          <table:table-cell table:formula="of:=[.C718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office:value-type="float" office:value="23706" calcext:value-type="float">
            <text:p>23706</text:p>
          </table:table-cell>
          <table:table-cell table:formula="of:=[.C71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6" calcext:value-type="float">
            <text:p>106</text:p>
          </table:table-cell>
          <table:table-cell office:value-type="float" office:value="23705" calcext:value-type="float">
            <text:p>23705</text:p>
          </table:table-cell>
          <table:table-cell table:formula="of:=[.C72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23707" calcext:value-type="float">
            <text:p>23707</text:p>
          </table:table-cell>
          <table:table-cell table:formula="of:=[.C72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3730" calcext:value-type="float">
            <text:p>23730</text:p>
          </table:table-cell>
          <table:table-cell table:formula="of:=[.C72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23727" calcext:value-type="float">
            <text:p>23727</text:p>
          </table:table-cell>
          <table:table-cell table:formula="of:=[.C72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23728" calcext:value-type="float">
            <text:p>23728</text:p>
          </table:table-cell>
          <table:table-cell table:formula="of:=[.C724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23745" calcext:value-type="float">
            <text:p>23745</text:p>
          </table:table-cell>
          <table:table-cell table:formula="of:=[.C725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23737" calcext:value-type="float">
            <text:p>23737</text:p>
          </table:table-cell>
          <table:table-cell table:formula="of:=[.C726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23723" calcext:value-type="float">
            <text:p>23723</text:p>
          </table:table-cell>
          <table:table-cell table:formula="of:=[.C72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23725" calcext:value-type="float">
            <text:p>23725</text:p>
          </table:table-cell>
          <table:table-cell table:formula="of:=[.C728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23706" calcext:value-type="float">
            <text:p>23706</text:p>
          </table:table-cell>
          <table:table-cell table:formula="of:=[.C72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23698" calcext:value-type="float">
            <text:p>23698</text:p>
          </table:table-cell>
          <table:table-cell table:formula="of:=[.C73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23692" calcext:value-type="float">
            <text:p>23692</text:p>
          </table:table-cell>
          <table:table-cell table:formula="of:=[.C73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23690" calcext:value-type="float">
            <text:p>23690</text:p>
          </table:table-cell>
          <table:table-cell table:formula="of:=[.C732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23684" calcext:value-type="float">
            <text:p>23684</text:p>
          </table:table-cell>
          <table:table-cell table:formula="of:=[.C733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23678" calcext:value-type="float">
            <text:p>23678</text:p>
          </table:table-cell>
          <table:table-cell table:formula="of:=[.C734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23674" calcext:value-type="float">
            <text:p>23674</text:p>
          </table:table-cell>
          <table:table-cell table:formula="of:=[.C735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23666" calcext:value-type="float">
            <text:p>23666</text:p>
          </table:table-cell>
          <table:table-cell table:formula="of:=[.C736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23663" calcext:value-type="float">
            <text:p>23663</text:p>
          </table:table-cell>
          <table:table-cell table:formula="of:=[.C737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23673" calcext:value-type="float">
            <text:p>23673</text:p>
          </table:table-cell>
          <table:table-cell table:formula="of:=[.C738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23670" calcext:value-type="float">
            <text:p>23670</text:p>
          </table:table-cell>
          <table:table-cell table:formula="of:=[.C739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23665" calcext:value-type="float">
            <text:p>23665</text:p>
          </table:table-cell>
          <table:table-cell table:formula="of:=[.C740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23671" calcext:value-type="float">
            <text:p>23671</text:p>
          </table:table-cell>
          <table:table-cell table:formula="of:=[.C741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23668" calcext:value-type="float">
            <text:p>23668</text:p>
          </table:table-cell>
          <table:table-cell table:formula="of:=[.C742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3671" calcext:value-type="float">
            <text:p>23671</text:p>
          </table:table-cell>
          <table:table-cell table:formula="of:=[.C743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23688" calcext:value-type="float">
            <text:p>23688</text:p>
          </table:table-cell>
          <table:table-cell table:formula="of:=[.C744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23651" calcext:value-type="float">
            <text:p>23651</text:p>
          </table:table-cell>
          <table:table-cell table:formula="of:=[.C745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23676" calcext:value-type="float">
            <text:p>23676</text:p>
          </table:table-cell>
          <table:table-cell table:formula="of:=[.C74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23677" calcext:value-type="float">
            <text:p>23677</text:p>
          </table:table-cell>
          <table:table-cell table:formula="of:=[.C747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23663" calcext:value-type="float">
            <text:p>23663</text:p>
          </table:table-cell>
          <table:table-cell table:formula="of:=[.C748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3666" calcext:value-type="float">
            <text:p>23666</text:p>
          </table:table-cell>
          <table:table-cell table:formula="of:=[.C749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23684" calcext:value-type="float">
            <text:p>23684</text:p>
          </table:table-cell>
          <table:table-cell table:formula="of:=[.C750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23693" calcext:value-type="float">
            <text:p>23693</text:p>
          </table:table-cell>
          <table:table-cell table:formula="of:=[.C75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23683" calcext:value-type="float">
            <text:p>23683</text:p>
          </table:table-cell>
          <table:table-cell table:formula="of:=[.C752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office:value-type="float" office:value="23692" calcext:value-type="float">
            <text:p>23692</text:p>
          </table:table-cell>
          <table:table-cell table:formula="of:=[.C75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23696" calcext:value-type="float">
            <text:p>23696</text:p>
          </table:table-cell>
          <table:table-cell table:formula="of:=[.C75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23678" calcext:value-type="float">
            <text:p>23678</text:p>
          </table:table-cell>
          <table:table-cell table:formula="of:=[.C755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23704" calcext:value-type="float">
            <text:p>23704</text:p>
          </table:table-cell>
          <table:table-cell table:formula="of:=[.C75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23700" calcext:value-type="float">
            <text:p>23700</text:p>
          </table:table-cell>
          <table:table-cell table:formula="of:=[.C75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  <table:table-cell office:value-type="float" office:value="23704" calcext:value-type="float">
            <text:p>23704</text:p>
          </table:table-cell>
          <table:table-cell table:formula="of:=[.C75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23706" calcext:value-type="float">
            <text:p>23706</text:p>
          </table:table-cell>
          <table:table-cell table:formula="of:=[.C75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23701" calcext:value-type="float">
            <text:p>23701</text:p>
          </table:table-cell>
          <table:table-cell table:formula="of:=[.C76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23732" calcext:value-type="float">
            <text:p>23732</text:p>
          </table:table-cell>
          <table:table-cell table:formula="of:=[.C761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office:value-type="float" office:value="23695" calcext:value-type="float">
            <text:p>23695</text:p>
          </table:table-cell>
          <table:table-cell table:formula="of:=[.C762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23710" calcext:value-type="float">
            <text:p>23710</text:p>
          </table:table-cell>
          <table:table-cell table:formula="of:=[.C76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23713" calcext:value-type="float">
            <text:p>23713</text:p>
          </table:table-cell>
          <table:table-cell table:formula="of:=[.C76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23680" calcext:value-type="float">
            <text:p>23680</text:p>
          </table:table-cell>
          <table:table-cell table:formula="of:=[.C765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</text:p>
          </table:table-cell>
          <table:table-cell office:value-type="float" office:value="23683" calcext:value-type="float">
            <text:p>23683</text:p>
          </table:table-cell>
          <table:table-cell table:formula="of:=[.C766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7" calcext:value-type="float">
            <text:p>107</text:p>
          </table:table-cell>
          <table:table-cell office:value-type="float" office:value="23686" calcext:value-type="float">
            <text:p>23686</text:p>
          </table:table-cell>
          <table:table-cell table:formula="of:=[.C76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23677" calcext:value-type="float">
            <text:p>23677</text:p>
          </table:table-cell>
          <table:table-cell table:formula="of:=[.C768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 office:value-type="float" office:value="23686" calcext:value-type="float">
            <text:p>23686</text:p>
          </table:table-cell>
          <table:table-cell table:formula="of:=[.C76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  <table:table-cell office:value-type="float" office:value="23688" calcext:value-type="float">
            <text:p>23688</text:p>
          </table:table-cell>
          <table:table-cell table:formula="of:=[.C770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23676" calcext:value-type="float">
            <text:p>23676</text:p>
          </table:table-cell>
          <table:table-cell table:formula="of:=[.C771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7" calcext:value-type="float">
            <text:p>107</text:p>
          </table:table-cell>
          <table:table-cell office:value-type="float" office:value="23692" calcext:value-type="float">
            <text:p>23692</text:p>
          </table:table-cell>
          <table:table-cell table:formula="of:=[.C772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23667" calcext:value-type="float">
            <text:p>23667</text:p>
          </table:table-cell>
          <table:table-cell table:formula="of:=[.C773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23682" calcext:value-type="float">
            <text:p>23682</text:p>
          </table:table-cell>
          <table:table-cell table:formula="of:=[.C774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23694" calcext:value-type="float">
            <text:p>23694</text:p>
          </table:table-cell>
          <table:table-cell table:formula="of:=[.C77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23693" calcext:value-type="float">
            <text:p>23693</text:p>
          </table:table-cell>
          <table:table-cell table:formula="of:=[.C776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23700" calcext:value-type="float">
            <text:p>23700</text:p>
          </table:table-cell>
          <table:table-cell table:formula="of:=[.C77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23686" calcext:value-type="float">
            <text:p>23686</text:p>
          </table:table-cell>
          <table:table-cell table:formula="of:=[.C778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23690" calcext:value-type="float">
            <text:p>23690</text:p>
          </table:table-cell>
          <table:table-cell table:formula="of:=[.C779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  <table:table-cell office:value-type="float" office:value="23701" calcext:value-type="float">
            <text:p>23701</text:p>
          </table:table-cell>
          <table:table-cell table:formula="of:=[.C78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  <table:table-cell office:value-type="float" office:value="23683" calcext:value-type="float">
            <text:p>23683</text:p>
          </table:table-cell>
          <table:table-cell table:formula="of:=[.C78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23717" calcext:value-type="float">
            <text:p>23717</text:p>
          </table:table-cell>
          <table:table-cell table:formula="of:=[.C78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  <table:table-cell office:value-type="float" office:value="23704" calcext:value-type="float">
            <text:p>23704</text:p>
          </table:table-cell>
          <table:table-cell table:formula="of:=[.C78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23710" calcext:value-type="float">
            <text:p>23710</text:p>
          </table:table-cell>
          <table:table-cell table:formula="of:=[.C78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office:value-type="float" office:value="23704" calcext:value-type="float">
            <text:p>23704</text:p>
          </table:table-cell>
          <table:table-cell table:formula="of:=[.C78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23712" calcext:value-type="float">
            <text:p>23712</text:p>
          </table:table-cell>
          <table:table-cell table:formula="of:=[.C78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3731" calcext:value-type="float">
            <text:p>23731</text:p>
          </table:table-cell>
          <table:table-cell table:formula="of:=[.C78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23755" calcext:value-type="float">
            <text:p>23755</text:p>
          </table:table-cell>
          <table:table-cell table:formula="of:=[.C788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23725" calcext:value-type="float">
            <text:p>23725</text:p>
          </table:table-cell>
          <table:table-cell table:formula="of:=[.C78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23742" calcext:value-type="float">
            <text:p>23742</text:p>
          </table:table-cell>
          <table:table-cell table:formula="of:=[.C790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23741" calcext:value-type="float">
            <text:p>23741</text:p>
          </table:table-cell>
          <table:table-cell table:formula="of:=[.C791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23738" calcext:value-type="float">
            <text:p>23738</text:p>
          </table:table-cell>
          <table:table-cell table:formula="of:=[.C792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3721" calcext:value-type="float">
            <text:p>23721</text:p>
          </table:table-cell>
          <table:table-cell table:formula="of:=[.C79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23723" calcext:value-type="float">
            <text:p>23723</text:p>
          </table:table-cell>
          <table:table-cell table:formula="of:=[.C79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23710" calcext:value-type="float">
            <text:p>23710</text:p>
          </table:table-cell>
          <table:table-cell table:formula="of:=[.C79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23692" calcext:value-type="float">
            <text:p>23692</text:p>
          </table:table-cell>
          <table:table-cell table:formula="of:=[.C79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23685" calcext:value-type="float">
            <text:p>23685</text:p>
          </table:table-cell>
          <table:table-cell table:formula="of:=[.C79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23688" calcext:value-type="float">
            <text:p>23688</text:p>
          </table:table-cell>
          <table:table-cell table:formula="of:=[.C79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23670" calcext:value-type="float">
            <text:p>23670</text:p>
          </table:table-cell>
          <table:table-cell table:formula="of:=[.C799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23675" calcext:value-type="float">
            <text:p>23675</text:p>
          </table:table-cell>
          <table:table-cell table:formula="of:=[.C800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23680" calcext:value-type="float">
            <text:p>23680</text:p>
          </table:table-cell>
          <table:table-cell table:formula="of:=[.C801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23667" calcext:value-type="float">
            <text:p>23667</text:p>
          </table:table-cell>
          <table:table-cell table:formula="of:=[.C802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23676" calcext:value-type="float">
            <text:p>23676</text:p>
          </table:table-cell>
          <table:table-cell table:formula="of:=[.C803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23663" calcext:value-type="float">
            <text:p>23663</text:p>
          </table:table-cell>
          <table:table-cell table:formula="of:=[.C804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office:value-type="float" office:value="23681" calcext:value-type="float">
            <text:p>23681</text:p>
          </table:table-cell>
          <table:table-cell table:formula="of:=[.C805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23679" calcext:value-type="float">
            <text:p>23679</text:p>
          </table:table-cell>
          <table:table-cell table:formula="of:=[.C806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3674" calcext:value-type="float">
            <text:p>23674</text:p>
          </table:table-cell>
          <table:table-cell table:formula="of:=[.C807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23668" calcext:value-type="float">
            <text:p>23668</text:p>
          </table:table-cell>
          <table:table-cell table:formula="of:=[.C808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23700" calcext:value-type="float">
            <text:p>23700</text:p>
          </table:table-cell>
          <table:table-cell table:formula="of:=[.C809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23669" calcext:value-type="float">
            <text:p>23669</text:p>
          </table:table-cell>
          <table:table-cell table:formula="of:=[.C81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23691" calcext:value-type="float">
            <text:p>23691</text:p>
          </table:table-cell>
          <table:table-cell table:formula="of:=[.C811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23689" calcext:value-type="float">
            <text:p>23689</text:p>
          </table:table-cell>
          <table:table-cell table:formula="of:=[.C812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 office:value-type="float" office:value="23669" calcext:value-type="float">
            <text:p>23669</text:p>
          </table:table-cell>
          <table:table-cell table:formula="of:=[.C813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23699" calcext:value-type="float">
            <text:p>23699</text:p>
          </table:table-cell>
          <table:table-cell table:formula="of:=[.C81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3693" calcext:value-type="float">
            <text:p>23693</text:p>
          </table:table-cell>
          <table:table-cell table:formula="of:=[.C81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23703" calcext:value-type="float">
            <text:p>23703</text:p>
          </table:table-cell>
          <table:table-cell table:formula="of:=[.C81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23702" calcext:value-type="float">
            <text:p>23702</text:p>
          </table:table-cell>
          <table:table-cell table:formula="of:=[.C81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office:value-type="float" office:value="23704" calcext:value-type="float">
            <text:p>23704</text:p>
          </table:table-cell>
          <table:table-cell table:formula="of:=[.C81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23709" calcext:value-type="float">
            <text:p>23709</text:p>
          </table:table-cell>
          <table:table-cell table:formula="of:=[.C819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23705" calcext:value-type="float">
            <text:p>23705</text:p>
          </table:table-cell>
          <table:table-cell table:formula="of:=[.C82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office:value-type="float" office:value="23708" calcext:value-type="float">
            <text:p>23708</text:p>
          </table:table-cell>
          <table:table-cell table:formula="of:=[.C82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23707" calcext:value-type="float">
            <text:p>23707</text:p>
          </table:table-cell>
          <table:table-cell table:formula="of:=[.C82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23715" calcext:value-type="float">
            <text:p>23715</text:p>
          </table:table-cell>
          <table:table-cell table:formula="of:=[.C82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23711" calcext:value-type="float">
            <text:p>23711</text:p>
          </table:table-cell>
          <table:table-cell table:formula="of:=[.C82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8" calcext:value-type="float">
            <text:p>108</text:p>
          </table:table-cell>
          <table:table-cell office:value-type="float" office:value="23724" calcext:value-type="float">
            <text:p>23724</text:p>
          </table:table-cell>
          <table:table-cell table:formula="of:=[.C825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23721" calcext:value-type="float">
            <text:p>23721</text:p>
          </table:table-cell>
          <table:table-cell table:formula="of:=[.C82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23713" calcext:value-type="float">
            <text:p>23713</text:p>
          </table:table-cell>
          <table:table-cell table:formula="of:=[.C82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office:value-type="float" office:value="23704" calcext:value-type="float">
            <text:p>23704</text:p>
          </table:table-cell>
          <table:table-cell table:formula="of:=[.C82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23710" calcext:value-type="float">
            <text:p>23710</text:p>
          </table:table-cell>
          <table:table-cell table:formula="of:=[.C82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23698" calcext:value-type="float">
            <text:p>23698</text:p>
          </table:table-cell>
          <table:table-cell table:formula="of:=[.C83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23714" calcext:value-type="float">
            <text:p>23714</text:p>
          </table:table-cell>
          <table:table-cell table:formula="of:=[.C83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8" calcext:value-type="float">
            <text:p>108</text:p>
          </table:table-cell>
          <table:table-cell office:value-type="float" office:value="23699" calcext:value-type="float">
            <text:p>23699</text:p>
          </table:table-cell>
          <table:table-cell table:formula="of:=[.C83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23682" calcext:value-type="float">
            <text:p>23682</text:p>
          </table:table-cell>
          <table:table-cell table:formula="of:=[.C833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23667" calcext:value-type="float">
            <text:p>23667</text:p>
          </table:table-cell>
          <table:table-cell table:formula="of:=[.C834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23676" calcext:value-type="float">
            <text:p>23676</text:p>
          </table:table-cell>
          <table:table-cell table:formula="of:=[.C835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23676" calcext:value-type="float">
            <text:p>23676</text:p>
          </table:table-cell>
          <table:table-cell table:formula="of:=[.C83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23682" calcext:value-type="float">
            <text:p>23682</text:p>
          </table:table-cell>
          <table:table-cell table:formula="of:=[.C837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23681" calcext:value-type="float">
            <text:p>23681</text:p>
          </table:table-cell>
          <table:table-cell table:formula="of:=[.C83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23666" calcext:value-type="float">
            <text:p>23666</text:p>
          </table:table-cell>
          <table:table-cell table:formula="of:=[.C839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  <table:table-cell office:value-type="float" office:value="23700" calcext:value-type="float">
            <text:p>23700</text:p>
          </table:table-cell>
          <table:table-cell table:formula="of:=[.C84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office:value-type="float" office:value="23677" calcext:value-type="float">
            <text:p>23677</text:p>
          </table:table-cell>
          <table:table-cell table:formula="of:=[.C841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  <table:table-cell office:value-type="float" office:value="23686" calcext:value-type="float">
            <text:p>23686</text:p>
          </table:table-cell>
          <table:table-cell table:formula="of:=[.C842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float" office:value="23703" calcext:value-type="float">
            <text:p>23703</text:p>
          </table:table-cell>
          <table:table-cell table:formula="of:=[.C84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8" calcext:value-type="float">
            <text:p>108</text:p>
          </table:table-cell>
          <table:table-cell office:value-type="float" office:value="23698" calcext:value-type="float">
            <text:p>23698</text:p>
          </table:table-cell>
          <table:table-cell table:formula="of:=[.C84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float" office:value="23689" calcext:value-type="float">
            <text:p>23689</text:p>
          </table:table-cell>
          <table:table-cell table:formula="of:=[.C84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23710" calcext:value-type="float">
            <text:p>23710</text:p>
          </table:table-cell>
          <table:table-cell table:formula="of:=[.C84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3699" calcext:value-type="float">
            <text:p>23699</text:p>
          </table:table-cell>
          <table:table-cell table:formula="of:=[.C84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 office:value-type="float" office:value="23701" calcext:value-type="float">
            <text:p>23701</text:p>
          </table:table-cell>
          <table:table-cell table:formula="of:=[.C848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23688" calcext:value-type="float">
            <text:p>23688</text:p>
          </table:table-cell>
          <table:table-cell table:formula="of:=[.C84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  <table:table-cell office:value-type="float" office:value="23686" calcext:value-type="float">
            <text:p>23686</text:p>
          </table:table-cell>
          <table:table-cell table:formula="of:=[.C850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23695" calcext:value-type="float">
            <text:p>23695</text:p>
          </table:table-cell>
          <table:table-cell table:formula="of:=[.C851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23734" calcext:value-type="float">
            <text:p>23734</text:p>
          </table:table-cell>
          <table:table-cell table:formula="of:=[.C852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23741" calcext:value-type="float">
            <text:p>23741</text:p>
          </table:table-cell>
          <table:table-cell table:formula="of:=[.C85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23757" calcext:value-type="float">
            <text:p>23757</text:p>
          </table:table-cell>
          <table:table-cell table:formula="of:=[.C854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23751" calcext:value-type="float">
            <text:p>23751</text:p>
          </table:table-cell>
          <table:table-cell table:formula="of:=[.C855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23743" calcext:value-type="float">
            <text:p>23743</text:p>
          </table:table-cell>
          <table:table-cell table:formula="of:=[.C856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3722" calcext:value-type="float">
            <text:p>23722</text:p>
          </table:table-cell>
          <table:table-cell table:formula="of:=[.C85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23722" calcext:value-type="float">
            <text:p>23722</text:p>
          </table:table-cell>
          <table:table-cell table:formula="of:=[.C858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23714" calcext:value-type="float">
            <text:p>23714</text:p>
          </table:table-cell>
          <table:table-cell table:formula="of:=[.C85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23703" calcext:value-type="float">
            <text:p>23703</text:p>
          </table:table-cell>
          <table:table-cell table:formula="of:=[.C86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23690" calcext:value-type="float">
            <text:p>23690</text:p>
          </table:table-cell>
          <table:table-cell table:formula="of:=[.C861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23698" calcext:value-type="float">
            <text:p>23698</text:p>
          </table:table-cell>
          <table:table-cell table:formula="of:=[.C862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23685" calcext:value-type="float">
            <text:p>23685</text:p>
          </table:table-cell>
          <table:table-cell table:formula="of:=[.C863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23700" calcext:value-type="float">
            <text:p>23700</text:p>
          </table:table-cell>
          <table:table-cell table:formula="of:=[.C86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3689" calcext:value-type="float">
            <text:p>23689</text:p>
          </table:table-cell>
          <table:table-cell table:formula="of:=[.C86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23675" calcext:value-type="float">
            <text:p>23675</text:p>
          </table:table-cell>
          <table:table-cell table:formula="of:=[.C866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23677" calcext:value-type="float">
            <text:p>23677</text:p>
          </table:table-cell>
          <table:table-cell table:formula="of:=[.C867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23657" calcext:value-type="float">
            <text:p>23657</text:p>
          </table:table-cell>
          <table:table-cell table:formula="of:=[.C868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23663" calcext:value-type="float">
            <text:p>23663</text:p>
          </table:table-cell>
          <table:table-cell table:formula="of:=[.C869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23674" calcext:value-type="float">
            <text:p>23674</text:p>
          </table:table-cell>
          <table:table-cell table:formula="of:=[.C87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3683" calcext:value-type="float">
            <text:p>23683</text:p>
          </table:table-cell>
          <table:table-cell table:formula="of:=[.C87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23686" calcext:value-type="float">
            <text:p>23686</text:p>
          </table:table-cell>
          <table:table-cell table:formula="of:=[.C872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23675" calcext:value-type="float">
            <text:p>23675</text:p>
          </table:table-cell>
          <table:table-cell table:formula="of:=[.C87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23677" calcext:value-type="float">
            <text:p>23677</text:p>
          </table:table-cell>
          <table:table-cell table:formula="of:=[.C874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23678" calcext:value-type="float">
            <text:p>23678</text:p>
          </table:table-cell>
          <table:table-cell table:formula="of:=[.C875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23679" calcext:value-type="float">
            <text:p>23679</text:p>
          </table:table-cell>
          <table:table-cell table:formula="of:=[.C876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23694" calcext:value-type="float">
            <text:p>23694</text:p>
          </table:table-cell>
          <table:table-cell table:formula="of:=[.C877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23689" calcext:value-type="float">
            <text:p>23689</text:p>
          </table:table-cell>
          <table:table-cell table:formula="of:=[.C878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23696" calcext:value-type="float">
            <text:p>23696</text:p>
          </table:table-cell>
          <table:table-cell table:formula="of:=[.C87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23699" calcext:value-type="float">
            <text:p>23699</text:p>
          </table:table-cell>
          <table:table-cell table:formula="of:=[.C88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23717" calcext:value-type="float">
            <text:p>23717</text:p>
          </table:table-cell>
          <table:table-cell table:formula="of:=[.C881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23715" calcext:value-type="float">
            <text:p>23715</text:p>
          </table:table-cell>
          <table:table-cell table:formula="of:=[.C88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23724" calcext:value-type="float">
            <text:p>23724</text:p>
          </table:table-cell>
          <table:table-cell table:formula="of:=[.C88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23724" calcext:value-type="float">
            <text:p>23724</text:p>
          </table:table-cell>
          <table:table-cell table:formula="of:=[.C88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9" calcext:value-type="float">
            <text:p>109</text:p>
          </table:table-cell>
          <table:table-cell office:value-type="float" office:value="23725" calcext:value-type="float">
            <text:p>23725</text:p>
          </table:table-cell>
          <table:table-cell table:formula="of:=[.C88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23747" calcext:value-type="float">
            <text:p>23747</text:p>
          </table:table-cell>
          <table:table-cell table:formula="of:=[.C886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23722" calcext:value-type="float">
            <text:p>23722</text:p>
          </table:table-cell>
          <table:table-cell table:formula="of:=[.C88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23726" calcext:value-type="float">
            <text:p>23726</text:p>
          </table:table-cell>
          <table:table-cell table:formula="of:=[.C888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23737" calcext:value-type="float">
            <text:p>23737</text:p>
          </table:table-cell>
          <table:table-cell table:formula="of:=[.C889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23712" calcext:value-type="float">
            <text:p>23712</text:p>
          </table:table-cell>
          <table:table-cell table:formula="of:=[.C89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23722" calcext:value-type="float">
            <text:p>23722</text:p>
          </table:table-cell>
          <table:table-cell table:formula="of:=[.C891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23726" calcext:value-type="float">
            <text:p>23726</text:p>
          </table:table-cell>
          <table:table-cell table:formula="of:=[.C89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" calcext:value-type="float">
            <text:p>109</text:p>
          </table:table-cell>
          <table:table-cell office:value-type="float" office:value="23713" calcext:value-type="float">
            <text:p>23713</text:p>
          </table:table-cell>
          <table:table-cell table:formula="of:=[.C893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23707" calcext:value-type="float">
            <text:p>23707</text:p>
          </table:table-cell>
          <table:table-cell table:formula="of:=[.C89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23708" calcext:value-type="float">
            <text:p>23708</text:p>
          </table:table-cell>
          <table:table-cell table:formula="of:=[.C89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23705" calcext:value-type="float">
            <text:p>23705</text:p>
          </table:table-cell>
          <table:table-cell table:formula="of:=[.C89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23695" calcext:value-type="float">
            <text:p>23695</text:p>
          </table:table-cell>
          <table:table-cell table:formula="of:=[.C897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9" calcext:value-type="float">
            <text:p>109</text:p>
          </table:table-cell>
          <table:table-cell office:value-type="float" office:value="23703" calcext:value-type="float">
            <text:p>23703</text:p>
          </table:table-cell>
          <table:table-cell table:formula="of:=[.C898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23708" calcext:value-type="float">
            <text:p>23708</text:p>
          </table:table-cell>
          <table:table-cell table:formula="of:=[.C89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  <table:table-cell office:value-type="float" office:value="23678" calcext:value-type="float">
            <text:p>23678</text:p>
          </table:table-cell>
          <table:table-cell table:formula="of:=[.C900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23669" calcext:value-type="float">
            <text:p>23669</text:p>
          </table:table-cell>
          <table:table-cell table:formula="of:=[.C901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23678" calcext:value-type="float">
            <text:p>23678</text:p>
          </table:table-cell>
          <table:table-cell table:formula="of:=[.C902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23679" calcext:value-type="float">
            <text:p>23679</text:p>
          </table:table-cell>
          <table:table-cell table:formula="of:=[.C903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23683" calcext:value-type="float">
            <text:p>23683</text:p>
          </table:table-cell>
          <table:table-cell table:formula="of:=[.C904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23708" calcext:value-type="float">
            <text:p>23708</text:p>
          </table:table-cell>
          <table:table-cell table:formula="of:=[.C90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23676" calcext:value-type="float">
            <text:p>23676</text:p>
          </table:table-cell>
          <table:table-cell table:formula="of:=[.C90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" calcext:value-type="float">
            <text:p>109</text:p>
          </table:table-cell>
          <table:table-cell office:value-type="float" office:value="23700" calcext:value-type="float">
            <text:p>23700</text:p>
          </table:table-cell>
          <table:table-cell table:formula="of:=[.C90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23684" calcext:value-type="float">
            <text:p>23684</text:p>
          </table:table-cell>
          <table:table-cell table:formula="of:=[.C908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" calcext:value-type="float">
            <text:p>109</text:p>
          </table:table-cell>
          <table:table-cell office:value-type="float" office:value="23693" calcext:value-type="float">
            <text:p>23693</text:p>
          </table:table-cell>
          <table:table-cell table:formula="of:=[.C90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9" calcext:value-type="float">
            <text:p>109</text:p>
          </table:table-cell>
          <table:table-cell office:value-type="float" office:value="23699" calcext:value-type="float">
            <text:p>23699</text:p>
          </table:table-cell>
          <table:table-cell table:formula="of:=[.C91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23714" calcext:value-type="float">
            <text:p>23714</text:p>
          </table:table-cell>
          <table:table-cell table:formula="of:=[.C91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23678" calcext:value-type="float">
            <text:p>23678</text:p>
          </table:table-cell>
          <table:table-cell table:formula="of:=[.C912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23670" calcext:value-type="float">
            <text:p>23670</text:p>
          </table:table-cell>
          <table:table-cell table:formula="of:=[.C913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" calcext:value-type="float">
            <text:p>109</text:p>
          </table:table-cell>
          <table:table-cell office:value-type="float" office:value="23690" calcext:value-type="float">
            <text:p>23690</text:p>
          </table:table-cell>
          <table:table-cell table:formula="of:=[.C914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23703" calcext:value-type="float">
            <text:p>23703</text:p>
          </table:table-cell>
          <table:table-cell table:formula="of:=[.C91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23712" calcext:value-type="float">
            <text:p>23712</text:p>
          </table:table-cell>
          <table:table-cell table:formula="of:=[.C91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23722" calcext:value-type="float">
            <text:p>23722</text:p>
          </table:table-cell>
          <table:table-cell table:formula="of:=[.C91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23736" calcext:value-type="float">
            <text:p>23736</text:p>
          </table:table-cell>
          <table:table-cell table:formula="of:=[.C918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23716" calcext:value-type="float">
            <text:p>23716</text:p>
          </table:table-cell>
          <table:table-cell table:formula="of:=[.C91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23716" calcext:value-type="float">
            <text:p>23716</text:p>
          </table:table-cell>
          <table:table-cell table:formula="of:=[.C92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23746" calcext:value-type="float">
            <text:p>23746</text:p>
          </table:table-cell>
          <table:table-cell table:formula="of:=[.C921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3718" calcext:value-type="float">
            <text:p>23718</text:p>
          </table:table-cell>
          <table:table-cell table:formula="of:=[.C92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23712" calcext:value-type="float">
            <text:p>23712</text:p>
          </table:table-cell>
          <table:table-cell table:formula="of:=[.C92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3700" calcext:value-type="float">
            <text:p>23700</text:p>
          </table:table-cell>
          <table:table-cell table:formula="of:=[.C92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23706" calcext:value-type="float">
            <text:p>23706</text:p>
          </table:table-cell>
          <table:table-cell table:formula="of:=[.C92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23697" calcext:value-type="float">
            <text:p>23697</text:p>
          </table:table-cell>
          <table:table-cell table:formula="of:=[.C92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23687" calcext:value-type="float">
            <text:p>23687</text:p>
          </table:table-cell>
          <table:table-cell table:formula="of:=[.C927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3678" calcext:value-type="float">
            <text:p>23678</text:p>
          </table:table-cell>
          <table:table-cell table:formula="of:=[.C928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23686" calcext:value-type="float">
            <text:p>23686</text:p>
          </table:table-cell>
          <table:table-cell table:formula="of:=[.C92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23689" calcext:value-type="float">
            <text:p>23689</text:p>
          </table:table-cell>
          <table:table-cell table:formula="of:=[.C930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23681" calcext:value-type="float">
            <text:p>23681</text:p>
          </table:table-cell>
          <table:table-cell table:formula="of:=[.C931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23679" calcext:value-type="float">
            <text:p>23679</text:p>
          </table:table-cell>
          <table:table-cell table:formula="of:=[.C932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23661" calcext:value-type="float">
            <text:p>23661</text:p>
          </table:table-cell>
          <table:table-cell table:formula="of:=[.C933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23661" calcext:value-type="float">
            <text:p>23661</text:p>
          </table:table-cell>
          <table:table-cell table:formula="of:=[.C934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23674" calcext:value-type="float">
            <text:p>23674</text:p>
          </table:table-cell>
          <table:table-cell table:formula="of:=[.C935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23697" calcext:value-type="float">
            <text:p>23697</text:p>
          </table:table-cell>
          <table:table-cell table:formula="of:=[.C93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23682" calcext:value-type="float">
            <text:p>23682</text:p>
          </table:table-cell>
          <table:table-cell table:formula="of:=[.C937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23704" calcext:value-type="float">
            <text:p>23704</text:p>
          </table:table-cell>
          <table:table-cell table:formula="of:=[.C93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23678" calcext:value-type="float">
            <text:p>23678</text:p>
          </table:table-cell>
          <table:table-cell table:formula="of:=[.C939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23678" calcext:value-type="float">
            <text:p>23678</text:p>
          </table:table-cell>
          <table:table-cell table:formula="of:=[.C940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23688" calcext:value-type="float">
            <text:p>23688</text:p>
          </table:table-cell>
          <table:table-cell table:formula="of:=[.C941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23707" calcext:value-type="float">
            <text:p>23707</text:p>
          </table:table-cell>
          <table:table-cell table:formula="of:=[.C94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3691" calcext:value-type="float">
            <text:p>23691</text:p>
          </table:table-cell>
          <table:table-cell table:formula="of:=[.C94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23693" calcext:value-type="float">
            <text:p>23693</text:p>
          </table:table-cell>
          <table:table-cell table:formula="of:=[.C94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23708" calcext:value-type="float">
            <text:p>23708</text:p>
          </table:table-cell>
          <table:table-cell table:formula="of:=[.C94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23710" calcext:value-type="float">
            <text:p>23710</text:p>
          </table:table-cell>
          <table:table-cell table:formula="of:=[.C94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23710" calcext:value-type="float">
            <text:p>23710</text:p>
          </table:table-cell>
          <table:table-cell table:formula="of:=[.C947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23712" calcext:value-type="float">
            <text:p>23712</text:p>
          </table:table-cell>
          <table:table-cell table:formula="of:=[.C94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23718" calcext:value-type="float">
            <text:p>23718</text:p>
          </table:table-cell>
          <table:table-cell table:formula="of:=[.C949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23716" calcext:value-type="float">
            <text:p>23716</text:p>
          </table:table-cell>
          <table:table-cell table:formula="of:=[.C95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float" office:value="23718" calcext:value-type="float">
            <text:p>23718</text:p>
          </table:table-cell>
          <table:table-cell table:formula="of:=[.C95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23726" calcext:value-type="float">
            <text:p>23726</text:p>
          </table:table-cell>
          <table:table-cell table:formula="of:=[.C95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23744" calcext:value-type="float">
            <text:p>23744</text:p>
          </table:table-cell>
          <table:table-cell table:formula="of:=[.C953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23742" calcext:value-type="float">
            <text:p>23742</text:p>
          </table:table-cell>
          <table:table-cell table:formula="of:=[.C954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23751" calcext:value-type="float">
            <text:p>23751</text:p>
          </table:table-cell>
          <table:table-cell table:formula="of:=[.C955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23740" calcext:value-type="float">
            <text:p>23740</text:p>
          </table:table-cell>
          <table:table-cell table:formula="of:=[.C956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23717" calcext:value-type="float">
            <text:p>23717</text:p>
          </table:table-cell>
          <table:table-cell table:formula="of:=[.C95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float" office:value="23730" calcext:value-type="float">
            <text:p>23730</text:p>
          </table:table-cell>
          <table:table-cell table:formula="of:=[.C958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23725" calcext:value-type="float">
            <text:p>23725</text:p>
          </table:table-cell>
          <table:table-cell table:formula="of:=[.C95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3700" calcext:value-type="float">
            <text:p>23700</text:p>
          </table:table-cell>
          <table:table-cell table:formula="of:=[.C96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23692" calcext:value-type="float">
            <text:p>23692</text:p>
          </table:table-cell>
          <table:table-cell table:formula="of:=[.C96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3711" calcext:value-type="float">
            <text:p>23711</text:p>
          </table:table-cell>
          <table:table-cell table:formula="of:=[.C96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23704" calcext:value-type="float">
            <text:p>23704</text:p>
          </table:table-cell>
          <table:table-cell table:formula="of:=[.C96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23698" calcext:value-type="float">
            <text:p>23698</text:p>
          </table:table-cell>
          <table:table-cell table:formula="of:=[.C96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23687" calcext:value-type="float">
            <text:p>23687</text:p>
          </table:table-cell>
          <table:table-cell table:formula="of:=[.C965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23674" calcext:value-type="float">
            <text:p>23674</text:p>
          </table:table-cell>
          <table:table-cell table:formula="of:=[.C966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23671" calcext:value-type="float">
            <text:p>23671</text:p>
          </table:table-cell>
          <table:table-cell table:formula="of:=[.C967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23679" calcext:value-type="float">
            <text:p>23679</text:p>
          </table:table-cell>
          <table:table-cell table:formula="of:=[.C968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23686" calcext:value-type="float">
            <text:p>23686</text:p>
          </table:table-cell>
          <table:table-cell table:formula="of:=[.C96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3701" calcext:value-type="float">
            <text:p>23701</text:p>
          </table:table-cell>
          <table:table-cell table:formula="of:=[.C97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23679" calcext:value-type="float">
            <text:p>23679</text:p>
          </table:table-cell>
          <table:table-cell table:formula="of:=[.C971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23677" calcext:value-type="float">
            <text:p>23677</text:p>
          </table:table-cell>
          <table:table-cell table:formula="of:=[.C97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23671" calcext:value-type="float">
            <text:p>23671</text:p>
          </table:table-cell>
          <table:table-cell table:formula="of:=[.C973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23684" calcext:value-type="float">
            <text:p>23684</text:p>
          </table:table-cell>
          <table:table-cell table:formula="of:=[.C974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office:value-type="float" office:value="23694" calcext:value-type="float">
            <text:p>23694</text:p>
          </table:table-cell>
          <table:table-cell table:formula="of:=[.C97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23686" calcext:value-type="float">
            <text:p>23686</text:p>
          </table:table-cell>
          <table:table-cell table:formula="of:=[.C976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23688" calcext:value-type="float">
            <text:p>23688</text:p>
          </table:table-cell>
          <table:table-cell table:formula="of:=[.C977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23689" calcext:value-type="float">
            <text:p>23689</text:p>
          </table:table-cell>
          <table:table-cell table:formula="of:=[.C978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23690" calcext:value-type="float">
            <text:p>23690</text:p>
          </table:table-cell>
          <table:table-cell table:formula="of:=[.C979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23706" calcext:value-type="float">
            <text:p>23706</text:p>
          </table:table-cell>
          <table:table-cell table:formula="of:=[.C98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23693" calcext:value-type="float">
            <text:p>23693</text:p>
          </table:table-cell>
          <table:table-cell table:formula="of:=[.C98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23733" calcext:value-type="float">
            <text:p>23733</text:p>
          </table:table-cell>
          <table:table-cell table:formula="of:=[.C98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23745" calcext:value-type="float">
            <text:p>23745</text:p>
          </table:table-cell>
          <table:table-cell table:formula="of:=[.C983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23722" calcext:value-type="float">
            <text:p>23722</text:p>
          </table:table-cell>
          <table:table-cell table:formula="of:=[.C984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23725" calcext:value-type="float">
            <text:p>23725</text:p>
          </table:table-cell>
          <table:table-cell table:formula="of:=[.C98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23733" calcext:value-type="float">
            <text:p>23733</text:p>
          </table:table-cell>
          <table:table-cell table:formula="of:=[.C986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3724" calcext:value-type="float">
            <text:p>23724</text:p>
          </table:table-cell>
          <table:table-cell table:formula="of:=[.C98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23712" calcext:value-type="float">
            <text:p>23712</text:p>
          </table:table-cell>
          <table:table-cell table:formula="of:=[.C98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23716" calcext:value-type="float">
            <text:p>23716</text:p>
          </table:table-cell>
          <table:table-cell table:formula="of:=[.C98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23695" calcext:value-type="float">
            <text:p>23695</text:p>
          </table:table-cell>
          <table:table-cell table:formula="of:=[.C990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23677" calcext:value-type="float">
            <text:p>23677</text:p>
          </table:table-cell>
          <table:table-cell table:formula="of:=[.C991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23662" calcext:value-type="float">
            <text:p>23662</text:p>
          </table:table-cell>
          <table:table-cell table:formula="of:=[.C992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23694" calcext:value-type="float">
            <text:p>23694</text:p>
          </table:table-cell>
          <table:table-cell table:formula="of:=[.C99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23688" calcext:value-type="float">
            <text:p>23688</text:p>
          </table:table-cell>
          <table:table-cell table:formula="of:=[.C994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23686" calcext:value-type="float">
            <text:p>23686</text:p>
          </table:table-cell>
          <table:table-cell table:formula="of:=[.C99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23680" calcext:value-type="float">
            <text:p>23680</text:p>
          </table:table-cell>
          <table:table-cell table:formula="of:=[.C996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23681" calcext:value-type="float">
            <text:p>23681</text:p>
          </table:table-cell>
          <table:table-cell table:formula="of:=[.C99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23675" calcext:value-type="float">
            <text:p>23675</text:p>
          </table:table-cell>
          <table:table-cell table:formula="of:=[.C998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23671" calcext:value-type="float">
            <text:p>23671</text:p>
          </table:table-cell>
          <table:table-cell table:formula="of:=[.C999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23684" calcext:value-type="float">
            <text:p>23684</text:p>
          </table:table-cell>
          <table:table-cell table:formula="of:=[.C1000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3679" calcext:value-type="float">
            <text:p>23679</text:p>
          </table:table-cell>
          <table:table-cell table:formula="of:=[.C1001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23689" calcext:value-type="float">
            <text:p>23689</text:p>
          </table:table-cell>
          <table:table-cell table:formula="of:=[.C1002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office:value-type="float" office:value="23673" calcext:value-type="float">
            <text:p>23673</text:p>
          </table:table-cell>
          <table:table-cell table:formula="of:=[.C1003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23687" calcext:value-type="float">
            <text:p>23687</text:p>
          </table:table-cell>
          <table:table-cell table:formula="of:=[.C100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23672" calcext:value-type="float">
            <text:p>23672</text:p>
          </table:table-cell>
          <table:table-cell table:formula="of:=[.C1005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23689" calcext:value-type="float">
            <text:p>23689</text:p>
          </table:table-cell>
          <table:table-cell table:formula="of:=[.C1006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23708" calcext:value-type="float">
            <text:p>23708</text:p>
          </table:table-cell>
          <table:table-cell table:formula="of:=[.C100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23668" calcext:value-type="float">
            <text:p>23668</text:p>
          </table:table-cell>
          <table:table-cell table:formula="of:=[.C1008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23695" calcext:value-type="float">
            <text:p>23695</text:p>
          </table:table-cell>
          <table:table-cell table:formula="of:=[.C100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23698" calcext:value-type="float">
            <text:p>23698</text:p>
          </table:table-cell>
          <table:table-cell table:formula="of:=[.C101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  <table:table-cell office:value-type="float" office:value="23709" calcext:value-type="float">
            <text:p>23709</text:p>
          </table:table-cell>
          <table:table-cell table:formula="of:=[.C101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 office:value-type="float" office:value="23720" calcext:value-type="float">
            <text:p>23720</text:p>
          </table:table-cell>
          <table:table-cell table:formula="of:=[.C101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23728" calcext:value-type="float">
            <text:p>23728</text:p>
          </table:table-cell>
          <table:table-cell table:formula="of:=[.C1013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23735" calcext:value-type="float">
            <text:p>23735</text:p>
          </table:table-cell>
          <table:table-cell table:formula="of:=[.C1014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23730" calcext:value-type="float">
            <text:p>23730</text:p>
          </table:table-cell>
          <table:table-cell table:formula="of:=[.C1015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23740" calcext:value-type="float">
            <text:p>23740</text:p>
          </table:table-cell>
          <table:table-cell table:formula="of:=[.C1016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23752" calcext:value-type="float">
            <text:p>23752</text:p>
          </table:table-cell>
          <table:table-cell table:formula="of:=[.C1017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office:value-type="float" office:value="23743" calcext:value-type="float">
            <text:p>23743</text:p>
          </table:table-cell>
          <table:table-cell table:formula="of:=[.C1018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1" calcext:value-type="float">
            <text:p>111</text:p>
          </table:table-cell>
          <table:table-cell office:value-type="float" office:value="23741" calcext:value-type="float">
            <text:p>23741</text:p>
          </table:table-cell>
          <table:table-cell table:formula="of:=[.C1019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1" calcext:value-type="float">
            <text:p>111</text:p>
          </table:table-cell>
          <table:table-cell office:value-type="float" office:value="23729" calcext:value-type="float">
            <text:p>23729</text:p>
          </table:table-cell>
          <table:table-cell table:formula="of:=[.C1020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23727" calcext:value-type="float">
            <text:p>23727</text:p>
          </table:table-cell>
          <table:table-cell table:formula="of:=[.C102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23722" calcext:value-type="float">
            <text:p>23722</text:p>
          </table:table-cell>
          <table:table-cell table:formula="of:=[.C1022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23709" calcext:value-type="float">
            <text:p>23709</text:p>
          </table:table-cell>
          <table:table-cell table:formula="of:=[.C102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23694" calcext:value-type="float">
            <text:p>23694</text:p>
          </table:table-cell>
          <table:table-cell table:formula="of:=[.C1024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23715" calcext:value-type="float">
            <text:p>23715</text:p>
          </table:table-cell>
          <table:table-cell table:formula="of:=[.C102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1" calcext:value-type="float">
            <text:p>111</text:p>
          </table:table-cell>
          <table:table-cell office:value-type="float" office:value="23698" calcext:value-type="float">
            <text:p>23698</text:p>
          </table:table-cell>
          <table:table-cell table:formula="of:=[.C1026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office:value-type="float" office:value="23709" calcext:value-type="float">
            <text:p>23709</text:p>
          </table:table-cell>
          <table:table-cell table:formula="of:=[.C102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1" calcext:value-type="float">
            <text:p>111</text:p>
          </table:table-cell>
          <table:table-cell office:value-type="float" office:value="23701" calcext:value-type="float">
            <text:p>23701</text:p>
          </table:table-cell>
          <table:table-cell table:formula="of:=[.C1028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23707" calcext:value-type="float">
            <text:p>23707</text:p>
          </table:table-cell>
          <table:table-cell table:formula="of:=[.C102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1" calcext:value-type="float">
            <text:p>111</text:p>
          </table:table-cell>
          <table:table-cell office:value-type="float" office:value="23696" calcext:value-type="float">
            <text:p>23696</text:p>
          </table:table-cell>
          <table:table-cell table:formula="of:=[.C103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23678" calcext:value-type="float">
            <text:p>23678</text:p>
          </table:table-cell>
          <table:table-cell table:formula="of:=[.C1031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1" calcext:value-type="float">
            <text:p>111</text:p>
          </table:table-cell>
          <table:table-cell office:value-type="float" office:value="23677" calcext:value-type="float">
            <text:p>23677</text:p>
          </table:table-cell>
          <table:table-cell table:formula="of:=[.C103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23685" calcext:value-type="float">
            <text:p>23685</text:p>
          </table:table-cell>
          <table:table-cell table:formula="of:=[.C1033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23688" calcext:value-type="float">
            <text:p>23688</text:p>
          </table:table-cell>
          <table:table-cell table:formula="of:=[.C1034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23696" calcext:value-type="float">
            <text:p>23696</text:p>
          </table:table-cell>
          <table:table-cell table:formula="of:=[.C103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office:value-type="float" office:value="23685" calcext:value-type="float">
            <text:p>23685</text:p>
          </table:table-cell>
          <table:table-cell table:formula="of:=[.C103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23689" calcext:value-type="float">
            <text:p>23689</text:p>
          </table:table-cell>
          <table:table-cell table:formula="of:=[.C1037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23671" calcext:value-type="float">
            <text:p>23671</text:p>
          </table:table-cell>
          <table:table-cell table:formula="of:=[.C1038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1" calcext:value-type="float">
            <text:p>111</text:p>
          </table:table-cell>
          <table:table-cell office:value-type="float" office:value="23682" calcext:value-type="float">
            <text:p>23682</text:p>
          </table:table-cell>
          <table:table-cell table:formula="of:=[.C1039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23668" calcext:value-type="float">
            <text:p>23668</text:p>
          </table:table-cell>
          <table:table-cell table:formula="of:=[.C1040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1" calcext:value-type="float">
            <text:p>111</text:p>
          </table:table-cell>
          <table:table-cell office:value-type="float" office:value="23681" calcext:value-type="float">
            <text:p>23681</text:p>
          </table:table-cell>
          <table:table-cell table:formula="of:=[.C1041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23684" calcext:value-type="float">
            <text:p>23684</text:p>
          </table:table-cell>
          <table:table-cell table:formula="of:=[.C1042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23680" calcext:value-type="float">
            <text:p>23680</text:p>
          </table:table-cell>
          <table:table-cell table:formula="of:=[.C1043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23696" calcext:value-type="float">
            <text:p>23696</text:p>
          </table:table-cell>
          <table:table-cell table:formula="of:=[.C104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  <table:table-cell office:value-type="float" office:value="23697" calcext:value-type="float">
            <text:p>23697</text:p>
          </table:table-cell>
          <table:table-cell table:formula="of:=[.C104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23708" calcext:value-type="float">
            <text:p>23708</text:p>
          </table:table-cell>
          <table:table-cell table:formula="of:=[.C104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23745" calcext:value-type="float">
            <text:p>23745</text:p>
          </table:table-cell>
          <table:table-cell table:formula="of:=[.C1047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23735" calcext:value-type="float">
            <text:p>23735</text:p>
          </table:table-cell>
          <table:table-cell table:formula="of:=[.C1048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23721" calcext:value-type="float">
            <text:p>23721</text:p>
          </table:table-cell>
          <table:table-cell table:formula="of:=[.C1049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23736" calcext:value-type="float">
            <text:p>23736</text:p>
          </table:table-cell>
          <table:table-cell table:formula="of:=[.C1050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3746" calcext:value-type="float">
            <text:p>23746</text:p>
          </table:table-cell>
          <table:table-cell table:formula="of:=[.C1051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23710" calcext:value-type="float">
            <text:p>23710</text:p>
          </table:table-cell>
          <table:table-cell table:formula="of:=[.C105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23716" calcext:value-type="float">
            <text:p>23716</text:p>
          </table:table-cell>
          <table:table-cell table:formula="of:=[.C1053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23705" calcext:value-type="float">
            <text:p>23705</text:p>
          </table:table-cell>
          <table:table-cell table:formula="of:=[.C1054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23694" calcext:value-type="float">
            <text:p>23694</text:p>
          </table:table-cell>
          <table:table-cell table:formula="of:=[.C105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23685" calcext:value-type="float">
            <text:p>23685</text:p>
          </table:table-cell>
          <table:table-cell table:formula="of:=[.C105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23675" calcext:value-type="float">
            <text:p>23675</text:p>
          </table:table-cell>
          <table:table-cell table:formula="of:=[.C1057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23679" calcext:value-type="float">
            <text:p>23679</text:p>
          </table:table-cell>
          <table:table-cell table:formula="of:=[.C1058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23674" calcext:value-type="float">
            <text:p>23674</text:p>
          </table:table-cell>
          <table:table-cell table:formula="of:=[.C105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23695" calcext:value-type="float">
            <text:p>23695</text:p>
          </table:table-cell>
          <table:table-cell table:formula="of:=[.C1060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23687" calcext:value-type="float">
            <text:p>23687</text:p>
          </table:table-cell>
          <table:table-cell table:formula="of:=[.C106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3674" calcext:value-type="float">
            <text:p>23674</text:p>
          </table:table-cell>
          <table:table-cell table:formula="of:=[.C1062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23692" calcext:value-type="float">
            <text:p>23692</text:p>
          </table:table-cell>
          <table:table-cell table:formula="of:=[.C106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23687" calcext:value-type="float">
            <text:p>23687</text:p>
          </table:table-cell>
          <table:table-cell table:formula="of:=[.C106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23707" calcext:value-type="float">
            <text:p>23707</text:p>
          </table:table-cell>
          <table:table-cell table:formula="of:=[.C106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3694" calcext:value-type="float">
            <text:p>23694</text:p>
          </table:table-cell>
          <table:table-cell table:formula="of:=[.C1066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office:value-type="float" office:value="23701" calcext:value-type="float">
            <text:p>23701</text:p>
          </table:table-cell>
          <table:table-cell table:formula="of:=[.C1067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23700" calcext:value-type="float">
            <text:p>23700</text:p>
          </table:table-cell>
          <table:table-cell table:formula="of:=[.C106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23696" calcext:value-type="float">
            <text:p>23696</text:p>
          </table:table-cell>
          <table:table-cell table:formula="of:=[.C106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float" office:value="23673" calcext:value-type="float">
            <text:p>23673</text:p>
          </table:table-cell>
          <table:table-cell table:formula="of:=[.C1070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float" office:value="23685" calcext:value-type="float">
            <text:p>23685</text:p>
          </table:table-cell>
          <table:table-cell table:formula="of:=[.C1071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23688" calcext:value-type="float">
            <text:p>23688</text:p>
          </table:table-cell>
          <table:table-cell table:formula="of:=[.C1072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2" calcext:value-type="float">
            <text:p>112</text:p>
          </table:table-cell>
          <table:table-cell office:value-type="float" office:value="23690" calcext:value-type="float">
            <text:p>23690</text:p>
          </table:table-cell>
          <table:table-cell table:formula="of:=[.C1073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23706" calcext:value-type="float">
            <text:p>23706</text:p>
          </table:table-cell>
          <table:table-cell table:formula="of:=[.C107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2" calcext:value-type="float">
            <text:p>112</text:p>
          </table:table-cell>
          <table:table-cell office:value-type="float" office:value="23709" calcext:value-type="float">
            <text:p>23709</text:p>
          </table:table-cell>
          <table:table-cell table:formula="of:=[.C107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23720" calcext:value-type="float">
            <text:p>23720</text:p>
          </table:table-cell>
          <table:table-cell table:formula="of:=[.C1076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  <table:table-cell office:value-type="float" office:value="23725" calcext:value-type="float">
            <text:p>23725</text:p>
          </table:table-cell>
          <table:table-cell table:formula="of:=[.C107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office:value-type="float" office:value="23752" calcext:value-type="float">
            <text:p>23752</text:p>
          </table:table-cell>
          <table:table-cell table:formula="of:=[.C1078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23741" calcext:value-type="float">
            <text:p>23741</text:p>
          </table:table-cell>
          <table:table-cell table:formula="of:=[.C1079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23735" calcext:value-type="float">
            <text:p>23735</text:p>
          </table:table-cell>
          <table:table-cell table:formula="of:=[.C1080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23739" calcext:value-type="float">
            <text:p>23739</text:p>
          </table:table-cell>
          <table:table-cell table:formula="of:=[.C108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2" calcext:value-type="float">
            <text:p>112</text:p>
          </table:table-cell>
          <table:table-cell office:value-type="float" office:value="23732" calcext:value-type="float">
            <text:p>23732</text:p>
          </table:table-cell>
          <table:table-cell table:formula="of:=[.C1082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office:value-type="float" office:value="23741" calcext:value-type="float">
            <text:p>23741</text:p>
          </table:table-cell>
          <table:table-cell table:formula="of:=[.C108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2" calcext:value-type="float">
            <text:p>112</text:p>
          </table:table-cell>
          <table:table-cell office:value-type="float" office:value="23736" calcext:value-type="float">
            <text:p>23736</text:p>
          </table:table-cell>
          <table:table-cell table:formula="of:=[.C1084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2" calcext:value-type="float">
            <text:p>112</text:p>
          </table:table-cell>
          <table:table-cell office:value-type="float" office:value="23741" calcext:value-type="float">
            <text:p>23741</text:p>
          </table:table-cell>
          <table:table-cell table:formula="of:=[.C1085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  <table:table-cell office:value-type="float" office:value="23741" calcext:value-type="float">
            <text:p>23741</text:p>
          </table:table-cell>
          <table:table-cell table:formula="of:=[.C1086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23717" calcext:value-type="float">
            <text:p>23717</text:p>
          </table:table-cell>
          <table:table-cell table:formula="of:=[.C108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 office:value-type="float" office:value="23730" calcext:value-type="float">
            <text:p>23730</text:p>
          </table:table-cell>
          <table:table-cell table:formula="of:=[.C1088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23699" calcext:value-type="float">
            <text:p>23699</text:p>
          </table:table-cell>
          <table:table-cell table:formula="of:=[.C108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23707" calcext:value-type="float">
            <text:p>23707</text:p>
          </table:table-cell>
          <table:table-cell table:formula="of:=[.C1090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office:value-type="float" office:value="23706" calcext:value-type="float">
            <text:p>23706</text:p>
          </table:table-cell>
          <table:table-cell table:formula="of:=[.C109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2" calcext:value-type="float">
            <text:p>112</text:p>
          </table:table-cell>
          <table:table-cell office:value-type="float" office:value="23716" calcext:value-type="float">
            <text:p>23716</text:p>
          </table:table-cell>
          <table:table-cell table:formula="of:=[.C109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  <table:table-cell office:value-type="float" office:value="23710" calcext:value-type="float">
            <text:p>23710</text:p>
          </table:table-cell>
          <table:table-cell table:formula="of:=[.C109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23723" calcext:value-type="float">
            <text:p>23723</text:p>
          </table:table-cell>
          <table:table-cell table:formula="of:=[.C109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office:value-type="float" office:value="23691" calcext:value-type="float">
            <text:p>23691</text:p>
          </table:table-cell>
          <table:table-cell table:formula="of:=[.C109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office:value-type="float" office:value="23705" calcext:value-type="float">
            <text:p>23705</text:p>
          </table:table-cell>
          <table:table-cell table:formula="of:=[.C109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2" calcext:value-type="float">
            <text:p>112</text:p>
          </table:table-cell>
          <table:table-cell office:value-type="float" office:value="23679" calcext:value-type="float">
            <text:p>23679</text:p>
          </table:table-cell>
          <table:table-cell table:formula="of:=[.C1097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office:value-type="float" office:value="23678" calcext:value-type="float">
            <text:p>23678</text:p>
          </table:table-cell>
          <table:table-cell table:formula="of:=[.C1098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23679" calcext:value-type="float">
            <text:p>23679</text:p>
          </table:table-cell>
          <table:table-cell table:formula="of:=[.C1099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23692" calcext:value-type="float">
            <text:p>23692</text:p>
          </table:table-cell>
          <table:table-cell table:formula="of:=[.C1100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23683" calcext:value-type="float">
            <text:p>23683</text:p>
          </table:table-cell>
          <table:table-cell table:formula="of:=[.C110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2" calcext:value-type="float">
            <text:p>112</text:p>
          </table:table-cell>
          <table:table-cell office:value-type="float" office:value="23683" calcext:value-type="float">
            <text:p>23683</text:p>
          </table:table-cell>
          <table:table-cell table:formula="of:=[.C1102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23675" calcext:value-type="float">
            <text:p>23675</text:p>
          </table:table-cell>
          <table:table-cell table:formula="of:=[.C110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23683" calcext:value-type="float">
            <text:p>23683</text:p>
          </table:table-cell>
          <table:table-cell table:formula="of:=[.C1104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2" calcext:value-type="float">
            <text:p>112</text:p>
          </table:table-cell>
          <table:table-cell office:value-type="float" office:value="23686" calcext:value-type="float">
            <text:p>23686</text:p>
          </table:table-cell>
          <table:table-cell table:formula="of:=[.C110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23682" calcext:value-type="float">
            <text:p>23682</text:p>
          </table:table-cell>
          <table:table-cell table:formula="of:=[.C1106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  <table:table-cell office:value-type="float" office:value="23683" calcext:value-type="float">
            <text:p>23683</text:p>
          </table:table-cell>
          <table:table-cell table:formula="of:=[.C1107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2" calcext:value-type="float">
            <text:p>112</text:p>
          </table:table-cell>
          <table:table-cell office:value-type="float" office:value="23694" calcext:value-type="float">
            <text:p>23694</text:p>
          </table:table-cell>
          <table:table-cell table:formula="of:=[.C110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" calcext:value-type="float">
            <text:p>112</text:p>
          </table:table-cell>
          <table:table-cell office:value-type="float" office:value="23699" calcext:value-type="float">
            <text:p>23699</text:p>
          </table:table-cell>
          <table:table-cell table:formula="of:=[.C110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2" calcext:value-type="float">
            <text:p>112</text:p>
          </table:table-cell>
          <table:table-cell office:value-type="float" office:value="23694" calcext:value-type="float">
            <text:p>23694</text:p>
          </table:table-cell>
          <table:table-cell table:formula="of:=[.C1110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23690" calcext:value-type="float">
            <text:p>23690</text:p>
          </table:table-cell>
          <table:table-cell table:formula="of:=[.C1111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23728" calcext:value-type="float">
            <text:p>23728</text:p>
          </table:table-cell>
          <table:table-cell table:formula="of:=[.C111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23755" calcext:value-type="float">
            <text:p>23755</text:p>
          </table:table-cell>
          <table:table-cell table:formula="of:=[.C1113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23711" calcext:value-type="float">
            <text:p>23711</text:p>
          </table:table-cell>
          <table:table-cell table:formula="of:=[.C111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23746" calcext:value-type="float">
            <text:p>23746</text:p>
          </table:table-cell>
          <table:table-cell table:formula="of:=[.C1115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23738" calcext:value-type="float">
            <text:p>23738</text:p>
          </table:table-cell>
          <table:table-cell table:formula="of:=[.C1116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23729" calcext:value-type="float">
            <text:p>23729</text:p>
          </table:table-cell>
          <table:table-cell table:formula="of:=[.C1117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23716" calcext:value-type="float">
            <text:p>23716</text:p>
          </table:table-cell>
          <table:table-cell table:formula="of:=[.C111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23714" calcext:value-type="float">
            <text:p>23714</text:p>
          </table:table-cell>
          <table:table-cell table:formula="of:=[.C111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3699" calcext:value-type="float">
            <text:p>23699</text:p>
          </table:table-cell>
          <table:table-cell table:formula="of:=[.C112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23702" calcext:value-type="float">
            <text:p>23702</text:p>
          </table:table-cell>
          <table:table-cell table:formula="of:=[.C112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23691" calcext:value-type="float">
            <text:p>23691</text:p>
          </table:table-cell>
          <table:table-cell table:formula="of:=[.C112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23681" calcext:value-type="float">
            <text:p>23681</text:p>
          </table:table-cell>
          <table:table-cell table:formula="of:=[.C112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23681" calcext:value-type="float">
            <text:p>23681</text:p>
          </table:table-cell>
          <table:table-cell table:formula="of:=[.C1124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23683" calcext:value-type="float">
            <text:p>23683</text:p>
          </table:table-cell>
          <table:table-cell table:formula="of:=[.C1125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23684" calcext:value-type="float">
            <text:p>23684</text:p>
          </table:table-cell>
          <table:table-cell table:formula="of:=[.C1126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23682" calcext:value-type="float">
            <text:p>23682</text:p>
          </table:table-cell>
          <table:table-cell table:formula="of:=[.C1127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23694" calcext:value-type="float">
            <text:p>23694</text:p>
          </table:table-cell>
          <table:table-cell table:formula="of:=[.C112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3697" calcext:value-type="float">
            <text:p>23697</text:p>
          </table:table-cell>
          <table:table-cell table:formula="of:=[.C112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23711" calcext:value-type="float">
            <text:p>23711</text:p>
          </table:table-cell>
          <table:table-cell table:formula="of:=[.C1130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23692" calcext:value-type="float">
            <text:p>23692</text:p>
          </table:table-cell>
          <table:table-cell table:formula="of:=[.C113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23699" calcext:value-type="float">
            <text:p>23699</text:p>
          </table:table-cell>
          <table:table-cell table:formula="of:=[.C113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office:value-type="float" office:value="23687" calcext:value-type="float">
            <text:p>23687</text:p>
          </table:table-cell>
          <table:table-cell table:formula="of:=[.C1133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23710" calcext:value-type="float">
            <text:p>23710</text:p>
          </table:table-cell>
          <table:table-cell table:formula="of:=[.C113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23690" calcext:value-type="float">
            <text:p>23690</text:p>
          </table:table-cell>
          <table:table-cell table:formula="of:=[.C1135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23703" calcext:value-type="float">
            <text:p>23703</text:p>
          </table:table-cell>
          <table:table-cell table:formula="of:=[.C113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23699" calcext:value-type="float">
            <text:p>23699</text:p>
          </table:table-cell>
          <table:table-cell table:formula="of:=[.C113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23710" calcext:value-type="float">
            <text:p>23710</text:p>
          </table:table-cell>
          <table:table-cell table:formula="of:=[.C113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23725" calcext:value-type="float">
            <text:p>23725</text:p>
          </table:table-cell>
          <table:table-cell table:formula="of:=[.C113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23723" calcext:value-type="float">
            <text:p>23723</text:p>
          </table:table-cell>
          <table:table-cell table:formula="of:=[.C114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23749" calcext:value-type="float">
            <text:p>23749</text:p>
          </table:table-cell>
          <table:table-cell table:formula="of:=[.C1141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  <table:table-cell office:value-type="float" office:value="23733" calcext:value-type="float">
            <text:p>23733</text:p>
          </table:table-cell>
          <table:table-cell table:formula="of:=[.C114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23747" calcext:value-type="float">
            <text:p>23747</text:p>
          </table:table-cell>
          <table:table-cell table:formula="of:=[.C1143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23766" calcext:value-type="float">
            <text:p>23766</text:p>
          </table:table-cell>
          <table:table-cell table:formula="of:=[.C1144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23754" calcext:value-type="float">
            <text:p>23754</text:p>
          </table:table-cell>
          <table:table-cell table:formula="of:=[.C1145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3" calcext:value-type="float">
            <text:p>113</text:p>
          </table:table-cell>
          <table:table-cell office:value-type="float" office:value="23750" calcext:value-type="float">
            <text:p>23750</text:p>
          </table:table-cell>
          <table:table-cell table:formula="of:=[.C1146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23759" calcext:value-type="float">
            <text:p>23759</text:p>
          </table:table-cell>
          <table:table-cell table:formula="of:=[.C1147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23754" calcext:value-type="float">
            <text:p>23754</text:p>
          </table:table-cell>
          <table:table-cell table:formula="of:=[.C1148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office:value-type="float" office:value="23759" calcext:value-type="float">
            <text:p>23759</text:p>
          </table:table-cell>
          <table:table-cell table:formula="of:=[.C1149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  <table:table-cell office:value-type="float" office:value="23746" calcext:value-type="float">
            <text:p>23746</text:p>
          </table:table-cell>
          <table:table-cell table:formula="of:=[.C1150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23741" calcext:value-type="float">
            <text:p>23741</text:p>
          </table:table-cell>
          <table:table-cell table:formula="of:=[.C1151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float" office:value="23746" calcext:value-type="float">
            <text:p>23746</text:p>
          </table:table-cell>
          <table:table-cell table:formula="of:=[.C1152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3" calcext:value-type="float">
            <text:p>113</text:p>
          </table:table-cell>
          <table:table-cell office:value-type="float" office:value="23738" calcext:value-type="float">
            <text:p>23738</text:p>
          </table:table-cell>
          <table:table-cell table:formula="of:=[.C1153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23716" calcext:value-type="float">
            <text:p>23716</text:p>
          </table:table-cell>
          <table:table-cell table:formula="of:=[.C1154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</text:p>
          </table:table-cell>
          <table:table-cell office:value-type="float" office:value="23720" calcext:value-type="float">
            <text:p>23720</text:p>
          </table:table-cell>
          <table:table-cell table:formula="of:=[.C115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float" office:value="23726" calcext:value-type="float">
            <text:p>23726</text:p>
          </table:table-cell>
          <table:table-cell table:formula="of:=[.C1156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23721" calcext:value-type="float">
            <text:p>23721</text:p>
          </table:table-cell>
          <table:table-cell table:formula="of:=[.C115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3" calcext:value-type="float">
            <text:p>113</text:p>
          </table:table-cell>
          <table:table-cell office:value-type="float" office:value="23720" calcext:value-type="float">
            <text:p>23720</text:p>
          </table:table-cell>
          <table:table-cell table:formula="of:=[.C115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office:value-type="float" office:value="23724" calcext:value-type="float">
            <text:p>23724</text:p>
          </table:table-cell>
          <table:table-cell table:formula="of:=[.C1159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23716" calcext:value-type="float">
            <text:p>23716</text:p>
          </table:table-cell>
          <table:table-cell table:formula="of:=[.C116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23709" calcext:value-type="float">
            <text:p>23709</text:p>
          </table:table-cell>
          <table:table-cell table:formula="of:=[.C116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float" office:value="23705" calcext:value-type="float">
            <text:p>23705</text:p>
          </table:table-cell>
          <table:table-cell table:formula="of:=[.C116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23680" calcext:value-type="float">
            <text:p>23680</text:p>
          </table:table-cell>
          <table:table-cell table:formula="of:=[.C1163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23703" calcext:value-type="float">
            <text:p>23703</text:p>
          </table:table-cell>
          <table:table-cell table:formula="of:=[.C1164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23709" calcext:value-type="float">
            <text:p>23709</text:p>
          </table:table-cell>
          <table:table-cell table:formula="of:=[.C116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23696" calcext:value-type="float">
            <text:p>23696</text:p>
          </table:table-cell>
          <table:table-cell table:formula="of:=[.C116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23699" calcext:value-type="float">
            <text:p>23699</text:p>
          </table:table-cell>
          <table:table-cell table:formula="of:=[.C116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23683" calcext:value-type="float">
            <text:p>23683</text:p>
          </table:table-cell>
          <table:table-cell table:formula="of:=[.C1168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23704" calcext:value-type="float">
            <text:p>23704</text:p>
          </table:table-cell>
          <table:table-cell table:formula="of:=[.C116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23676" calcext:value-type="float">
            <text:p>23676</text:p>
          </table:table-cell>
          <table:table-cell table:formula="of:=[.C1170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23700" calcext:value-type="float">
            <text:p>23700</text:p>
          </table:table-cell>
          <table:table-cell table:formula="of:=[.C117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office:value-type="float" office:value="23690" calcext:value-type="float">
            <text:p>23690</text:p>
          </table:table-cell>
          <table:table-cell table:formula="of:=[.C1172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3" calcext:value-type="float">
            <text:p>113</text:p>
          </table:table-cell>
          <table:table-cell office:value-type="float" office:value="23688" calcext:value-type="float">
            <text:p>23688</text:p>
          </table:table-cell>
          <table:table-cell table:formula="of:=[.C1173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" calcext:value-type="float">
            <text:p>113</text:p>
          </table:table-cell>
          <table:table-cell office:value-type="float" office:value="23683" calcext:value-type="float">
            <text:p>23683</text:p>
          </table:table-cell>
          <table:table-cell table:formula="of:=[.C1174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3" calcext:value-type="float">
            <text:p>113</text:p>
          </table:table-cell>
          <table:table-cell office:value-type="float" office:value="23690" calcext:value-type="float">
            <text:p>23690</text:p>
          </table:table-cell>
          <table:table-cell table:formula="of:=[.C1175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3" calcext:value-type="float">
            <text:p>113</text:p>
          </table:table-cell>
          <table:table-cell office:value-type="float" office:value="23701" calcext:value-type="float">
            <text:p>23701</text:p>
          </table:table-cell>
          <table:table-cell table:formula="of:=[.C117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3729" calcext:value-type="float">
            <text:p>23729</text:p>
          </table:table-cell>
          <table:table-cell table:formula="of:=[.C1177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23738" calcext:value-type="float">
            <text:p>23738</text:p>
          </table:table-cell>
          <table:table-cell table:formula="of:=[.C1178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23732" calcext:value-type="float">
            <text:p>23732</text:p>
          </table:table-cell>
          <table:table-cell table:formula="of:=[.C1179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23729" calcext:value-type="float">
            <text:p>23729</text:p>
          </table:table-cell>
          <table:table-cell table:formula="of:=[.C1180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23720" calcext:value-type="float">
            <text:p>23720</text:p>
          </table:table-cell>
          <table:table-cell table:formula="of:=[.C118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23718" calcext:value-type="float">
            <text:p>23718</text:p>
          </table:table-cell>
          <table:table-cell table:formula="of:=[.C118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23712" calcext:value-type="float">
            <text:p>23712</text:p>
          </table:table-cell>
          <table:table-cell table:formula="of:=[.C118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23701" calcext:value-type="float">
            <text:p>23701</text:p>
          </table:table-cell>
          <table:table-cell table:formula="of:=[.C1184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23693" calcext:value-type="float">
            <text:p>23693</text:p>
          </table:table-cell>
          <table:table-cell table:formula="of:=[.C118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23695" calcext:value-type="float">
            <text:p>23695</text:p>
          </table:table-cell>
          <table:table-cell table:formula="of:=[.C118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23683" calcext:value-type="float">
            <text:p>23683</text:p>
          </table:table-cell>
          <table:table-cell table:formula="of:=[.C1187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23700" calcext:value-type="float">
            <text:p>23700</text:p>
          </table:table-cell>
          <table:table-cell table:formula="of:=[.C118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23683" calcext:value-type="float">
            <text:p>23683</text:p>
          </table:table-cell>
          <table:table-cell table:formula="of:=[.C1189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23684" calcext:value-type="float">
            <text:p>23684</text:p>
          </table:table-cell>
          <table:table-cell table:formula="of:=[.C1190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23682" calcext:value-type="float">
            <text:p>23682</text:p>
          </table:table-cell>
          <table:table-cell table:formula="of:=[.C1191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23699" calcext:value-type="float">
            <text:p>23699</text:p>
          </table:table-cell>
          <table:table-cell table:formula="of:=[.C119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23701" calcext:value-type="float">
            <text:p>23701</text:p>
          </table:table-cell>
          <table:table-cell table:formula="of:=[.C119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23680" calcext:value-type="float">
            <text:p>23680</text:p>
          </table:table-cell>
          <table:table-cell table:formula="of:=[.C1194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23699" calcext:value-type="float">
            <text:p>23699</text:p>
          </table:table-cell>
          <table:table-cell table:formula="of:=[.C1195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23697" calcext:value-type="float">
            <text:p>23697</text:p>
          </table:table-cell>
          <table:table-cell table:formula="of:=[.C119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23685" calcext:value-type="float">
            <text:p>23685</text:p>
          </table:table-cell>
          <table:table-cell table:formula="of:=[.C119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23692" calcext:value-type="float">
            <text:p>23692</text:p>
          </table:table-cell>
          <table:table-cell table:formula="of:=[.C119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23680" calcext:value-type="float">
            <text:p>23680</text:p>
          </table:table-cell>
          <table:table-cell table:formula="of:=[.C1199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23699" calcext:value-type="float">
            <text:p>23699</text:p>
          </table:table-cell>
          <table:table-cell table:formula="of:=[.C120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23701" calcext:value-type="float">
            <text:p>23701</text:p>
          </table:table-cell>
          <table:table-cell table:formula="of:=[.C120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23716" calcext:value-type="float">
            <text:p>23716</text:p>
          </table:table-cell>
          <table:table-cell table:formula="of:=[.C120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  <table:table-cell office:value-type="float" office:value="23705" calcext:value-type="float">
            <text:p>23705</text:p>
          </table:table-cell>
          <table:table-cell table:formula="of:=[.C120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  <table:table-cell office:value-type="float" office:value="23707" calcext:value-type="float">
            <text:p>23707</text:p>
          </table:table-cell>
          <table:table-cell table:formula="of:=[.C120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23732" calcext:value-type="float">
            <text:p>23732</text:p>
          </table:table-cell>
          <table:table-cell table:formula="of:=[.C120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office:value-type="float" office:value="23736" calcext:value-type="float">
            <text:p>23736</text:p>
          </table:table-cell>
          <table:table-cell table:formula="of:=[.C1206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23736" calcext:value-type="float">
            <text:p>23736</text:p>
          </table:table-cell>
          <table:table-cell table:formula="of:=[.C1207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23749" calcext:value-type="float">
            <text:p>23749</text:p>
          </table:table-cell>
          <table:table-cell table:formula="of:=[.C1208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23762" calcext:value-type="float">
            <text:p>23762</text:p>
          </table:table-cell>
          <table:table-cell table:formula="of:=[.C1209]/37" office:value-type="float" office:value="642.216216216216" calcext:value-type="float">
            <text:p>642.216216216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23750" calcext:value-type="float">
            <text:p>23750</text:p>
          </table:table-cell>
          <table:table-cell table:formula="of:=[.C1210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23756" calcext:value-type="float">
            <text:p>23756</text:p>
          </table:table-cell>
          <table:table-cell table:formula="of:=[.C1211]/37" office:value-type="float" office:value="642.054054054054" calcext:value-type="float">
            <text:p>642.054054054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23752" calcext:value-type="float">
            <text:p>23752</text:p>
          </table:table-cell>
          <table:table-cell table:formula="of:=[.C1212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23771" calcext:value-type="float">
            <text:p>23771</text:p>
          </table:table-cell>
          <table:table-cell table:formula="of:=[.C1213]/37" office:value-type="float" office:value="642.45945945946" calcext:value-type="float">
            <text:p>642.459459459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23753" calcext:value-type="float">
            <text:p>23753</text:p>
          </table:table-cell>
          <table:table-cell table:formula="of:=[.C1214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23755" calcext:value-type="float">
            <text:p>23755</text:p>
          </table:table-cell>
          <table:table-cell table:formula="of:=[.C1215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23744" calcext:value-type="float">
            <text:p>23744</text:p>
          </table:table-cell>
          <table:table-cell table:formula="of:=[.C121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23727" calcext:value-type="float">
            <text:p>23727</text:p>
          </table:table-cell>
          <table:table-cell table:formula="of:=[.C1217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23742" calcext:value-type="float">
            <text:p>23742</text:p>
          </table:table-cell>
          <table:table-cell table:formula="of:=[.C1218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23719" calcext:value-type="float">
            <text:p>23719</text:p>
          </table:table-cell>
          <table:table-cell table:formula="of:=[.C121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23728" calcext:value-type="float">
            <text:p>23728</text:p>
          </table:table-cell>
          <table:table-cell table:formula="of:=[.C122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23703" calcext:value-type="float">
            <text:p>23703</text:p>
          </table:table-cell>
          <table:table-cell table:formula="of:=[.C1221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4" calcext:value-type="float">
            <text:p>114</text:p>
          </table:table-cell>
          <table:table-cell office:value-type="float" office:value="23693" calcext:value-type="float">
            <text:p>23693</text:p>
          </table:table-cell>
          <table:table-cell table:formula="of:=[.C1222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23689" calcext:value-type="float">
            <text:p>23689</text:p>
          </table:table-cell>
          <table:table-cell table:formula="of:=[.C1223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23715" calcext:value-type="float">
            <text:p>23715</text:p>
          </table:table-cell>
          <table:table-cell table:formula="of:=[.C122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23719" calcext:value-type="float">
            <text:p>23719</text:p>
          </table:table-cell>
          <table:table-cell table:formula="of:=[.C1225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23713" calcext:value-type="float">
            <text:p>23713</text:p>
          </table:table-cell>
          <table:table-cell table:formula="of:=[.C1226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23722" calcext:value-type="float">
            <text:p>23722</text:p>
          </table:table-cell>
          <table:table-cell table:formula="of:=[.C122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3693" calcext:value-type="float">
            <text:p>23693</text:p>
          </table:table-cell>
          <table:table-cell table:formula="of:=[.C1228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23692" calcext:value-type="float">
            <text:p>23692</text:p>
          </table:table-cell>
          <table:table-cell table:formula="of:=[.C122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4" calcext:value-type="float">
            <text:p>114</text:p>
          </table:table-cell>
          <table:table-cell office:value-type="float" office:value="23700" calcext:value-type="float">
            <text:p>23700</text:p>
          </table:table-cell>
          <table:table-cell table:formula="of:=[.C123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</text:p>
          </table:table-cell>
          <table:table-cell office:value-type="float" office:value="23709" calcext:value-type="float">
            <text:p>23709</text:p>
          </table:table-cell>
          <table:table-cell table:formula="of:=[.C123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 office:value-type="float" office:value="23707" calcext:value-type="float">
            <text:p>23707</text:p>
          </table:table-cell>
          <table:table-cell table:formula="of:=[.C123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4" calcext:value-type="float">
            <text:p>114</text:p>
          </table:table-cell>
          <table:table-cell office:value-type="float" office:value="23675" calcext:value-type="float">
            <text:p>23675</text:p>
          </table:table-cell>
          <table:table-cell table:formula="of:=[.C123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23677" calcext:value-type="float">
            <text:p>23677</text:p>
          </table:table-cell>
          <table:table-cell table:formula="of:=[.C1234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23690" calcext:value-type="float">
            <text:p>23690</text:p>
          </table:table-cell>
          <table:table-cell table:formula="of:=[.C1235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23685" calcext:value-type="float">
            <text:p>23685</text:p>
          </table:table-cell>
          <table:table-cell table:formula="of:=[.C123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office:value-type="float" office:value="23692" calcext:value-type="float">
            <text:p>23692</text:p>
          </table:table-cell>
          <table:table-cell table:formula="of:=[.C1237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4" calcext:value-type="float">
            <text:p>114</text:p>
          </table:table-cell>
          <table:table-cell office:value-type="float" office:value="23687" calcext:value-type="float">
            <text:p>23687</text:p>
          </table:table-cell>
          <table:table-cell table:formula="of:=[.C1238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23688" calcext:value-type="float">
            <text:p>23688</text:p>
          </table:table-cell>
          <table:table-cell table:formula="of:=[.C123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23694" calcext:value-type="float">
            <text:p>23694</text:p>
          </table:table-cell>
          <table:table-cell table:formula="of:=[.C1240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23679" calcext:value-type="float">
            <text:p>23679</text:p>
          </table:table-cell>
          <table:table-cell table:formula="of:=[.C1241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23730" calcext:value-type="float">
            <text:p>23730</text:p>
          </table:table-cell>
          <table:table-cell table:formula="of:=[.C124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23735" calcext:value-type="float">
            <text:p>23735</text:p>
          </table:table-cell>
          <table:table-cell table:formula="of:=[.C1243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23707" calcext:value-type="float">
            <text:p>23707</text:p>
          </table:table-cell>
          <table:table-cell table:formula="of:=[.C124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23725" calcext:value-type="float">
            <text:p>23725</text:p>
          </table:table-cell>
          <table:table-cell table:formula="of:=[.C124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23730" calcext:value-type="float">
            <text:p>23730</text:p>
          </table:table-cell>
          <table:table-cell table:formula="of:=[.C1246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23725" calcext:value-type="float">
            <text:p>23725</text:p>
          </table:table-cell>
          <table:table-cell table:formula="of:=[.C124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23716" calcext:value-type="float">
            <text:p>23716</text:p>
          </table:table-cell>
          <table:table-cell table:formula="of:=[.C124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23691" calcext:value-type="float">
            <text:p>23691</text:p>
          </table:table-cell>
          <table:table-cell table:formula="of:=[.C124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23696" calcext:value-type="float">
            <text:p>23696</text:p>
          </table:table-cell>
          <table:table-cell table:formula="of:=[.C125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23686" calcext:value-type="float">
            <text:p>23686</text:p>
          </table:table-cell>
          <table:table-cell table:formula="of:=[.C125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23683" calcext:value-type="float">
            <text:p>23683</text:p>
          </table:table-cell>
          <table:table-cell table:formula="of:=[.C1252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23675" calcext:value-type="float">
            <text:p>23675</text:p>
          </table:table-cell>
          <table:table-cell table:formula="of:=[.C125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23680" calcext:value-type="float">
            <text:p>23680</text:p>
          </table:table-cell>
          <table:table-cell table:formula="of:=[.C1254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23683" calcext:value-type="float">
            <text:p>23683</text:p>
          </table:table-cell>
          <table:table-cell table:formula="of:=[.C1255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float" office:value="23695" calcext:value-type="float">
            <text:p>23695</text:p>
          </table:table-cell>
          <table:table-cell table:formula="of:=[.C125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23699" calcext:value-type="float">
            <text:p>23699</text:p>
          </table:table-cell>
          <table:table-cell table:formula="of:=[.C125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23688" calcext:value-type="float">
            <text:p>23688</text:p>
          </table:table-cell>
          <table:table-cell table:formula="of:=[.C125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23703" calcext:value-type="float">
            <text:p>23703</text:p>
          </table:table-cell>
          <table:table-cell table:formula="of:=[.C125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office:value-type="float" office:value="23703" calcext:value-type="float">
            <text:p>23703</text:p>
          </table:table-cell>
          <table:table-cell table:formula="of:=[.C126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23698" calcext:value-type="float">
            <text:p>23698</text:p>
          </table:table-cell>
          <table:table-cell table:formula="of:=[.C1261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3688" calcext:value-type="float">
            <text:p>23688</text:p>
          </table:table-cell>
          <table:table-cell table:formula="of:=[.C1262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23692" calcext:value-type="float">
            <text:p>23692</text:p>
          </table:table-cell>
          <table:table-cell table:formula="of:=[.C126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23697" calcext:value-type="float">
            <text:p>23697</text:p>
          </table:table-cell>
          <table:table-cell table:formula="of:=[.C126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23684" calcext:value-type="float">
            <text:p>23684</text:p>
          </table:table-cell>
          <table:table-cell table:formula="of:=[.C1265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23699" calcext:value-type="float">
            <text:p>23699</text:p>
          </table:table-cell>
          <table:table-cell table:formula="of:=[.C1266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3708" calcext:value-type="float">
            <text:p>23708</text:p>
          </table:table-cell>
          <table:table-cell table:formula="of:=[.C126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23699" calcext:value-type="float">
            <text:p>23699</text:p>
          </table:table-cell>
          <table:table-cell table:formula="of:=[.C126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23711" calcext:value-type="float">
            <text:p>23711</text:p>
          </table:table-cell>
          <table:table-cell table:formula="of:=[.C126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23728" calcext:value-type="float">
            <text:p>23728</text:p>
          </table:table-cell>
          <table:table-cell table:formula="of:=[.C127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23757" calcext:value-type="float">
            <text:p>23757</text:p>
          </table:table-cell>
          <table:table-cell table:formula="of:=[.C1271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23743" calcext:value-type="float">
            <text:p>23743</text:p>
          </table:table-cell>
          <table:table-cell table:formula="of:=[.C1272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23755" calcext:value-type="float">
            <text:p>23755</text:p>
          </table:table-cell>
          <table:table-cell table:formula="of:=[.C1273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23770" calcext:value-type="float">
            <text:p>23770</text:p>
          </table:table-cell>
          <table:table-cell table:formula="of:=[.C1274]/37" office:value-type="float" office:value="642.432432432432" calcext:value-type="float">
            <text:p>642.432432432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23750" calcext:value-type="float">
            <text:p>23750</text:p>
          </table:table-cell>
          <table:table-cell table:formula="of:=[.C1275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23766" calcext:value-type="float">
            <text:p>23766</text:p>
          </table:table-cell>
          <table:table-cell table:formula="of:=[.C1276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23766" calcext:value-type="float">
            <text:p>23766</text:p>
          </table:table-cell>
          <table:table-cell table:formula="of:=[.C1277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23764" calcext:value-type="float">
            <text:p>23764</text:p>
          </table:table-cell>
          <table:table-cell table:formula="of:=[.C1278]/37" office:value-type="float" office:value="642.27027027027" calcext:value-type="float">
            <text:p>642.270270270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3754" calcext:value-type="float">
            <text:p>23754</text:p>
          </table:table-cell>
          <table:table-cell table:formula="of:=[.C1279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5" calcext:value-type="float">
            <text:p>115</text:p>
          </table:table-cell>
          <table:table-cell office:value-type="float" office:value="23742" calcext:value-type="float">
            <text:p>23742</text:p>
          </table:table-cell>
          <table:table-cell table:formula="of:=[.C1280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23743" calcext:value-type="float">
            <text:p>23743</text:p>
          </table:table-cell>
          <table:table-cell table:formula="of:=[.C1281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  <table:table-cell office:value-type="float" office:value="23719" calcext:value-type="float">
            <text:p>23719</text:p>
          </table:table-cell>
          <table:table-cell table:formula="of:=[.C128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23727" calcext:value-type="float">
            <text:p>23727</text:p>
          </table:table-cell>
          <table:table-cell table:formula="of:=[.C128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23720" calcext:value-type="float">
            <text:p>23720</text:p>
          </table:table-cell>
          <table:table-cell table:formula="of:=[.C128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23708" calcext:value-type="float">
            <text:p>23708</text:p>
          </table:table-cell>
          <table:table-cell table:formula="of:=[.C128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23705" calcext:value-type="float">
            <text:p>23705</text:p>
          </table:table-cell>
          <table:table-cell table:formula="of:=[.C128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3705" calcext:value-type="float">
            <text:p>23705</text:p>
          </table:table-cell>
          <table:table-cell table:formula="of:=[.C1287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23700" calcext:value-type="float">
            <text:p>23700</text:p>
          </table:table-cell>
          <table:table-cell table:formula="of:=[.C128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office:value-type="float" office:value="23692" calcext:value-type="float">
            <text:p>23692</text:p>
          </table:table-cell>
          <table:table-cell table:formula="of:=[.C128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5" calcext:value-type="float">
            <text:p>115</text:p>
          </table:table-cell>
          <table:table-cell office:value-type="float" office:value="23726" calcext:value-type="float">
            <text:p>23726</text:p>
          </table:table-cell>
          <table:table-cell table:formula="of:=[.C129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5" calcext:value-type="float">
            <text:p>115</text:p>
          </table:table-cell>
          <table:table-cell office:value-type="float" office:value="23704" calcext:value-type="float">
            <text:p>23704</text:p>
          </table:table-cell>
          <table:table-cell table:formula="of:=[.C129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  <table:table-cell office:value-type="float" office:value="23709" calcext:value-type="float">
            <text:p>23709</text:p>
          </table:table-cell>
          <table:table-cell table:formula="of:=[.C129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5" calcext:value-type="float">
            <text:p>115</text:p>
          </table:table-cell>
          <table:table-cell office:value-type="float" office:value="23698" calcext:value-type="float">
            <text:p>23698</text:p>
          </table:table-cell>
          <table:table-cell table:formula="of:=[.C129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23695" calcext:value-type="float">
            <text:p>23695</text:p>
          </table:table-cell>
          <table:table-cell table:formula="of:=[.C129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23708" calcext:value-type="float">
            <text:p>23708</text:p>
          </table:table-cell>
          <table:table-cell table:formula="of:=[.C129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23698" calcext:value-type="float">
            <text:p>23698</text:p>
          </table:table-cell>
          <table:table-cell table:formula="of:=[.C1296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23681" calcext:value-type="float">
            <text:p>23681</text:p>
          </table:table-cell>
          <table:table-cell table:formula="of:=[.C129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23669" calcext:value-type="float">
            <text:p>23669</text:p>
          </table:table-cell>
          <table:table-cell table:formula="of:=[.C1298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23674" calcext:value-type="float">
            <text:p>23674</text:p>
          </table:table-cell>
          <table:table-cell table:formula="of:=[.C129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office:value-type="float" office:value="23682" calcext:value-type="float">
            <text:p>23682</text:p>
          </table:table-cell>
          <table:table-cell table:formula="of:=[.C1300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23676" calcext:value-type="float">
            <text:p>23676</text:p>
          </table:table-cell>
          <table:table-cell table:formula="of:=[.C1301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23675" calcext:value-type="float">
            <text:p>23675</text:p>
          </table:table-cell>
          <table:table-cell table:formula="of:=[.C1302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office:value-type="float" office:value="23676" calcext:value-type="float">
            <text:p>23676</text:p>
          </table:table-cell>
          <table:table-cell table:formula="of:=[.C1303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23674" calcext:value-type="float">
            <text:p>23674</text:p>
          </table:table-cell>
          <table:table-cell table:formula="of:=[.C1304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float" office:value="23689" calcext:value-type="float">
            <text:p>23689</text:p>
          </table:table-cell>
          <table:table-cell table:formula="of:=[.C130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23693" calcext:value-type="float">
            <text:p>23693</text:p>
          </table:table-cell>
          <table:table-cell table:formula="of:=[.C1306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23720" calcext:value-type="float">
            <text:p>23720</text:p>
          </table:table-cell>
          <table:table-cell table:formula="of:=[.C1307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23741" calcext:value-type="float">
            <text:p>23741</text:p>
          </table:table-cell>
          <table:table-cell table:formula="of:=[.C1308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23715" calcext:value-type="float">
            <text:p>23715</text:p>
          </table:table-cell>
          <table:table-cell table:formula="of:=[.C130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23739" calcext:value-type="float">
            <text:p>23739</text:p>
          </table:table-cell>
          <table:table-cell table:formula="of:=[.C1310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23733" calcext:value-type="float">
            <text:p>23733</text:p>
          </table:table-cell>
          <table:table-cell table:formula="of:=[.C1311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23723" calcext:value-type="float">
            <text:p>23723</text:p>
          </table:table-cell>
          <table:table-cell table:formula="of:=[.C131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23713" calcext:value-type="float">
            <text:p>23713</text:p>
          </table:table-cell>
          <table:table-cell table:formula="of:=[.C1313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23715" calcext:value-type="float">
            <text:p>23715</text:p>
          </table:table-cell>
          <table:table-cell table:formula="of:=[.C131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23702" calcext:value-type="float">
            <text:p>23702</text:p>
          </table:table-cell>
          <table:table-cell table:formula="of:=[.C1315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23702" calcext:value-type="float">
            <text:p>23702</text:p>
          </table:table-cell>
          <table:table-cell table:formula="of:=[.C131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23687" calcext:value-type="float">
            <text:p>23687</text:p>
          </table:table-cell>
          <table:table-cell table:formula="of:=[.C1317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23688" calcext:value-type="float">
            <text:p>23688</text:p>
          </table:table-cell>
          <table:table-cell table:formula="of:=[.C131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3681" calcext:value-type="float">
            <text:p>23681</text:p>
          </table:table-cell>
          <table:table-cell table:formula="of:=[.C1319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23693" calcext:value-type="float">
            <text:p>23693</text:p>
          </table:table-cell>
          <table:table-cell table:formula="of:=[.C1320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23692" calcext:value-type="float">
            <text:p>23692</text:p>
          </table:table-cell>
          <table:table-cell table:formula="of:=[.C132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23705" calcext:value-type="float">
            <text:p>23705</text:p>
          </table:table-cell>
          <table:table-cell table:formula="of:=[.C132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23701" calcext:value-type="float">
            <text:p>23701</text:p>
          </table:table-cell>
          <table:table-cell table:formula="of:=[.C132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23698" calcext:value-type="float">
            <text:p>23698</text:p>
          </table:table-cell>
          <table:table-cell table:formula="of:=[.C132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office:value-type="float" office:value="23698" calcext:value-type="float">
            <text:p>23698</text:p>
          </table:table-cell>
          <table:table-cell table:formula="of:=[.C132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23693" calcext:value-type="float">
            <text:p>23693</text:p>
          </table:table-cell>
          <table:table-cell table:formula="of:=[.C1326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23708" calcext:value-type="float">
            <text:p>23708</text:p>
          </table:table-cell>
          <table:table-cell table:formula="of:=[.C132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23692" calcext:value-type="float">
            <text:p>23692</text:p>
          </table:table-cell>
          <table:table-cell table:formula="of:=[.C132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23693" calcext:value-type="float">
            <text:p>23693</text:p>
          </table:table-cell>
          <table:table-cell table:formula="of:=[.C132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23699" calcext:value-type="float">
            <text:p>23699</text:p>
          </table:table-cell>
          <table:table-cell table:formula="of:=[.C133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23693" calcext:value-type="float">
            <text:p>23693</text:p>
          </table:table-cell>
          <table:table-cell table:formula="of:=[.C133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23708" calcext:value-type="float">
            <text:p>23708</text:p>
          </table:table-cell>
          <table:table-cell table:formula="of:=[.C1332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23692" calcext:value-type="float">
            <text:p>23692</text:p>
          </table:table-cell>
          <table:table-cell table:formula="of:=[.C133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23715" calcext:value-type="float">
            <text:p>23715</text:p>
          </table:table-cell>
          <table:table-cell table:formula="of:=[.C133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23725" calcext:value-type="float">
            <text:p>23725</text:p>
          </table:table-cell>
          <table:table-cell table:formula="of:=[.C133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23750" calcext:value-type="float">
            <text:p>23750</text:p>
          </table:table-cell>
          <table:table-cell table:formula="of:=[.C1336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23752" calcext:value-type="float">
            <text:p>23752</text:p>
          </table:table-cell>
          <table:table-cell table:formula="of:=[.C1337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23760" calcext:value-type="float">
            <text:p>23760</text:p>
          </table:table-cell>
          <table:table-cell table:formula="of:=[.C1338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23752" calcext:value-type="float">
            <text:p>23752</text:p>
          </table:table-cell>
          <table:table-cell table:formula="of:=[.C1339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3753" calcext:value-type="float">
            <text:p>23753</text:p>
          </table:table-cell>
          <table:table-cell table:formula="of:=[.C1340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23761" calcext:value-type="float">
            <text:p>23761</text:p>
          </table:table-cell>
          <table:table-cell table:formula="of:=[.C1341]/37" office:value-type="float" office:value="642.189189189189" calcext:value-type="float">
            <text:p>642.189189189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23753" calcext:value-type="float">
            <text:p>23753</text:p>
          </table:table-cell>
          <table:table-cell table:formula="of:=[.C1342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23748" calcext:value-type="float">
            <text:p>23748</text:p>
          </table:table-cell>
          <table:table-cell table:formula="of:=[.C1343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23766" calcext:value-type="float">
            <text:p>23766</text:p>
          </table:table-cell>
          <table:table-cell table:formula="of:=[.C1344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23757" calcext:value-type="float">
            <text:p>23757</text:p>
          </table:table-cell>
          <table:table-cell table:formula="of:=[.C1345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6" calcext:value-type="float">
            <text:p>116</text:p>
          </table:table-cell>
          <table:table-cell office:value-type="float" office:value="23744" calcext:value-type="float">
            <text:p>23744</text:p>
          </table:table-cell>
          <table:table-cell table:formula="of:=[.C134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3726" calcext:value-type="float">
            <text:p>23726</text:p>
          </table:table-cell>
          <table:table-cell table:formula="of:=[.C134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23714" calcext:value-type="float">
            <text:p>23714</text:p>
          </table:table-cell>
          <table:table-cell table:formula="of:=[.C134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office:value-type="float" office:value="23706" calcext:value-type="float">
            <text:p>23706</text:p>
          </table:table-cell>
          <table:table-cell table:formula="of:=[.C134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6" calcext:value-type="float">
            <text:p>116</text:p>
          </table:table-cell>
          <table:table-cell office:value-type="float" office:value="23719" calcext:value-type="float">
            <text:p>23719</text:p>
          </table:table-cell>
          <table:table-cell table:formula="of:=[.C1350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6" calcext:value-type="float">
            <text:p>116</text:p>
          </table:table-cell>
          <table:table-cell office:value-type="float" office:value="23709" calcext:value-type="float">
            <text:p>23709</text:p>
          </table:table-cell>
          <table:table-cell table:formula="of:=[.C135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float" office:value="23704" calcext:value-type="float">
            <text:p>23704</text:p>
          </table:table-cell>
          <table:table-cell table:formula="of:=[.C135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" calcext:value-type="float">
            <text:p>116</text:p>
          </table:table-cell>
          <table:table-cell office:value-type="float" office:value="23695" calcext:value-type="float">
            <text:p>23695</text:p>
          </table:table-cell>
          <table:table-cell table:formula="of:=[.C1353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23704" calcext:value-type="float">
            <text:p>23704</text:p>
          </table:table-cell>
          <table:table-cell table:formula="of:=[.C135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23710" calcext:value-type="float">
            <text:p>23710</text:p>
          </table:table-cell>
          <table:table-cell table:formula="of:=[.C135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23702" calcext:value-type="float">
            <text:p>23702</text:p>
          </table:table-cell>
          <table:table-cell table:formula="of:=[.C135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23700" calcext:value-type="float">
            <text:p>23700</text:p>
          </table:table-cell>
          <table:table-cell table:formula="of:=[.C135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6" calcext:value-type="float">
            <text:p>116</text:p>
          </table:table-cell>
          <table:table-cell office:value-type="float" office:value="23718" calcext:value-type="float">
            <text:p>23718</text:p>
          </table:table-cell>
          <table:table-cell table:formula="of:=[.C135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float" office:value="23701" calcext:value-type="float">
            <text:p>23701</text:p>
          </table:table-cell>
          <table:table-cell table:formula="of:=[.C135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23704" calcext:value-type="float">
            <text:p>23704</text:p>
          </table:table-cell>
          <table:table-cell table:formula="of:=[.C136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23700" calcext:value-type="float">
            <text:p>23700</text:p>
          </table:table-cell>
          <table:table-cell table:formula="of:=[.C136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23695" calcext:value-type="float">
            <text:p>23695</text:p>
          </table:table-cell>
          <table:table-cell table:formula="of:=[.C1362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6" calcext:value-type="float">
            <text:p>116</text:p>
          </table:table-cell>
          <table:table-cell office:value-type="float" office:value="23672" calcext:value-type="float">
            <text:p>23672</text:p>
          </table:table-cell>
          <table:table-cell table:formula="of:=[.C1363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23679" calcext:value-type="float">
            <text:p>23679</text:p>
          </table:table-cell>
          <table:table-cell table:formula="of:=[.C1364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23678" calcext:value-type="float">
            <text:p>23678</text:p>
          </table:table-cell>
          <table:table-cell table:formula="of:=[.C1365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23684" calcext:value-type="float">
            <text:p>23684</text:p>
          </table:table-cell>
          <table:table-cell table:formula="of:=[.C1366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23685" calcext:value-type="float">
            <text:p>23685</text:p>
          </table:table-cell>
          <table:table-cell table:formula="of:=[.C136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6" calcext:value-type="float">
            <text:p>116</text:p>
          </table:table-cell>
          <table:table-cell office:value-type="float" office:value="23692" calcext:value-type="float">
            <text:p>23692</text:p>
          </table:table-cell>
          <table:table-cell table:formula="of:=[.C136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23670" calcext:value-type="float">
            <text:p>23670</text:p>
          </table:table-cell>
          <table:table-cell table:formula="of:=[.C1369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  <table:table-cell office:value-type="float" office:value="23685" calcext:value-type="float">
            <text:p>23685</text:p>
          </table:table-cell>
          <table:table-cell table:formula="of:=[.C1370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23705" calcext:value-type="float">
            <text:p>23705</text:p>
          </table:table-cell>
          <table:table-cell table:formula="of:=[.C1371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23733" calcext:value-type="float">
            <text:p>23733</text:p>
          </table:table-cell>
          <table:table-cell table:formula="of:=[.C137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23729" calcext:value-type="float">
            <text:p>23729</text:p>
          </table:table-cell>
          <table:table-cell table:formula="of:=[.C137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23724" calcext:value-type="float">
            <text:p>23724</text:p>
          </table:table-cell>
          <table:table-cell table:formula="of:=[.C137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23735" calcext:value-type="float">
            <text:p>23735</text:p>
          </table:table-cell>
          <table:table-cell table:formula="of:=[.C1375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23738" calcext:value-type="float">
            <text:p>23738</text:p>
          </table:table-cell>
          <table:table-cell table:formula="of:=[.C1376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23710" calcext:value-type="float">
            <text:p>23710</text:p>
          </table:table-cell>
          <table:table-cell table:formula="of:=[.C1377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23719" calcext:value-type="float">
            <text:p>23719</text:p>
          </table:table-cell>
          <table:table-cell table:formula="of:=[.C1378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3711" calcext:value-type="float">
            <text:p>23711</text:p>
          </table:table-cell>
          <table:table-cell table:formula="of:=[.C137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23697" calcext:value-type="float">
            <text:p>23697</text:p>
          </table:table-cell>
          <table:table-cell table:formula="of:=[.C138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23727" calcext:value-type="float">
            <text:p>23727</text:p>
          </table:table-cell>
          <table:table-cell table:formula="of:=[.C138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23685" calcext:value-type="float">
            <text:p>23685</text:p>
          </table:table-cell>
          <table:table-cell table:formula="of:=[.C1382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23691" calcext:value-type="float">
            <text:p>23691</text:p>
          </table:table-cell>
          <table:table-cell table:formula="of:=[.C138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23698" calcext:value-type="float">
            <text:p>23698</text:p>
          </table:table-cell>
          <table:table-cell table:formula="of:=[.C138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23709" calcext:value-type="float">
            <text:p>23709</text:p>
          </table:table-cell>
          <table:table-cell table:formula="of:=[.C138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23712" calcext:value-type="float">
            <text:p>23712</text:p>
          </table:table-cell>
          <table:table-cell table:formula="of:=[.C138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23720" calcext:value-type="float">
            <text:p>23720</text:p>
          </table:table-cell>
          <table:table-cell table:formula="of:=[.C1387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23702" calcext:value-type="float">
            <text:p>23702</text:p>
          </table:table-cell>
          <table:table-cell table:formula="of:=[.C138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23693" calcext:value-type="float">
            <text:p>23693</text:p>
          </table:table-cell>
          <table:table-cell table:formula="of:=[.C138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23708" calcext:value-type="float">
            <text:p>23708</text:p>
          </table:table-cell>
          <table:table-cell table:formula="of:=[.C1390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23700" calcext:value-type="float">
            <text:p>23700</text:p>
          </table:table-cell>
          <table:table-cell table:formula="of:=[.C139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23712" calcext:value-type="float">
            <text:p>23712</text:p>
          </table:table-cell>
          <table:table-cell table:formula="of:=[.C139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23708" calcext:value-type="float">
            <text:p>23708</text:p>
          </table:table-cell>
          <table:table-cell table:formula="of:=[.C139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23693" calcext:value-type="float">
            <text:p>23693</text:p>
          </table:table-cell>
          <table:table-cell table:formula="of:=[.C139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3713" calcext:value-type="float">
            <text:p>23713</text:p>
          </table:table-cell>
          <table:table-cell table:formula="of:=[.C139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23702" calcext:value-type="float">
            <text:p>23702</text:p>
          </table:table-cell>
          <table:table-cell table:formula="of:=[.C139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23712" calcext:value-type="float">
            <text:p>23712</text:p>
          </table:table-cell>
          <table:table-cell table:formula="of:=[.C139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23718" calcext:value-type="float">
            <text:p>23718</text:p>
          </table:table-cell>
          <table:table-cell table:formula="of:=[.C139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23739" calcext:value-type="float">
            <text:p>23739</text:p>
          </table:table-cell>
          <table:table-cell table:formula="of:=[.C1399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23740" calcext:value-type="float">
            <text:p>23740</text:p>
          </table:table-cell>
          <table:table-cell table:formula="of:=[.C1400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23758" calcext:value-type="float">
            <text:p>23758</text:p>
          </table:table-cell>
          <table:table-cell table:formula="of:=[.C1401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office:value-type="float" office:value="23769" calcext:value-type="float">
            <text:p>23769</text:p>
          </table:table-cell>
          <table:table-cell table:formula="of:=[.C1402]/37" office:value-type="float" office:value="642.405405405405" calcext:value-type="float">
            <text:p>642.405405405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23739" calcext:value-type="float">
            <text:p>23739</text:p>
          </table:table-cell>
          <table:table-cell table:formula="of:=[.C1403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23755" calcext:value-type="float">
            <text:p>23755</text:p>
          </table:table-cell>
          <table:table-cell table:formula="of:=[.C1404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23750" calcext:value-type="float">
            <text:p>23750</text:p>
          </table:table-cell>
          <table:table-cell table:formula="of:=[.C1405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office:value-type="float" office:value="23756" calcext:value-type="float">
            <text:p>23756</text:p>
          </table:table-cell>
          <table:table-cell table:formula="of:=[.C1406]/37" office:value-type="float" office:value="642.054054054054" calcext:value-type="float">
            <text:p>642.054054054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  <table:table-cell office:value-type="float" office:value="23758" calcext:value-type="float">
            <text:p>23758</text:p>
          </table:table-cell>
          <table:table-cell table:formula="of:=[.C1407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  <table:table-cell office:value-type="float" office:value="23767" calcext:value-type="float">
            <text:p>23767</text:p>
          </table:table-cell>
          <table:table-cell table:formula="of:=[.C1408]/37" office:value-type="float" office:value="642.351351351351" calcext:value-type="float">
            <text:p>642.351351351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23744" calcext:value-type="float">
            <text:p>23744</text:p>
          </table:table-cell>
          <table:table-cell table:formula="of:=[.C1409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23734" calcext:value-type="float">
            <text:p>23734</text:p>
          </table:table-cell>
          <table:table-cell table:formula="of:=[.C1410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  <table:table-cell office:value-type="float" office:value="23727" calcext:value-type="float">
            <text:p>23727</text:p>
          </table:table-cell>
          <table:table-cell table:formula="of:=[.C141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23717" calcext:value-type="float">
            <text:p>23717</text:p>
          </table:table-cell>
          <table:table-cell table:formula="of:=[.C141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23729" calcext:value-type="float">
            <text:p>23729</text:p>
          </table:table-cell>
          <table:table-cell table:formula="of:=[.C141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 office:value-type="float" office:value="23699" calcext:value-type="float">
            <text:p>23699</text:p>
          </table:table-cell>
          <table:table-cell table:formula="of:=[.C141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23720" calcext:value-type="float">
            <text:p>23720</text:p>
          </table:table-cell>
          <table:table-cell table:formula="of:=[.C141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7" calcext:value-type="float">
            <text:p>117</text:p>
          </table:table-cell>
          <table:table-cell office:value-type="float" office:value="23712" calcext:value-type="float">
            <text:p>23712</text:p>
          </table:table-cell>
          <table:table-cell table:formula="of:=[.C141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23716" calcext:value-type="float">
            <text:p>23716</text:p>
          </table:table-cell>
          <table:table-cell table:formula="of:=[.C141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7" calcext:value-type="float">
            <text:p>117</text:p>
          </table:table-cell>
          <table:table-cell office:value-type="float" office:value="23716" calcext:value-type="float">
            <text:p>23716</text:p>
          </table:table-cell>
          <table:table-cell table:formula="of:=[.C141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  <table:table-cell office:value-type="float" office:value="23715" calcext:value-type="float">
            <text:p>23715</text:p>
          </table:table-cell>
          <table:table-cell table:formula="of:=[.C141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7" calcext:value-type="float">
            <text:p>117</text:p>
          </table:table-cell>
          <table:table-cell office:value-type="float" office:value="23708" calcext:value-type="float">
            <text:p>23708</text:p>
          </table:table-cell>
          <table:table-cell table:formula="of:=[.C1420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23726" calcext:value-type="float">
            <text:p>23726</text:p>
          </table:table-cell>
          <table:table-cell table:formula="of:=[.C142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7" calcext:value-type="float">
            <text:p>117</text:p>
          </table:table-cell>
          <table:table-cell office:value-type="float" office:value="23717" calcext:value-type="float">
            <text:p>23717</text:p>
          </table:table-cell>
          <table:table-cell table:formula="of:=[.C142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23710" calcext:value-type="float">
            <text:p>23710</text:p>
          </table:table-cell>
          <table:table-cell table:formula="of:=[.C142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office:value-type="float" office:value="23703" calcext:value-type="float">
            <text:p>23703</text:p>
          </table:table-cell>
          <table:table-cell table:formula="of:=[.C1424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23706" calcext:value-type="float">
            <text:p>23706</text:p>
          </table:table-cell>
          <table:table-cell table:formula="of:=[.C142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23702" calcext:value-type="float">
            <text:p>23702</text:p>
          </table:table-cell>
          <table:table-cell table:formula="of:=[.C142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23693" calcext:value-type="float">
            <text:p>23693</text:p>
          </table:table-cell>
          <table:table-cell table:formula="of:=[.C1427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23675" calcext:value-type="float">
            <text:p>23675</text:p>
          </table:table-cell>
          <table:table-cell table:formula="of:=[.C1428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float" office:value="23694" calcext:value-type="float">
            <text:p>23694</text:p>
          </table:table-cell>
          <table:table-cell table:formula="of:=[.C1429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office:value-type="float" office:value="23683" calcext:value-type="float">
            <text:p>23683</text:p>
          </table:table-cell>
          <table:table-cell table:formula="of:=[.C1430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float" office:value="23706" calcext:value-type="float">
            <text:p>23706</text:p>
          </table:table-cell>
          <table:table-cell table:formula="of:=[.C143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23698" calcext:value-type="float">
            <text:p>23698</text:p>
          </table:table-cell>
          <table:table-cell table:formula="of:=[.C1432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23695" calcext:value-type="float">
            <text:p>23695</text:p>
          </table:table-cell>
          <table:table-cell table:formula="of:=[.C1433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float" office:value="23678" calcext:value-type="float">
            <text:p>23678</text:p>
          </table:table-cell>
          <table:table-cell table:formula="of:=[.C1434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23693" calcext:value-type="float">
            <text:p>23693</text:p>
          </table:table-cell>
          <table:table-cell table:formula="of:=[.C143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office:value-type="float" office:value="23689" calcext:value-type="float">
            <text:p>23689</text:p>
          </table:table-cell>
          <table:table-cell table:formula="of:=[.C1436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23733" calcext:value-type="float">
            <text:p>23733</text:p>
          </table:table-cell>
          <table:table-cell table:formula="of:=[.C1437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23741" calcext:value-type="float">
            <text:p>23741</text:p>
          </table:table-cell>
          <table:table-cell table:formula="of:=[.C1438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23720" calcext:value-type="float">
            <text:p>23720</text:p>
          </table:table-cell>
          <table:table-cell table:formula="of:=[.C1439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23754" calcext:value-type="float">
            <text:p>23754</text:p>
          </table:table-cell>
          <table:table-cell table:formula="of:=[.C1440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23746" calcext:value-type="float">
            <text:p>23746</text:p>
          </table:table-cell>
          <table:table-cell table:formula="of:=[.C1441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23721" calcext:value-type="float">
            <text:p>23721</text:p>
          </table:table-cell>
          <table:table-cell table:formula="of:=[.C1442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23729" calcext:value-type="float">
            <text:p>23729</text:p>
          </table:table-cell>
          <table:table-cell table:formula="of:=[.C144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23723" calcext:value-type="float">
            <text:p>23723</text:p>
          </table:table-cell>
          <table:table-cell table:formula="of:=[.C144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23722" calcext:value-type="float">
            <text:p>23722</text:p>
          </table:table-cell>
          <table:table-cell table:formula="of:=[.C144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23703" calcext:value-type="float">
            <text:p>23703</text:p>
          </table:table-cell>
          <table:table-cell table:formula="of:=[.C144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23698" calcext:value-type="float">
            <text:p>23698</text:p>
          </table:table-cell>
          <table:table-cell table:formula="of:=[.C144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23723" calcext:value-type="float">
            <text:p>23723</text:p>
          </table:table-cell>
          <table:table-cell table:formula="of:=[.C1448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23715" calcext:value-type="float">
            <text:p>23715</text:p>
          </table:table-cell>
          <table:table-cell table:formula="of:=[.C144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23718" calcext:value-type="float">
            <text:p>23718</text:p>
          </table:table-cell>
          <table:table-cell table:formula="of:=[.C1450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23718" calcext:value-type="float">
            <text:p>23718</text:p>
          </table:table-cell>
          <table:table-cell table:formula="of:=[.C145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float" office:value="23719" calcext:value-type="float">
            <text:p>23719</text:p>
          </table:table-cell>
          <table:table-cell table:formula="of:=[.C145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23703" calcext:value-type="float">
            <text:p>23703</text:p>
          </table:table-cell>
          <table:table-cell table:formula="of:=[.C145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23707" calcext:value-type="float">
            <text:p>23707</text:p>
          </table:table-cell>
          <table:table-cell table:formula="of:=[.C145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23704" calcext:value-type="float">
            <text:p>23704</text:p>
          </table:table-cell>
          <table:table-cell table:formula="of:=[.C145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23703" calcext:value-type="float">
            <text:p>23703</text:p>
          </table:table-cell>
          <table:table-cell table:formula="of:=[.C145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23711" calcext:value-type="float">
            <text:p>23711</text:p>
          </table:table-cell>
          <table:table-cell table:formula="of:=[.C1457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office:value-type="float" office:value="23711" calcext:value-type="float">
            <text:p>23711</text:p>
          </table:table-cell>
          <table:table-cell table:formula="of:=[.C145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23717" calcext:value-type="float">
            <text:p>23717</text:p>
          </table:table-cell>
          <table:table-cell table:formula="of:=[.C145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23691" calcext:value-type="float">
            <text:p>23691</text:p>
          </table:table-cell>
          <table:table-cell table:formula="of:=[.C1460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23728" calcext:value-type="float">
            <text:p>23728</text:p>
          </table:table-cell>
          <table:table-cell table:formula="of:=[.C1461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office:value-type="float" office:value="23723" calcext:value-type="float">
            <text:p>23723</text:p>
          </table:table-cell>
          <table:table-cell table:formula="of:=[.C146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float" office:value="23740" calcext:value-type="float">
            <text:p>23740</text:p>
          </table:table-cell>
          <table:table-cell table:formula="of:=[.C1463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23743" calcext:value-type="float">
            <text:p>23743</text:p>
          </table:table-cell>
          <table:table-cell table:formula="of:=[.C1464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23759" calcext:value-type="float">
            <text:p>23759</text:p>
          </table:table-cell>
          <table:table-cell table:formula="of:=[.C1465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23765" calcext:value-type="float">
            <text:p>23765</text:p>
          </table:table-cell>
          <table:table-cell table:formula="of:=[.C1466]/37" office:value-type="float" office:value="642.297297297297" calcext:value-type="float">
            <text:p>642.297297297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8" calcext:value-type="float">
            <text:p>118</text:p>
          </table:table-cell>
          <table:table-cell office:value-type="float" office:value="23760" calcext:value-type="float">
            <text:p>23760</text:p>
          </table:table-cell>
          <table:table-cell table:formula="of:=[.C1467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23754" calcext:value-type="float">
            <text:p>23754</text:p>
          </table:table-cell>
          <table:table-cell table:formula="of:=[.C1468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float" office:value="23758" calcext:value-type="float">
            <text:p>23758</text:p>
          </table:table-cell>
          <table:table-cell table:formula="of:=[.C1469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8" calcext:value-type="float">
            <text:p>118</text:p>
          </table:table-cell>
          <table:table-cell office:value-type="float" office:value="23764" calcext:value-type="float">
            <text:p>23764</text:p>
          </table:table-cell>
          <table:table-cell table:formula="of:=[.C1470]/37" office:value-type="float" office:value="642.27027027027" calcext:value-type="float">
            <text:p>642.270270270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23757" calcext:value-type="float">
            <text:p>23757</text:p>
          </table:table-cell>
          <table:table-cell table:formula="of:=[.C1471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8" calcext:value-type="float">
            <text:p>118</text:p>
          </table:table-cell>
          <table:table-cell office:value-type="float" office:value="23740" calcext:value-type="float">
            <text:p>23740</text:p>
          </table:table-cell>
          <table:table-cell table:formula="of:=[.C1472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23754" calcext:value-type="float">
            <text:p>23754</text:p>
          </table:table-cell>
          <table:table-cell table:formula="of:=[.C1473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office:value-type="float" office:value="23749" calcext:value-type="float">
            <text:p>23749</text:p>
          </table:table-cell>
          <table:table-cell table:formula="of:=[.C1474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23734" calcext:value-type="float">
            <text:p>23734</text:p>
          </table:table-cell>
          <table:table-cell table:formula="of:=[.C1475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23723" calcext:value-type="float">
            <text:p>23723</text:p>
          </table:table-cell>
          <table:table-cell table:formula="of:=[.C147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23734" calcext:value-type="float">
            <text:p>23734</text:p>
          </table:table-cell>
          <table:table-cell table:formula="of:=[.C1477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23740" calcext:value-type="float">
            <text:p>23740</text:p>
          </table:table-cell>
          <table:table-cell table:formula="of:=[.C1478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  <table:table-cell office:value-type="float" office:value="23722" calcext:value-type="float">
            <text:p>23722</text:p>
          </table:table-cell>
          <table:table-cell table:formula="of:=[.C147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office:value-type="float" office:value="23722" calcext:value-type="float">
            <text:p>23722</text:p>
          </table:table-cell>
          <table:table-cell table:formula="of:=[.C148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23722" calcext:value-type="float">
            <text:p>23722</text:p>
          </table:table-cell>
          <table:table-cell table:formula="of:=[.C1481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  <table:table-cell office:value-type="float" office:value="23728" calcext:value-type="float">
            <text:p>23728</text:p>
          </table:table-cell>
          <table:table-cell table:formula="of:=[.C148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23715" calcext:value-type="float">
            <text:p>23715</text:p>
          </table:table-cell>
          <table:table-cell table:formula="of:=[.C148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8" calcext:value-type="float">
            <text:p>118</text:p>
          </table:table-cell>
          <table:table-cell office:value-type="float" office:value="23720" calcext:value-type="float">
            <text:p>23720</text:p>
          </table:table-cell>
          <table:table-cell table:formula="of:=[.C148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float" office:value="23726" calcext:value-type="float">
            <text:p>23726</text:p>
          </table:table-cell>
          <table:table-cell table:formula="of:=[.C1485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  <table:table-cell office:value-type="float" office:value="23703" calcext:value-type="float">
            <text:p>23703</text:p>
          </table:table-cell>
          <table:table-cell table:formula="of:=[.C148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8" calcext:value-type="float">
            <text:p>118</text:p>
          </table:table-cell>
          <table:table-cell office:value-type="float" office:value="23719" calcext:value-type="float">
            <text:p>23719</text:p>
          </table:table-cell>
          <table:table-cell table:formula="of:=[.C148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8" calcext:value-type="float">
            <text:p>118</text:p>
          </table:table-cell>
          <table:table-cell office:value-type="float" office:value="23712" calcext:value-type="float">
            <text:p>23712</text:p>
          </table:table-cell>
          <table:table-cell table:formula="of:=[.C148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23724" calcext:value-type="float">
            <text:p>23724</text:p>
          </table:table-cell>
          <table:table-cell table:formula="of:=[.C1489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8" calcext:value-type="float">
            <text:p>118</text:p>
          </table:table-cell>
          <table:table-cell office:value-type="float" office:value="23717" calcext:value-type="float">
            <text:p>23717</text:p>
          </table:table-cell>
          <table:table-cell table:formula="of:=[.C1490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office:value-type="float" office:value="23707" calcext:value-type="float">
            <text:p>23707</text:p>
          </table:table-cell>
          <table:table-cell table:formula="of:=[.C149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23699" calcext:value-type="float">
            <text:p>23699</text:p>
          </table:table-cell>
          <table:table-cell table:formula="of:=[.C149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23681" calcext:value-type="float">
            <text:p>23681</text:p>
          </table:table-cell>
          <table:table-cell table:formula="of:=[.C149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office:value-type="float" office:value="23690" calcext:value-type="float">
            <text:p>23690</text:p>
          </table:table-cell>
          <table:table-cell table:formula="of:=[.C1494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8" calcext:value-type="float">
            <text:p>118</text:p>
          </table:table-cell>
          <table:table-cell office:value-type="float" office:value="23694" calcext:value-type="float">
            <text:p>23694</text:p>
          </table:table-cell>
          <table:table-cell table:formula="of:=[.C149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8" calcext:value-type="float">
            <text:p>118</text:p>
          </table:table-cell>
          <table:table-cell office:value-type="float" office:value="23690" calcext:value-type="float">
            <text:p>23690</text:p>
          </table:table-cell>
          <table:table-cell table:formula="of:=[.C1496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office:value-type="float" office:value="23686" calcext:value-type="float">
            <text:p>23686</text:p>
          </table:table-cell>
          <table:table-cell table:formula="of:=[.C149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8" calcext:value-type="float">
            <text:p>118</text:p>
          </table:table-cell>
          <table:table-cell office:value-type="float" office:value="23696" calcext:value-type="float">
            <text:p>23696</text:p>
          </table:table-cell>
          <table:table-cell table:formula="of:=[.C149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23686" calcext:value-type="float">
            <text:p>23686</text:p>
          </table:table-cell>
          <table:table-cell table:formula="of:=[.C149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23694" calcext:value-type="float">
            <text:p>23694</text:p>
          </table:table-cell>
          <table:table-cell table:formula="of:=[.C1500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23701" calcext:value-type="float">
            <text:p>23701</text:p>
          </table:table-cell>
          <table:table-cell table:formula="of:=[.C150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23741" calcext:value-type="float">
            <text:p>23741</text:p>
          </table:table-cell>
          <table:table-cell table:formula="of:=[.C1502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23757" calcext:value-type="float">
            <text:p>23757</text:p>
          </table:table-cell>
          <table:table-cell table:formula="of:=[.C1503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23735" calcext:value-type="float">
            <text:p>23735</text:p>
          </table:table-cell>
          <table:table-cell table:formula="of:=[.C1504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23748" calcext:value-type="float">
            <text:p>23748</text:p>
          </table:table-cell>
          <table:table-cell table:formula="of:=[.C1505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23757" calcext:value-type="float">
            <text:p>23757</text:p>
          </table:table-cell>
          <table:table-cell table:formula="of:=[.C1506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23747" calcext:value-type="float">
            <text:p>23747</text:p>
          </table:table-cell>
          <table:table-cell table:formula="of:=[.C1507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23728" calcext:value-type="float">
            <text:p>23728</text:p>
          </table:table-cell>
          <table:table-cell table:formula="of:=[.C1508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23717" calcext:value-type="float">
            <text:p>23717</text:p>
          </table:table-cell>
          <table:table-cell table:formula="of:=[.C150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23712" calcext:value-type="float">
            <text:p>23712</text:p>
          </table:table-cell>
          <table:table-cell table:formula="of:=[.C151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23713" calcext:value-type="float">
            <text:p>23713</text:p>
          </table:table-cell>
          <table:table-cell table:formula="of:=[.C151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23712" calcext:value-type="float">
            <text:p>23712</text:p>
          </table:table-cell>
          <table:table-cell table:formula="of:=[.C151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23717" calcext:value-type="float">
            <text:p>23717</text:p>
          </table:table-cell>
          <table:table-cell table:formula="of:=[.C151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23729" calcext:value-type="float">
            <text:p>23729</text:p>
          </table:table-cell>
          <table:table-cell table:formula="of:=[.C1514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23706" calcext:value-type="float">
            <text:p>23706</text:p>
          </table:table-cell>
          <table:table-cell table:formula="of:=[.C151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23712" calcext:value-type="float">
            <text:p>23712</text:p>
          </table:table-cell>
          <table:table-cell table:formula="of:=[.C151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office:value-type="float" office:value="23720" calcext:value-type="float">
            <text:p>23720</text:p>
          </table:table-cell>
          <table:table-cell table:formula="of:=[.C1517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23710" calcext:value-type="float">
            <text:p>23710</text:p>
          </table:table-cell>
          <table:table-cell table:formula="of:=[.C151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23688" calcext:value-type="float">
            <text:p>23688</text:p>
          </table:table-cell>
          <table:table-cell table:formula="of:=[.C151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23700" calcext:value-type="float">
            <text:p>23700</text:p>
          </table:table-cell>
          <table:table-cell table:formula="of:=[.C152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23710" calcext:value-type="float">
            <text:p>23710</text:p>
          </table:table-cell>
          <table:table-cell table:formula="of:=[.C152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23712" calcext:value-type="float">
            <text:p>23712</text:p>
          </table:table-cell>
          <table:table-cell table:formula="of:=[.C152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office:value-type="float" office:value="23705" calcext:value-type="float">
            <text:p>23705</text:p>
          </table:table-cell>
          <table:table-cell table:formula="of:=[.C152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23693" calcext:value-type="float">
            <text:p>23693</text:p>
          </table:table-cell>
          <table:table-cell table:formula="of:=[.C152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23687" calcext:value-type="float">
            <text:p>23687</text:p>
          </table:table-cell>
          <table:table-cell table:formula="of:=[.C1525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23723" calcext:value-type="float">
            <text:p>23723</text:p>
          </table:table-cell>
          <table:table-cell table:formula="of:=[.C152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23731" calcext:value-type="float">
            <text:p>23731</text:p>
          </table:table-cell>
          <table:table-cell table:formula="of:=[.C152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23729" calcext:value-type="float">
            <text:p>23729</text:p>
          </table:table-cell>
          <table:table-cell table:formula="of:=[.C1528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23746" calcext:value-type="float">
            <text:p>23746</text:p>
          </table:table-cell>
          <table:table-cell table:formula="of:=[.C1529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23744" calcext:value-type="float">
            <text:p>23744</text:p>
          </table:table-cell>
          <table:table-cell table:formula="of:=[.C1530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23760" calcext:value-type="float">
            <text:p>23760</text:p>
          </table:table-cell>
          <table:table-cell table:formula="of:=[.C1531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  <table:table-cell office:value-type="float" office:value="23747" calcext:value-type="float">
            <text:p>23747</text:p>
          </table:table-cell>
          <table:table-cell table:formula="of:=[.C1532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23752" calcext:value-type="float">
            <text:p>23752</text:p>
          </table:table-cell>
          <table:table-cell table:formula="of:=[.C1533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23765" calcext:value-type="float">
            <text:p>23765</text:p>
          </table:table-cell>
          <table:table-cell table:formula="of:=[.C1534]/37" office:value-type="float" office:value="642.297297297297" calcext:value-type="float">
            <text:p>642.297297297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23747" calcext:value-type="float">
            <text:p>23747</text:p>
          </table:table-cell>
          <table:table-cell table:formula="of:=[.C1535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23768" calcext:value-type="float">
            <text:p>23768</text:p>
          </table:table-cell>
          <table:table-cell table:formula="of:=[.C1536]/37" office:value-type="float" office:value="642.378378378378" calcext:value-type="float">
            <text:p>642.378378378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23752" calcext:value-type="float">
            <text:p>23752</text:p>
          </table:table-cell>
          <table:table-cell table:formula="of:=[.C1537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23759" calcext:value-type="float">
            <text:p>23759</text:p>
          </table:table-cell>
          <table:table-cell table:formula="of:=[.C1538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office:value-type="float" office:value="23741" calcext:value-type="float">
            <text:p>23741</text:p>
          </table:table-cell>
          <table:table-cell table:formula="of:=[.C1539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23743" calcext:value-type="float">
            <text:p>23743</text:p>
          </table:table-cell>
          <table:table-cell table:formula="of:=[.C1540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23745" calcext:value-type="float">
            <text:p>23745</text:p>
          </table:table-cell>
          <table:table-cell table:formula="of:=[.C1541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23733" calcext:value-type="float">
            <text:p>23733</text:p>
          </table:table-cell>
          <table:table-cell table:formula="of:=[.C154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23753" calcext:value-type="float">
            <text:p>23753</text:p>
          </table:table-cell>
          <table:table-cell table:formula="of:=[.C1543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office:value-type="float" office:value="23737" calcext:value-type="float">
            <text:p>23737</text:p>
          </table:table-cell>
          <table:table-cell table:formula="of:=[.C1544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office:value-type="float" office:value="23737" calcext:value-type="float">
            <text:p>23737</text:p>
          </table:table-cell>
          <table:table-cell table:formula="of:=[.C1545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23738" calcext:value-type="float">
            <text:p>23738</text:p>
          </table:table-cell>
          <table:table-cell table:formula="of:=[.C1546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23723" calcext:value-type="float">
            <text:p>23723</text:p>
          </table:table-cell>
          <table:table-cell table:formula="of:=[.C154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float" office:value="23726" calcext:value-type="float">
            <text:p>23726</text:p>
          </table:table-cell>
          <table:table-cell table:formula="of:=[.C1548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23714" calcext:value-type="float">
            <text:p>23714</text:p>
          </table:table-cell>
          <table:table-cell table:formula="of:=[.C154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23733" calcext:value-type="float">
            <text:p>23733</text:p>
          </table:table-cell>
          <table:table-cell table:formula="of:=[.C1550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 office:value-type="float" office:value="23715" calcext:value-type="float">
            <text:p>23715</text:p>
          </table:table-cell>
          <table:table-cell table:formula="of:=[.C155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office:value-type="float" office:value="23714" calcext:value-type="float">
            <text:p>23714</text:p>
          </table:table-cell>
          <table:table-cell table:formula="of:=[.C155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9" calcext:value-type="float">
            <text:p>119</text:p>
          </table:table-cell>
          <table:table-cell office:value-type="float" office:value="23714" calcext:value-type="float">
            <text:p>23714</text:p>
          </table:table-cell>
          <table:table-cell table:formula="of:=[.C155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office:value-type="float" office:value="23707" calcext:value-type="float">
            <text:p>23707</text:p>
          </table:table-cell>
          <table:table-cell table:formula="of:=[.C155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  <table:table-cell office:value-type="float" office:value="23723" calcext:value-type="float">
            <text:p>23723</text:p>
          </table:table-cell>
          <table:table-cell table:formula="of:=[.C1555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23703" calcext:value-type="float">
            <text:p>23703</text:p>
          </table:table-cell>
          <table:table-cell table:formula="of:=[.C155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23715" calcext:value-type="float">
            <text:p>23715</text:p>
          </table:table-cell>
          <table:table-cell table:formula="of:=[.C155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9" calcext:value-type="float">
            <text:p>119</text:p>
          </table:table-cell>
          <table:table-cell office:value-type="float" office:value="23697" calcext:value-type="float">
            <text:p>23697</text:p>
          </table:table-cell>
          <table:table-cell table:formula="of:=[.C155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9" calcext:value-type="float">
            <text:p>119</text:p>
          </table:table-cell>
          <table:table-cell office:value-type="float" office:value="23698" calcext:value-type="float">
            <text:p>23698</text:p>
          </table:table-cell>
          <table:table-cell table:formula="of:=[.C1559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23701" calcext:value-type="float">
            <text:p>23701</text:p>
          </table:table-cell>
          <table:table-cell table:formula="of:=[.C156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23696" calcext:value-type="float">
            <text:p>23696</text:p>
          </table:table-cell>
          <table:table-cell table:formula="of:=[.C1561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23706" calcext:value-type="float">
            <text:p>23706</text:p>
          </table:table-cell>
          <table:table-cell table:formula="of:=[.C1562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23696" calcext:value-type="float">
            <text:p>23696</text:p>
          </table:table-cell>
          <table:table-cell table:formula="of:=[.C156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23708" calcext:value-type="float">
            <text:p>23708</text:p>
          </table:table-cell>
          <table:table-cell table:formula="of:=[.C156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23695" calcext:value-type="float">
            <text:p>23695</text:p>
          </table:table-cell>
          <table:table-cell table:formula="of:=[.C1565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23706" calcext:value-type="float">
            <text:p>23706</text:p>
          </table:table-cell>
          <table:table-cell table:formula="of:=[.C156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23743" calcext:value-type="float">
            <text:p>23743</text:p>
          </table:table-cell>
          <table:table-cell table:formula="of:=[.C1567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23759" calcext:value-type="float">
            <text:p>23759</text:p>
          </table:table-cell>
          <table:table-cell table:formula="of:=[.C1568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23743" calcext:value-type="float">
            <text:p>23743</text:p>
          </table:table-cell>
          <table:table-cell table:formula="of:=[.C1569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table:formula="of:=[.C1570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23767" calcext:value-type="float">
            <text:p>23767</text:p>
          </table:table-cell>
          <table:table-cell table:formula="of:=[.C1571]/37" office:value-type="float" office:value="642.351351351351" calcext:value-type="float">
            <text:p>642.351351351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23736" calcext:value-type="float">
            <text:p>23736</text:p>
          </table:table-cell>
          <table:table-cell table:formula="of:=[.C1572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23741" calcext:value-type="float">
            <text:p>23741</text:p>
          </table:table-cell>
          <table:table-cell table:formula="of:=[.C157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23718" calcext:value-type="float">
            <text:p>23718</text:p>
          </table:table-cell>
          <table:table-cell table:formula="of:=[.C157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23726" calcext:value-type="float">
            <text:p>23726</text:p>
          </table:table-cell>
          <table:table-cell table:formula="of:=[.C1575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23729" calcext:value-type="float">
            <text:p>23729</text:p>
          </table:table-cell>
          <table:table-cell table:formula="of:=[.C1576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23712" calcext:value-type="float">
            <text:p>23712</text:p>
          </table:table-cell>
          <table:table-cell table:formula="of:=[.C157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23712" calcext:value-type="float">
            <text:p>23712</text:p>
          </table:table-cell>
          <table:table-cell table:formula="of:=[.C157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3722" calcext:value-type="float">
            <text:p>23722</text:p>
          </table:table-cell>
          <table:table-cell table:formula="of:=[.C157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23703" calcext:value-type="float">
            <text:p>23703</text:p>
          </table:table-cell>
          <table:table-cell table:formula="of:=[.C158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23719" calcext:value-type="float">
            <text:p>23719</text:p>
          </table:table-cell>
          <table:table-cell table:formula="of:=[.C158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23714" calcext:value-type="float">
            <text:p>23714</text:p>
          </table:table-cell>
          <table:table-cell table:formula="of:=[.C158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23693" calcext:value-type="float">
            <text:p>23693</text:p>
          </table:table-cell>
          <table:table-cell table:formula="of:=[.C158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23687" calcext:value-type="float">
            <text:p>23687</text:p>
          </table:table-cell>
          <table:table-cell table:formula="of:=[.C158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3700" calcext:value-type="float">
            <text:p>23700</text:p>
          </table:table-cell>
          <table:table-cell table:formula="of:=[.C158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23700" calcext:value-type="float">
            <text:p>23700</text:p>
          </table:table-cell>
          <table:table-cell table:formula="of:=[.C1586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23705" calcext:value-type="float">
            <text:p>23705</text:p>
          </table:table-cell>
          <table:table-cell table:formula="of:=[.C1587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23710" calcext:value-type="float">
            <text:p>23710</text:p>
          </table:table-cell>
          <table:table-cell table:formula="of:=[.C158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23714" calcext:value-type="float">
            <text:p>23714</text:p>
          </table:table-cell>
          <table:table-cell table:formula="of:=[.C158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23713" calcext:value-type="float">
            <text:p>23713</text:p>
          </table:table-cell>
          <table:table-cell table:formula="of:=[.C159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23713" calcext:value-type="float">
            <text:p>23713</text:p>
          </table:table-cell>
          <table:table-cell table:formula="of:=[.C159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23733" calcext:value-type="float">
            <text:p>23733</text:p>
          </table:table-cell>
          <table:table-cell table:formula="of:=[.C159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23727" calcext:value-type="float">
            <text:p>23727</text:p>
          </table:table-cell>
          <table:table-cell table:formula="of:=[.C159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23734" calcext:value-type="float">
            <text:p>23734</text:p>
          </table:table-cell>
          <table:table-cell table:formula="of:=[.C1594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23758" calcext:value-type="float">
            <text:p>23758</text:p>
          </table:table-cell>
          <table:table-cell table:formula="of:=[.C1595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23753" calcext:value-type="float">
            <text:p>23753</text:p>
          </table:table-cell>
          <table:table-cell table:formula="of:=[.C1596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23750" calcext:value-type="float">
            <text:p>23750</text:p>
          </table:table-cell>
          <table:table-cell table:formula="of:=[.C1597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23758" calcext:value-type="float">
            <text:p>23758</text:p>
          </table:table-cell>
          <table:table-cell table:formula="of:=[.C1598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23736" calcext:value-type="float">
            <text:p>23736</text:p>
          </table:table-cell>
          <table:table-cell table:formula="of:=[.C1599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23723" calcext:value-type="float">
            <text:p>23723</text:p>
          </table:table-cell>
          <table:table-cell table:formula="of:=[.C160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23748" calcext:value-type="float">
            <text:p>23748</text:p>
          </table:table-cell>
          <table:table-cell table:formula="of:=[.C1601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23757" calcext:value-type="float">
            <text:p>23757</text:p>
          </table:table-cell>
          <table:table-cell table:formula="of:=[.C1602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23736" calcext:value-type="float">
            <text:p>23736</text:p>
          </table:table-cell>
          <table:table-cell table:formula="of:=[.C1603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23745" calcext:value-type="float">
            <text:p>23745</text:p>
          </table:table-cell>
          <table:table-cell table:formula="of:=[.C1604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23731" calcext:value-type="float">
            <text:p>23731</text:p>
          </table:table-cell>
          <table:table-cell table:formula="of:=[.C1605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23722" calcext:value-type="float">
            <text:p>23722</text:p>
          </table:table-cell>
          <table:table-cell table:formula="of:=[.C160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23751" calcext:value-type="float">
            <text:p>23751</text:p>
          </table:table-cell>
          <table:table-cell table:formula="of:=[.C1607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office:value-type="float" office:value="23758" calcext:value-type="float">
            <text:p>23758</text:p>
          </table:table-cell>
          <table:table-cell table:formula="of:=[.C1608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23722" calcext:value-type="float">
            <text:p>23722</text:p>
          </table:table-cell>
          <table:table-cell table:formula="of:=[.C160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23731" calcext:value-type="float">
            <text:p>23731</text:p>
          </table:table-cell>
          <table:table-cell table:formula="of:=[.C1610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23741" calcext:value-type="float">
            <text:p>23741</text:p>
          </table:table-cell>
          <table:table-cell table:formula="of:=[.C1611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23737" calcext:value-type="float">
            <text:p>23737</text:p>
          </table:table-cell>
          <table:table-cell table:formula="of:=[.C1612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23715" calcext:value-type="float">
            <text:p>23715</text:p>
          </table:table-cell>
          <table:table-cell table:formula="of:=[.C161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23717" calcext:value-type="float">
            <text:p>23717</text:p>
          </table:table-cell>
          <table:table-cell table:formula="of:=[.C161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23734" calcext:value-type="float">
            <text:p>23734</text:p>
          </table:table-cell>
          <table:table-cell table:formula="of:=[.C1615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office:value-type="float" office:value="23702" calcext:value-type="float">
            <text:p>23702</text:p>
          </table:table-cell>
          <table:table-cell table:formula="of:=[.C161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23708" calcext:value-type="float">
            <text:p>23708</text:p>
          </table:table-cell>
          <table:table-cell table:formula="of:=[.C161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office:value-type="float" office:value="23715" calcext:value-type="float">
            <text:p>23715</text:p>
          </table:table-cell>
          <table:table-cell table:formula="of:=[.C161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23710" calcext:value-type="float">
            <text:p>23710</text:p>
          </table:table-cell>
          <table:table-cell table:formula="of:=[.C161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23730" calcext:value-type="float">
            <text:p>23730</text:p>
          </table:table-cell>
          <table:table-cell table:formula="of:=[.C1620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23704" calcext:value-type="float">
            <text:p>23704</text:p>
          </table:table-cell>
          <table:table-cell table:formula="of:=[.C162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23712" calcext:value-type="float">
            <text:p>23712</text:p>
          </table:table-cell>
          <table:table-cell table:formula="of:=[.C162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23707" calcext:value-type="float">
            <text:p>23707</text:p>
          </table:table-cell>
          <table:table-cell table:formula="of:=[.C1623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office:value-type="float" office:value="23709" calcext:value-type="float">
            <text:p>23709</text:p>
          </table:table-cell>
          <table:table-cell table:formula="of:=[.C162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23701" calcext:value-type="float">
            <text:p>23701</text:p>
          </table:table-cell>
          <table:table-cell table:formula="of:=[.C1625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23702" calcext:value-type="float">
            <text:p>23702</text:p>
          </table:table-cell>
          <table:table-cell table:formula="of:=[.C162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23693" calcext:value-type="float">
            <text:p>23693</text:p>
          </table:table-cell>
          <table:table-cell table:formula="of:=[.C1627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23706" calcext:value-type="float">
            <text:p>23706</text:p>
          </table:table-cell>
          <table:table-cell table:formula="of:=[.C162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23692" calcext:value-type="float">
            <text:p>23692</text:p>
          </table:table-cell>
          <table:table-cell table:formula="of:=[.C162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23701" calcext:value-type="float">
            <text:p>23701</text:p>
          </table:table-cell>
          <table:table-cell table:formula="of:=[.C163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23710" calcext:value-type="float">
            <text:p>23710</text:p>
          </table:table-cell>
          <table:table-cell table:formula="of:=[.C163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23756" calcext:value-type="float">
            <text:p>23756</text:p>
          </table:table-cell>
          <table:table-cell table:formula="of:=[.C1632]/37" office:value-type="float" office:value="642.054054054054" calcext:value-type="float">
            <text:p>642.054054054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23766" calcext:value-type="float">
            <text:p>23766</text:p>
          </table:table-cell>
          <table:table-cell table:formula="of:=[.C1633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23747" calcext:value-type="float">
            <text:p>23747</text:p>
          </table:table-cell>
          <table:table-cell table:formula="of:=[.C1634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23747" calcext:value-type="float">
            <text:p>23747</text:p>
          </table:table-cell>
          <table:table-cell table:formula="of:=[.C1635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23749" calcext:value-type="float">
            <text:p>23749</text:p>
          </table:table-cell>
          <table:table-cell table:formula="of:=[.C1636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23749" calcext:value-type="float">
            <text:p>23749</text:p>
          </table:table-cell>
          <table:table-cell table:formula="of:=[.C1637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23755" calcext:value-type="float">
            <text:p>23755</text:p>
          </table:table-cell>
          <table:table-cell table:formula="of:=[.C1638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23745" calcext:value-type="float">
            <text:p>23745</text:p>
          </table:table-cell>
          <table:table-cell table:formula="of:=[.C1639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23744" calcext:value-type="float">
            <text:p>23744</text:p>
          </table:table-cell>
          <table:table-cell table:formula="of:=[.C1640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23733" calcext:value-type="float">
            <text:p>23733</text:p>
          </table:table-cell>
          <table:table-cell table:formula="of:=[.C1641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23709" calcext:value-type="float">
            <text:p>23709</text:p>
          </table:table-cell>
          <table:table-cell table:formula="of:=[.C164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23742" calcext:value-type="float">
            <text:p>23742</text:p>
          </table:table-cell>
          <table:table-cell table:formula="of:=[.C1643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23711" calcext:value-type="float">
            <text:p>23711</text:p>
          </table:table-cell>
          <table:table-cell table:formula="of:=[.C164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23727" calcext:value-type="float">
            <text:p>23727</text:p>
          </table:table-cell>
          <table:table-cell table:formula="of:=[.C164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23729" calcext:value-type="float">
            <text:p>23729</text:p>
          </table:table-cell>
          <table:table-cell table:formula="of:=[.C1646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23719" calcext:value-type="float">
            <text:p>23719</text:p>
          </table:table-cell>
          <table:table-cell table:formula="of:=[.C164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23704" calcext:value-type="float">
            <text:p>23704</text:p>
          </table:table-cell>
          <table:table-cell table:formula="of:=[.C164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23695" calcext:value-type="float">
            <text:p>23695</text:p>
          </table:table-cell>
          <table:table-cell table:formula="of:=[.C164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23712" calcext:value-type="float">
            <text:p>23712</text:p>
          </table:table-cell>
          <table:table-cell table:formula="of:=[.C165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23710" calcext:value-type="float">
            <text:p>23710</text:p>
          </table:table-cell>
          <table:table-cell table:formula="of:=[.C165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23705" calcext:value-type="float">
            <text:p>23705</text:p>
          </table:table-cell>
          <table:table-cell table:formula="of:=[.C165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23722" calcext:value-type="float">
            <text:p>23722</text:p>
          </table:table-cell>
          <table:table-cell table:formula="of:=[.C1653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23713" calcext:value-type="float">
            <text:p>23713</text:p>
          </table:table-cell>
          <table:table-cell table:formula="of:=[.C165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23716" calcext:value-type="float">
            <text:p>23716</text:p>
          </table:table-cell>
          <table:table-cell table:formula="of:=[.C1655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23727" calcext:value-type="float">
            <text:p>23727</text:p>
          </table:table-cell>
          <table:table-cell table:formula="of:=[.C1656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23731" calcext:value-type="float">
            <text:p>23731</text:p>
          </table:table-cell>
          <table:table-cell table:formula="of:=[.C165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23718" calcext:value-type="float">
            <text:p>23718</text:p>
          </table:table-cell>
          <table:table-cell table:formula="of:=[.C165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23737" calcext:value-type="float">
            <text:p>23737</text:p>
          </table:table-cell>
          <table:table-cell table:formula="of:=[.C1659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23739" calcext:value-type="float">
            <text:p>23739</text:p>
          </table:table-cell>
          <table:table-cell table:formula="of:=[.C1660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23745" calcext:value-type="float">
            <text:p>23745</text:p>
          </table:table-cell>
          <table:table-cell table:formula="of:=[.C1661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23744" calcext:value-type="float">
            <text:p>23744</text:p>
          </table:table-cell>
          <table:table-cell table:formula="of:=[.C1662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23745" calcext:value-type="float">
            <text:p>23745</text:p>
          </table:table-cell>
          <table:table-cell table:formula="of:=[.C1663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23731" calcext:value-type="float">
            <text:p>23731</text:p>
          </table:table-cell>
          <table:table-cell table:formula="of:=[.C1664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23736" calcext:value-type="float">
            <text:p>23736</text:p>
          </table:table-cell>
          <table:table-cell table:formula="of:=[.C1665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23743" calcext:value-type="float">
            <text:p>23743</text:p>
          </table:table-cell>
          <table:table-cell table:formula="of:=[.C1666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23749" calcext:value-type="float">
            <text:p>23749</text:p>
          </table:table-cell>
          <table:table-cell table:formula="of:=[.C1667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23742" calcext:value-type="float">
            <text:p>23742</text:p>
          </table:table-cell>
          <table:table-cell table:formula="of:=[.C1668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23751" calcext:value-type="float">
            <text:p>23751</text:p>
          </table:table-cell>
          <table:table-cell table:formula="of:=[.C1669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23753" calcext:value-type="float">
            <text:p>23753</text:p>
          </table:table-cell>
          <table:table-cell table:formula="of:=[.C1670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23736" calcext:value-type="float">
            <text:p>23736</text:p>
          </table:table-cell>
          <table:table-cell table:formula="of:=[.C1671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23749" calcext:value-type="float">
            <text:p>23749</text:p>
          </table:table-cell>
          <table:table-cell table:formula="of:=[.C1672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23741" calcext:value-type="float">
            <text:p>23741</text:p>
          </table:table-cell>
          <table:table-cell table:formula="of:=[.C167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office:value-type="float" office:value="23749" calcext:value-type="float">
            <text:p>23749</text:p>
          </table:table-cell>
          <table:table-cell table:formula="of:=[.C1674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23736" calcext:value-type="float">
            <text:p>23736</text:p>
          </table:table-cell>
          <table:table-cell table:formula="of:=[.C1675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office:value-type="float" office:value="23744" calcext:value-type="float">
            <text:p>23744</text:p>
          </table:table-cell>
          <table:table-cell table:formula="of:=[.C167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23734" calcext:value-type="float">
            <text:p>23734</text:p>
          </table:table-cell>
          <table:table-cell table:formula="of:=[.C1677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" calcext:value-type="float">
            <text:p>121</text:p>
          </table:table-cell>
          <table:table-cell office:value-type="float" office:value="23726" calcext:value-type="float">
            <text:p>23726</text:p>
          </table:table-cell>
          <table:table-cell table:formula="of:=[.C1678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float" office:value="23710" calcext:value-type="float">
            <text:p>23710</text:p>
          </table:table-cell>
          <table:table-cell table:formula="of:=[.C167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1" calcext:value-type="float">
            <text:p>121</text:p>
          </table:table-cell>
          <table:table-cell office:value-type="float" office:value="23726" calcext:value-type="float">
            <text:p>23726</text:p>
          </table:table-cell>
          <table:table-cell table:formula="of:=[.C168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23718" calcext:value-type="float">
            <text:p>23718</text:p>
          </table:table-cell>
          <table:table-cell table:formula="of:=[.C168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23728" calcext:value-type="float">
            <text:p>23728</text:p>
          </table:table-cell>
          <table:table-cell table:formula="of:=[.C168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1" calcext:value-type="float">
            <text:p>121</text:p>
          </table:table-cell>
          <table:table-cell office:value-type="float" office:value="23729" calcext:value-type="float">
            <text:p>23729</text:p>
          </table:table-cell>
          <table:table-cell table:formula="of:=[.C168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 office:value-type="float" office:value="23720" calcext:value-type="float">
            <text:p>23720</text:p>
          </table:table-cell>
          <table:table-cell table:formula="of:=[.C168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  <table:table-cell office:value-type="float" office:value="23727" calcext:value-type="float">
            <text:p>23727</text:p>
          </table:table-cell>
          <table:table-cell table:formula="of:=[.C168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23714" calcext:value-type="float">
            <text:p>23714</text:p>
          </table:table-cell>
          <table:table-cell table:formula="of:=[.C1686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23718" calcext:value-type="float">
            <text:p>23718</text:p>
          </table:table-cell>
          <table:table-cell table:formula="of:=[.C1687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23714" calcext:value-type="float">
            <text:p>23714</text:p>
          </table:table-cell>
          <table:table-cell table:formula="of:=[.C168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23711" calcext:value-type="float">
            <text:p>23711</text:p>
          </table:table-cell>
          <table:table-cell table:formula="of:=[.C168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  <table:table-cell office:value-type="float" office:value="23699" calcext:value-type="float">
            <text:p>23699</text:p>
          </table:table-cell>
          <table:table-cell table:formula="of:=[.C169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23706" calcext:value-type="float">
            <text:p>23706</text:p>
          </table:table-cell>
          <table:table-cell table:formula="of:=[.C169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23702" calcext:value-type="float">
            <text:p>23702</text:p>
          </table:table-cell>
          <table:table-cell table:formula="of:=[.C169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23700" calcext:value-type="float">
            <text:p>23700</text:p>
          </table:table-cell>
          <table:table-cell table:formula="of:=[.C169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1" calcext:value-type="float">
            <text:p>121</text:p>
          </table:table-cell>
          <table:table-cell office:value-type="float" office:value="23702" calcext:value-type="float">
            <text:p>23702</text:p>
          </table:table-cell>
          <table:table-cell table:formula="of:=[.C169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1" calcext:value-type="float">
            <text:p>121</text:p>
          </table:table-cell>
          <table:table-cell office:value-type="float" office:value="23697" calcext:value-type="float">
            <text:p>23697</text:p>
          </table:table-cell>
          <table:table-cell table:formula="of:=[.C169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23697" calcext:value-type="float">
            <text:p>23697</text:p>
          </table:table-cell>
          <table:table-cell table:formula="of:=[.C169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23761" calcext:value-type="float">
            <text:p>23761</text:p>
          </table:table-cell>
          <table:table-cell table:formula="of:=[.C1697]/37" office:value-type="float" office:value="642.189189189189" calcext:value-type="float">
            <text:p>642.189189189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23772" calcext:value-type="float">
            <text:p>23772</text:p>
          </table:table-cell>
          <table:table-cell table:formula="of:=[.C1698]/37" office:value-type="float" office:value="642.486486486486" calcext:value-type="float">
            <text:p>642.486486486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23752" calcext:value-type="float">
            <text:p>23752</text:p>
          </table:table-cell>
          <table:table-cell table:formula="of:=[.C1699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23744" calcext:value-type="float">
            <text:p>23744</text:p>
          </table:table-cell>
          <table:table-cell table:formula="of:=[.C1700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23747" calcext:value-type="float">
            <text:p>23747</text:p>
          </table:table-cell>
          <table:table-cell table:formula="of:=[.C1701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23739" calcext:value-type="float">
            <text:p>23739</text:p>
          </table:table-cell>
          <table:table-cell table:formula="of:=[.C1702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23748" calcext:value-type="float">
            <text:p>23748</text:p>
          </table:table-cell>
          <table:table-cell table:formula="of:=[.C1703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23741" calcext:value-type="float">
            <text:p>23741</text:p>
          </table:table-cell>
          <table:table-cell table:formula="of:=[.C1704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23732" calcext:value-type="float">
            <text:p>23732</text:p>
          </table:table-cell>
          <table:table-cell table:formula="of:=[.C170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23724" calcext:value-type="float">
            <text:p>23724</text:p>
          </table:table-cell>
          <table:table-cell table:formula="of:=[.C170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23721" calcext:value-type="float">
            <text:p>23721</text:p>
          </table:table-cell>
          <table:table-cell table:formula="of:=[.C170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23732" calcext:value-type="float">
            <text:p>23732</text:p>
          </table:table-cell>
          <table:table-cell table:formula="of:=[.C1708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23732" calcext:value-type="float">
            <text:p>23732</text:p>
          </table:table-cell>
          <table:table-cell table:formula="of:=[.C1709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23732" calcext:value-type="float">
            <text:p>23732</text:p>
          </table:table-cell>
          <table:table-cell table:formula="of:=[.C171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23737" calcext:value-type="float">
            <text:p>23737</text:p>
          </table:table-cell>
          <table:table-cell table:formula="of:=[.C1711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23723" calcext:value-type="float">
            <text:p>23723</text:p>
          </table:table-cell>
          <table:table-cell table:formula="of:=[.C171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23720" calcext:value-type="float">
            <text:p>23720</text:p>
          </table:table-cell>
          <table:table-cell table:formula="of:=[.C171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23721" calcext:value-type="float">
            <text:p>23721</text:p>
          </table:table-cell>
          <table:table-cell table:formula="of:=[.C1714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23710" calcext:value-type="float">
            <text:p>23710</text:p>
          </table:table-cell>
          <table:table-cell table:formula="of:=[.C171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office:value-type="float" office:value="23711" calcext:value-type="float">
            <text:p>23711</text:p>
          </table:table-cell>
          <table:table-cell table:formula="of:=[.C1716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23718" calcext:value-type="float">
            <text:p>23718</text:p>
          </table:table-cell>
          <table:table-cell table:formula="of:=[.C1717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23708" calcext:value-type="float">
            <text:p>23708</text:p>
          </table:table-cell>
          <table:table-cell table:formula="of:=[.C171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3714" calcext:value-type="float">
            <text:p>23714</text:p>
          </table:table-cell>
          <table:table-cell table:formula="of:=[.C171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23708" calcext:value-type="float">
            <text:p>23708</text:p>
          </table:table-cell>
          <table:table-cell table:formula="of:=[.C1720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23714" calcext:value-type="float">
            <text:p>23714</text:p>
          </table:table-cell>
          <table:table-cell table:formula="of:=[.C172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23722" calcext:value-type="float">
            <text:p>23722</text:p>
          </table:table-cell>
          <table:table-cell table:formula="of:=[.C1722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23727" calcext:value-type="float">
            <text:p>23727</text:p>
          </table:table-cell>
          <table:table-cell table:formula="of:=[.C172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float" office:value="23713" calcext:value-type="float">
            <text:p>23713</text:p>
          </table:table-cell>
          <table:table-cell table:formula="of:=[.C172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3729" calcext:value-type="float">
            <text:p>23729</text:p>
          </table:table-cell>
          <table:table-cell table:formula="of:=[.C1725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23743" calcext:value-type="float">
            <text:p>23743</text:p>
          </table:table-cell>
          <table:table-cell table:formula="of:=[.C1726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23733" calcext:value-type="float">
            <text:p>23733</text:p>
          </table:table-cell>
          <table:table-cell table:formula="of:=[.C1727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23749" calcext:value-type="float">
            <text:p>23749</text:p>
          </table:table-cell>
          <table:table-cell table:formula="of:=[.C1728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23741" calcext:value-type="float">
            <text:p>23741</text:p>
          </table:table-cell>
          <table:table-cell table:formula="of:=[.C1729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23732" calcext:value-type="float">
            <text:p>23732</text:p>
          </table:table-cell>
          <table:table-cell table:formula="of:=[.C173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23751" calcext:value-type="float">
            <text:p>23751</text:p>
          </table:table-cell>
          <table:table-cell table:formula="of:=[.C1731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office:value-type="float" office:value="23748" calcext:value-type="float">
            <text:p>23748</text:p>
          </table:table-cell>
          <table:table-cell table:formula="of:=[.C1732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23751" calcext:value-type="float">
            <text:p>23751</text:p>
          </table:table-cell>
          <table:table-cell table:formula="of:=[.C1733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office:value-type="float" office:value="23744" calcext:value-type="float">
            <text:p>23744</text:p>
          </table:table-cell>
          <table:table-cell table:formula="of:=[.C1734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23743" calcext:value-type="float">
            <text:p>23743</text:p>
          </table:table-cell>
          <table:table-cell table:formula="of:=[.C1735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23722" calcext:value-type="float">
            <text:p>23722</text:p>
          </table:table-cell>
          <table:table-cell table:formula="of:=[.C173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23747" calcext:value-type="float">
            <text:p>23747</text:p>
          </table:table-cell>
          <table:table-cell table:formula="of:=[.C1737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23749" calcext:value-type="float">
            <text:p>23749</text:p>
          </table:table-cell>
          <table:table-cell table:formula="of:=[.C1738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23745" calcext:value-type="float">
            <text:p>23745</text:p>
          </table:table-cell>
          <table:table-cell table:formula="of:=[.C1739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23741" calcext:value-type="float">
            <text:p>23741</text:p>
          </table:table-cell>
          <table:table-cell table:formula="of:=[.C1740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23734" calcext:value-type="float">
            <text:p>23734</text:p>
          </table:table-cell>
          <table:table-cell table:formula="of:=[.C1741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23722" calcext:value-type="float">
            <text:p>23722</text:p>
          </table:table-cell>
          <table:table-cell table:formula="of:=[.C1742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2" calcext:value-type="float">
            <text:p>122</text:p>
          </table:table-cell>
          <table:table-cell office:value-type="float" office:value="23714" calcext:value-type="float">
            <text:p>23714</text:p>
          </table:table-cell>
          <table:table-cell table:formula="of:=[.C174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23741" calcext:value-type="float">
            <text:p>23741</text:p>
          </table:table-cell>
          <table:table-cell table:formula="of:=[.C1744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office:value-type="float" office:value="23727" calcext:value-type="float">
            <text:p>23727</text:p>
          </table:table-cell>
          <table:table-cell table:formula="of:=[.C174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2" calcext:value-type="float">
            <text:p>122</text:p>
          </table:table-cell>
          <table:table-cell office:value-type="float" office:value="23719" calcext:value-type="float">
            <text:p>23719</text:p>
          </table:table-cell>
          <table:table-cell table:formula="of:=[.C1746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23714" calcext:value-type="float">
            <text:p>23714</text:p>
          </table:table-cell>
          <table:table-cell table:formula="of:=[.C1747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office:value-type="float" office:value="23725" calcext:value-type="float">
            <text:p>23725</text:p>
          </table:table-cell>
          <table:table-cell table:formula="of:=[.C1748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23746" calcext:value-type="float">
            <text:p>23746</text:p>
          </table:table-cell>
          <table:table-cell table:formula="of:=[.C1749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23718" calcext:value-type="float">
            <text:p>23718</text:p>
          </table:table-cell>
          <table:table-cell table:formula="of:=[.C1750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  <table:table-cell office:value-type="float" office:value="23721" calcext:value-type="float">
            <text:p>23721</text:p>
          </table:table-cell>
          <table:table-cell table:formula="of:=[.C175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  <table:table-cell office:value-type="float" office:value="23726" calcext:value-type="float">
            <text:p>23726</text:p>
          </table:table-cell>
          <table:table-cell table:formula="of:=[.C175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office:value-type="float" office:value="23713" calcext:value-type="float">
            <text:p>23713</text:p>
          </table:table-cell>
          <table:table-cell table:formula="of:=[.C1753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23704" calcext:value-type="float">
            <text:p>23704</text:p>
          </table:table-cell>
          <table:table-cell table:formula="of:=[.C175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  <table:table-cell office:value-type="float" office:value="23702" calcext:value-type="float">
            <text:p>23702</text:p>
          </table:table-cell>
          <table:table-cell table:formula="of:=[.C1755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2" calcext:value-type="float">
            <text:p>122</text:p>
          </table:table-cell>
          <table:table-cell office:value-type="float" office:value="23707" calcext:value-type="float">
            <text:p>23707</text:p>
          </table:table-cell>
          <table:table-cell table:formula="of:=[.C175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2" calcext:value-type="float">
            <text:p>122</text:p>
          </table:table-cell>
          <table:table-cell office:value-type="float" office:value="23696" calcext:value-type="float">
            <text:p>23696</text:p>
          </table:table-cell>
          <table:table-cell table:formula="of:=[.C175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23707" calcext:value-type="float">
            <text:p>23707</text:p>
          </table:table-cell>
          <table:table-cell table:formula="of:=[.C175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2" calcext:value-type="float">
            <text:p>122</text:p>
          </table:table-cell>
          <table:table-cell office:value-type="float" office:value="23695" calcext:value-type="float">
            <text:p>23695</text:p>
          </table:table-cell>
          <table:table-cell table:formula="of:=[.C175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2" calcext:value-type="float">
            <text:p>122</text:p>
          </table:table-cell>
          <table:table-cell office:value-type="float" office:value="23709" calcext:value-type="float">
            <text:p>23709</text:p>
          </table:table-cell>
          <table:table-cell table:formula="of:=[.C176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  <table:table-cell office:value-type="float" office:value="23713" calcext:value-type="float">
            <text:p>23713</text:p>
          </table:table-cell>
          <table:table-cell table:formula="of:=[.C176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23749" calcext:value-type="float">
            <text:p>23749</text:p>
          </table:table-cell>
          <table:table-cell table:formula="of:=[.C1762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23759" calcext:value-type="float">
            <text:p>23759</text:p>
          </table:table-cell>
          <table:table-cell table:formula="of:=[.C1763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23745" calcext:value-type="float">
            <text:p>23745</text:p>
          </table:table-cell>
          <table:table-cell table:formula="of:=[.C1764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23750" calcext:value-type="float">
            <text:p>23750</text:p>
          </table:table-cell>
          <table:table-cell table:formula="of:=[.C1765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23750" calcext:value-type="float">
            <text:p>23750</text:p>
          </table:table-cell>
          <table:table-cell table:formula="of:=[.C1766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23763" calcext:value-type="float">
            <text:p>23763</text:p>
          </table:table-cell>
          <table:table-cell table:formula="of:=[.C1767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23748" calcext:value-type="float">
            <text:p>23748</text:p>
          </table:table-cell>
          <table:table-cell table:formula="of:=[.C1768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23749" calcext:value-type="float">
            <text:p>23749</text:p>
          </table:table-cell>
          <table:table-cell table:formula="of:=[.C1769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23743" calcext:value-type="float">
            <text:p>23743</text:p>
          </table:table-cell>
          <table:table-cell table:formula="of:=[.C1770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23732" calcext:value-type="float">
            <text:p>23732</text:p>
          </table:table-cell>
          <table:table-cell table:formula="of:=[.C1771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23733" calcext:value-type="float">
            <text:p>23733</text:p>
          </table:table-cell>
          <table:table-cell table:formula="of:=[.C177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23737" calcext:value-type="float">
            <text:p>23737</text:p>
          </table:table-cell>
          <table:table-cell table:formula="of:=[.C1773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23728" calcext:value-type="float">
            <text:p>23728</text:p>
          </table:table-cell>
          <table:table-cell table:formula="of:=[.C1774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23731" calcext:value-type="float">
            <text:p>23731</text:p>
          </table:table-cell>
          <table:table-cell table:formula="of:=[.C1775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23744" calcext:value-type="float">
            <text:p>23744</text:p>
          </table:table-cell>
          <table:table-cell table:formula="of:=[.C177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23726" calcext:value-type="float">
            <text:p>23726</text:p>
          </table:table-cell>
          <table:table-cell table:formula="of:=[.C177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23721" calcext:value-type="float">
            <text:p>23721</text:p>
          </table:table-cell>
          <table:table-cell table:formula="of:=[.C177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23719" calcext:value-type="float">
            <text:p>23719</text:p>
          </table:table-cell>
          <table:table-cell table:formula="of:=[.C177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23703" calcext:value-type="float">
            <text:p>23703</text:p>
          </table:table-cell>
          <table:table-cell table:formula="of:=[.C178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23699" calcext:value-type="float">
            <text:p>23699</text:p>
          </table:table-cell>
          <table:table-cell table:formula="of:=[.C178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23720" calcext:value-type="float">
            <text:p>23720</text:p>
          </table:table-cell>
          <table:table-cell table:formula="of:=[.C178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23707" calcext:value-type="float">
            <text:p>23707</text:p>
          </table:table-cell>
          <table:table-cell table:formula="of:=[.C1783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23707" calcext:value-type="float">
            <text:p>23707</text:p>
          </table:table-cell>
          <table:table-cell table:formula="of:=[.C178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23694" calcext:value-type="float">
            <text:p>23694</text:p>
          </table:table-cell>
          <table:table-cell table:formula="of:=[.C178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23710" calcext:value-type="float">
            <text:p>23710</text:p>
          </table:table-cell>
          <table:table-cell table:formula="of:=[.C178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23714" calcext:value-type="float">
            <text:p>23714</text:p>
          </table:table-cell>
          <table:table-cell table:formula="of:=[.C1787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23702" calcext:value-type="float">
            <text:p>23702</text:p>
          </table:table-cell>
          <table:table-cell table:formula="of:=[.C178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23717" calcext:value-type="float">
            <text:p>23717</text:p>
          </table:table-cell>
          <table:table-cell table:formula="of:=[.C178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23719" calcext:value-type="float">
            <text:p>23719</text:p>
          </table:table-cell>
          <table:table-cell table:formula="of:=[.C1790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23727" calcext:value-type="float">
            <text:p>23727</text:p>
          </table:table-cell>
          <table:table-cell table:formula="of:=[.C179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23731" calcext:value-type="float">
            <text:p>23731</text:p>
          </table:table-cell>
          <table:table-cell table:formula="of:=[.C1792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office:value-type="float" office:value="23721" calcext:value-type="float">
            <text:p>23721</text:p>
          </table:table-cell>
          <table:table-cell table:formula="of:=[.C179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23740" calcext:value-type="float">
            <text:p>23740</text:p>
          </table:table-cell>
          <table:table-cell table:formula="of:=[.C1794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23728" calcext:value-type="float">
            <text:p>23728</text:p>
          </table:table-cell>
          <table:table-cell table:formula="of:=[.C1795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23747" calcext:value-type="float">
            <text:p>23747</text:p>
          </table:table-cell>
          <table:table-cell table:formula="of:=[.C1796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23734" calcext:value-type="float">
            <text:p>23734</text:p>
          </table:table-cell>
          <table:table-cell table:formula="of:=[.C1797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23736" calcext:value-type="float">
            <text:p>23736</text:p>
          </table:table-cell>
          <table:table-cell table:formula="of:=[.C1798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734" calcext:value-type="float">
            <text:p>23734</text:p>
          </table:table-cell>
          <table:table-cell table:formula="of:=[.C1799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23721" calcext:value-type="float">
            <text:p>23721</text:p>
          </table:table-cell>
          <table:table-cell table:formula="of:=[.C180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23720" calcext:value-type="float">
            <text:p>23720</text:p>
          </table:table-cell>
          <table:table-cell table:formula="of:=[.C180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23736" calcext:value-type="float">
            <text:p>23736</text:p>
          </table:table-cell>
          <table:table-cell table:formula="of:=[.C1802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23736" calcext:value-type="float">
            <text:p>23736</text:p>
          </table:table-cell>
          <table:table-cell table:formula="of:=[.C1803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23723" calcext:value-type="float">
            <text:p>23723</text:p>
          </table:table-cell>
          <table:table-cell table:formula="of:=[.C180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23741" calcext:value-type="float">
            <text:p>23741</text:p>
          </table:table-cell>
          <table:table-cell table:formula="of:=[.C1805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23727" calcext:value-type="float">
            <text:p>23727</text:p>
          </table:table-cell>
          <table:table-cell table:formula="of:=[.C1806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23719" calcext:value-type="float">
            <text:p>23719</text:p>
          </table:table-cell>
          <table:table-cell table:formula="of:=[.C180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23708" calcext:value-type="float">
            <text:p>23708</text:p>
          </table:table-cell>
          <table:table-cell table:formula="of:=[.C180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  <table:table-cell office:value-type="float" office:value="23708" calcext:value-type="float">
            <text:p>23708</text:p>
          </table:table-cell>
          <table:table-cell table:formula="of:=[.C180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23727" calcext:value-type="float">
            <text:p>23727</text:p>
          </table:table-cell>
          <table:table-cell table:formula="of:=[.C1810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3" calcext:value-type="float">
            <text:p>123</text:p>
          </table:table-cell>
          <table:table-cell office:value-type="float" office:value="23727" calcext:value-type="float">
            <text:p>23727</text:p>
          </table:table-cell>
          <table:table-cell table:formula="of:=[.C181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23719" calcext:value-type="float">
            <text:p>23719</text:p>
          </table:table-cell>
          <table:table-cell table:formula="of:=[.C181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3" calcext:value-type="float">
            <text:p>123</text:p>
          </table:table-cell>
          <table:table-cell office:value-type="float" office:value="23729" calcext:value-type="float">
            <text:p>23729</text:p>
          </table:table-cell>
          <table:table-cell table:formula="of:=[.C181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office:value-type="float" office:value="23717" calcext:value-type="float">
            <text:p>23717</text:p>
          </table:table-cell>
          <table:table-cell table:formula="of:=[.C181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  <table:table-cell office:value-type="float" office:value="23715" calcext:value-type="float">
            <text:p>23715</text:p>
          </table:table-cell>
          <table:table-cell table:formula="of:=[.C181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23725" calcext:value-type="float">
            <text:p>23725</text:p>
          </table:table-cell>
          <table:table-cell table:formula="of:=[.C181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23716" calcext:value-type="float">
            <text:p>23716</text:p>
          </table:table-cell>
          <table:table-cell table:formula="of:=[.C181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23713" calcext:value-type="float">
            <text:p>23713</text:p>
          </table:table-cell>
          <table:table-cell table:formula="of:=[.C1818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23703" calcext:value-type="float">
            <text:p>23703</text:p>
          </table:table-cell>
          <table:table-cell table:formula="of:=[.C181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23709" calcext:value-type="float">
            <text:p>23709</text:p>
          </table:table-cell>
          <table:table-cell table:formula="of:=[.C182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23714" calcext:value-type="float">
            <text:p>23714</text:p>
          </table:table-cell>
          <table:table-cell table:formula="of:=[.C182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23707" calcext:value-type="float">
            <text:p>23707</text:p>
          </table:table-cell>
          <table:table-cell table:formula="of:=[.C182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  <table:table-cell office:value-type="float" office:value="23691" calcext:value-type="float">
            <text:p>23691</text:p>
          </table:table-cell>
          <table:table-cell table:formula="of:=[.C182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" calcext:value-type="float">
            <text:p>123</text:p>
          </table:table-cell>
          <table:table-cell office:value-type="float" office:value="23704" calcext:value-type="float">
            <text:p>23704</text:p>
          </table:table-cell>
          <table:table-cell table:formula="of:=[.C182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3" calcext:value-type="float">
            <text:p>123</text:p>
          </table:table-cell>
          <table:table-cell office:value-type="float" office:value="23709" calcext:value-type="float">
            <text:p>23709</text:p>
          </table:table-cell>
          <table:table-cell table:formula="of:=[.C182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23703" calcext:value-type="float">
            <text:p>23703</text:p>
          </table:table-cell>
          <table:table-cell table:formula="of:=[.C182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23746" calcext:value-type="float">
            <text:p>23746</text:p>
          </table:table-cell>
          <table:table-cell table:formula="of:=[.C1827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23764" calcext:value-type="float">
            <text:p>23764</text:p>
          </table:table-cell>
          <table:table-cell table:formula="of:=[.C1828]/37" office:value-type="float" office:value="642.27027027027" calcext:value-type="float">
            <text:p>642.270270270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23762" calcext:value-type="float">
            <text:p>23762</text:p>
          </table:table-cell>
          <table:table-cell table:formula="of:=[.C1829]/37" office:value-type="float" office:value="642.216216216216" calcext:value-type="float">
            <text:p>642.2162162162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23753" calcext:value-type="float">
            <text:p>23753</text:p>
          </table:table-cell>
          <table:table-cell table:formula="of:=[.C1830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3763" calcext:value-type="float">
            <text:p>23763</text:p>
          </table:table-cell>
          <table:table-cell table:formula="of:=[.C1831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23754" calcext:value-type="float">
            <text:p>23754</text:p>
          </table:table-cell>
          <table:table-cell table:formula="of:=[.C1832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23763" calcext:value-type="float">
            <text:p>23763</text:p>
          </table:table-cell>
          <table:table-cell table:formula="of:=[.C1833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23760" calcext:value-type="float">
            <text:p>23760</text:p>
          </table:table-cell>
          <table:table-cell table:formula="of:=[.C1834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23743" calcext:value-type="float">
            <text:p>23743</text:p>
          </table:table-cell>
          <table:table-cell table:formula="of:=[.C1835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23735" calcext:value-type="float">
            <text:p>23735</text:p>
          </table:table-cell>
          <table:table-cell table:formula="of:=[.C1836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23750" calcext:value-type="float">
            <text:p>23750</text:p>
          </table:table-cell>
          <table:table-cell table:formula="of:=[.C1837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23764" calcext:value-type="float">
            <text:p>23764</text:p>
          </table:table-cell>
          <table:table-cell table:formula="of:=[.C1838]/37" office:value-type="float" office:value="642.27027027027" calcext:value-type="float">
            <text:p>642.270270270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23736" calcext:value-type="float">
            <text:p>23736</text:p>
          </table:table-cell>
          <table:table-cell table:formula="of:=[.C1839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23752" calcext:value-type="float">
            <text:p>23752</text:p>
          </table:table-cell>
          <table:table-cell table:formula="of:=[.C1840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23739" calcext:value-type="float">
            <text:p>23739</text:p>
          </table:table-cell>
          <table:table-cell table:formula="of:=[.C184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23730" calcext:value-type="float">
            <text:p>23730</text:p>
          </table:table-cell>
          <table:table-cell table:formula="of:=[.C184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23730" calcext:value-type="float">
            <text:p>23730</text:p>
          </table:table-cell>
          <table:table-cell table:formula="of:=[.C184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23729" calcext:value-type="float">
            <text:p>23729</text:p>
          </table:table-cell>
          <table:table-cell table:formula="of:=[.C1844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23730" calcext:value-type="float">
            <text:p>23730</text:p>
          </table:table-cell>
          <table:table-cell table:formula="of:=[.C1845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23717" calcext:value-type="float">
            <text:p>23717</text:p>
          </table:table-cell>
          <table:table-cell table:formula="of:=[.C184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23726" calcext:value-type="float">
            <text:p>23726</text:p>
          </table:table-cell>
          <table:table-cell table:formula="of:=[.C184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23717" calcext:value-type="float">
            <text:p>23717</text:p>
          </table:table-cell>
          <table:table-cell table:formula="of:=[.C1848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23716" calcext:value-type="float">
            <text:p>23716</text:p>
          </table:table-cell>
          <table:table-cell table:formula="of:=[.C184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3706" calcext:value-type="float">
            <text:p>23706</text:p>
          </table:table-cell>
          <table:table-cell table:formula="of:=[.C185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23719" calcext:value-type="float">
            <text:p>23719</text:p>
          </table:table-cell>
          <table:table-cell table:formula="of:=[.C185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23729" calcext:value-type="float">
            <text:p>23729</text:p>
          </table:table-cell>
          <table:table-cell table:formula="of:=[.C1852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23706" calcext:value-type="float">
            <text:p>23706</text:p>
          </table:table-cell>
          <table:table-cell table:formula="of:=[.C185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23722" calcext:value-type="float">
            <text:p>23722</text:p>
          </table:table-cell>
          <table:table-cell table:formula="of:=[.C1854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23726" calcext:value-type="float">
            <text:p>23726</text:p>
          </table:table-cell>
          <table:table-cell table:formula="of:=[.C1855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23730" calcext:value-type="float">
            <text:p>23730</text:p>
          </table:table-cell>
          <table:table-cell table:formula="of:=[.C1856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office:value-type="float" office:value="23741" calcext:value-type="float">
            <text:p>23741</text:p>
          </table:table-cell>
          <table:table-cell table:formula="of:=[.C1857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23741" calcext:value-type="float">
            <text:p>23741</text:p>
          </table:table-cell>
          <table:table-cell table:formula="of:=[.C1858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23739" calcext:value-type="float">
            <text:p>23739</text:p>
          </table:table-cell>
          <table:table-cell table:formula="of:=[.C1859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  <table:table-cell office:value-type="float" office:value="23716" calcext:value-type="float">
            <text:p>23716</text:p>
          </table:table-cell>
          <table:table-cell table:formula="of:=[.C186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23749" calcext:value-type="float">
            <text:p>23749</text:p>
          </table:table-cell>
          <table:table-cell table:formula="of:=[.C1861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23752" calcext:value-type="float">
            <text:p>23752</text:p>
          </table:table-cell>
          <table:table-cell table:formula="of:=[.C1862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4" calcext:value-type="float">
            <text:p>124</text:p>
          </table:table-cell>
          <table:table-cell office:value-type="float" office:value="23757" calcext:value-type="float">
            <text:p>23757</text:p>
          </table:table-cell>
          <table:table-cell table:formula="of:=[.C1863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4" calcext:value-type="float">
            <text:p>124</text:p>
          </table:table-cell>
          <table:table-cell office:value-type="float" office:value="23749" calcext:value-type="float">
            <text:p>23749</text:p>
          </table:table-cell>
          <table:table-cell table:formula="of:=[.C1864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23749" calcext:value-type="float">
            <text:p>23749</text:p>
          </table:table-cell>
          <table:table-cell table:formula="of:=[.C1865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23746" calcext:value-type="float">
            <text:p>23746</text:p>
          </table:table-cell>
          <table:table-cell table:formula="of:=[.C1866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23726" calcext:value-type="float">
            <text:p>23726</text:p>
          </table:table-cell>
          <table:table-cell table:formula="of:=[.C186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office:value-type="float" office:value="23737" calcext:value-type="float">
            <text:p>23737</text:p>
          </table:table-cell>
          <table:table-cell table:formula="of:=[.C1868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23738" calcext:value-type="float">
            <text:p>23738</text:p>
          </table:table-cell>
          <table:table-cell table:formula="of:=[.C1869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office:value-type="float" office:value="23729" calcext:value-type="float">
            <text:p>23729</text:p>
          </table:table-cell>
          <table:table-cell table:formula="of:=[.C1870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23742" calcext:value-type="float">
            <text:p>23742</text:p>
          </table:table-cell>
          <table:table-cell table:formula="of:=[.C1871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23733" calcext:value-type="float">
            <text:p>23733</text:p>
          </table:table-cell>
          <table:table-cell table:formula="of:=[.C187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3720" calcext:value-type="float">
            <text:p>23720</text:p>
          </table:table-cell>
          <table:table-cell table:formula="of:=[.C187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office:value-type="float" office:value="23737" calcext:value-type="float">
            <text:p>23737</text:p>
          </table:table-cell>
          <table:table-cell table:formula="of:=[.C1874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23741" calcext:value-type="float">
            <text:p>23741</text:p>
          </table:table-cell>
          <table:table-cell table:formula="of:=[.C1875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23729" calcext:value-type="float">
            <text:p>23729</text:p>
          </table:table-cell>
          <table:table-cell table:formula="of:=[.C1876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23715" calcext:value-type="float">
            <text:p>23715</text:p>
          </table:table-cell>
          <table:table-cell table:formula="of:=[.C187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23726" calcext:value-type="float">
            <text:p>23726</text:p>
          </table:table-cell>
          <table:table-cell table:formula="of:=[.C1878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" calcext:value-type="float">
            <text:p>124</text:p>
          </table:table-cell>
          <table:table-cell office:value-type="float" office:value="23716" calcext:value-type="float">
            <text:p>23716</text:p>
          </table:table-cell>
          <table:table-cell table:formula="of:=[.C187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 office:value-type="float" office:value="23740" calcext:value-type="float">
            <text:p>23740</text:p>
          </table:table-cell>
          <table:table-cell table:formula="of:=[.C1880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23726" calcext:value-type="float">
            <text:p>23726</text:p>
          </table:table-cell>
          <table:table-cell table:formula="of:=[.C188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4" calcext:value-type="float">
            <text:p>124</text:p>
          </table:table-cell>
          <table:table-cell office:value-type="float" office:value="23714" calcext:value-type="float">
            <text:p>23714</text:p>
          </table:table-cell>
          <table:table-cell table:formula="of:=[.C188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  <table:table-cell office:value-type="float" office:value="23723" calcext:value-type="float">
            <text:p>23723</text:p>
          </table:table-cell>
          <table:table-cell table:formula="of:=[.C188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office:value-type="float" office:value="23719" calcext:value-type="float">
            <text:p>23719</text:p>
          </table:table-cell>
          <table:table-cell table:formula="of:=[.C188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 office:value-type="float" office:value="23725" calcext:value-type="float">
            <text:p>23725</text:p>
          </table:table-cell>
          <table:table-cell table:formula="of:=[.C188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23715" calcext:value-type="float">
            <text:p>23715</text:p>
          </table:table-cell>
          <table:table-cell table:formula="of:=[.C188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23704" calcext:value-type="float">
            <text:p>23704</text:p>
          </table:table-cell>
          <table:table-cell table:formula="of:=[.C1887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23699" calcext:value-type="float">
            <text:p>23699</text:p>
          </table:table-cell>
          <table:table-cell table:formula="of:=[.C188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office:value-type="float" office:value="23710" calcext:value-type="float">
            <text:p>23710</text:p>
          </table:table-cell>
          <table:table-cell table:formula="of:=[.C188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4" calcext:value-type="float">
            <text:p>124</text:p>
          </table:table-cell>
          <table:table-cell office:value-type="float" office:value="23702" calcext:value-type="float">
            <text:p>23702</text:p>
          </table:table-cell>
          <table:table-cell table:formula="of:=[.C1890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23708" calcext:value-type="float">
            <text:p>23708</text:p>
          </table:table-cell>
          <table:table-cell table:formula="of:=[.C189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23751" calcext:value-type="float">
            <text:p>23751</text:p>
          </table:table-cell>
          <table:table-cell table:formula="of:=[.C1892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23744" calcext:value-type="float">
            <text:p>23744</text:p>
          </table:table-cell>
          <table:table-cell table:formula="of:=[.C1893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3749" calcext:value-type="float">
            <text:p>23749</text:p>
          </table:table-cell>
          <table:table-cell table:formula="of:=[.C1894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23763" calcext:value-type="float">
            <text:p>23763</text:p>
          </table:table-cell>
          <table:table-cell table:formula="of:=[.C1895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23765" calcext:value-type="float">
            <text:p>23765</text:p>
          </table:table-cell>
          <table:table-cell table:formula="of:=[.C1896]/37" office:value-type="float" office:value="642.297297297297" calcext:value-type="float">
            <text:p>642.2972972973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23745" calcext:value-type="float">
            <text:p>23745</text:p>
          </table:table-cell>
          <table:table-cell table:formula="of:=[.C1897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23763" calcext:value-type="float">
            <text:p>23763</text:p>
          </table:table-cell>
          <table:table-cell table:formula="of:=[.C1898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23741" calcext:value-type="float">
            <text:p>23741</text:p>
          </table:table-cell>
          <table:table-cell table:formula="of:=[.C1899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23748" calcext:value-type="float">
            <text:p>23748</text:p>
          </table:table-cell>
          <table:table-cell table:formula="of:=[.C1900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23758" calcext:value-type="float">
            <text:p>23758</text:p>
          </table:table-cell>
          <table:table-cell table:formula="of:=[.C1901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23756" calcext:value-type="float">
            <text:p>23756</text:p>
          </table:table-cell>
          <table:table-cell table:formula="of:=[.C1902]/37" office:value-type="float" office:value="642.054054054054" calcext:value-type="float">
            <text:p>642.054054054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23751" calcext:value-type="float">
            <text:p>23751</text:p>
          </table:table-cell>
          <table:table-cell table:formula="of:=[.C1903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3760" calcext:value-type="float">
            <text:p>23760</text:p>
          </table:table-cell>
          <table:table-cell table:formula="of:=[.C1904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23743" calcext:value-type="float">
            <text:p>23743</text:p>
          </table:table-cell>
          <table:table-cell table:formula="of:=[.C1905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23744" calcext:value-type="float">
            <text:p>23744</text:p>
          </table:table-cell>
          <table:table-cell table:formula="of:=[.C190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23733" calcext:value-type="float">
            <text:p>23733</text:p>
          </table:table-cell>
          <table:table-cell table:formula="of:=[.C1907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08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23708" calcext:value-type="float">
            <text:p>23708</text:p>
          </table:table-cell>
          <table:table-cell table:formula="of:=[.C190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1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3708" calcext:value-type="float">
            <text:p>23708</text:p>
          </table:table-cell>
          <table:table-cell table:formula="of:=[.C191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3717" calcext:value-type="float">
            <text:p>23717</text:p>
          </table:table-cell>
          <table:table-cell table:formula="of:=[.C191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23718" calcext:value-type="float">
            <text:p>23718</text:p>
          </table:table-cell>
          <table:table-cell table:formula="of:=[.C191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23723" calcext:value-type="float">
            <text:p>23723</text:p>
          </table:table-cell>
          <table:table-cell table:formula="of:=[.C191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23702" calcext:value-type="float">
            <text:p>23702</text:p>
          </table:table-cell>
          <table:table-cell table:formula="of:=[.C1915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23723" calcext:value-type="float">
            <text:p>23723</text:p>
          </table:table-cell>
          <table:table-cell table:formula="of:=[.C191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23717" calcext:value-type="float">
            <text:p>23717</text:p>
          </table:table-cell>
          <table:table-cell table:formula="of:=[.C191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23696" calcext:value-type="float">
            <text:p>23696</text:p>
          </table:table-cell>
          <table:table-cell table:formula="of:=[.C191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23716" calcext:value-type="float">
            <text:p>23716</text:p>
          </table:table-cell>
          <table:table-cell table:formula="of:=[.C191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23718" calcext:value-type="float">
            <text:p>23718</text:p>
          </table:table-cell>
          <table:table-cell table:formula="of:=[.C1920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23718" calcext:value-type="float">
            <text:p>23718</text:p>
          </table:table-cell>
          <table:table-cell table:formula="of:=[.C192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23728" calcext:value-type="float">
            <text:p>23728</text:p>
          </table:table-cell>
          <table:table-cell table:formula="of:=[.C192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23727" calcext:value-type="float">
            <text:p>23727</text:p>
          </table:table-cell>
          <table:table-cell table:formula="of:=[.C192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23753" calcext:value-type="float">
            <text:p>23753</text:p>
          </table:table-cell>
          <table:table-cell table:formula="of:=[.C1924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2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26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23745" calcext:value-type="float">
            <text:p>23745</text:p>
          </table:table-cell>
          <table:table-cell table:formula="of:=[.C1927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23738" calcext:value-type="float">
            <text:p>23738</text:p>
          </table:table-cell>
          <table:table-cell table:formula="of:=[.C1928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23738" calcext:value-type="float">
            <text:p>23738</text:p>
          </table:table-cell>
          <table:table-cell table:formula="of:=[.C1929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3735" calcext:value-type="float">
            <text:p>23735</text:p>
          </table:table-cell>
          <table:table-cell table:formula="of:=[.C1930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23748" calcext:value-type="float">
            <text:p>23748</text:p>
          </table:table-cell>
          <table:table-cell table:formula="of:=[.C1931]/37" office:value-type="float" office:value="641.837837837838" calcext:value-type="float">
            <text:p>641.837837837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23742" calcext:value-type="float">
            <text:p>23742</text:p>
          </table:table-cell>
          <table:table-cell table:formula="of:=[.C1932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33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23730" calcext:value-type="float">
            <text:p>23730</text:p>
          </table:table-cell>
          <table:table-cell table:formula="of:=[.C1934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23730" calcext:value-type="float">
            <text:p>23730</text:p>
          </table:table-cell>
          <table:table-cell table:formula="of:=[.C1935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23733" calcext:value-type="float">
            <text:p>23733</text:p>
          </table:table-cell>
          <table:table-cell table:formula="of:=[.C1936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23717" calcext:value-type="float">
            <text:p>23717</text:p>
          </table:table-cell>
          <table:table-cell table:formula="of:=[.C193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23711" calcext:value-type="float">
            <text:p>23711</text:p>
          </table:table-cell>
          <table:table-cell table:formula="of:=[.C193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23725" calcext:value-type="float">
            <text:p>23725</text:p>
          </table:table-cell>
          <table:table-cell table:formula="of:=[.C193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23732" calcext:value-type="float">
            <text:p>23732</text:p>
          </table:table-cell>
          <table:table-cell table:formula="of:=[.C194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5" calcext:value-type="float">
            <text:p>125</text:p>
          </table:table-cell>
          <table:table-cell office:value-type="float" office:value="23725" calcext:value-type="float">
            <text:p>23725</text:p>
          </table:table-cell>
          <table:table-cell table:formula="of:=[.C1941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23711" calcext:value-type="float">
            <text:p>23711</text:p>
          </table:table-cell>
          <table:table-cell table:formula="of:=[.C194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  <table:table-cell office:value-type="float" office:value="23722" calcext:value-type="float">
            <text:p>23722</text:p>
          </table:table-cell>
          <table:table-cell table:formula="of:=[.C1943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23708" calcext:value-type="float">
            <text:p>23708</text:p>
          </table:table-cell>
          <table:table-cell table:formula="of:=[.C194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23723" calcext:value-type="float">
            <text:p>23723</text:p>
          </table:table-cell>
          <table:table-cell table:formula="of:=[.C1945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23719" calcext:value-type="float">
            <text:p>23719</text:p>
          </table:table-cell>
          <table:table-cell table:formula="of:=[.C1946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23722" calcext:value-type="float">
            <text:p>23722</text:p>
          </table:table-cell>
          <table:table-cell table:formula="of:=[.C194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23704" calcext:value-type="float">
            <text:p>23704</text:p>
          </table:table-cell>
          <table:table-cell table:formula="of:=[.C194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23714" calcext:value-type="float">
            <text:p>23714</text:p>
          </table:table-cell>
          <table:table-cell table:formula="of:=[.C194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  <table:table-cell office:value-type="float" office:value="23697" calcext:value-type="float">
            <text:p>23697</text:p>
          </table:table-cell>
          <table:table-cell table:formula="of:=[.C195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23704" calcext:value-type="float">
            <text:p>23704</text:p>
          </table:table-cell>
          <table:table-cell table:formula="of:=[.C195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23711" calcext:value-type="float">
            <text:p>23711</text:p>
          </table:table-cell>
          <table:table-cell table:formula="of:=[.C195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23705" calcext:value-type="float">
            <text:p>23705</text:p>
          </table:table-cell>
          <table:table-cell table:formula="of:=[.C195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23710" calcext:value-type="float">
            <text:p>23710</text:p>
          </table:table-cell>
          <table:table-cell table:formula="of:=[.C195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23704" calcext:value-type="float">
            <text:p>23704</text:p>
          </table:table-cell>
          <table:table-cell table:formula="of:=[.C195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23702" calcext:value-type="float">
            <text:p>23702</text:p>
          </table:table-cell>
          <table:table-cell table:formula="of:=[.C195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23747" calcext:value-type="float">
            <text:p>23747</text:p>
          </table:table-cell>
          <table:table-cell table:formula="of:=[.C1957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23751" calcext:value-type="float">
            <text:p>23751</text:p>
          </table:table-cell>
          <table:table-cell table:formula="of:=[.C1958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23783" calcext:value-type="float">
            <text:p>23783</text:p>
          </table:table-cell>
          <table:table-cell table:formula="of:=[.C1959]/37" office:value-type="float" office:value="642.783783783784" calcext:value-type="float">
            <text:p>642.783783783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23766" calcext:value-type="float">
            <text:p>23766</text:p>
          </table:table-cell>
          <table:table-cell table:formula="of:=[.C1960]/37" office:value-type="float" office:value="642.324324324324" calcext:value-type="float">
            <text:p>642.324324324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23760" calcext:value-type="float">
            <text:p>23760</text:p>
          </table:table-cell>
          <table:table-cell table:formula="of:=[.C1961]/37" office:value-type="float" office:value="642.162162162162" calcext:value-type="float">
            <text:p>642.162162162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23765" calcext:value-type="float">
            <text:p>23765</text:p>
          </table:table-cell>
          <table:table-cell table:formula="of:=[.C1962]/37" office:value-type="float" office:value="642.297297297297" calcext:value-type="float">
            <text:p>642.297297297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23757" calcext:value-type="float">
            <text:p>23757</text:p>
          </table:table-cell>
          <table:table-cell table:formula="of:=[.C1963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23749" calcext:value-type="float">
            <text:p>23749</text:p>
          </table:table-cell>
          <table:table-cell table:formula="of:=[.C1964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23758" calcext:value-type="float">
            <text:p>23758</text:p>
          </table:table-cell>
          <table:table-cell table:formula="of:=[.C1965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23749" calcext:value-type="float">
            <text:p>23749</text:p>
          </table:table-cell>
          <table:table-cell table:formula="of:=[.C1966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23754" calcext:value-type="float">
            <text:p>23754</text:p>
          </table:table-cell>
          <table:table-cell table:formula="of:=[.C1967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23739" calcext:value-type="float">
            <text:p>23739</text:p>
          </table:table-cell>
          <table:table-cell table:formula="of:=[.C1968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23770" calcext:value-type="float">
            <text:p>23770</text:p>
          </table:table-cell>
          <table:table-cell table:formula="of:=[.C1969]/37" office:value-type="float" office:value="642.432432432432" calcext:value-type="float">
            <text:p>642.432432432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23734" calcext:value-type="float">
            <text:p>23734</text:p>
          </table:table-cell>
          <table:table-cell table:formula="of:=[.C1970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23763" calcext:value-type="float">
            <text:p>23763</text:p>
          </table:table-cell>
          <table:table-cell table:formula="of:=[.C1971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23722" calcext:value-type="float">
            <text:p>23722</text:p>
          </table:table-cell>
          <table:table-cell table:formula="of:=[.C1972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23723" calcext:value-type="float">
            <text:p>23723</text:p>
          </table:table-cell>
          <table:table-cell table:formula="of:=[.C197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23723" calcext:value-type="float">
            <text:p>23723</text:p>
          </table:table-cell>
          <table:table-cell table:formula="of:=[.C197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23720" calcext:value-type="float">
            <text:p>23720</text:p>
          </table:table-cell>
          <table:table-cell table:formula="of:=[.C197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23725" calcext:value-type="float">
            <text:p>23725</text:p>
          </table:table-cell>
          <table:table-cell table:formula="of:=[.C197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725" calcext:value-type="float">
            <text:p>23725</text:p>
          </table:table-cell>
          <table:table-cell table:formula="of:=[.C197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23716" calcext:value-type="float">
            <text:p>23716</text:p>
          </table:table-cell>
          <table:table-cell table:formula="of:=[.C197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23717" calcext:value-type="float">
            <text:p>23717</text:p>
          </table:table-cell>
          <table:table-cell table:formula="of:=[.C197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23710" calcext:value-type="float">
            <text:p>23710</text:p>
          </table:table-cell>
          <table:table-cell table:formula="of:=[.C198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23718" calcext:value-type="float">
            <text:p>23718</text:p>
          </table:table-cell>
          <table:table-cell table:formula="of:=[.C198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office:value-type="float" office:value="23711" calcext:value-type="float">
            <text:p>23711</text:p>
          </table:table-cell>
          <table:table-cell table:formula="of:=[.C198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23706" calcext:value-type="float">
            <text:p>23706</text:p>
          </table:table-cell>
          <table:table-cell table:formula="of:=[.C198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23693" calcext:value-type="float">
            <text:p>23693</text:p>
          </table:table-cell>
          <table:table-cell table:formula="of:=[.C198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23711" calcext:value-type="float">
            <text:p>23711</text:p>
          </table:table-cell>
          <table:table-cell table:formula="of:=[.C1985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23725" calcext:value-type="float">
            <text:p>23725</text:p>
          </table:table-cell>
          <table:table-cell table:formula="of:=[.C198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23729" calcext:value-type="float">
            <text:p>23729</text:p>
          </table:table-cell>
          <table:table-cell table:formula="of:=[.C1987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23722" calcext:value-type="float">
            <text:p>23722</text:p>
          </table:table-cell>
          <table:table-cell table:formula="of:=[.C1988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23726" calcext:value-type="float">
            <text:p>23726</text:p>
          </table:table-cell>
          <table:table-cell table:formula="of:=[.C1989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23723" calcext:value-type="float">
            <text:p>23723</text:p>
          </table:table-cell>
          <table:table-cell table:formula="of:=[.C199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23732" calcext:value-type="float">
            <text:p>23732</text:p>
          </table:table-cell>
          <table:table-cell table:formula="of:=[.C1991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  <table:table-cell office:value-type="float" office:value="23731" calcext:value-type="float">
            <text:p>23731</text:p>
          </table:table-cell>
          <table:table-cell table:formula="of:=[.C1992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23730" calcext:value-type="float">
            <text:p>23730</text:p>
          </table:table-cell>
          <table:table-cell table:formula="of:=[.C199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23726" calcext:value-type="float">
            <text:p>23726</text:p>
          </table:table-cell>
          <table:table-cell table:formula="of:=[.C1994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23743" calcext:value-type="float">
            <text:p>23743</text:p>
          </table:table-cell>
          <table:table-cell table:formula="of:=[.C1995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6" calcext:value-type="float">
            <text:p>126</text:p>
          </table:table-cell>
          <table:table-cell office:value-type="float" office:value="23722" calcext:value-type="float">
            <text:p>23722</text:p>
          </table:table-cell>
          <table:table-cell table:formula="of:=[.C199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23732" calcext:value-type="float">
            <text:p>23732</text:p>
          </table:table-cell>
          <table:table-cell table:formula="of:=[.C1997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23743" calcext:value-type="float">
            <text:p>23743</text:p>
          </table:table-cell>
          <table:table-cell table:formula="of:=[.C1998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  <table:table-cell office:value-type="float" office:value="23724" calcext:value-type="float">
            <text:p>23724</text:p>
          </table:table-cell>
          <table:table-cell table:formula="of:=[.C1999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23732" calcext:value-type="float">
            <text:p>23732</text:p>
          </table:table-cell>
          <table:table-cell table:formula="of:=[.C200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23735" calcext:value-type="float">
            <text:p>23735</text:p>
          </table:table-cell>
          <table:table-cell table:formula="of:=[.C2001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  <table:table-cell office:value-type="float" office:value="23726" calcext:value-type="float">
            <text:p>23726</text:p>
          </table:table-cell>
          <table:table-cell table:formula="of:=[.C200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23714" calcext:value-type="float">
            <text:p>23714</text:p>
          </table:table-cell>
          <table:table-cell table:formula="of:=[.C200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office:value-type="float" office:value="23715" calcext:value-type="float">
            <text:p>23715</text:p>
          </table:table-cell>
          <table:table-cell table:formula="of:=[.C200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6" calcext:value-type="float">
            <text:p>126</text:p>
          </table:table-cell>
          <table:table-cell office:value-type="float" office:value="23736" calcext:value-type="float">
            <text:p>23736</text:p>
          </table:table-cell>
          <table:table-cell table:formula="of:=[.C2005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6" calcext:value-type="float">
            <text:p>126</text:p>
          </table:table-cell>
          <table:table-cell office:value-type="float" office:value="23722" calcext:value-type="float">
            <text:p>23722</text:p>
          </table:table-cell>
          <table:table-cell table:formula="of:=[.C200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23709" calcext:value-type="float">
            <text:p>23709</text:p>
          </table:table-cell>
          <table:table-cell table:formula="of:=[.C200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23720" calcext:value-type="float">
            <text:p>23720</text:p>
          </table:table-cell>
          <table:table-cell table:formula="of:=[.C200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office:value-type="float" office:value="23714" calcext:value-type="float">
            <text:p>23714</text:p>
          </table:table-cell>
          <table:table-cell table:formula="of:=[.C200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office:value-type="float" office:value="23730" calcext:value-type="float">
            <text:p>23730</text:p>
          </table:table-cell>
          <table:table-cell table:formula="of:=[.C2010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  <table:table-cell office:value-type="float" office:value="23732" calcext:value-type="float">
            <text:p>23732</text:p>
          </table:table-cell>
          <table:table-cell table:formula="of:=[.C2011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23719" calcext:value-type="float">
            <text:p>23719</text:p>
          </table:table-cell>
          <table:table-cell table:formula="of:=[.C201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 office:value-type="float" office:value="23709" calcext:value-type="float">
            <text:p>23709</text:p>
          </table:table-cell>
          <table:table-cell table:formula="of:=[.C201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6" calcext:value-type="float">
            <text:p>126</text:p>
          </table:table-cell>
          <table:table-cell office:value-type="float" office:value="23714" calcext:value-type="float">
            <text:p>23714</text:p>
          </table:table-cell>
          <table:table-cell table:formula="of:=[.C201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office:value-type="float" office:value="23706" calcext:value-type="float">
            <text:p>23706</text:p>
          </table:table-cell>
          <table:table-cell table:formula="of:=[.C201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23714" calcext:value-type="float">
            <text:p>23714</text:p>
          </table:table-cell>
          <table:table-cell table:formula="of:=[.C2016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23698" calcext:value-type="float">
            <text:p>23698</text:p>
          </table:table-cell>
          <table:table-cell table:formula="of:=[.C201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3702" calcext:value-type="float">
            <text:p>23702</text:p>
          </table:table-cell>
          <table:table-cell table:formula="of:=[.C201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office:value-type="float" office:value="23708" calcext:value-type="float">
            <text:p>23708</text:p>
          </table:table-cell>
          <table:table-cell table:formula="of:=[.C201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6" calcext:value-type="float">
            <text:p>126</text:p>
          </table:table-cell>
          <table:table-cell office:value-type="float" office:value="23706" calcext:value-type="float">
            <text:p>23706</text:p>
          </table:table-cell>
          <table:table-cell table:formula="of:=[.C202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6" calcext:value-type="float">
            <text:p>126</text:p>
          </table:table-cell>
          <table:table-cell office:value-type="float" office:value="23693" calcext:value-type="float">
            <text:p>23693</text:p>
          </table:table-cell>
          <table:table-cell table:formula="of:=[.C202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23754" calcext:value-type="float">
            <text:p>23754</text:p>
          </table:table-cell>
          <table:table-cell table:formula="of:=[.C2022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23744" calcext:value-type="float">
            <text:p>23744</text:p>
          </table:table-cell>
          <table:table-cell table:formula="of:=[.C2023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23770" calcext:value-type="float">
            <text:p>23770</text:p>
          </table:table-cell>
          <table:table-cell table:formula="of:=[.C2024]/37" office:value-type="float" office:value="642.432432432432" calcext:value-type="float">
            <text:p>642.432432432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23759" calcext:value-type="float">
            <text:p>23759</text:p>
          </table:table-cell>
          <table:table-cell table:formula="of:=[.C2025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23763" calcext:value-type="float">
            <text:p>23763</text:p>
          </table:table-cell>
          <table:table-cell table:formula="of:=[.C2026]/37" office:value-type="float" office:value="642.243243243243" calcext:value-type="float">
            <text:p>642.243243243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23762" calcext:value-type="float">
            <text:p>23762</text:p>
          </table:table-cell>
          <table:table-cell table:formula="of:=[.C2027]/37" office:value-type="float" office:value="642.216216216216" calcext:value-type="float">
            <text:p>642.216216216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23747" calcext:value-type="float">
            <text:p>23747</text:p>
          </table:table-cell>
          <table:table-cell table:formula="of:=[.C2028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23770" calcext:value-type="float">
            <text:p>23770</text:p>
          </table:table-cell>
          <table:table-cell table:formula="of:=[.C2029]/37" office:value-type="float" office:value="642.432432432432" calcext:value-type="float">
            <text:p>642.432432432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23759" calcext:value-type="float">
            <text:p>23759</text:p>
          </table:table-cell>
          <table:table-cell table:formula="of:=[.C2030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23757" calcext:value-type="float">
            <text:p>23757</text:p>
          </table:table-cell>
          <table:table-cell table:formula="of:=[.C2031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23755" calcext:value-type="float">
            <text:p>23755</text:p>
          </table:table-cell>
          <table:table-cell table:formula="of:=[.C2032]/37" office:value-type="float" office:value="642.027027027027" calcext:value-type="float">
            <text:p>642.02702702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23754" calcext:value-type="float">
            <text:p>23754</text:p>
          </table:table-cell>
          <table:table-cell table:formula="of:=[.C2033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23752" calcext:value-type="float">
            <text:p>23752</text:p>
          </table:table-cell>
          <table:table-cell table:formula="of:=[.C2034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23759" calcext:value-type="float">
            <text:p>23759</text:p>
          </table:table-cell>
          <table:table-cell table:formula="of:=[.C2035]/37" office:value-type="float" office:value="642.135135135135" calcext:value-type="float">
            <text:p>642.135135135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23737" calcext:value-type="float">
            <text:p>23737</text:p>
          </table:table-cell>
          <table:table-cell table:formula="of:=[.C2036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23717" calcext:value-type="float">
            <text:p>23717</text:p>
          </table:table-cell>
          <table:table-cell table:formula="of:=[.C203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23727" calcext:value-type="float">
            <text:p>23727</text:p>
          </table:table-cell>
          <table:table-cell table:formula="of:=[.C203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23728" calcext:value-type="float">
            <text:p>23728</text:p>
          </table:table-cell>
          <table:table-cell table:formula="of:=[.C2039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23721" calcext:value-type="float">
            <text:p>23721</text:p>
          </table:table-cell>
          <table:table-cell table:formula="of:=[.C204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23713" calcext:value-type="float">
            <text:p>23713</text:p>
          </table:table-cell>
          <table:table-cell table:formula="of:=[.C204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723" calcext:value-type="float">
            <text:p>23723</text:p>
          </table:table-cell>
          <table:table-cell table:formula="of:=[.C204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23707" calcext:value-type="float">
            <text:p>23707</text:p>
          </table:table-cell>
          <table:table-cell table:formula="of:=[.C2043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23711" calcext:value-type="float">
            <text:p>23711</text:p>
          </table:table-cell>
          <table:table-cell table:formula="of:=[.C204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23715" calcext:value-type="float">
            <text:p>23715</text:p>
          </table:table-cell>
          <table:table-cell table:formula="of:=[.C204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23715" calcext:value-type="float">
            <text:p>23715</text:p>
          </table:table-cell>
          <table:table-cell table:formula="of:=[.C204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23697" calcext:value-type="float">
            <text:p>23697</text:p>
          </table:table-cell>
          <table:table-cell table:formula="of:=[.C2047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23698" calcext:value-type="float">
            <text:p>23698</text:p>
          </table:table-cell>
          <table:table-cell table:formula="of:=[.C204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23703" calcext:value-type="float">
            <text:p>23703</text:p>
          </table:table-cell>
          <table:table-cell table:formula="of:=[.C204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23705" calcext:value-type="float">
            <text:p>23705</text:p>
          </table:table-cell>
          <table:table-cell table:formula="of:=[.C205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23704" calcext:value-type="float">
            <text:p>23704</text:p>
          </table:table-cell>
          <table:table-cell table:formula="of:=[.C205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23714" calcext:value-type="float">
            <text:p>23714</text:p>
          </table:table-cell>
          <table:table-cell table:formula="of:=[.C205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23693" calcext:value-type="float">
            <text:p>23693</text:p>
          </table:table-cell>
          <table:table-cell table:formula="of:=[.C205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23709" calcext:value-type="float">
            <text:p>23709</text:p>
          </table:table-cell>
          <table:table-cell table:formula="of:=[.C205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office:value-type="float" office:value="23708" calcext:value-type="float">
            <text:p>23708</text:p>
          </table:table-cell>
          <table:table-cell table:formula="of:=[.C205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23722" calcext:value-type="float">
            <text:p>23722</text:p>
          </table:table-cell>
          <table:table-cell table:formula="of:=[.C205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23728" calcext:value-type="float">
            <text:p>23728</text:p>
          </table:table-cell>
          <table:table-cell table:formula="of:=[.C2057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23705" calcext:value-type="float">
            <text:p>23705</text:p>
          </table:table-cell>
          <table:table-cell table:formula="of:=[.C205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23726" calcext:value-type="float">
            <text:p>23726</text:p>
          </table:table-cell>
          <table:table-cell table:formula="of:=[.C2059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office:value-type="float" office:value="23713" calcext:value-type="float">
            <text:p>23713</text:p>
          </table:table-cell>
          <table:table-cell table:formula="of:=[.C206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23739" calcext:value-type="float">
            <text:p>23739</text:p>
          </table:table-cell>
          <table:table-cell table:formula="of:=[.C206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23730" calcext:value-type="float">
            <text:p>23730</text:p>
          </table:table-cell>
          <table:table-cell table:formula="of:=[.C206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23738" calcext:value-type="float">
            <text:p>23738</text:p>
          </table:table-cell>
          <table:table-cell table:formula="of:=[.C2063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23709" calcext:value-type="float">
            <text:p>23709</text:p>
          </table:table-cell>
          <table:table-cell table:formula="of:=[.C206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23732" calcext:value-type="float">
            <text:p>23732</text:p>
          </table:table-cell>
          <table:table-cell table:formula="of:=[.C206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23712" calcext:value-type="float">
            <text:p>23712</text:p>
          </table:table-cell>
          <table:table-cell table:formula="of:=[.C206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23725" calcext:value-type="float">
            <text:p>23725</text:p>
          </table:table-cell>
          <table:table-cell table:formula="of:=[.C206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23735" calcext:value-type="float">
            <text:p>23735</text:p>
          </table:table-cell>
          <table:table-cell table:formula="of:=[.C2068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23725" calcext:value-type="float">
            <text:p>23725</text:p>
          </table:table-cell>
          <table:table-cell table:formula="of:=[.C2069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3736" calcext:value-type="float">
            <text:p>23736</text:p>
          </table:table-cell>
          <table:table-cell table:formula="of:=[.C2070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23726" calcext:value-type="float">
            <text:p>23726</text:p>
          </table:table-cell>
          <table:table-cell table:formula="of:=[.C207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3715" calcext:value-type="float">
            <text:p>23715</text:p>
          </table:table-cell>
          <table:table-cell table:formula="of:=[.C207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23704" calcext:value-type="float">
            <text:p>23704</text:p>
          </table:table-cell>
          <table:table-cell table:formula="of:=[.C207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23717" calcext:value-type="float">
            <text:p>23717</text:p>
          </table:table-cell>
          <table:table-cell table:formula="of:=[.C207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 office:value-type="float" office:value="23709" calcext:value-type="float">
            <text:p>23709</text:p>
          </table:table-cell>
          <table:table-cell table:formula="of:=[.C207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23700" calcext:value-type="float">
            <text:p>23700</text:p>
          </table:table-cell>
          <table:table-cell table:formula="of:=[.C2076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23717" calcext:value-type="float">
            <text:p>23717</text:p>
          </table:table-cell>
          <table:table-cell table:formula="of:=[.C207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23715" calcext:value-type="float">
            <text:p>23715</text:p>
          </table:table-cell>
          <table:table-cell table:formula="of:=[.C207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23702" calcext:value-type="float">
            <text:p>23702</text:p>
          </table:table-cell>
          <table:table-cell table:formula="of:=[.C207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23706" calcext:value-type="float">
            <text:p>23706</text:p>
          </table:table-cell>
          <table:table-cell table:formula="of:=[.C208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23701" calcext:value-type="float">
            <text:p>23701</text:p>
          </table:table-cell>
          <table:table-cell table:formula="of:=[.C208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23716" calcext:value-type="float">
            <text:p>23716</text:p>
          </table:table-cell>
          <table:table-cell table:formula="of:=[.C208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23705" calcext:value-type="float">
            <text:p>23705</text:p>
          </table:table-cell>
          <table:table-cell table:formula="of:=[.C208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23697" calcext:value-type="float">
            <text:p>23697</text:p>
          </table:table-cell>
          <table:table-cell table:formula="of:=[.C208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23689" calcext:value-type="float">
            <text:p>23689</text:p>
          </table:table-cell>
          <table:table-cell table:formula="of:=[.C208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float" office:value="23694" calcext:value-type="float">
            <text:p>23694</text:p>
          </table:table-cell>
          <table:table-cell table:formula="of:=[.C2086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3731" calcext:value-type="float">
            <text:p>23731</text:p>
          </table:table-cell>
          <table:table-cell table:formula="of:=[.C208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23735" calcext:value-type="float">
            <text:p>23735</text:p>
          </table:table-cell>
          <table:table-cell table:formula="of:=[.C2088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3731" calcext:value-type="float">
            <text:p>23731</text:p>
          </table:table-cell>
          <table:table-cell table:formula="of:=[.C2089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23754" calcext:value-type="float">
            <text:p>23754</text:p>
          </table:table-cell>
          <table:table-cell table:formula="of:=[.C2090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23771" calcext:value-type="float">
            <text:p>23771</text:p>
          </table:table-cell>
          <table:table-cell table:formula="of:=[.C2091]/37" office:value-type="float" office:value="642.45945945946" calcext:value-type="float">
            <text:p>642.459459459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3758" calcext:value-type="float">
            <text:p>23758</text:p>
          </table:table-cell>
          <table:table-cell table:formula="of:=[.C2092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23764" calcext:value-type="float">
            <text:p>23764</text:p>
          </table:table-cell>
          <table:table-cell table:formula="of:=[.C2093]/37" office:value-type="float" office:value="642.27027027027" calcext:value-type="float">
            <text:p>642.270270270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23774" calcext:value-type="float">
            <text:p>23774</text:p>
          </table:table-cell>
          <table:table-cell table:formula="of:=[.C2094]/37" office:value-type="float" office:value="642.540540540541" calcext:value-type="float">
            <text:p>642.540540540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23758" calcext:value-type="float">
            <text:p>23758</text:p>
          </table:table-cell>
          <table:table-cell table:formula="of:=[.C2095]/37" office:value-type="float" office:value="642.108108108108" calcext:value-type="float">
            <text:p>642.108108108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23747" calcext:value-type="float">
            <text:p>23747</text:p>
          </table:table-cell>
          <table:table-cell table:formula="of:=[.C2096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23742" calcext:value-type="float">
            <text:p>23742</text:p>
          </table:table-cell>
          <table:table-cell table:formula="of:=[.C2097]/37" office:value-type="float" office:value="641.675675675676" calcext:value-type="float">
            <text:p>641.675675675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23743" calcext:value-type="float">
            <text:p>23743</text:p>
          </table:table-cell>
          <table:table-cell table:formula="of:=[.C2098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23740" calcext:value-type="float">
            <text:p>23740</text:p>
          </table:table-cell>
          <table:table-cell table:formula="of:=[.C2099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23751" calcext:value-type="float">
            <text:p>23751</text:p>
          </table:table-cell>
          <table:table-cell table:formula="of:=[.C2100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23739" calcext:value-type="float">
            <text:p>23739</text:p>
          </table:table-cell>
          <table:table-cell table:formula="of:=[.C210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23737" calcext:value-type="float">
            <text:p>23737</text:p>
          </table:table-cell>
          <table:table-cell table:formula="of:=[.C2102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23717" calcext:value-type="float">
            <text:p>23717</text:p>
          </table:table-cell>
          <table:table-cell table:formula="of:=[.C210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3735" calcext:value-type="float">
            <text:p>23735</text:p>
          </table:table-cell>
          <table:table-cell table:formula="of:=[.C2104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23719" calcext:value-type="float">
            <text:p>23719</text:p>
          </table:table-cell>
          <table:table-cell table:formula="of:=[.C2105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23712" calcext:value-type="float">
            <text:p>23712</text:p>
          </table:table-cell>
          <table:table-cell table:formula="of:=[.C210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23722" calcext:value-type="float">
            <text:p>23722</text:p>
          </table:table-cell>
          <table:table-cell table:formula="of:=[.C210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23727" calcext:value-type="float">
            <text:p>23727</text:p>
          </table:table-cell>
          <table:table-cell table:formula="of:=[.C210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23704" calcext:value-type="float">
            <text:p>23704</text:p>
          </table:table-cell>
          <table:table-cell table:formula="of:=[.C210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23718" calcext:value-type="float">
            <text:p>23718</text:p>
          </table:table-cell>
          <table:table-cell table:formula="of:=[.C2110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23705" calcext:value-type="float">
            <text:p>23705</text:p>
          </table:table-cell>
          <table:table-cell table:formula="of:=[.C2111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3691" calcext:value-type="float">
            <text:p>23691</text:p>
          </table:table-cell>
          <table:table-cell table:formula="of:=[.C211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23681" calcext:value-type="float">
            <text:p>23681</text:p>
          </table:table-cell>
          <table:table-cell table:formula="of:=[.C211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23699" calcext:value-type="float">
            <text:p>23699</text:p>
          </table:table-cell>
          <table:table-cell table:formula="of:=[.C211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23685" calcext:value-type="float">
            <text:p>23685</text:p>
          </table:table-cell>
          <table:table-cell table:formula="of:=[.C2115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23690" calcext:value-type="float">
            <text:p>23690</text:p>
          </table:table-cell>
          <table:table-cell table:formula="of:=[.C2116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23694" calcext:value-type="float">
            <text:p>23694</text:p>
          </table:table-cell>
          <table:table-cell table:formula="of:=[.C2117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23693" calcext:value-type="float">
            <text:p>23693</text:p>
          </table:table-cell>
          <table:table-cell table:formula="of:=[.C2118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23714" calcext:value-type="float">
            <text:p>23714</text:p>
          </table:table-cell>
          <table:table-cell table:formula="of:=[.C211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23699" calcext:value-type="float">
            <text:p>23699</text:p>
          </table:table-cell>
          <table:table-cell table:formula="of:=[.C212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23711" calcext:value-type="float">
            <text:p>23711</text:p>
          </table:table-cell>
          <table:table-cell table:formula="of:=[.C2121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float" office:value="23714" calcext:value-type="float">
            <text:p>23714</text:p>
          </table:table-cell>
          <table:table-cell table:formula="of:=[.C212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23717" calcext:value-type="float">
            <text:p>23717</text:p>
          </table:table-cell>
          <table:table-cell table:formula="of:=[.C212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23714" calcext:value-type="float">
            <text:p>23714</text:p>
          </table:table-cell>
          <table:table-cell table:formula="of:=[.C212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23710" calcext:value-type="float">
            <text:p>23710</text:p>
          </table:table-cell>
          <table:table-cell table:formula="of:=[.C212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23712" calcext:value-type="float">
            <text:p>23712</text:p>
          </table:table-cell>
          <table:table-cell table:formula="of:=[.C212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23735" calcext:value-type="float">
            <text:p>23735</text:p>
          </table:table-cell>
          <table:table-cell table:formula="of:=[.C2127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8" calcext:value-type="float">
            <text:p>128</text:p>
          </table:table-cell>
          <table:table-cell office:value-type="float" office:value="23715" calcext:value-type="float">
            <text:p>23715</text:p>
          </table:table-cell>
          <table:table-cell table:formula="of:=[.C212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23699" calcext:value-type="float">
            <text:p>23699</text:p>
          </table:table-cell>
          <table:table-cell table:formula="of:=[.C212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8" calcext:value-type="float">
            <text:p>128</text:p>
          </table:table-cell>
          <table:table-cell office:value-type="float" office:value="23723" calcext:value-type="float">
            <text:p>23723</text:p>
          </table:table-cell>
          <table:table-cell table:formula="of:=[.C213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23724" calcext:value-type="float">
            <text:p>23724</text:p>
          </table:table-cell>
          <table:table-cell table:formula="of:=[.C213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23714" calcext:value-type="float">
            <text:p>23714</text:p>
          </table:table-cell>
          <table:table-cell table:formula="of:=[.C213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23724" calcext:value-type="float">
            <text:p>23724</text:p>
          </table:table-cell>
          <table:table-cell table:formula="of:=[.C213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23727" calcext:value-type="float">
            <text:p>23727</text:p>
          </table:table-cell>
          <table:table-cell table:formula="of:=[.C2134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23735" calcext:value-type="float">
            <text:p>23735</text:p>
          </table:table-cell>
          <table:table-cell table:formula="of:=[.C2135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8" calcext:value-type="float">
            <text:p>128</text:p>
          </table:table-cell>
          <table:table-cell office:value-type="float" office:value="23721" calcext:value-type="float">
            <text:p>23721</text:p>
          </table:table-cell>
          <table:table-cell table:formula="of:=[.C213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23710" calcext:value-type="float">
            <text:p>23710</text:p>
          </table:table-cell>
          <table:table-cell table:formula="of:=[.C2137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23714" calcext:value-type="float">
            <text:p>23714</text:p>
          </table:table-cell>
          <table:table-cell table:formula="of:=[.C213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23727" calcext:value-type="float">
            <text:p>23727</text:p>
          </table:table-cell>
          <table:table-cell table:formula="of:=[.C2139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8" calcext:value-type="float">
            <text:p>128</text:p>
          </table:table-cell>
          <table:table-cell office:value-type="float" office:value="23707" calcext:value-type="float">
            <text:p>23707</text:p>
          </table:table-cell>
          <table:table-cell table:formula="of:=[.C2140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  <table:table-cell office:value-type="float" office:value="23726" calcext:value-type="float">
            <text:p>23726</text:p>
          </table:table-cell>
          <table:table-cell table:formula="of:=[.C214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23725" calcext:value-type="float">
            <text:p>23725</text:p>
          </table:table-cell>
          <table:table-cell table:formula="of:=[.C214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23710" calcext:value-type="float">
            <text:p>23710</text:p>
          </table:table-cell>
          <table:table-cell table:formula="of:=[.C214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8" calcext:value-type="float">
            <text:p>128</text:p>
          </table:table-cell>
          <table:table-cell office:value-type="float" office:value="23719" calcext:value-type="float">
            <text:p>23719</text:p>
          </table:table-cell>
          <table:table-cell table:formula="of:=[.C214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23717" calcext:value-type="float">
            <text:p>23717</text:p>
          </table:table-cell>
          <table:table-cell table:formula="of:=[.C2145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8" calcext:value-type="float">
            <text:p>128</text:p>
          </table:table-cell>
          <table:table-cell office:value-type="float" office:value="23715" calcext:value-type="float">
            <text:p>23715</text:p>
          </table:table-cell>
          <table:table-cell table:formula="of:=[.C214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23705" calcext:value-type="float">
            <text:p>23705</text:p>
          </table:table-cell>
          <table:table-cell table:formula="of:=[.C2147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23703" calcext:value-type="float">
            <text:p>23703</text:p>
          </table:table-cell>
          <table:table-cell table:formula="of:=[.C2148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23708" calcext:value-type="float">
            <text:p>23708</text:p>
          </table:table-cell>
          <table:table-cell table:formula="of:=[.C214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23682" calcext:value-type="float">
            <text:p>23682</text:p>
          </table:table-cell>
          <table:table-cell table:formula="of:=[.C2150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23684" calcext:value-type="float">
            <text:p>23684</text:p>
          </table:table-cell>
          <table:table-cell table:formula="of:=[.C2151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23718" calcext:value-type="float">
            <text:p>23718</text:p>
          </table:table-cell>
          <table:table-cell table:formula="of:=[.C2152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23726" calcext:value-type="float">
            <text:p>23726</text:p>
          </table:table-cell>
          <table:table-cell table:formula="of:=[.C2153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23732" calcext:value-type="float">
            <text:p>23732</text:p>
          </table:table-cell>
          <table:table-cell table:formula="of:=[.C2154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23735" calcext:value-type="float">
            <text:p>23735</text:p>
          </table:table-cell>
          <table:table-cell table:formula="of:=[.C2155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23749" calcext:value-type="float">
            <text:p>23749</text:p>
          </table:table-cell>
          <table:table-cell table:formula="of:=[.C2156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23750" calcext:value-type="float">
            <text:p>23750</text:p>
          </table:table-cell>
          <table:table-cell table:formula="of:=[.C2157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23762" calcext:value-type="float">
            <text:p>23762</text:p>
          </table:table-cell>
          <table:table-cell table:formula="of:=[.C2158]/37" office:value-type="float" office:value="642.216216216216" calcext:value-type="float">
            <text:p>642.216216216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23767" calcext:value-type="float">
            <text:p>23767</text:p>
          </table:table-cell>
          <table:table-cell table:formula="of:=[.C2159]/37" office:value-type="float" office:value="642.351351351351" calcext:value-type="float">
            <text:p>642.351351351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23752" calcext:value-type="float">
            <text:p>23752</text:p>
          </table:table-cell>
          <table:table-cell table:formula="of:=[.C2160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23757" calcext:value-type="float">
            <text:p>23757</text:p>
          </table:table-cell>
          <table:table-cell table:formula="of:=[.C2161]/37" office:value-type="float" office:value="642.081081081081" calcext:value-type="float">
            <text:p>642.081081081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23744" calcext:value-type="float">
            <text:p>23744</text:p>
          </table:table-cell>
          <table:table-cell table:formula="of:=[.C2162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23737" calcext:value-type="float">
            <text:p>23737</text:p>
          </table:table-cell>
          <table:table-cell table:formula="of:=[.C2163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23739" calcext:value-type="float">
            <text:p>23739</text:p>
          </table:table-cell>
          <table:table-cell table:formula="of:=[.C2164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23732" calcext:value-type="float">
            <text:p>23732</text:p>
          </table:table-cell>
          <table:table-cell table:formula="of:=[.C216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23754" calcext:value-type="float">
            <text:p>23754</text:p>
          </table:table-cell>
          <table:table-cell table:formula="of:=[.C2166]/37"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23736" calcext:value-type="float">
            <text:p>23736</text:p>
          </table:table-cell>
          <table:table-cell table:formula="of:=[.C2167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23731" calcext:value-type="float">
            <text:p>23731</text:p>
          </table:table-cell>
          <table:table-cell table:formula="of:=[.C216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3722" calcext:value-type="float">
            <text:p>23722</text:p>
          </table:table-cell>
          <table:table-cell table:formula="of:=[.C216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23721" calcext:value-type="float">
            <text:p>23721</text:p>
          </table:table-cell>
          <table:table-cell table:formula="of:=[.C217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23733" calcext:value-type="float">
            <text:p>23733</text:p>
          </table:table-cell>
          <table:table-cell table:formula="of:=[.C2171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23739" calcext:value-type="float">
            <text:p>23739</text:p>
          </table:table-cell>
          <table:table-cell table:formula="of:=[.C2172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23716" calcext:value-type="float">
            <text:p>23716</text:p>
          </table:table-cell>
          <table:table-cell table:formula="of:=[.C2173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23718" calcext:value-type="float">
            <text:p>23718</text:p>
          </table:table-cell>
          <table:table-cell table:formula="of:=[.C217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23710" calcext:value-type="float">
            <text:p>23710</text:p>
          </table:table-cell>
          <table:table-cell table:formula="of:=[.C217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23713" calcext:value-type="float">
            <text:p>23713</text:p>
          </table:table-cell>
          <table:table-cell table:formula="of:=[.C2176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23712" calcext:value-type="float">
            <text:p>23712</text:p>
          </table:table-cell>
          <table:table-cell table:formula="of:=[.C217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23692" calcext:value-type="float">
            <text:p>23692</text:p>
          </table:table-cell>
          <table:table-cell table:formula="of:=[.C217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office:value-type="float" office:value="23693" calcext:value-type="float">
            <text:p>23693</text:p>
          </table:table-cell>
          <table:table-cell table:formula="of:=[.C217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23695" calcext:value-type="float">
            <text:p>23695</text:p>
          </table:table-cell>
          <table:table-cell table:formula="of:=[.C2180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23699" calcext:value-type="float">
            <text:p>23699</text:p>
          </table:table-cell>
          <table:table-cell table:formula="of:=[.C218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float" office:value="23701" calcext:value-type="float">
            <text:p>23701</text:p>
          </table:table-cell>
          <table:table-cell table:formula="of:=[.C2182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23693" calcext:value-type="float">
            <text:p>23693</text:p>
          </table:table-cell>
          <table:table-cell table:formula="of:=[.C218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23699" calcext:value-type="float">
            <text:p>23699</text:p>
          </table:table-cell>
          <table:table-cell table:formula="of:=[.C218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23698" calcext:value-type="float">
            <text:p>23698</text:p>
          </table:table-cell>
          <table:table-cell table:formula="of:=[.C218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23692" calcext:value-type="float">
            <text:p>23692</text:p>
          </table:table-cell>
          <table:table-cell table:formula="of:=[.C218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23702" calcext:value-type="float">
            <text:p>23702</text:p>
          </table:table-cell>
          <table:table-cell table:formula="of:=[.C218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float" office:value="23705" calcext:value-type="float">
            <text:p>23705</text:p>
          </table:table-cell>
          <table:table-cell table:formula="of:=[.C218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office:value-type="float" office:value="23707" calcext:value-type="float">
            <text:p>23707</text:p>
          </table:table-cell>
          <table:table-cell table:formula="of:=[.C218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float" office:value="23698" calcext:value-type="float">
            <text:p>23698</text:p>
          </table:table-cell>
          <table:table-cell table:formula="of:=[.C219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23721" calcext:value-type="float">
            <text:p>23721</text:p>
          </table:table-cell>
          <table:table-cell table:formula="of:=[.C219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office:value-type="float" office:value="23731" calcext:value-type="float">
            <text:p>23731</text:p>
          </table:table-cell>
          <table:table-cell table:formula="of:=[.C2192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23726" calcext:value-type="float">
            <text:p>23726</text:p>
          </table:table-cell>
          <table:table-cell table:formula="of:=[.C2193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office:value-type="float" office:value="23712" calcext:value-type="float">
            <text:p>23712</text:p>
          </table:table-cell>
          <table:table-cell table:formula="of:=[.C219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float" office:value="23720" calcext:value-type="float">
            <text:p>23720</text:p>
          </table:table-cell>
          <table:table-cell table:formula="of:=[.C219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23715" calcext:value-type="float">
            <text:p>23715</text:p>
          </table:table-cell>
          <table:table-cell table:formula="of:=[.C219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9" calcext:value-type="float">
            <text:p>129</text:p>
          </table:table-cell>
          <table:table-cell office:value-type="float" office:value="23722" calcext:value-type="float">
            <text:p>23722</text:p>
          </table:table-cell>
          <table:table-cell table:formula="of:=[.C219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  <table:table-cell office:value-type="float" office:value="23716" calcext:value-type="float">
            <text:p>23716</text:p>
          </table:table-cell>
          <table:table-cell table:formula="of:=[.C219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23727" calcext:value-type="float">
            <text:p>23727</text:p>
          </table:table-cell>
          <table:table-cell table:formula="of:=[.C2199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office:value-type="float" office:value="23738" calcext:value-type="float">
            <text:p>23738</text:p>
          </table:table-cell>
          <table:table-cell table:formula="of:=[.C2200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23725" calcext:value-type="float">
            <text:p>23725</text:p>
          </table:table-cell>
          <table:table-cell table:formula="of:=[.C2201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23712" calcext:value-type="float">
            <text:p>23712</text:p>
          </table:table-cell>
          <table:table-cell table:formula="of:=[.C220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9" calcext:value-type="float">
            <text:p>129</text:p>
          </table:table-cell>
          <table:table-cell office:value-type="float" office:value="23700" calcext:value-type="float">
            <text:p>23700</text:p>
          </table:table-cell>
          <table:table-cell table:formula="of:=[.C220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office:value-type="float" office:value="23704" calcext:value-type="float">
            <text:p>23704</text:p>
          </table:table-cell>
          <table:table-cell table:formula="of:=[.C220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23721" calcext:value-type="float">
            <text:p>23721</text:p>
          </table:table-cell>
          <table:table-cell table:formula="of:=[.C220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office:value-type="float" office:value="23702" calcext:value-type="float">
            <text:p>23702</text:p>
          </table:table-cell>
          <table:table-cell table:formula="of:=[.C220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23723" calcext:value-type="float">
            <text:p>23723</text:p>
          </table:table-cell>
          <table:table-cell table:formula="of:=[.C220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23715" calcext:value-type="float">
            <text:p>23715</text:p>
          </table:table-cell>
          <table:table-cell table:formula="of:=[.C220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23702" calcext:value-type="float">
            <text:p>23702</text:p>
          </table:table-cell>
          <table:table-cell table:formula="of:=[.C220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23698" calcext:value-type="float">
            <text:p>23698</text:p>
          </table:table-cell>
          <table:table-cell table:formula="of:=[.C221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23718" calcext:value-type="float">
            <text:p>23718</text:p>
          </table:table-cell>
          <table:table-cell table:formula="of:=[.C221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23709" calcext:value-type="float">
            <text:p>23709</text:p>
          </table:table-cell>
          <table:table-cell table:formula="of:=[.C221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23693" calcext:value-type="float">
            <text:p>23693</text:p>
          </table:table-cell>
          <table:table-cell table:formula="of:=[.C221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23711" calcext:value-type="float">
            <text:p>23711</text:p>
          </table:table-cell>
          <table:table-cell table:formula="of:=[.C221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9" calcext:value-type="float">
            <text:p>129</text:p>
          </table:table-cell>
          <table:table-cell office:value-type="float" office:value="23691" calcext:value-type="float">
            <text:p>23691</text:p>
          </table:table-cell>
          <table:table-cell table:formula="of:=[.C221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  <table:table-cell office:value-type="float" office:value="23701" calcext:value-type="float">
            <text:p>23701</text:p>
          </table:table-cell>
          <table:table-cell table:formula="of:=[.C221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23736" calcext:value-type="float">
            <text:p>23736</text:p>
          </table:table-cell>
          <table:table-cell table:formula="of:=[.C2217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23737" calcext:value-type="float">
            <text:p>23737</text:p>
          </table:table-cell>
          <table:table-cell table:formula="of:=[.C2218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23734" calcext:value-type="float">
            <text:p>23734</text:p>
          </table:table-cell>
          <table:table-cell table:formula="of:=[.C2219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23743" calcext:value-type="float">
            <text:p>23743</text:p>
          </table:table-cell>
          <table:table-cell table:formula="of:=[.C2220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23735" calcext:value-type="float">
            <text:p>23735</text:p>
          </table:table-cell>
          <table:table-cell table:formula="of:=[.C2221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23741" calcext:value-type="float">
            <text:p>23741</text:p>
          </table:table-cell>
          <table:table-cell table:formula="of:=[.C2222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23769" calcext:value-type="float">
            <text:p>23769</text:p>
          </table:table-cell>
          <table:table-cell table:formula="of:=[.C2223]/37" office:value-type="float" office:value="642.405405405405" calcext:value-type="float">
            <text:p>642.4054054054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3752" calcext:value-type="float">
            <text:p>23752</text:p>
          </table:table-cell>
          <table:table-cell table:formula="of:=[.C2224]/37" office:value-type="float" office:value="641.945945945946" calcext:value-type="float">
            <text:p>641.945945945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23746" calcext:value-type="float">
            <text:p>23746</text:p>
          </table:table-cell>
          <table:table-cell table:formula="of:=[.C2225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23747" calcext:value-type="float">
            <text:p>23747</text:p>
          </table:table-cell>
          <table:table-cell table:formula="of:=[.C2226]/37" office:value-type="float" office:value="641.810810810811" calcext:value-type="float">
            <text:p>641.810810810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23731" calcext:value-type="float">
            <text:p>23731</text:p>
          </table:table-cell>
          <table:table-cell table:formula="of:=[.C222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23730" calcext:value-type="float">
            <text:p>23730</text:p>
          </table:table-cell>
          <table:table-cell table:formula="of:=[.C2228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23736" calcext:value-type="float">
            <text:p>23736</text:p>
          </table:table-cell>
          <table:table-cell table:formula="of:=[.C2229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23741" calcext:value-type="float">
            <text:p>23741</text:p>
          </table:table-cell>
          <table:table-cell table:formula="of:=[.C2230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23733" calcext:value-type="float">
            <text:p>23733</text:p>
          </table:table-cell>
          <table:table-cell table:formula="of:=[.C2231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23745" calcext:value-type="float">
            <text:p>23745</text:p>
          </table:table-cell>
          <table:table-cell table:formula="of:=[.C2232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23715" calcext:value-type="float">
            <text:p>23715</text:p>
          </table:table-cell>
          <table:table-cell table:formula="of:=[.C223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23725" calcext:value-type="float">
            <text:p>23725</text:p>
          </table:table-cell>
          <table:table-cell table:formula="of:=[.C2234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23714" calcext:value-type="float">
            <text:p>23714</text:p>
          </table:table-cell>
          <table:table-cell table:formula="of:=[.C2235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23721" calcext:value-type="float">
            <text:p>23721</text:p>
          </table:table-cell>
          <table:table-cell table:formula="of:=[.C223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23736" calcext:value-type="float">
            <text:p>23736</text:p>
          </table:table-cell>
          <table:table-cell table:formula="of:=[.C2237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23727" calcext:value-type="float">
            <text:p>23727</text:p>
          </table:table-cell>
          <table:table-cell table:formula="of:=[.C223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3717" calcext:value-type="float">
            <text:p>23717</text:p>
          </table:table-cell>
          <table:table-cell table:formula="of:=[.C223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23697" calcext:value-type="float">
            <text:p>23697</text:p>
          </table:table-cell>
          <table:table-cell table:formula="of:=[.C224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23713" calcext:value-type="float">
            <text:p>23713</text:p>
          </table:table-cell>
          <table:table-cell table:formula="of:=[.C224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23702" calcext:value-type="float">
            <text:p>23702</text:p>
          </table:table-cell>
          <table:table-cell table:formula="of:=[.C224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23699" calcext:value-type="float">
            <text:p>23699</text:p>
          </table:table-cell>
          <table:table-cell table:formula="of:=[.C2243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23691" calcext:value-type="float">
            <text:p>23691</text:p>
          </table:table-cell>
          <table:table-cell table:formula="of:=[.C2244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23682" calcext:value-type="float">
            <text:p>23682</text:p>
          </table:table-cell>
          <table:table-cell table:formula="of:=[.C2245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23691" calcext:value-type="float">
            <text:p>23691</text:p>
          </table:table-cell>
          <table:table-cell table:formula="of:=[.C2246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23696" calcext:value-type="float">
            <text:p>23696</text:p>
          </table:table-cell>
          <table:table-cell table:formula="of:=[.C224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23694" calcext:value-type="float">
            <text:p>23694</text:p>
          </table:table-cell>
          <table:table-cell table:formula="of:=[.C224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23698" calcext:value-type="float">
            <text:p>23698</text:p>
          </table:table-cell>
          <table:table-cell table:formula="of:=[.C2249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23708" calcext:value-type="float">
            <text:p>23708</text:p>
          </table:table-cell>
          <table:table-cell table:formula="of:=[.C2250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23688" calcext:value-type="float">
            <text:p>23688</text:p>
          </table:table-cell>
          <table:table-cell table:formula="of:=[.C2251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23702" calcext:value-type="float">
            <text:p>23702</text:p>
          </table:table-cell>
          <table:table-cell table:formula="of:=[.C225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23691" calcext:value-type="float">
            <text:p>23691</text:p>
          </table:table-cell>
          <table:table-cell table:formula="of:=[.C2253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23709" calcext:value-type="float">
            <text:p>23709</text:p>
          </table:table-cell>
          <table:table-cell table:formula="of:=[.C225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23710" calcext:value-type="float">
            <text:p>23710</text:p>
          </table:table-cell>
          <table:table-cell table:formula="of:=[.C225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23707" calcext:value-type="float">
            <text:p>23707</text:p>
          </table:table-cell>
          <table:table-cell table:formula="of:=[.C225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23709" calcext:value-type="float">
            <text:p>23709</text:p>
          </table:table-cell>
          <table:table-cell table:formula="of:=[.C225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23719" calcext:value-type="float">
            <text:p>23719</text:p>
          </table:table-cell>
          <table:table-cell table:formula="of:=[.C2258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23701" calcext:value-type="float">
            <text:p>23701</text:p>
          </table:table-cell>
          <table:table-cell table:formula="of:=[.C225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23713" calcext:value-type="float">
            <text:p>23713</text:p>
          </table:table-cell>
          <table:table-cell table:formula="of:=[.C226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23717" calcext:value-type="float">
            <text:p>23717</text:p>
          </table:table-cell>
          <table:table-cell table:formula="of:=[.C2261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23715" calcext:value-type="float">
            <text:p>23715</text:p>
          </table:table-cell>
          <table:table-cell table:formula="of:=[.C226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23726" calcext:value-type="float">
            <text:p>23726</text:p>
          </table:table-cell>
          <table:table-cell table:formula="of:=[.C2263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23725" calcext:value-type="float">
            <text:p>23725</text:p>
          </table:table-cell>
          <table:table-cell table:formula="of:=[.C2264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23732" calcext:value-type="float">
            <text:p>23732</text:p>
          </table:table-cell>
          <table:table-cell table:formula="of:=[.C226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23705" calcext:value-type="float">
            <text:p>23705</text:p>
          </table:table-cell>
          <table:table-cell table:formula="of:=[.C226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23716" calcext:value-type="float">
            <text:p>23716</text:p>
          </table:table-cell>
          <table:table-cell table:formula="of:=[.C226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23694" calcext:value-type="float">
            <text:p>23694</text:p>
          </table:table-cell>
          <table:table-cell table:formula="of:=[.C226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23706" calcext:value-type="float">
            <text:p>23706</text:p>
          </table:table-cell>
          <table:table-cell table:formula="of:=[.C226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0" calcext:value-type="float">
            <text:p>130</text:p>
          </table:table-cell>
          <table:table-cell office:value-type="float" office:value="23722" calcext:value-type="float">
            <text:p>23722</text:p>
          </table:table-cell>
          <table:table-cell table:formula="of:=[.C227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0" calcext:value-type="float">
            <text:p>130</text:p>
          </table:table-cell>
          <table:table-cell office:value-type="float" office:value="23709" calcext:value-type="float">
            <text:p>23709</text:p>
          </table:table-cell>
          <table:table-cell table:formula="of:=[.C227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0" calcext:value-type="float">
            <text:p>130</text:p>
          </table:table-cell>
          <table:table-cell office:value-type="float" office:value="23713" calcext:value-type="float">
            <text:p>23713</text:p>
          </table:table-cell>
          <table:table-cell table:formula="of:=[.C2272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23698" calcext:value-type="float">
            <text:p>23698</text:p>
          </table:table-cell>
          <table:table-cell table:formula="of:=[.C227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23699" calcext:value-type="float">
            <text:p>23699</text:p>
          </table:table-cell>
          <table:table-cell table:formula="of:=[.C227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23706" calcext:value-type="float">
            <text:p>23706</text:p>
          </table:table-cell>
          <table:table-cell table:formula="of:=[.C227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float" office:value="23706" calcext:value-type="float">
            <text:p>23706</text:p>
          </table:table-cell>
          <table:table-cell table:formula="of:=[.C227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23707" calcext:value-type="float">
            <text:p>23707</text:p>
          </table:table-cell>
          <table:table-cell table:formula="of:=[.C227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23720" calcext:value-type="float">
            <text:p>23720</text:p>
          </table:table-cell>
          <table:table-cell table:formula="of:=[.C227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23713" calcext:value-type="float">
            <text:p>23713</text:p>
          </table:table-cell>
          <table:table-cell table:formula="of:=[.C227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0" calcext:value-type="float">
            <text:p>130</text:p>
          </table:table-cell>
          <table:table-cell office:value-type="float" office:value="23676" calcext:value-type="float">
            <text:p>23676</text:p>
          </table:table-cell>
          <table:table-cell table:formula="of:=[.C2280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23700" calcext:value-type="float">
            <text:p>23700</text:p>
          </table:table-cell>
          <table:table-cell table:formula="of:=[.C228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23716" calcext:value-type="float">
            <text:p>23716</text:p>
          </table:table-cell>
          <table:table-cell table:formula="of:=[.C228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23739" calcext:value-type="float">
            <text:p>23739</text:p>
          </table:table-cell>
          <table:table-cell table:formula="of:=[.C2283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3727" calcext:value-type="float">
            <text:p>23727</text:p>
          </table:table-cell>
          <table:table-cell table:formula="of:=[.C2284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23736" calcext:value-type="float">
            <text:p>23736</text:p>
          </table:table-cell>
          <table:table-cell table:formula="of:=[.C2285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23753" calcext:value-type="float">
            <text:p>23753</text:p>
          </table:table-cell>
          <table:table-cell table:formula="of:=[.C2286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23746" calcext:value-type="float">
            <text:p>23746</text:p>
          </table:table-cell>
          <table:table-cell table:formula="of:=[.C2287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23744" calcext:value-type="float">
            <text:p>23744</text:p>
          </table:table-cell>
          <table:table-cell table:formula="of:=[.C2288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23750" calcext:value-type="float">
            <text:p>23750</text:p>
          </table:table-cell>
          <table:table-cell table:formula="of:=[.C2289]/37" office:value-type="float" office:value="641.891891891892" calcext:value-type="float">
            <text:p>641.891891891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23749" calcext:value-type="float">
            <text:p>23749</text:p>
          </table:table-cell>
          <table:table-cell table:formula="of:=[.C2290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23727" calcext:value-type="float">
            <text:p>23727</text:p>
          </table:table-cell>
          <table:table-cell table:formula="of:=[.C229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23724" calcext:value-type="float">
            <text:p>23724</text:p>
          </table:table-cell>
          <table:table-cell table:formula="of:=[.C2292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23734" calcext:value-type="float">
            <text:p>23734</text:p>
          </table:table-cell>
          <table:table-cell table:formula="of:=[.C2293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23735" calcext:value-type="float">
            <text:p>23735</text:p>
          </table:table-cell>
          <table:table-cell table:formula="of:=[.C2294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23734" calcext:value-type="float">
            <text:p>23734</text:p>
          </table:table-cell>
          <table:table-cell table:formula="of:=[.C2295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23735" calcext:value-type="float">
            <text:p>23735</text:p>
          </table:table-cell>
          <table:table-cell table:formula="of:=[.C2296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23739" calcext:value-type="float">
            <text:p>23739</text:p>
          </table:table-cell>
          <table:table-cell table:formula="of:=[.C2297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23731" calcext:value-type="float">
            <text:p>23731</text:p>
          </table:table-cell>
          <table:table-cell table:formula="of:=[.C229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23732" calcext:value-type="float">
            <text:p>23732</text:p>
          </table:table-cell>
          <table:table-cell table:formula="of:=[.C2299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23714" calcext:value-type="float">
            <text:p>23714</text:p>
          </table:table-cell>
          <table:table-cell table:formula="of:=[.C2300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23706" calcext:value-type="float">
            <text:p>23706</text:p>
          </table:table-cell>
          <table:table-cell table:formula="of:=[.C230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23735" calcext:value-type="float">
            <text:p>23735</text:p>
          </table:table-cell>
          <table:table-cell table:formula="of:=[.C2302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23729" calcext:value-type="float">
            <text:p>23729</text:p>
          </table:table-cell>
          <table:table-cell table:formula="of:=[.C230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23704" calcext:value-type="float">
            <text:p>23704</text:p>
          </table:table-cell>
          <table:table-cell table:formula="of:=[.C230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23691" calcext:value-type="float">
            <text:p>23691</text:p>
          </table:table-cell>
          <table:table-cell table:formula="of:=[.C230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23718" calcext:value-type="float">
            <text:p>23718</text:p>
          </table:table-cell>
          <table:table-cell table:formula="of:=[.C2306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23702" calcext:value-type="float">
            <text:p>23702</text:p>
          </table:table-cell>
          <table:table-cell table:formula="of:=[.C230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23693" calcext:value-type="float">
            <text:p>23693</text:p>
          </table:table-cell>
          <table:table-cell table:formula="of:=[.C2308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23701" calcext:value-type="float">
            <text:p>23701</text:p>
          </table:table-cell>
          <table:table-cell table:formula="of:=[.C230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23702" calcext:value-type="float">
            <text:p>23702</text:p>
          </table:table-cell>
          <table:table-cell table:formula="of:=[.C2310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23691" calcext:value-type="float">
            <text:p>23691</text:p>
          </table:table-cell>
          <table:table-cell table:formula="of:=[.C2311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23693" calcext:value-type="float">
            <text:p>23693</text:p>
          </table:table-cell>
          <table:table-cell table:formula="of:=[.C2312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1" calcext:value-type="float">
            <text:p>131</text:p>
          </table:table-cell>
          <table:table-cell office:value-type="float" office:value="23696" calcext:value-type="float">
            <text:p>23696</text:p>
          </table:table-cell>
          <table:table-cell table:formula="of:=[.C231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23711" calcext:value-type="float">
            <text:p>23711</text:p>
          </table:table-cell>
          <table:table-cell table:formula="of:=[.C231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23706" calcext:value-type="float">
            <text:p>23706</text:p>
          </table:table-cell>
          <table:table-cell table:formula="of:=[.C231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3726" calcext:value-type="float">
            <text:p>23726</text:p>
          </table:table-cell>
          <table:table-cell table:formula="of:=[.C2316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23712" calcext:value-type="float">
            <text:p>23712</text:p>
          </table:table-cell>
          <table:table-cell table:formula="of:=[.C231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23710" calcext:value-type="float">
            <text:p>23710</text:p>
          </table:table-cell>
          <table:table-cell table:formula="of:=[.C231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23712" calcext:value-type="float">
            <text:p>23712</text:p>
          </table:table-cell>
          <table:table-cell table:formula="of:=[.C231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23719" calcext:value-type="float">
            <text:p>23719</text:p>
          </table:table-cell>
          <table:table-cell table:formula="of:=[.C2320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23721" calcext:value-type="float">
            <text:p>23721</text:p>
          </table:table-cell>
          <table:table-cell table:formula="of:=[.C232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23723" calcext:value-type="float">
            <text:p>23723</text:p>
          </table:table-cell>
          <table:table-cell table:formula="of:=[.C232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23720" calcext:value-type="float">
            <text:p>23720</text:p>
          </table:table-cell>
          <table:table-cell table:formula="of:=[.C232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23727" calcext:value-type="float">
            <text:p>23727</text:p>
          </table:table-cell>
          <table:table-cell table:formula="of:=[.C2324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1" calcext:value-type="float">
            <text:p>131</text:p>
          </table:table-cell>
          <table:table-cell office:value-type="float" office:value="23719" calcext:value-type="float">
            <text:p>23719</text:p>
          </table:table-cell>
          <table:table-cell table:formula="of:=[.C2325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23723" calcext:value-type="float">
            <text:p>23723</text:p>
          </table:table-cell>
          <table:table-cell table:formula="of:=[.C232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23725" calcext:value-type="float">
            <text:p>23725</text:p>
          </table:table-cell>
          <table:table-cell table:formula="of:=[.C232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23706" calcext:value-type="float">
            <text:p>23706</text:p>
          </table:table-cell>
          <table:table-cell table:formula="of:=[.C232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23733" calcext:value-type="float">
            <text:p>23733</text:p>
          </table:table-cell>
          <table:table-cell table:formula="of:=[.C2329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23739" calcext:value-type="float">
            <text:p>23739</text:p>
          </table:table-cell>
          <table:table-cell table:formula="of:=[.C2330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1" calcext:value-type="float">
            <text:p>131</text:p>
          </table:table-cell>
          <table:table-cell office:value-type="float" office:value="23730" calcext:value-type="float">
            <text:p>23730</text:p>
          </table:table-cell>
          <table:table-cell table:formula="of:=[.C2331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23703" calcext:value-type="float">
            <text:p>23703</text:p>
          </table:table-cell>
          <table:table-cell table:formula="of:=[.C2332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23697" calcext:value-type="float">
            <text:p>23697</text:p>
          </table:table-cell>
          <table:table-cell table:formula="of:=[.C2333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1" calcext:value-type="float">
            <text:p>131</text:p>
          </table:table-cell>
          <table:table-cell office:value-type="float" office:value="23710" calcext:value-type="float">
            <text:p>23710</text:p>
          </table:table-cell>
          <table:table-cell table:formula="of:=[.C233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23721" calcext:value-type="float">
            <text:p>23721</text:p>
          </table:table-cell>
          <table:table-cell table:formula="of:=[.C233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  <table:table-cell office:value-type="float" office:value="23704" calcext:value-type="float">
            <text:p>23704</text:p>
          </table:table-cell>
          <table:table-cell table:formula="of:=[.C233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23702" calcext:value-type="float">
            <text:p>23702</text:p>
          </table:table-cell>
          <table:table-cell table:formula="of:=[.C233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office:value-type="float" office:value="23706" calcext:value-type="float">
            <text:p>23706</text:p>
          </table:table-cell>
          <table:table-cell table:formula="of:=[.C233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23701" calcext:value-type="float">
            <text:p>23701</text:p>
          </table:table-cell>
          <table:table-cell table:formula="of:=[.C233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1" calcext:value-type="float">
            <text:p>131</text:p>
          </table:table-cell>
          <table:table-cell office:value-type="float" office:value="23704" calcext:value-type="float">
            <text:p>23704</text:p>
          </table:table-cell>
          <table:table-cell table:formula="of:=[.C234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1" calcext:value-type="float">
            <text:p>131</text:p>
          </table:table-cell>
          <table:table-cell office:value-type="float" office:value="23709" calcext:value-type="float">
            <text:p>23709</text:p>
          </table:table-cell>
          <table:table-cell table:formula="of:=[.C234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1" calcext:value-type="float">
            <text:p>131</text:p>
          </table:table-cell>
          <table:table-cell office:value-type="float" office:value="23710" calcext:value-type="float">
            <text:p>23710</text:p>
          </table:table-cell>
          <table:table-cell table:formula="of:=[.C234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1" calcext:value-type="float">
            <text:p>131</text:p>
          </table:table-cell>
          <table:table-cell office:value-type="float" office:value="23706" calcext:value-type="float">
            <text:p>23706</text:p>
          </table:table-cell>
          <table:table-cell table:formula="of:=[.C234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" calcext:value-type="float">
            <text:p>131</text:p>
          </table:table-cell>
          <table:table-cell office:value-type="float" office:value="23693" calcext:value-type="float">
            <text:p>23693</text:p>
          </table:table-cell>
          <table:table-cell table:formula="of:=[.C234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23700" calcext:value-type="float">
            <text:p>23700</text:p>
          </table:table-cell>
          <table:table-cell table:formula="of:=[.C234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1" calcext:value-type="float">
            <text:p>131</text:p>
          </table:table-cell>
          <table:table-cell office:value-type="float" office:value="23695" calcext:value-type="float">
            <text:p>23695</text:p>
          </table:table-cell>
          <table:table-cell table:formula="of:=[.C234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23722" calcext:value-type="float">
            <text:p>23722</text:p>
          </table:table-cell>
          <table:table-cell table:formula="of:=[.C234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23734" calcext:value-type="float">
            <text:p>23734</text:p>
          </table:table-cell>
          <table:table-cell table:formula="of:=[.C2348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23707" calcext:value-type="float">
            <text:p>23707</text:p>
          </table:table-cell>
          <table:table-cell table:formula="of:=[.C234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23718" calcext:value-type="float">
            <text:p>23718</text:p>
          </table:table-cell>
          <table:table-cell table:formula="of:=[.C2350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23749" calcext:value-type="float">
            <text:p>23749</text:p>
          </table:table-cell>
          <table:table-cell table:formula="of:=[.C2351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23731" calcext:value-type="float">
            <text:p>23731</text:p>
          </table:table-cell>
          <table:table-cell table:formula="of:=[.C2352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3751" calcext:value-type="float">
            <text:p>23751</text:p>
          </table:table-cell>
          <table:table-cell table:formula="of:=[.C2353]/37" office:value-type="float" office:value="641.918918918919" calcext:value-type="float">
            <text:p>641.918918918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23724" calcext:value-type="float">
            <text:p>23724</text:p>
          </table:table-cell>
          <table:table-cell table:formula="of:=[.C235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23734" calcext:value-type="float">
            <text:p>23734</text:p>
          </table:table-cell>
          <table:table-cell table:formula="of:=[.C2355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23727" calcext:value-type="float">
            <text:p>23727</text:p>
          </table:table-cell>
          <table:table-cell table:formula="of:=[.C2356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23731" calcext:value-type="float">
            <text:p>23731</text:p>
          </table:table-cell>
          <table:table-cell table:formula="of:=[.C2357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23733" calcext:value-type="float">
            <text:p>23733</text:p>
          </table:table-cell>
          <table:table-cell table:formula="of:=[.C2358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23735" calcext:value-type="float">
            <text:p>23735</text:p>
          </table:table-cell>
          <table:table-cell table:formula="of:=[.C2359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23739" calcext:value-type="float">
            <text:p>23739</text:p>
          </table:table-cell>
          <table:table-cell table:formula="of:=[.C2360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23734" calcext:value-type="float">
            <text:p>23734</text:p>
          </table:table-cell>
          <table:table-cell table:formula="of:=[.C2361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23729" calcext:value-type="float">
            <text:p>23729</text:p>
          </table:table-cell>
          <table:table-cell table:formula="of:=[.C2362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23710" calcext:value-type="float">
            <text:p>23710</text:p>
          </table:table-cell>
          <table:table-cell table:formula="of:=[.C236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3724" calcext:value-type="float">
            <text:p>23724</text:p>
          </table:table-cell>
          <table:table-cell table:formula="of:=[.C236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23712" calcext:value-type="float">
            <text:p>23712</text:p>
          </table:table-cell>
          <table:table-cell table:formula="of:=[.C2365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23706" calcext:value-type="float">
            <text:p>23706</text:p>
          </table:table-cell>
          <table:table-cell table:formula="of:=[.C236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23727" calcext:value-type="float">
            <text:p>23727</text:p>
          </table:table-cell>
          <table:table-cell table:formula="of:=[.C2367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23724" calcext:value-type="float">
            <text:p>23724</text:p>
          </table:table-cell>
          <table:table-cell table:formula="of:=[.C2368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23704" calcext:value-type="float">
            <text:p>23704</text:p>
          </table:table-cell>
          <table:table-cell table:formula="of:=[.C236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23698" calcext:value-type="float">
            <text:p>23698</text:p>
          </table:table-cell>
          <table:table-cell table:formula="of:=[.C237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23700" calcext:value-type="float">
            <text:p>23700</text:p>
          </table:table-cell>
          <table:table-cell table:formula="of:=[.C237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23702" calcext:value-type="float">
            <text:p>23702</text:p>
          </table:table-cell>
          <table:table-cell table:formula="of:=[.C237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23685" calcext:value-type="float">
            <text:p>23685</text:p>
          </table:table-cell>
          <table:table-cell table:formula="of:=[.C2373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23697" calcext:value-type="float">
            <text:p>23697</text:p>
          </table:table-cell>
          <table:table-cell table:formula="of:=[.C237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23688" calcext:value-type="float">
            <text:p>23688</text:p>
          </table:table-cell>
          <table:table-cell table:formula="of:=[.C2375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23692" calcext:value-type="float">
            <text:p>23692</text:p>
          </table:table-cell>
          <table:table-cell table:formula="of:=[.C237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23703" calcext:value-type="float">
            <text:p>23703</text:p>
          </table:table-cell>
          <table:table-cell table:formula="of:=[.C237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23696" calcext:value-type="float">
            <text:p>23696</text:p>
          </table:table-cell>
          <table:table-cell table:formula="of:=[.C237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23707" calcext:value-type="float">
            <text:p>23707</text:p>
          </table:table-cell>
          <table:table-cell table:formula="of:=[.C237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office:value-type="float" office:value="23687" calcext:value-type="float">
            <text:p>23687</text:p>
          </table:table-cell>
          <table:table-cell table:formula="of:=[.C2380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23697" calcext:value-type="float">
            <text:p>23697</text:p>
          </table:table-cell>
          <table:table-cell table:formula="of:=[.C2381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23701" calcext:value-type="float">
            <text:p>23701</text:p>
          </table:table-cell>
          <table:table-cell table:formula="of:=[.C2382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23718" calcext:value-type="float">
            <text:p>23718</text:p>
          </table:table-cell>
          <table:table-cell table:formula="of:=[.C238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23708" calcext:value-type="float">
            <text:p>23708</text:p>
          </table:table-cell>
          <table:table-cell table:formula="of:=[.C238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23699" calcext:value-type="float">
            <text:p>23699</text:p>
          </table:table-cell>
          <table:table-cell table:formula="of:=[.C2385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23705" calcext:value-type="float">
            <text:p>23705</text:p>
          </table:table-cell>
          <table:table-cell table:formula="of:=[.C238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3713" calcext:value-type="float">
            <text:p>23713</text:p>
          </table:table-cell>
          <table:table-cell table:formula="of:=[.C238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23714" calcext:value-type="float">
            <text:p>23714</text:p>
          </table:table-cell>
          <table:table-cell table:formula="of:=[.C238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23694" calcext:value-type="float">
            <text:p>23694</text:p>
          </table:table-cell>
          <table:table-cell table:formula="of:=[.C2389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23710" calcext:value-type="float">
            <text:p>23710</text:p>
          </table:table-cell>
          <table:table-cell table:formula="of:=[.C239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23721" calcext:value-type="float">
            <text:p>23721</text:p>
          </table:table-cell>
          <table:table-cell table:formula="of:=[.C239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23721" calcext:value-type="float">
            <text:p>23721</text:p>
          </table:table-cell>
          <table:table-cell table:formula="of:=[.C2392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23714" calcext:value-type="float">
            <text:p>23714</text:p>
          </table:table-cell>
          <table:table-cell table:formula="of:=[.C239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23732" calcext:value-type="float">
            <text:p>23732</text:p>
          </table:table-cell>
          <table:table-cell table:formula="of:=[.C2394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23725" calcext:value-type="float">
            <text:p>23725</text:p>
          </table:table-cell>
          <table:table-cell table:formula="of:=[.C2395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 office:value-type="float" office:value="23724" calcext:value-type="float">
            <text:p>23724</text:p>
          </table:table-cell>
          <table:table-cell table:formula="of:=[.C239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23706" calcext:value-type="float">
            <text:p>23706</text:p>
          </table:table-cell>
          <table:table-cell table:formula="of:=[.C239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23721" calcext:value-type="float">
            <text:p>23721</text:p>
          </table:table-cell>
          <table:table-cell table:formula="of:=[.C239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23690" calcext:value-type="float">
            <text:p>23690</text:p>
          </table:table-cell>
          <table:table-cell table:formula="of:=[.C2399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 office:value-type="float" office:value="23709" calcext:value-type="float">
            <text:p>23709</text:p>
          </table:table-cell>
          <table:table-cell table:formula="of:=[.C240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23711" calcext:value-type="float">
            <text:p>23711</text:p>
          </table:table-cell>
          <table:table-cell table:formula="of:=[.C2401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23696" calcext:value-type="float">
            <text:p>23696</text:p>
          </table:table-cell>
          <table:table-cell table:formula="of:=[.C240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float" office:value="23706" calcext:value-type="float">
            <text:p>23706</text:p>
          </table:table-cell>
          <table:table-cell table:formula="of:=[.C240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23691" calcext:value-type="float">
            <text:p>23691</text:p>
          </table:table-cell>
          <table:table-cell table:formula="of:=[.C2404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23693" calcext:value-type="float">
            <text:p>23693</text:p>
          </table:table-cell>
          <table:table-cell table:formula="of:=[.C240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2" calcext:value-type="float">
            <text:p>132</text:p>
          </table:table-cell>
          <table:table-cell office:value-type="float" office:value="23712" calcext:value-type="float">
            <text:p>23712</text:p>
          </table:table-cell>
          <table:table-cell table:formula="of:=[.C240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23701" calcext:value-type="float">
            <text:p>23701</text:p>
          </table:table-cell>
          <table:table-cell table:formula="of:=[.C2407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23702" calcext:value-type="float">
            <text:p>23702</text:p>
          </table:table-cell>
          <table:table-cell table:formula="of:=[.C240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23686" calcext:value-type="float">
            <text:p>23686</text:p>
          </table:table-cell>
          <table:table-cell table:formula="of:=[.C2409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23696" calcext:value-type="float">
            <text:p>23696</text:p>
          </table:table-cell>
          <table:table-cell table:formula="of:=[.C241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office:value-type="float" office:value="23710" calcext:value-type="float">
            <text:p>23710</text:p>
          </table:table-cell>
          <table:table-cell table:formula="of:=[.C241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23733" calcext:value-type="float">
            <text:p>23733</text:p>
          </table:table-cell>
          <table:table-cell table:formula="of:=[.C2412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23739" calcext:value-type="float">
            <text:p>23739</text:p>
          </table:table-cell>
          <table:table-cell table:formula="of:=[.C2413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3718" calcext:value-type="float">
            <text:p>23718</text:p>
          </table:table-cell>
          <table:table-cell table:formula="of:=[.C241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23745" calcext:value-type="float">
            <text:p>23745</text:p>
          </table:table-cell>
          <table:table-cell table:formula="of:=[.C2415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23734" calcext:value-type="float">
            <text:p>23734</text:p>
          </table:table-cell>
          <table:table-cell table:formula="of:=[.C2416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23749" calcext:value-type="float">
            <text:p>23749</text:p>
          </table:table-cell>
          <table:table-cell table:formula="of:=[.C2417]/37" office:value-type="float" office:value="641.864864864865" calcext:value-type="float">
            <text:p>641.864864864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23723" calcext:value-type="float">
            <text:p>23723</text:p>
          </table:table-cell>
          <table:table-cell table:formula="of:=[.C2418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23727" calcext:value-type="float">
            <text:p>23727</text:p>
          </table:table-cell>
          <table:table-cell table:formula="of:=[.C2419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23724" calcext:value-type="float">
            <text:p>23724</text:p>
          </table:table-cell>
          <table:table-cell table:formula="of:=[.C2420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23733" calcext:value-type="float">
            <text:p>23733</text:p>
          </table:table-cell>
          <table:table-cell table:formula="of:=[.C2421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23736" calcext:value-type="float">
            <text:p>23736</text:p>
          </table:table-cell>
          <table:table-cell table:formula="of:=[.C2422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23730" calcext:value-type="float">
            <text:p>23730</text:p>
          </table:table-cell>
          <table:table-cell table:formula="of:=[.C242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23724" calcext:value-type="float">
            <text:p>23724</text:p>
          </table:table-cell>
          <table:table-cell table:formula="of:=[.C242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23728" calcext:value-type="float">
            <text:p>23728</text:p>
          </table:table-cell>
          <table:table-cell table:formula="of:=[.C2425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23724" calcext:value-type="float">
            <text:p>23724</text:p>
          </table:table-cell>
          <table:table-cell table:formula="of:=[.C242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23729" calcext:value-type="float">
            <text:p>23729</text:p>
          </table:table-cell>
          <table:table-cell table:formula="of:=[.C2427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23718" calcext:value-type="float">
            <text:p>23718</text:p>
          </table:table-cell>
          <table:table-cell table:formula="of:=[.C242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23719" calcext:value-type="float">
            <text:p>23719</text:p>
          </table:table-cell>
          <table:table-cell table:formula="of:=[.C242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23721" calcext:value-type="float">
            <text:p>23721</text:p>
          </table:table-cell>
          <table:table-cell table:formula="of:=[.C243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23701" calcext:value-type="float">
            <text:p>23701</text:p>
          </table:table-cell>
          <table:table-cell table:formula="of:=[.C243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23695" calcext:value-type="float">
            <text:p>23695</text:p>
          </table:table-cell>
          <table:table-cell table:formula="of:=[.C2432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23714" calcext:value-type="float">
            <text:p>23714</text:p>
          </table:table-cell>
          <table:table-cell table:formula="of:=[.C243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3705" calcext:value-type="float">
            <text:p>23705</text:p>
          </table:table-cell>
          <table:table-cell table:formula="of:=[.C2434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23696" calcext:value-type="float">
            <text:p>23696</text:p>
          </table:table-cell>
          <table:table-cell table:formula="of:=[.C243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23706" calcext:value-type="float">
            <text:p>23706</text:p>
          </table:table-cell>
          <table:table-cell table:formula="of:=[.C243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23713" calcext:value-type="float">
            <text:p>23713</text:p>
          </table:table-cell>
          <table:table-cell table:formula="of:=[.C243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23688" calcext:value-type="float">
            <text:p>23688</text:p>
          </table:table-cell>
          <table:table-cell table:formula="of:=[.C243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23688" calcext:value-type="float">
            <text:p>23688</text:p>
          </table:table-cell>
          <table:table-cell table:formula="of:=[.C243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23700" calcext:value-type="float">
            <text:p>23700</text:p>
          </table:table-cell>
          <table:table-cell table:formula="of:=[.C244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23708" calcext:value-type="float">
            <text:p>23708</text:p>
          </table:table-cell>
          <table:table-cell table:formula="of:=[.C244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23698" calcext:value-type="float">
            <text:p>23698</text:p>
          </table:table-cell>
          <table:table-cell table:formula="of:=[.C2442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23697" calcext:value-type="float">
            <text:p>23697</text:p>
          </table:table-cell>
          <table:table-cell table:formula="of:=[.C2443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23704" calcext:value-type="float">
            <text:p>23704</text:p>
          </table:table-cell>
          <table:table-cell table:formula="of:=[.C244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23696" calcext:value-type="float">
            <text:p>23696</text:p>
          </table:table-cell>
          <table:table-cell table:formula="of:=[.C244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23712" calcext:value-type="float">
            <text:p>23712</text:p>
          </table:table-cell>
          <table:table-cell table:formula="of:=[.C244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23692" calcext:value-type="float">
            <text:p>23692</text:p>
          </table:table-cell>
          <table:table-cell table:formula="of:=[.C2447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23705" calcext:value-type="float">
            <text:p>23705</text:p>
          </table:table-cell>
          <table:table-cell table:formula="of:=[.C244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23685" calcext:value-type="float">
            <text:p>23685</text:p>
          </table:table-cell>
          <table:table-cell table:formula="of:=[.C2449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3721" calcext:value-type="float">
            <text:p>23721</text:p>
          </table:table-cell>
          <table:table-cell table:formula="of:=[.C245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3712" calcext:value-type="float">
            <text:p>23712</text:p>
          </table:table-cell>
          <table:table-cell table:formula="of:=[.C2451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23710" calcext:value-type="float">
            <text:p>23710</text:p>
          </table:table-cell>
          <table:table-cell table:formula="of:=[.C245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23720" calcext:value-type="float">
            <text:p>23720</text:p>
          </table:table-cell>
          <table:table-cell table:formula="of:=[.C245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23711" calcext:value-type="float">
            <text:p>23711</text:p>
          </table:table-cell>
          <table:table-cell table:formula="of:=[.C245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23720" calcext:value-type="float">
            <text:p>23720</text:p>
          </table:table-cell>
          <table:table-cell table:formula="of:=[.C245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23719" calcext:value-type="float">
            <text:p>23719</text:p>
          </table:table-cell>
          <table:table-cell table:formula="of:=[.C2456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23716" calcext:value-type="float">
            <text:p>23716</text:p>
          </table:table-cell>
          <table:table-cell table:formula="of:=[.C245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23727" calcext:value-type="float">
            <text:p>23727</text:p>
          </table:table-cell>
          <table:table-cell table:formula="of:=[.C245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23721" calcext:value-type="float">
            <text:p>23721</text:p>
          </table:table-cell>
          <table:table-cell table:formula="of:=[.C2459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23728" calcext:value-type="float">
            <text:p>23728</text:p>
          </table:table-cell>
          <table:table-cell table:formula="of:=[.C246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3" calcext:value-type="float">
            <text:p>133</text:p>
          </table:table-cell>
          <table:table-cell office:value-type="float" office:value="23734" calcext:value-type="float">
            <text:p>23734</text:p>
          </table:table-cell>
          <table:table-cell table:formula="of:=[.C2461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23711" calcext:value-type="float">
            <text:p>23711</text:p>
          </table:table-cell>
          <table:table-cell table:formula="of:=[.C246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3" calcext:value-type="float">
            <text:p>133</text:p>
          </table:table-cell>
          <table:table-cell office:value-type="float" office:value="23704" calcext:value-type="float">
            <text:p>23704</text:p>
          </table:table-cell>
          <table:table-cell table:formula="of:=[.C246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office:value-type="float" office:value="23697" calcext:value-type="float">
            <text:p>23697</text:p>
          </table:table-cell>
          <table:table-cell table:formula="of:=[.C246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23719" calcext:value-type="float">
            <text:p>23719</text:p>
          </table:table-cell>
          <table:table-cell table:formula="of:=[.C2465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office:value-type="float" office:value="23716" calcext:value-type="float">
            <text:p>23716</text:p>
          </table:table-cell>
          <table:table-cell table:formula="of:=[.C2466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  <table:table-cell office:value-type="float" office:value="23694" calcext:value-type="float">
            <text:p>23694</text:p>
          </table:table-cell>
          <table:table-cell table:formula="of:=[.C2467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23696" calcext:value-type="float">
            <text:p>23696</text:p>
          </table:table-cell>
          <table:table-cell table:formula="of:=[.C246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23700" calcext:value-type="float">
            <text:p>23700</text:p>
          </table:table-cell>
          <table:table-cell table:formula="of:=[.C2469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23699" calcext:value-type="float">
            <text:p>23699</text:p>
          </table:table-cell>
          <table:table-cell table:formula="of:=[.C2470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23692" calcext:value-type="float">
            <text:p>23692</text:p>
          </table:table-cell>
          <table:table-cell table:formula="of:=[.C247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" calcext:value-type="float">
            <text:p>133</text:p>
          </table:table-cell>
          <table:table-cell office:value-type="float" office:value="23690" calcext:value-type="float">
            <text:p>23690</text:p>
          </table:table-cell>
          <table:table-cell table:formula="of:=[.C2472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office:value-type="float" office:value="23701" calcext:value-type="float">
            <text:p>23701</text:p>
          </table:table-cell>
          <table:table-cell table:formula="of:=[.C247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office:value-type="float" office:value="23693" calcext:value-type="float">
            <text:p>23693</text:p>
          </table:table-cell>
          <table:table-cell table:formula="of:=[.C247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23690" calcext:value-type="float">
            <text:p>23690</text:p>
          </table:table-cell>
          <table:table-cell table:formula="of:=[.C2475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3" calcext:value-type="float">
            <text:p>133</text:p>
          </table:table-cell>
          <table:table-cell office:value-type="float" office:value="23687" calcext:value-type="float">
            <text:p>23687</text:p>
          </table:table-cell>
          <table:table-cell table:formula="of:=[.C2476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3740" calcext:value-type="float">
            <text:p>23740</text:p>
          </table:table-cell>
          <table:table-cell table:formula="of:=[.C2477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23744" calcext:value-type="float">
            <text:p>23744</text:p>
          </table:table-cell>
          <table:table-cell table:formula="of:=[.C2478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23733" calcext:value-type="float">
            <text:p>23733</text:p>
          </table:table-cell>
          <table:table-cell table:formula="of:=[.C2479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23733" calcext:value-type="float">
            <text:p>23733</text:p>
          </table:table-cell>
          <table:table-cell table:formula="of:=[.C2480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23739" calcext:value-type="float">
            <text:p>23739</text:p>
          </table:table-cell>
          <table:table-cell table:formula="of:=[.C248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23726" calcext:value-type="float">
            <text:p>23726</text:p>
          </table:table-cell>
          <table:table-cell table:formula="of:=[.C248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23728" calcext:value-type="float">
            <text:p>23728</text:p>
          </table:table-cell>
          <table:table-cell table:formula="of:=[.C2483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3746" calcext:value-type="float">
            <text:p>23746</text:p>
          </table:table-cell>
          <table:table-cell table:formula="of:=[.C2484]/37" office:value-type="float" office:value="641.783783783784" calcext:value-type="float">
            <text:p>641.783783783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728" calcext:value-type="float">
            <text:p>23728</text:p>
          </table:table-cell>
          <table:table-cell table:formula="of:=[.C2485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23734" calcext:value-type="float">
            <text:p>23734</text:p>
          </table:table-cell>
          <table:table-cell table:formula="of:=[.C2486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23726" calcext:value-type="float">
            <text:p>23726</text:p>
          </table:table-cell>
          <table:table-cell table:formula="of:=[.C248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23720" calcext:value-type="float">
            <text:p>23720</text:p>
          </table:table-cell>
          <table:table-cell table:formula="of:=[.C248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23720" calcext:value-type="float">
            <text:p>23720</text:p>
          </table:table-cell>
          <table:table-cell table:formula="of:=[.C2489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23715" calcext:value-type="float">
            <text:p>23715</text:p>
          </table:table-cell>
          <table:table-cell table:formula="of:=[.C2490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23724" calcext:value-type="float">
            <text:p>23724</text:p>
          </table:table-cell>
          <table:table-cell table:formula="of:=[.C249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23702" calcext:value-type="float">
            <text:p>23702</text:p>
          </table:table-cell>
          <table:table-cell table:formula="of:=[.C249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23712" calcext:value-type="float">
            <text:p>23712</text:p>
          </table:table-cell>
          <table:table-cell table:formula="of:=[.C249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23702" calcext:value-type="float">
            <text:p>23702</text:p>
          </table:table-cell>
          <table:table-cell table:formula="of:=[.C249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23704" calcext:value-type="float">
            <text:p>23704</text:p>
          </table:table-cell>
          <table:table-cell table:formula="of:=[.C249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23710" calcext:value-type="float">
            <text:p>23710</text:p>
          </table:table-cell>
          <table:table-cell table:formula="of:=[.C249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23702" calcext:value-type="float">
            <text:p>23702</text:p>
          </table:table-cell>
          <table:table-cell table:formula="of:=[.C249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23716" calcext:value-type="float">
            <text:p>23716</text:p>
          </table:table-cell>
          <table:table-cell table:formula="of:=[.C249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23707" calcext:value-type="float">
            <text:p>23707</text:p>
          </table:table-cell>
          <table:table-cell table:formula="of:=[.C249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23697" calcext:value-type="float">
            <text:p>23697</text:p>
          </table:table-cell>
          <table:table-cell table:formula="of:=[.C250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23720" calcext:value-type="float">
            <text:p>23720</text:p>
          </table:table-cell>
          <table:table-cell table:formula="of:=[.C250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23709" calcext:value-type="float">
            <text:p>23709</text:p>
          </table:table-cell>
          <table:table-cell table:formula="of:=[.C250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3704" calcext:value-type="float">
            <text:p>23704</text:p>
          </table:table-cell>
          <table:table-cell table:formula="of:=[.C250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23700" calcext:value-type="float">
            <text:p>23700</text:p>
          </table:table-cell>
          <table:table-cell table:formula="of:=[.C250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23704" calcext:value-type="float">
            <text:p>23704</text:p>
          </table:table-cell>
          <table:table-cell table:formula="of:=[.C250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23705" calcext:value-type="float">
            <text:p>23705</text:p>
          </table:table-cell>
          <table:table-cell table:formula="of:=[.C250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23700" calcext:value-type="float">
            <text:p>23700</text:p>
          </table:table-cell>
          <table:table-cell table:formula="of:=[.C250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23697" calcext:value-type="float">
            <text:p>23697</text:p>
          </table:table-cell>
          <table:table-cell table:formula="of:=[.C250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3702" calcext:value-type="float">
            <text:p>23702</text:p>
          </table:table-cell>
          <table:table-cell table:formula="of:=[.C250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23698" calcext:value-type="float">
            <text:p>23698</text:p>
          </table:table-cell>
          <table:table-cell table:formula="of:=[.C251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23713" calcext:value-type="float">
            <text:p>23713</text:p>
          </table:table-cell>
          <table:table-cell table:formula="of:=[.C251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23708" calcext:value-type="float">
            <text:p>23708</text:p>
          </table:table-cell>
          <table:table-cell table:formula="of:=[.C2512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23696" calcext:value-type="float">
            <text:p>23696</text:p>
          </table:table-cell>
          <table:table-cell table:formula="of:=[.C251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23713" calcext:value-type="float">
            <text:p>23713</text:p>
          </table:table-cell>
          <table:table-cell table:formula="of:=[.C251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float" office:value="23724" calcext:value-type="float">
            <text:p>23724</text:p>
          </table:table-cell>
          <table:table-cell table:formula="of:=[.C2515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3715" calcext:value-type="float">
            <text:p>23715</text:p>
          </table:table-cell>
          <table:table-cell table:formula="of:=[.C251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23706" calcext:value-type="float">
            <text:p>23706</text:p>
          </table:table-cell>
          <table:table-cell table:formula="of:=[.C251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23725" calcext:value-type="float">
            <text:p>23725</text:p>
          </table:table-cell>
          <table:table-cell table:formula="of:=[.C2518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23703" calcext:value-type="float">
            <text:p>23703</text:p>
          </table:table-cell>
          <table:table-cell table:formula="of:=[.C251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23713" calcext:value-type="float">
            <text:p>23713</text:p>
          </table:table-cell>
          <table:table-cell table:formula="of:=[.C252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23720" calcext:value-type="float">
            <text:p>23720</text:p>
          </table:table-cell>
          <table:table-cell table:formula="of:=[.C252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23720" calcext:value-type="float">
            <text:p>23720</text:p>
          </table:table-cell>
          <table:table-cell table:formula="of:=[.C252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23729" calcext:value-type="float">
            <text:p>23729</text:p>
          </table:table-cell>
          <table:table-cell table:formula="of:=[.C2523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23721" calcext:value-type="float">
            <text:p>23721</text:p>
          </table:table-cell>
          <table:table-cell table:formula="of:=[.C2524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23721" calcext:value-type="float">
            <text:p>23721</text:p>
          </table:table-cell>
          <table:table-cell table:formula="of:=[.C252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float" office:value="23709" calcext:value-type="float">
            <text:p>23709</text:p>
          </table:table-cell>
          <table:table-cell table:formula="of:=[.C2526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23700" calcext:value-type="float">
            <text:p>23700</text:p>
          </table:table-cell>
          <table:table-cell table:formula="of:=[.C252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4" calcext:value-type="float">
            <text:p>134</text:p>
          </table:table-cell>
          <table:table-cell office:value-type="float" office:value="23705" calcext:value-type="float">
            <text:p>23705</text:p>
          </table:table-cell>
          <table:table-cell table:formula="of:=[.C252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office:value-type="float" office:value="23706" calcext:value-type="float">
            <text:p>23706</text:p>
          </table:table-cell>
          <table:table-cell table:formula="of:=[.C252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23724" calcext:value-type="float">
            <text:p>23724</text:p>
          </table:table-cell>
          <table:table-cell table:formula="of:=[.C2530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23706" calcext:value-type="float">
            <text:p>23706</text:p>
          </table:table-cell>
          <table:table-cell table:formula="of:=[.C253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23704" calcext:value-type="float">
            <text:p>23704</text:p>
          </table:table-cell>
          <table:table-cell table:formula="of:=[.C253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23697" calcext:value-type="float">
            <text:p>23697</text:p>
          </table:table-cell>
          <table:table-cell table:formula="of:=[.C2533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23698" calcext:value-type="float">
            <text:p>23698</text:p>
          </table:table-cell>
          <table:table-cell table:formula="of:=[.C253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4" calcext:value-type="float">
            <text:p>134</text:p>
          </table:table-cell>
          <table:table-cell office:value-type="float" office:value="23708" calcext:value-type="float">
            <text:p>23708</text:p>
          </table:table-cell>
          <table:table-cell table:formula="of:=[.C253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4" calcext:value-type="float">
            <text:p>134</text:p>
          </table:table-cell>
          <table:table-cell office:value-type="float" office:value="23688" calcext:value-type="float">
            <text:p>23688</text:p>
          </table:table-cell>
          <table:table-cell table:formula="of:=[.C2536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23679" calcext:value-type="float">
            <text:p>23679</text:p>
          </table:table-cell>
          <table:table-cell table:formula="of:=[.C2537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  <table:table-cell office:value-type="float" office:value="23694" calcext:value-type="float">
            <text:p>23694</text:p>
          </table:table-cell>
          <table:table-cell table:formula="of:=[.C253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" calcext:value-type="float">
            <text:p>134</text:p>
          </table:table-cell>
          <table:table-cell office:value-type="float" office:value="23684" calcext:value-type="float">
            <text:p>23684</text:p>
          </table:table-cell>
          <table:table-cell table:formula="of:=[.C2539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4" calcext:value-type="float">
            <text:p>134</text:p>
          </table:table-cell>
          <table:table-cell office:value-type="float" office:value="23687" calcext:value-type="float">
            <text:p>23687</text:p>
          </table:table-cell>
          <table:table-cell table:formula="of:=[.C2540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23690" calcext:value-type="float">
            <text:p>23690</text:p>
          </table:table-cell>
          <table:table-cell table:formula="of:=[.C2541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23727" calcext:value-type="float">
            <text:p>23727</text:p>
          </table:table-cell>
          <table:table-cell table:formula="of:=[.C2542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23743" calcext:value-type="float">
            <text:p>23743</text:p>
          </table:table-cell>
          <table:table-cell table:formula="of:=[.C2543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23708" calcext:value-type="float">
            <text:p>23708</text:p>
          </table:table-cell>
          <table:table-cell table:formula="of:=[.C254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23713" calcext:value-type="float">
            <text:p>23713</text:p>
          </table:table-cell>
          <table:table-cell table:formula="of:=[.C254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23736" calcext:value-type="float">
            <text:p>23736</text:p>
          </table:table-cell>
          <table:table-cell table:formula="of:=[.C2546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23720" calcext:value-type="float">
            <text:p>23720</text:p>
          </table:table-cell>
          <table:table-cell table:formula="of:=[.C2547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23727" calcext:value-type="float">
            <text:p>23727</text:p>
          </table:table-cell>
          <table:table-cell table:formula="of:=[.C254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23733" calcext:value-type="float">
            <text:p>23733</text:p>
          </table:table-cell>
          <table:table-cell table:formula="of:=[.C2549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23717" calcext:value-type="float">
            <text:p>23717</text:p>
          </table:table-cell>
          <table:table-cell table:formula="of:=[.C2550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23710" calcext:value-type="float">
            <text:p>23710</text:p>
          </table:table-cell>
          <table:table-cell table:formula="of:=[.C255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23720" calcext:value-type="float">
            <text:p>23720</text:p>
          </table:table-cell>
          <table:table-cell table:formula="of:=[.C255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23720" calcext:value-type="float">
            <text:p>23720</text:p>
          </table:table-cell>
          <table:table-cell table:formula="of:=[.C255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23727" calcext:value-type="float">
            <text:p>23727</text:p>
          </table:table-cell>
          <table:table-cell table:formula="of:=[.C2554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23707" calcext:value-type="float">
            <text:p>23707</text:p>
          </table:table-cell>
          <table:table-cell table:formula="of:=[.C255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23717" calcext:value-type="float">
            <text:p>23717</text:p>
          </table:table-cell>
          <table:table-cell table:formula="of:=[.C255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23699" calcext:value-type="float">
            <text:p>23699</text:p>
          </table:table-cell>
          <table:table-cell table:formula="of:=[.C255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23713" calcext:value-type="float">
            <text:p>23713</text:p>
          </table:table-cell>
          <table:table-cell table:formula="of:=[.C2558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23710" calcext:value-type="float">
            <text:p>23710</text:p>
          </table:table-cell>
          <table:table-cell table:formula="of:=[.C255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23722" calcext:value-type="float">
            <text:p>23722</text:p>
          </table:table-cell>
          <table:table-cell table:formula="of:=[.C256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23705" calcext:value-type="float">
            <text:p>23705</text:p>
          </table:table-cell>
          <table:table-cell table:formula="of:=[.C2561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23720" calcext:value-type="float">
            <text:p>23720</text:p>
          </table:table-cell>
          <table:table-cell table:formula="of:=[.C256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23706" calcext:value-type="float">
            <text:p>23706</text:p>
          </table:table-cell>
          <table:table-cell table:formula="of:=[.C256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23697" calcext:value-type="float">
            <text:p>23697</text:p>
          </table:table-cell>
          <table:table-cell table:formula="of:=[.C256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23710" calcext:value-type="float">
            <text:p>23710</text:p>
          </table:table-cell>
          <table:table-cell table:formula="of:=[.C256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23715" calcext:value-type="float">
            <text:p>23715</text:p>
          </table:table-cell>
          <table:table-cell table:formula="of:=[.C256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23709" calcext:value-type="float">
            <text:p>23709</text:p>
          </table:table-cell>
          <table:table-cell table:formula="of:=[.C256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23703" calcext:value-type="float">
            <text:p>23703</text:p>
          </table:table-cell>
          <table:table-cell table:formula="of:=[.C2568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23691" calcext:value-type="float">
            <text:p>23691</text:p>
          </table:table-cell>
          <table:table-cell table:formula="of:=[.C256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23705" calcext:value-type="float">
            <text:p>23705</text:p>
          </table:table-cell>
          <table:table-cell table:formula="of:=[.C257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23719" calcext:value-type="float">
            <text:p>23719</text:p>
          </table:table-cell>
          <table:table-cell table:formula="of:=[.C257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3701" calcext:value-type="float">
            <text:p>23701</text:p>
          </table:table-cell>
          <table:table-cell table:formula="of:=[.C2572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23703" calcext:value-type="float">
            <text:p>23703</text:p>
          </table:table-cell>
          <table:table-cell table:formula="of:=[.C257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3712" calcext:value-type="float">
            <text:p>23712</text:p>
          </table:table-cell>
          <table:table-cell table:formula="of:=[.C257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3717" calcext:value-type="float">
            <text:p>23717</text:p>
          </table:table-cell>
          <table:table-cell table:formula="of:=[.C2575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23715" calcext:value-type="float">
            <text:p>23715</text:p>
          </table:table-cell>
          <table:table-cell table:formula="of:=[.C257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23721" calcext:value-type="float">
            <text:p>23721</text:p>
          </table:table-cell>
          <table:table-cell table:formula="of:=[.C257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23713" calcext:value-type="float">
            <text:p>23713</text:p>
          </table:table-cell>
          <table:table-cell table:formula="of:=[.C2578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23719" calcext:value-type="float">
            <text:p>23719</text:p>
          </table:table-cell>
          <table:table-cell table:formula="of:=[.C257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23708" calcext:value-type="float">
            <text:p>23708</text:p>
          </table:table-cell>
          <table:table-cell table:formula="of:=[.C2580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23718" calcext:value-type="float">
            <text:p>23718</text:p>
          </table:table-cell>
          <table:table-cell table:formula="of:=[.C258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3728" calcext:value-type="float">
            <text:p>23728</text:p>
          </table:table-cell>
          <table:table-cell table:formula="of:=[.C258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3732" calcext:value-type="float">
            <text:p>23732</text:p>
          </table:table-cell>
          <table:table-cell table:formula="of:=[.C2583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23733" calcext:value-type="float">
            <text:p>23733</text:p>
          </table:table-cell>
          <table:table-cell table:formula="of:=[.C2584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23723" calcext:value-type="float">
            <text:p>23723</text:p>
          </table:table-cell>
          <table:table-cell table:formula="of:=[.C2585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23737" calcext:value-type="float">
            <text:p>23737</text:p>
          </table:table-cell>
          <table:table-cell table:formula="of:=[.C2586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23724" calcext:value-type="float">
            <text:p>23724</text:p>
          </table:table-cell>
          <table:table-cell table:formula="of:=[.C258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23721" calcext:value-type="float">
            <text:p>23721</text:p>
          </table:table-cell>
          <table:table-cell table:formula="of:=[.C258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23726" calcext:value-type="float">
            <text:p>23726</text:p>
          </table:table-cell>
          <table:table-cell table:formula="of:=[.C2589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23736" calcext:value-type="float">
            <text:p>23736</text:p>
          </table:table-cell>
          <table:table-cell table:formula="of:=[.C2590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23730" calcext:value-type="float">
            <text:p>23730</text:p>
          </table:table-cell>
          <table:table-cell table:formula="of:=[.C2591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23712" calcext:value-type="float">
            <text:p>23712</text:p>
          </table:table-cell>
          <table:table-cell table:formula="of:=[.C259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23725" calcext:value-type="float">
            <text:p>23725</text:p>
          </table:table-cell>
          <table:table-cell table:formula="of:=[.C2593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23706" calcext:value-type="float">
            <text:p>23706</text:p>
          </table:table-cell>
          <table:table-cell table:formula="of:=[.C259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23708" calcext:value-type="float">
            <text:p>23708</text:p>
          </table:table-cell>
          <table:table-cell table:formula="of:=[.C259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5" calcext:value-type="float">
            <text:p>135</text:p>
          </table:table-cell>
          <table:table-cell office:value-type="float" office:value="23701" calcext:value-type="float">
            <text:p>23701</text:p>
          </table:table-cell>
          <table:table-cell table:formula="of:=[.C259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23707" calcext:value-type="float">
            <text:p>23707</text:p>
          </table:table-cell>
          <table:table-cell table:formula="of:=[.C259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office:value-type="float" office:value="23705" calcext:value-type="float">
            <text:p>23705</text:p>
          </table:table-cell>
          <table:table-cell table:formula="of:=[.C259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23704" calcext:value-type="float">
            <text:p>23704</text:p>
          </table:table-cell>
          <table:table-cell table:formula="of:=[.C259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23707" calcext:value-type="float">
            <text:p>23707</text:p>
          </table:table-cell>
          <table:table-cell table:formula="of:=[.C2600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office:value-type="float" office:value="23709" calcext:value-type="float">
            <text:p>23709</text:p>
          </table:table-cell>
          <table:table-cell table:formula="of:=[.C260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23700" calcext:value-type="float">
            <text:p>23700</text:p>
          </table:table-cell>
          <table:table-cell table:formula="of:=[.C260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23685" calcext:value-type="float">
            <text:p>23685</text:p>
          </table:table-cell>
          <table:table-cell table:formula="of:=[.C2603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23684" calcext:value-type="float">
            <text:p>23684</text:p>
          </table:table-cell>
          <table:table-cell table:formula="of:=[.C2604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" calcext:value-type="float">
            <text:p>135</text:p>
          </table:table-cell>
          <table:table-cell office:value-type="float" office:value="23701" calcext:value-type="float">
            <text:p>23701</text:p>
          </table:table-cell>
          <table:table-cell table:formula="of:=[.C2605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23696" calcext:value-type="float">
            <text:p>23696</text:p>
          </table:table-cell>
          <table:table-cell table:formula="of:=[.C260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23715" calcext:value-type="float">
            <text:p>23715</text:p>
          </table:table-cell>
          <table:table-cell table:formula="of:=[.C260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23716" calcext:value-type="float">
            <text:p>23716</text:p>
          </table:table-cell>
          <table:table-cell table:formula="of:=[.C260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23722" calcext:value-type="float">
            <text:p>23722</text:p>
          </table:table-cell>
          <table:table-cell table:formula="of:=[.C260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23732" calcext:value-type="float">
            <text:p>23732</text:p>
          </table:table-cell>
          <table:table-cell table:formula="of:=[.C2610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23716" calcext:value-type="float">
            <text:p>23716</text:p>
          </table:table-cell>
          <table:table-cell table:formula="of:=[.C2611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23711" calcext:value-type="float">
            <text:p>23711</text:p>
          </table:table-cell>
          <table:table-cell table:formula="of:=[.C261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23709" calcext:value-type="float">
            <text:p>23709</text:p>
          </table:table-cell>
          <table:table-cell table:formula="of:=[.C261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3736" calcext:value-type="float">
            <text:p>23736</text:p>
          </table:table-cell>
          <table:table-cell table:formula="of:=[.C2614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23710" calcext:value-type="float">
            <text:p>23710</text:p>
          </table:table-cell>
          <table:table-cell table:formula="of:=[.C261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23696" calcext:value-type="float">
            <text:p>23696</text:p>
          </table:table-cell>
          <table:table-cell table:formula="of:=[.C261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3693" calcext:value-type="float">
            <text:p>23693</text:p>
          </table:table-cell>
          <table:table-cell table:formula="of:=[.C2617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23705" calcext:value-type="float">
            <text:p>23705</text:p>
          </table:table-cell>
          <table:table-cell table:formula="of:=[.C261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23697" calcext:value-type="float">
            <text:p>23697</text:p>
          </table:table-cell>
          <table:table-cell table:formula="of:=[.C261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23710" calcext:value-type="float">
            <text:p>23710</text:p>
          </table:table-cell>
          <table:table-cell table:formula="of:=[.C262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23699" calcext:value-type="float">
            <text:p>23699</text:p>
          </table:table-cell>
          <table:table-cell table:formula="of:=[.C262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23697" calcext:value-type="float">
            <text:p>23697</text:p>
          </table:table-cell>
          <table:table-cell table:formula="of:=[.C2622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23701" calcext:value-type="float">
            <text:p>23701</text:p>
          </table:table-cell>
          <table:table-cell table:formula="of:=[.C262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23696" calcext:value-type="float">
            <text:p>23696</text:p>
          </table:table-cell>
          <table:table-cell table:formula="of:=[.C262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23698" calcext:value-type="float">
            <text:p>23698</text:p>
          </table:table-cell>
          <table:table-cell table:formula="of:=[.C262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23685" calcext:value-type="float">
            <text:p>23685</text:p>
          </table:table-cell>
          <table:table-cell table:formula="of:=[.C262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23723" calcext:value-type="float">
            <text:p>23723</text:p>
          </table:table-cell>
          <table:table-cell table:formula="of:=[.C262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23706" calcext:value-type="float">
            <text:p>23706</text:p>
          </table:table-cell>
          <table:table-cell table:formula="of:=[.C262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3713" calcext:value-type="float">
            <text:p>23713</text:p>
          </table:table-cell>
          <table:table-cell table:formula="of:=[.C262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3701" calcext:value-type="float">
            <text:p>23701</text:p>
          </table:table-cell>
          <table:table-cell table:formula="of:=[.C263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23707" calcext:value-type="float">
            <text:p>23707</text:p>
          </table:table-cell>
          <table:table-cell table:formula="of:=[.C263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23712" calcext:value-type="float">
            <text:p>23712</text:p>
          </table:table-cell>
          <table:table-cell table:formula="of:=[.C263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office:value-type="float" office:value="23699" calcext:value-type="float">
            <text:p>23699</text:p>
          </table:table-cell>
          <table:table-cell table:formula="of:=[.C2633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23702" calcext:value-type="float">
            <text:p>23702</text:p>
          </table:table-cell>
          <table:table-cell table:formula="of:=[.C263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23711" calcext:value-type="float">
            <text:p>23711</text:p>
          </table:table-cell>
          <table:table-cell table:formula="of:=[.C2635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23697" calcext:value-type="float">
            <text:p>23697</text:p>
          </table:table-cell>
          <table:table-cell table:formula="of:=[.C263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3699" calcext:value-type="float">
            <text:p>23699</text:p>
          </table:table-cell>
          <table:table-cell table:formula="of:=[.C263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23696" calcext:value-type="float">
            <text:p>23696</text:p>
          </table:table-cell>
          <table:table-cell table:formula="of:=[.C263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23702" calcext:value-type="float">
            <text:p>23702</text:p>
          </table:table-cell>
          <table:table-cell table:formula="of:=[.C263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23696" calcext:value-type="float">
            <text:p>23696</text:p>
          </table:table-cell>
          <table:table-cell table:formula="of:=[.C264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23718" calcext:value-type="float">
            <text:p>23718</text:p>
          </table:table-cell>
          <table:table-cell table:formula="of:=[.C2641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23710" calcext:value-type="float">
            <text:p>23710</text:p>
          </table:table-cell>
          <table:table-cell table:formula="of:=[.C264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23708" calcext:value-type="float">
            <text:p>23708</text:p>
          </table:table-cell>
          <table:table-cell table:formula="of:=[.C264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23717" calcext:value-type="float">
            <text:p>23717</text:p>
          </table:table-cell>
          <table:table-cell table:formula="of:=[.C264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23702" calcext:value-type="float">
            <text:p>23702</text:p>
          </table:table-cell>
          <table:table-cell table:formula="of:=[.C2645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23720" calcext:value-type="float">
            <text:p>23720</text:p>
          </table:table-cell>
          <table:table-cell table:formula="of:=[.C2646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23707" calcext:value-type="float">
            <text:p>23707</text:p>
          </table:table-cell>
          <table:table-cell table:formula="of:=[.C264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3711" calcext:value-type="float">
            <text:p>23711</text:p>
          </table:table-cell>
          <table:table-cell table:formula="of:=[.C264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3707" calcext:value-type="float">
            <text:p>23707</text:p>
          </table:table-cell>
          <table:table-cell table:formula="of:=[.C264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23726" calcext:value-type="float">
            <text:p>23726</text:p>
          </table:table-cell>
          <table:table-cell table:formula="of:=[.C265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23715" calcext:value-type="float">
            <text:p>23715</text:p>
          </table:table-cell>
          <table:table-cell table:formula="of:=[.C265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23711" calcext:value-type="float">
            <text:p>23711</text:p>
          </table:table-cell>
          <table:table-cell table:formula="of:=[.C265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23710" calcext:value-type="float">
            <text:p>23710</text:p>
          </table:table-cell>
          <table:table-cell table:formula="of:=[.C265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23715" calcext:value-type="float">
            <text:p>23715</text:p>
          </table:table-cell>
          <table:table-cell table:formula="of:=[.C265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23720" calcext:value-type="float">
            <text:p>23720</text:p>
          </table:table-cell>
          <table:table-cell table:formula="of:=[.C265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23706" calcext:value-type="float">
            <text:p>23706</text:p>
          </table:table-cell>
          <table:table-cell table:formula="of:=[.C265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23715" calcext:value-type="float">
            <text:p>23715</text:p>
          </table:table-cell>
          <table:table-cell table:formula="of:=[.C265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23728" calcext:value-type="float">
            <text:p>23728</text:p>
          </table:table-cell>
          <table:table-cell table:formula="of:=[.C2658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23701" calcext:value-type="float">
            <text:p>23701</text:p>
          </table:table-cell>
          <table:table-cell table:formula="of:=[.C265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23716" calcext:value-type="float">
            <text:p>23716</text:p>
          </table:table-cell>
          <table:table-cell table:formula="of:=[.C266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23707" calcext:value-type="float">
            <text:p>23707</text:p>
          </table:table-cell>
          <table:table-cell table:formula="of:=[.C266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  <table:table-cell office:value-type="float" office:value="23685" calcext:value-type="float">
            <text:p>23685</text:p>
          </table:table-cell>
          <table:table-cell table:formula="of:=[.C2662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23713" calcext:value-type="float">
            <text:p>23713</text:p>
          </table:table-cell>
          <table:table-cell table:formula="of:=[.C2663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6" calcext:value-type="float">
            <text:p>136</text:p>
          </table:table-cell>
          <table:table-cell office:value-type="float" office:value="23696" calcext:value-type="float">
            <text:p>23696</text:p>
          </table:table-cell>
          <table:table-cell table:formula="of:=[.C266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23686" calcext:value-type="float">
            <text:p>23686</text:p>
          </table:table-cell>
          <table:table-cell table:formula="of:=[.C266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23683" calcext:value-type="float">
            <text:p>23683</text:p>
          </table:table-cell>
          <table:table-cell table:formula="of:=[.C2666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23710" calcext:value-type="float">
            <text:p>23710</text:p>
          </table:table-cell>
          <table:table-cell table:formula="of:=[.C2667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23686" calcext:value-type="float">
            <text:p>23686</text:p>
          </table:table-cell>
          <table:table-cell table:formula="of:=[.C2668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23665" calcext:value-type="float">
            <text:p>23665</text:p>
          </table:table-cell>
          <table:table-cell table:formula="of:=[.C2669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  <table:table-cell office:value-type="float" office:value="23678" calcext:value-type="float">
            <text:p>23678</text:p>
          </table:table-cell>
          <table:table-cell table:formula="of:=[.C2670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23682" calcext:value-type="float">
            <text:p>23682</text:p>
          </table:table-cell>
          <table:table-cell table:formula="of:=[.C2671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23719" calcext:value-type="float">
            <text:p>23719</text:p>
          </table:table-cell>
          <table:table-cell table:formula="of:=[.C267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23725" calcext:value-type="float">
            <text:p>23725</text:p>
          </table:table-cell>
          <table:table-cell table:formula="of:=[.C2673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23719" calcext:value-type="float">
            <text:p>23719</text:p>
          </table:table-cell>
          <table:table-cell table:formula="of:=[.C267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23732" calcext:value-type="float">
            <text:p>23732</text:p>
          </table:table-cell>
          <table:table-cell table:formula="of:=[.C267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23725" calcext:value-type="float">
            <text:p>23725</text:p>
          </table:table-cell>
          <table:table-cell table:formula="of:=[.C267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23692" calcext:value-type="float">
            <text:p>23692</text:p>
          </table:table-cell>
          <table:table-cell table:formula="of:=[.C2677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23705" calcext:value-type="float">
            <text:p>23705</text:p>
          </table:table-cell>
          <table:table-cell table:formula="of:=[.C267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3712" calcext:value-type="float">
            <text:p>23712</text:p>
          </table:table-cell>
          <table:table-cell table:formula="of:=[.C267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23704" calcext:value-type="float">
            <text:p>23704</text:p>
          </table:table-cell>
          <table:table-cell table:formula="of:=[.C268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23700" calcext:value-type="float">
            <text:p>23700</text:p>
          </table:table-cell>
          <table:table-cell table:formula="of:=[.C268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23694" calcext:value-type="float">
            <text:p>23694</text:p>
          </table:table-cell>
          <table:table-cell table:formula="of:=[.C2682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23689" calcext:value-type="float">
            <text:p>23689</text:p>
          </table:table-cell>
          <table:table-cell table:formula="of:=[.C2683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23695" calcext:value-type="float">
            <text:p>23695</text:p>
          </table:table-cell>
          <table:table-cell table:formula="of:=[.C268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23711" calcext:value-type="float">
            <text:p>23711</text:p>
          </table:table-cell>
          <table:table-cell table:formula="of:=[.C2685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715" calcext:value-type="float">
            <text:p>23715</text:p>
          </table:table-cell>
          <table:table-cell table:formula="of:=[.C2686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23695" calcext:value-type="float">
            <text:p>23695</text:p>
          </table:table-cell>
          <table:table-cell table:formula="of:=[.C2687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23699" calcext:value-type="float">
            <text:p>23699</text:p>
          </table:table-cell>
          <table:table-cell table:formula="of:=[.C268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23706" calcext:value-type="float">
            <text:p>23706</text:p>
          </table:table-cell>
          <table:table-cell table:formula="of:=[.C268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23711" calcext:value-type="float">
            <text:p>23711</text:p>
          </table:table-cell>
          <table:table-cell table:formula="of:=[.C2690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3694" calcext:value-type="float">
            <text:p>23694</text:p>
          </table:table-cell>
          <table:table-cell table:formula="of:=[.C2691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23712" calcext:value-type="float">
            <text:p>23712</text:p>
          </table:table-cell>
          <table:table-cell table:formula="of:=[.C2692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23704" calcext:value-type="float">
            <text:p>23704</text:p>
          </table:table-cell>
          <table:table-cell table:formula="of:=[.C269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23696" calcext:value-type="float">
            <text:p>23696</text:p>
          </table:table-cell>
          <table:table-cell table:formula="of:=[.C269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23676" calcext:value-type="float">
            <text:p>23676</text:p>
          </table:table-cell>
          <table:table-cell table:formula="of:=[.C2695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23710" calcext:value-type="float">
            <text:p>23710</text:p>
          </table:table-cell>
          <table:table-cell table:formula="of:=[.C269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23712" calcext:value-type="float">
            <text:p>23712</text:p>
          </table:table-cell>
          <table:table-cell table:formula="of:=[.C269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23710" calcext:value-type="float">
            <text:p>23710</text:p>
          </table:table-cell>
          <table:table-cell table:formula="of:=[.C269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23705" calcext:value-type="float">
            <text:p>23705</text:p>
          </table:table-cell>
          <table:table-cell table:formula="of:=[.C2699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23710" calcext:value-type="float">
            <text:p>23710</text:p>
          </table:table-cell>
          <table:table-cell table:formula="of:=[.C270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23694" calcext:value-type="float">
            <text:p>23694</text:p>
          </table:table-cell>
          <table:table-cell table:formula="of:=[.C2701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23709" calcext:value-type="float">
            <text:p>23709</text:p>
          </table:table-cell>
          <table:table-cell table:formula="of:=[.C270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23702" calcext:value-type="float">
            <text:p>23702</text:p>
          </table:table-cell>
          <table:table-cell table:formula="of:=[.C2703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23701" calcext:value-type="float">
            <text:p>23701</text:p>
          </table:table-cell>
          <table:table-cell table:formula="of:=[.C2704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  <table:table-cell office:value-type="float" office:value="23702" calcext:value-type="float">
            <text:p>23702</text:p>
          </table:table-cell>
          <table:table-cell table:formula="of:=[.C2705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23709" calcext:value-type="float">
            <text:p>23709</text:p>
          </table:table-cell>
          <table:table-cell table:formula="of:=[.C2706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23701" calcext:value-type="float">
            <text:p>23701</text:p>
          </table:table-cell>
          <table:table-cell table:formula="of:=[.C2707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23698" calcext:value-type="float">
            <text:p>23698</text:p>
          </table:table-cell>
          <table:table-cell table:formula="of:=[.C270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23701" calcext:value-type="float">
            <text:p>23701</text:p>
          </table:table-cell>
          <table:table-cell table:formula="of:=[.C270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23709" calcext:value-type="float">
            <text:p>23709</text:p>
          </table:table-cell>
          <table:table-cell table:formula="of:=[.C271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23735" calcext:value-type="float">
            <text:p>23735</text:p>
          </table:table-cell>
          <table:table-cell table:formula="of:=[.C2711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23709" calcext:value-type="float">
            <text:p>23709</text:p>
          </table:table-cell>
          <table:table-cell table:formula="of:=[.C271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23701" calcext:value-type="float">
            <text:p>23701</text:p>
          </table:table-cell>
          <table:table-cell table:formula="of:=[.C271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3710" calcext:value-type="float">
            <text:p>23710</text:p>
          </table:table-cell>
          <table:table-cell table:formula="of:=[.C271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3722" calcext:value-type="float">
            <text:p>23722</text:p>
          </table:table-cell>
          <table:table-cell table:formula="of:=[.C271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23725" calcext:value-type="float">
            <text:p>23725</text:p>
          </table:table-cell>
          <table:table-cell table:formula="of:=[.C2716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23721" calcext:value-type="float">
            <text:p>23721</text:p>
          </table:table-cell>
          <table:table-cell table:formula="of:=[.C271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23712" calcext:value-type="float">
            <text:p>23712</text:p>
          </table:table-cell>
          <table:table-cell table:formula="of:=[.C271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23723" calcext:value-type="float">
            <text:p>23723</text:p>
          </table:table-cell>
          <table:table-cell table:formula="of:=[.C2719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23716" calcext:value-type="float">
            <text:p>23716</text:p>
          </table:table-cell>
          <table:table-cell table:formula="of:=[.C272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23706" calcext:value-type="float">
            <text:p>23706</text:p>
          </table:table-cell>
          <table:table-cell table:formula="of:=[.C2721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office:value-type="float" office:value="23704" calcext:value-type="float">
            <text:p>23704</text:p>
          </table:table-cell>
          <table:table-cell table:formula="of:=[.C272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float" office:value="23703" calcext:value-type="float">
            <text:p>23703</text:p>
          </table:table-cell>
          <table:table-cell table:formula="of:=[.C272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float" office:value="23712" calcext:value-type="float">
            <text:p>23712</text:p>
          </table:table-cell>
          <table:table-cell table:formula="of:=[.C272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7" calcext:value-type="float">
            <text:p>137</text:p>
          </table:table-cell>
          <table:table-cell office:value-type="float" office:value="23713" calcext:value-type="float">
            <text:p>23713</text:p>
          </table:table-cell>
          <table:table-cell table:formula="of:=[.C272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23679" calcext:value-type="float">
            <text:p>23679</text:p>
          </table:table-cell>
          <table:table-cell table:formula="of:=[.C2726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7" calcext:value-type="float">
            <text:p>137</text:p>
          </table:table-cell>
          <table:table-cell office:value-type="float" office:value="23696" calcext:value-type="float">
            <text:p>23696</text:p>
          </table:table-cell>
          <table:table-cell table:formula="of:=[.C272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7" calcext:value-type="float">
            <text:p>137</text:p>
          </table:table-cell>
          <table:table-cell office:value-type="float" office:value="23695" calcext:value-type="float">
            <text:p>23695</text:p>
          </table:table-cell>
          <table:table-cell table:formula="of:=[.C272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23692" calcext:value-type="float">
            <text:p>23692</text:p>
          </table:table-cell>
          <table:table-cell table:formula="of:=[.C272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7" calcext:value-type="float">
            <text:p>137</text:p>
          </table:table-cell>
          <table:table-cell office:value-type="float" office:value="23697" calcext:value-type="float">
            <text:p>23697</text:p>
          </table:table-cell>
          <table:table-cell table:formula="of:=[.C273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23687" calcext:value-type="float">
            <text:p>23687</text:p>
          </table:table-cell>
          <table:table-cell table:formula="of:=[.C273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23695" calcext:value-type="float">
            <text:p>23695</text:p>
          </table:table-cell>
          <table:table-cell table:formula="of:=[.C2732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office:value-type="float" office:value="23690" calcext:value-type="float">
            <text:p>23690</text:p>
          </table:table-cell>
          <table:table-cell table:formula="of:=[.C2733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7" calcext:value-type="float">
            <text:p>137</text:p>
          </table:table-cell>
          <table:table-cell office:value-type="float" office:value="23674" calcext:value-type="float">
            <text:p>23674</text:p>
          </table:table-cell>
          <table:table-cell table:formula="of:=[.C2734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23665" calcext:value-type="float">
            <text:p>23665</text:p>
          </table:table-cell>
          <table:table-cell table:formula="of:=[.C273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7" calcext:value-type="float">
            <text:p>137</text:p>
          </table:table-cell>
          <table:table-cell office:value-type="float" office:value="23704" calcext:value-type="float">
            <text:p>23704</text:p>
          </table:table-cell>
          <table:table-cell table:formula="of:=[.C273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23710" calcext:value-type="float">
            <text:p>23710</text:p>
          </table:table-cell>
          <table:table-cell table:formula="of:=[.C2737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23699" calcext:value-type="float">
            <text:p>23699</text:p>
          </table:table-cell>
          <table:table-cell table:formula="of:=[.C2738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23713" calcext:value-type="float">
            <text:p>23713</text:p>
          </table:table-cell>
          <table:table-cell table:formula="of:=[.C273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23714" calcext:value-type="float">
            <text:p>23714</text:p>
          </table:table-cell>
          <table:table-cell table:formula="of:=[.C2740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23709" calcext:value-type="float">
            <text:p>23709</text:p>
          </table:table-cell>
          <table:table-cell table:formula="of:=[.C274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23705" calcext:value-type="float">
            <text:p>23705</text:p>
          </table:table-cell>
          <table:table-cell table:formula="of:=[.C274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23715" calcext:value-type="float">
            <text:p>23715</text:p>
          </table:table-cell>
          <table:table-cell table:formula="of:=[.C274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23713" calcext:value-type="float">
            <text:p>23713</text:p>
          </table:table-cell>
          <table:table-cell table:formula="of:=[.C274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23706" calcext:value-type="float">
            <text:p>23706</text:p>
          </table:table-cell>
          <table:table-cell table:formula="of:=[.C274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23696" calcext:value-type="float">
            <text:p>23696</text:p>
          </table:table-cell>
          <table:table-cell table:formula="of:=[.C274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23699" calcext:value-type="float">
            <text:p>23699</text:p>
          </table:table-cell>
          <table:table-cell table:formula="of:=[.C274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23692" calcext:value-type="float">
            <text:p>23692</text:p>
          </table:table-cell>
          <table:table-cell table:formula="of:=[.C274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3699" calcext:value-type="float">
            <text:p>23699</text:p>
          </table:table-cell>
          <table:table-cell table:formula="of:=[.C274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23706" calcext:value-type="float">
            <text:p>23706</text:p>
          </table:table-cell>
          <table:table-cell table:formula="of:=[.C275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23704" calcext:value-type="float">
            <text:p>23704</text:p>
          </table:table-cell>
          <table:table-cell table:formula="of:=[.C275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23699" calcext:value-type="float">
            <text:p>23699</text:p>
          </table:table-cell>
          <table:table-cell table:formula="of:=[.C275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23706" calcext:value-type="float">
            <text:p>23706</text:p>
          </table:table-cell>
          <table:table-cell table:formula="of:=[.C275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23701" calcext:value-type="float">
            <text:p>23701</text:p>
          </table:table-cell>
          <table:table-cell table:formula="of:=[.C2754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23701" calcext:value-type="float">
            <text:p>23701</text:p>
          </table:table-cell>
          <table:table-cell table:formula="of:=[.C2755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23695" calcext:value-type="float">
            <text:p>23695</text:p>
          </table:table-cell>
          <table:table-cell table:formula="of:=[.C275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23719" calcext:value-type="float">
            <text:p>23719</text:p>
          </table:table-cell>
          <table:table-cell table:formula="of:=[.C275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23722" calcext:value-type="float">
            <text:p>23722</text:p>
          </table:table-cell>
          <table:table-cell table:formula="of:=[.C2758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23698" calcext:value-type="float">
            <text:p>23698</text:p>
          </table:table-cell>
          <table:table-cell table:formula="of:=[.C2759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23700" calcext:value-type="float">
            <text:p>23700</text:p>
          </table:table-cell>
          <table:table-cell table:formula="of:=[.C276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23726" calcext:value-type="float">
            <text:p>23726</text:p>
          </table:table-cell>
          <table:table-cell table:formula="of:=[.C276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23707" calcext:value-type="float">
            <text:p>23707</text:p>
          </table:table-cell>
          <table:table-cell table:formula="of:=[.C276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23698" calcext:value-type="float">
            <text:p>23698</text:p>
          </table:table-cell>
          <table:table-cell table:formula="of:=[.C276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23700" calcext:value-type="float">
            <text:p>23700</text:p>
          </table:table-cell>
          <table:table-cell table:formula="of:=[.C276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23700" calcext:value-type="float">
            <text:p>23700</text:p>
          </table:table-cell>
          <table:table-cell table:formula="of:=[.C276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23710" calcext:value-type="float">
            <text:p>23710</text:p>
          </table:table-cell>
          <table:table-cell table:formula="of:=[.C276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23721" calcext:value-type="float">
            <text:p>23721</text:p>
          </table:table-cell>
          <table:table-cell table:formula="of:=[.C276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23716" calcext:value-type="float">
            <text:p>23716</text:p>
          </table:table-cell>
          <table:table-cell table:formula="of:=[.C276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23718" calcext:value-type="float">
            <text:p>23718</text:p>
          </table:table-cell>
          <table:table-cell table:formula="of:=[.C2769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23705" calcext:value-type="float">
            <text:p>23705</text:p>
          </table:table-cell>
          <table:table-cell table:formula="of:=[.C277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23716" calcext:value-type="float">
            <text:p>23716</text:p>
          </table:table-cell>
          <table:table-cell table:formula="of:=[.C2771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23721" calcext:value-type="float">
            <text:p>23721</text:p>
          </table:table-cell>
          <table:table-cell table:formula="of:=[.C2772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23710" calcext:value-type="float">
            <text:p>23710</text:p>
          </table:table-cell>
          <table:table-cell table:formula="of:=[.C277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3711" calcext:value-type="float">
            <text:p>23711</text:p>
          </table:table-cell>
          <table:table-cell table:formula="of:=[.C277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23724" calcext:value-type="float">
            <text:p>23724</text:p>
          </table:table-cell>
          <table:table-cell table:formula="of:=[.C2775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  <table:table-cell office:value-type="float" office:value="23732" calcext:value-type="float">
            <text:p>23732</text:p>
          </table:table-cell>
          <table:table-cell table:formula="of:=[.C2776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23716" calcext:value-type="float">
            <text:p>23716</text:p>
          </table:table-cell>
          <table:table-cell table:formula="of:=[.C277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23715" calcext:value-type="float">
            <text:p>23715</text:p>
          </table:table-cell>
          <table:table-cell table:formula="of:=[.C277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8" calcext:value-type="float">
            <text:p>138</text:p>
          </table:table-cell>
          <table:table-cell office:value-type="float" office:value="23727" calcext:value-type="float">
            <text:p>23727</text:p>
          </table:table-cell>
          <table:table-cell table:formula="of:=[.C2779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3725" calcext:value-type="float">
            <text:p>23725</text:p>
          </table:table-cell>
          <table:table-cell table:formula="of:=[.C2780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3723" calcext:value-type="float">
            <text:p>23723</text:p>
          </table:table-cell>
          <table:table-cell table:formula="of:=[.C278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23731" calcext:value-type="float">
            <text:p>23731</text:p>
          </table:table-cell>
          <table:table-cell table:formula="of:=[.C2782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23714" calcext:value-type="float">
            <text:p>23714</text:p>
          </table:table-cell>
          <table:table-cell table:formula="of:=[.C2783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8" calcext:value-type="float">
            <text:p>138</text:p>
          </table:table-cell>
          <table:table-cell office:value-type="float" office:value="23717" calcext:value-type="float">
            <text:p>23717</text:p>
          </table:table-cell>
          <table:table-cell table:formula="of:=[.C278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23721" calcext:value-type="float">
            <text:p>23721</text:p>
          </table:table-cell>
          <table:table-cell table:formula="of:=[.C278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23718" calcext:value-type="float">
            <text:p>23718</text:p>
          </table:table-cell>
          <table:table-cell table:formula="of:=[.C2786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23717" calcext:value-type="float">
            <text:p>23717</text:p>
          </table:table-cell>
          <table:table-cell table:formula="of:=[.C2787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8" calcext:value-type="float">
            <text:p>138</text:p>
          </table:table-cell>
          <table:table-cell office:value-type="float" office:value="23698" calcext:value-type="float">
            <text:p>23698</text:p>
          </table:table-cell>
          <table:table-cell table:formula="of:=[.C278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23714" calcext:value-type="float">
            <text:p>23714</text:p>
          </table:table-cell>
          <table:table-cell table:formula="of:=[.C278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3712" calcext:value-type="float">
            <text:p>23712</text:p>
          </table:table-cell>
          <table:table-cell table:formula="of:=[.C279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  <table:table-cell office:value-type="float" office:value="23698" calcext:value-type="float">
            <text:p>23698</text:p>
          </table:table-cell>
          <table:table-cell table:formula="of:=[.C2791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" calcext:value-type="float">
            <text:p>138</text:p>
          </table:table-cell>
          <table:table-cell office:value-type="float" office:value="23693" calcext:value-type="float">
            <text:p>23693</text:p>
          </table:table-cell>
          <table:table-cell table:formula="of:=[.C2792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8" calcext:value-type="float">
            <text:p>138</text:p>
          </table:table-cell>
          <table:table-cell office:value-type="float" office:value="23712" calcext:value-type="float">
            <text:p>23712</text:p>
          </table:table-cell>
          <table:table-cell table:formula="of:=[.C279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23692" calcext:value-type="float">
            <text:p>23692</text:p>
          </table:table-cell>
          <table:table-cell table:formula="of:=[.C2794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23696" calcext:value-type="float">
            <text:p>23696</text:p>
          </table:table-cell>
          <table:table-cell table:formula="of:=[.C279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23684" calcext:value-type="float">
            <text:p>23684</text:p>
          </table:table-cell>
          <table:table-cell table:formula="of:=[.C2796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8" calcext:value-type="float">
            <text:p>138</text:p>
          </table:table-cell>
          <table:table-cell office:value-type="float" office:value="23678" calcext:value-type="float">
            <text:p>23678</text:p>
          </table:table-cell>
          <table:table-cell table:formula="of:=[.C2797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8" calcext:value-type="float">
            <text:p>138</text:p>
          </table:table-cell>
          <table:table-cell office:value-type="float" office:value="23681" calcext:value-type="float">
            <text:p>23681</text:p>
          </table:table-cell>
          <table:table-cell table:formula="of:=[.C279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float" office:value="23678" calcext:value-type="float">
            <text:p>23678</text:p>
          </table:table-cell>
          <table:table-cell table:formula="of:=[.C2799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8" calcext:value-type="float">
            <text:p>138</text:p>
          </table:table-cell>
          <table:table-cell office:value-type="float" office:value="23684" calcext:value-type="float">
            <text:p>23684</text:p>
          </table:table-cell>
          <table:table-cell table:formula="of:=[.C2800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office:value-type="float" office:value="23689" calcext:value-type="float">
            <text:p>23689</text:p>
          </table:table-cell>
          <table:table-cell table:formula="of:=[.C2801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23722" calcext:value-type="float">
            <text:p>23722</text:p>
          </table:table-cell>
          <table:table-cell table:formula="of:=[.C2802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23715" calcext:value-type="float">
            <text:p>23715</text:p>
          </table:table-cell>
          <table:table-cell table:formula="of:=[.C280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23719" calcext:value-type="float">
            <text:p>23719</text:p>
          </table:table-cell>
          <table:table-cell table:formula="of:=[.C280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23724" calcext:value-type="float">
            <text:p>23724</text:p>
          </table:table-cell>
          <table:table-cell table:formula="of:=[.C2805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23696" calcext:value-type="float">
            <text:p>23696</text:p>
          </table:table-cell>
          <table:table-cell table:formula="of:=[.C280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23709" calcext:value-type="float">
            <text:p>23709</text:p>
          </table:table-cell>
          <table:table-cell table:formula="of:=[.C280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23701" calcext:value-type="float">
            <text:p>23701</text:p>
          </table:table-cell>
          <table:table-cell table:formula="of:=[.C2808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23701" calcext:value-type="float">
            <text:p>23701</text:p>
          </table:table-cell>
          <table:table-cell table:formula="of:=[.C2809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23700" calcext:value-type="float">
            <text:p>23700</text:p>
          </table:table-cell>
          <table:table-cell table:formula="of:=[.C281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23714" calcext:value-type="float">
            <text:p>23714</text:p>
          </table:table-cell>
          <table:table-cell table:formula="of:=[.C281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23692" calcext:value-type="float">
            <text:p>23692</text:p>
          </table:table-cell>
          <table:table-cell table:formula="of:=[.C2812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23683" calcext:value-type="float">
            <text:p>23683</text:p>
          </table:table-cell>
          <table:table-cell table:formula="of:=[.C2813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23699" calcext:value-type="float">
            <text:p>23699</text:p>
          </table:table-cell>
          <table:table-cell table:formula="of:=[.C281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3700" calcext:value-type="float">
            <text:p>23700</text:p>
          </table:table-cell>
          <table:table-cell table:formula="of:=[.C281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23714" calcext:value-type="float">
            <text:p>23714</text:p>
          </table:table-cell>
          <table:table-cell table:formula="of:=[.C2816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23700" calcext:value-type="float">
            <text:p>23700</text:p>
          </table:table-cell>
          <table:table-cell table:formula="of:=[.C281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23710" calcext:value-type="float">
            <text:p>23710</text:p>
          </table:table-cell>
          <table:table-cell table:formula="of:=[.C281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23717" calcext:value-type="float">
            <text:p>23717</text:p>
          </table:table-cell>
          <table:table-cell table:formula="of:=[.C281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23702" calcext:value-type="float">
            <text:p>23702</text:p>
          </table:table-cell>
          <table:table-cell table:formula="of:=[.C2820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23720" calcext:value-type="float">
            <text:p>23720</text:p>
          </table:table-cell>
          <table:table-cell table:formula="of:=[.C282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23704" calcext:value-type="float">
            <text:p>23704</text:p>
          </table:table-cell>
          <table:table-cell table:formula="of:=[.C282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23723" calcext:value-type="float">
            <text:p>23723</text:p>
          </table:table-cell>
          <table:table-cell table:formula="of:=[.C282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23695" calcext:value-type="float">
            <text:p>23695</text:p>
          </table:table-cell>
          <table:table-cell table:formula="of:=[.C282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23700" calcext:value-type="float">
            <text:p>23700</text:p>
          </table:table-cell>
          <table:table-cell table:formula="of:=[.C282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23720" calcext:value-type="float">
            <text:p>23720</text:p>
          </table:table-cell>
          <table:table-cell table:formula="of:=[.C2826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23712" calcext:value-type="float">
            <text:p>23712</text:p>
          </table:table-cell>
          <table:table-cell table:formula="of:=[.C282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23688" calcext:value-type="float">
            <text:p>23688</text:p>
          </table:table-cell>
          <table:table-cell table:formula="of:=[.C282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23706" calcext:value-type="float">
            <text:p>23706</text:p>
          </table:table-cell>
          <table:table-cell table:formula="of:=[.C282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23711" calcext:value-type="float">
            <text:p>23711</text:p>
          </table:table-cell>
          <table:table-cell table:formula="of:=[.C2830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23724" calcext:value-type="float">
            <text:p>23724</text:p>
          </table:table-cell>
          <table:table-cell table:formula="of:=[.C283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23710" calcext:value-type="float">
            <text:p>23710</text:p>
          </table:table-cell>
          <table:table-cell table:formula="of:=[.C283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23718" calcext:value-type="float">
            <text:p>23718</text:p>
          </table:table-cell>
          <table:table-cell table:formula="of:=[.C283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23705" calcext:value-type="float">
            <text:p>23705</text:p>
          </table:table-cell>
          <table:table-cell table:formula="of:=[.C2834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23713" calcext:value-type="float">
            <text:p>23713</text:p>
          </table:table-cell>
          <table:table-cell table:formula="of:=[.C283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23726" calcext:value-type="float">
            <text:p>23726</text:p>
          </table:table-cell>
          <table:table-cell table:formula="of:=[.C2836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23718" calcext:value-type="float">
            <text:p>23718</text:p>
          </table:table-cell>
          <table:table-cell table:formula="of:=[.C2837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23721" calcext:value-type="float">
            <text:p>23721</text:p>
          </table:table-cell>
          <table:table-cell table:formula="of:=[.C283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23718" calcext:value-type="float">
            <text:p>23718</text:p>
          </table:table-cell>
          <table:table-cell table:formula="of:=[.C2839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23731" calcext:value-type="float">
            <text:p>23731</text:p>
          </table:table-cell>
          <table:table-cell table:formula="of:=[.C2840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office:value-type="float" office:value="23731" calcext:value-type="float">
            <text:p>23731</text:p>
          </table:table-cell>
          <table:table-cell table:formula="of:=[.C2841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office:value-type="float" office:value="23727" calcext:value-type="float">
            <text:p>23727</text:p>
          </table:table-cell>
          <table:table-cell table:formula="of:=[.C2842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23725" calcext:value-type="float">
            <text:p>23725</text:p>
          </table:table-cell>
          <table:table-cell table:formula="of:=[.C2843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23724" calcext:value-type="float">
            <text:p>23724</text:p>
          </table:table-cell>
          <table:table-cell table:formula="of:=[.C2844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23727" calcext:value-type="float">
            <text:p>23727</text:p>
          </table:table-cell>
          <table:table-cell table:formula="of:=[.C284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23723" calcext:value-type="float">
            <text:p>23723</text:p>
          </table:table-cell>
          <table:table-cell table:formula="of:=[.C284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3735" calcext:value-type="float">
            <text:p>23735</text:p>
          </table:table-cell>
          <table:table-cell table:formula="of:=[.C2847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23715" calcext:value-type="float">
            <text:p>23715</text:p>
          </table:table-cell>
          <table:table-cell table:formula="of:=[.C284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23723" calcext:value-type="float">
            <text:p>23723</text:p>
          </table:table-cell>
          <table:table-cell table:formula="of:=[.C2849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23714" calcext:value-type="float">
            <text:p>23714</text:p>
          </table:table-cell>
          <table:table-cell table:formula="of:=[.C2850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23709" calcext:value-type="float">
            <text:p>23709</text:p>
          </table:table-cell>
          <table:table-cell table:formula="of:=[.C285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23708" calcext:value-type="float">
            <text:p>23708</text:p>
          </table:table-cell>
          <table:table-cell table:formula="of:=[.C2852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  <table:table-cell office:value-type="float" office:value="23718" calcext:value-type="float">
            <text:p>23718</text:p>
          </table:table-cell>
          <table:table-cell table:formula="of:=[.C285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23707" calcext:value-type="float">
            <text:p>23707</text:p>
          </table:table-cell>
          <table:table-cell table:formula="of:=[.C285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office:value-type="float" office:value="23697" calcext:value-type="float">
            <text:p>23697</text:p>
          </table:table-cell>
          <table:table-cell table:formula="of:=[.C285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23701" calcext:value-type="float">
            <text:p>23701</text:p>
          </table:table-cell>
          <table:table-cell table:formula="of:=[.C285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9" calcext:value-type="float">
            <text:p>139</text:p>
          </table:table-cell>
          <table:table-cell office:value-type="float" office:value="23703" calcext:value-type="float">
            <text:p>23703</text:p>
          </table:table-cell>
          <table:table-cell table:formula="of:=[.C285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 office:value-type="float" office:value="23695" calcext:value-type="float">
            <text:p>23695</text:p>
          </table:table-cell>
          <table:table-cell table:formula="of:=[.C285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23695" calcext:value-type="float">
            <text:p>23695</text:p>
          </table:table-cell>
          <table:table-cell table:formula="of:=[.C285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9" calcext:value-type="float">
            <text:p>139</text:p>
          </table:table-cell>
          <table:table-cell office:value-type="float" office:value="23681" calcext:value-type="float">
            <text:p>23681</text:p>
          </table:table-cell>
          <table:table-cell table:formula="of:=[.C2860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23686" calcext:value-type="float">
            <text:p>23686</text:p>
          </table:table-cell>
          <table:table-cell table:formula="of:=[.C286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23693" calcext:value-type="float">
            <text:p>23693</text:p>
          </table:table-cell>
          <table:table-cell table:formula="of:=[.C2862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9" calcext:value-type="float">
            <text:p>139</text:p>
          </table:table-cell>
          <table:table-cell office:value-type="float" office:value="23694" calcext:value-type="float">
            <text:p>23694</text:p>
          </table:table-cell>
          <table:table-cell table:formula="of:=[.C286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float" office:value="23675" calcext:value-type="float">
            <text:p>23675</text:p>
          </table:table-cell>
          <table:table-cell table:formula="of:=[.C2864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23671" calcext:value-type="float">
            <text:p>23671</text:p>
          </table:table-cell>
          <table:table-cell table:formula="of:=[.C2865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office:value-type="float" office:value="23677" calcext:value-type="float">
            <text:p>23677</text:p>
          </table:table-cell>
          <table:table-cell table:formula="of:=[.C2866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23719" calcext:value-type="float">
            <text:p>23719</text:p>
          </table:table-cell>
          <table:table-cell table:formula="of:=[.C286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23730" calcext:value-type="float">
            <text:p>23730</text:p>
          </table:table-cell>
          <table:table-cell table:formula="of:=[.C2868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3711" calcext:value-type="float">
            <text:p>23711</text:p>
          </table:table-cell>
          <table:table-cell table:formula="of:=[.C286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23714" calcext:value-type="float">
            <text:p>23714</text:p>
          </table:table-cell>
          <table:table-cell table:formula="of:=[.C2870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3724" calcext:value-type="float">
            <text:p>23724</text:p>
          </table:table-cell>
          <table:table-cell table:formula="of:=[.C287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3720" calcext:value-type="float">
            <text:p>23720</text:p>
          </table:table-cell>
          <table:table-cell table:formula="of:=[.C287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23700" calcext:value-type="float">
            <text:p>23700</text:p>
          </table:table-cell>
          <table:table-cell table:formula="of:=[.C287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23707" calcext:value-type="float">
            <text:p>23707</text:p>
          </table:table-cell>
          <table:table-cell table:formula="of:=[.C287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23698" calcext:value-type="float">
            <text:p>23698</text:p>
          </table:table-cell>
          <table:table-cell table:formula="of:=[.C287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23707" calcext:value-type="float">
            <text:p>23707</text:p>
          </table:table-cell>
          <table:table-cell table:formula="of:=[.C287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23687" calcext:value-type="float">
            <text:p>23687</text:p>
          </table:table-cell>
          <table:table-cell table:formula="of:=[.C2877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23698" calcext:value-type="float">
            <text:p>23698</text:p>
          </table:table-cell>
          <table:table-cell table:formula="of:=[.C287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23715" calcext:value-type="float">
            <text:p>23715</text:p>
          </table:table-cell>
          <table:table-cell table:formula="of:=[.C287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23682" calcext:value-type="float">
            <text:p>23682</text:p>
          </table:table-cell>
          <table:table-cell table:formula="of:=[.C2880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23714" calcext:value-type="float">
            <text:p>23714</text:p>
          </table:table-cell>
          <table:table-cell table:formula="of:=[.C2881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3705" calcext:value-type="float">
            <text:p>23705</text:p>
          </table:table-cell>
          <table:table-cell table:formula="of:=[.C288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23701" calcext:value-type="float">
            <text:p>23701</text:p>
          </table:table-cell>
          <table:table-cell table:formula="of:=[.C288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23690" calcext:value-type="float">
            <text:p>23690</text:p>
          </table:table-cell>
          <table:table-cell table:formula="of:=[.C2884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23705" calcext:value-type="float">
            <text:p>23705</text:p>
          </table:table-cell>
          <table:table-cell table:formula="of:=[.C2885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23703" calcext:value-type="float">
            <text:p>23703</text:p>
          </table:table-cell>
          <table:table-cell table:formula="of:=[.C288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23719" calcext:value-type="float">
            <text:p>23719</text:p>
          </table:table-cell>
          <table:table-cell table:formula="of:=[.C288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23723" calcext:value-type="float">
            <text:p>23723</text:p>
          </table:table-cell>
          <table:table-cell table:formula="of:=[.C2888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23712" calcext:value-type="float">
            <text:p>23712</text:p>
          </table:table-cell>
          <table:table-cell table:formula="of:=[.C288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23690" calcext:value-type="float">
            <text:p>23690</text:p>
          </table:table-cell>
          <table:table-cell table:formula="of:=[.C2890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23704" calcext:value-type="float">
            <text:p>23704</text:p>
          </table:table-cell>
          <table:table-cell table:formula="of:=[.C289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23704" calcext:value-type="float">
            <text:p>23704</text:p>
          </table:table-cell>
          <table:table-cell table:formula="of:=[.C289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23696" calcext:value-type="float">
            <text:p>23696</text:p>
          </table:table-cell>
          <table:table-cell table:formula="of:=[.C289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23709" calcext:value-type="float">
            <text:p>23709</text:p>
          </table:table-cell>
          <table:table-cell table:formula="of:=[.C289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23709" calcext:value-type="float">
            <text:p>23709</text:p>
          </table:table-cell>
          <table:table-cell table:formula="of:=[.C289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23708" calcext:value-type="float">
            <text:p>23708</text:p>
          </table:table-cell>
          <table:table-cell table:formula="of:=[.C289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23727" calcext:value-type="float">
            <text:p>23727</text:p>
          </table:table-cell>
          <table:table-cell table:formula="of:=[.C2897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23723" calcext:value-type="float">
            <text:p>23723</text:p>
          </table:table-cell>
          <table:table-cell table:formula="of:=[.C2898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23723" calcext:value-type="float">
            <text:p>23723</text:p>
          </table:table-cell>
          <table:table-cell table:formula="of:=[.C2899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23710" calcext:value-type="float">
            <text:p>23710</text:p>
          </table:table-cell>
          <table:table-cell table:formula="of:=[.C290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23723" calcext:value-type="float">
            <text:p>23723</text:p>
          </table:table-cell>
          <table:table-cell table:formula="of:=[.C290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23716" calcext:value-type="float">
            <text:p>23716</text:p>
          </table:table-cell>
          <table:table-cell table:formula="of:=[.C290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23734" calcext:value-type="float">
            <text:p>23734</text:p>
          </table:table-cell>
          <table:table-cell table:formula="of:=[.C2903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23729" calcext:value-type="float">
            <text:p>23729</text:p>
          </table:table-cell>
          <table:table-cell table:formula="of:=[.C2904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23744" calcext:value-type="float">
            <text:p>23744</text:p>
          </table:table-cell>
          <table:table-cell table:formula="of:=[.C2905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3739" calcext:value-type="float">
            <text:p>23739</text:p>
          </table:table-cell>
          <table:table-cell table:formula="of:=[.C2906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23718" calcext:value-type="float">
            <text:p>23718</text:p>
          </table:table-cell>
          <table:table-cell table:formula="of:=[.C2907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office:value-type="float" office:value="23709" calcext:value-type="float">
            <text:p>23709</text:p>
          </table:table-cell>
          <table:table-cell table:formula="of:=[.C290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23715" calcext:value-type="float">
            <text:p>23715</text:p>
          </table:table-cell>
          <table:table-cell table:formula="of:=[.C290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23728" calcext:value-type="float">
            <text:p>23728</text:p>
          </table:table-cell>
          <table:table-cell table:formula="of:=[.C2910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23725" calcext:value-type="float">
            <text:p>23725</text:p>
          </table:table-cell>
          <table:table-cell table:formula="of:=[.C2911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23743" calcext:value-type="float">
            <text:p>23743</text:p>
          </table:table-cell>
          <table:table-cell table:formula="of:=[.C2912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3719" calcext:value-type="float">
            <text:p>23719</text:p>
          </table:table-cell>
          <table:table-cell table:formula="of:=[.C2913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23706" calcext:value-type="float">
            <text:p>23706</text:p>
          </table:table-cell>
          <table:table-cell table:formula="of:=[.C291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23719" calcext:value-type="float">
            <text:p>23719</text:p>
          </table:table-cell>
          <table:table-cell table:formula="of:=[.C2915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23735" calcext:value-type="float">
            <text:p>23735</text:p>
          </table:table-cell>
          <table:table-cell table:formula="of:=[.C2916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23703" calcext:value-type="float">
            <text:p>23703</text:p>
          </table:table-cell>
          <table:table-cell table:formula="of:=[.C291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23707" calcext:value-type="float">
            <text:p>23707</text:p>
          </table:table-cell>
          <table:table-cell table:formula="of:=[.C291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23691" calcext:value-type="float">
            <text:p>23691</text:p>
          </table:table-cell>
          <table:table-cell table:formula="of:=[.C291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23700" calcext:value-type="float">
            <text:p>23700</text:p>
          </table:table-cell>
          <table:table-cell table:formula="of:=[.C292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23703" calcext:value-type="float">
            <text:p>23703</text:p>
          </table:table-cell>
          <table:table-cell table:formula="of:=[.C2921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float" office:value="23690" calcext:value-type="float">
            <text:p>23690</text:p>
          </table:table-cell>
          <table:table-cell table:formula="of:=[.C2922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23724" calcext:value-type="float">
            <text:p>23724</text:p>
          </table:table-cell>
          <table:table-cell table:formula="of:=[.C292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23703" calcext:value-type="float">
            <text:p>23703</text:p>
          </table:table-cell>
          <table:table-cell table:formula="of:=[.C2924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23683" calcext:value-type="float">
            <text:p>23683</text:p>
          </table:table-cell>
          <table:table-cell table:formula="of:=[.C2925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23692" calcext:value-type="float">
            <text:p>23692</text:p>
          </table:table-cell>
          <table:table-cell table:formula="of:=[.C292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23675" calcext:value-type="float">
            <text:p>23675</text:p>
          </table:table-cell>
          <table:table-cell table:formula="of:=[.C2927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  <table:table-cell office:value-type="float" office:value="23689" calcext:value-type="float">
            <text:p>23689</text:p>
          </table:table-cell>
          <table:table-cell table:formula="of:=[.C2928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23663" calcext:value-type="float">
            <text:p>23663</text:p>
          </table:table-cell>
          <table:table-cell table:formula="of:=[.C2929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 office:value-type="float" office:value="23669" calcext:value-type="float">
            <text:p>23669</text:p>
          </table:table-cell>
          <table:table-cell table:formula="of:=[.C293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23692" calcext:value-type="float">
            <text:p>23692</text:p>
          </table:table-cell>
          <table:table-cell table:formula="of:=[.C2931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23725" calcext:value-type="float">
            <text:p>23725</text:p>
          </table:table-cell>
          <table:table-cell table:formula="of:=[.C293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23725" calcext:value-type="float">
            <text:p>23725</text:p>
          </table:table-cell>
          <table:table-cell table:formula="of:=[.C2933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23710" calcext:value-type="float">
            <text:p>23710</text:p>
          </table:table-cell>
          <table:table-cell table:formula="of:=[.C293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23720" calcext:value-type="float">
            <text:p>23720</text:p>
          </table:table-cell>
          <table:table-cell table:formula="of:=[.C293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23735" calcext:value-type="float">
            <text:p>23735</text:p>
          </table:table-cell>
          <table:table-cell table:formula="of:=[.C2936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23703" calcext:value-type="float">
            <text:p>23703</text:p>
          </table:table-cell>
          <table:table-cell table:formula="of:=[.C293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23713" calcext:value-type="float">
            <text:p>23713</text:p>
          </table:table-cell>
          <table:table-cell table:formula="of:=[.C2938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23703" calcext:value-type="float">
            <text:p>23703</text:p>
          </table:table-cell>
          <table:table-cell table:formula="of:=[.C293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23704" calcext:value-type="float">
            <text:p>23704</text:p>
          </table:table-cell>
          <table:table-cell table:formula="of:=[.C294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23696" calcext:value-type="float">
            <text:p>23696</text:p>
          </table:table-cell>
          <table:table-cell table:formula="of:=[.C2941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23703" calcext:value-type="float">
            <text:p>23703</text:p>
          </table:table-cell>
          <table:table-cell table:formula="of:=[.C2942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23715" calcext:value-type="float">
            <text:p>23715</text:p>
          </table:table-cell>
          <table:table-cell table:formula="of:=[.C294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23723" calcext:value-type="float">
            <text:p>23723</text:p>
          </table:table-cell>
          <table:table-cell table:formula="of:=[.C294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23694" calcext:value-type="float">
            <text:p>23694</text:p>
          </table:table-cell>
          <table:table-cell table:formula="of:=[.C294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3711" calcext:value-type="float">
            <text:p>23711</text:p>
          </table:table-cell>
          <table:table-cell table:formula="of:=[.C2946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23691" calcext:value-type="float">
            <text:p>23691</text:p>
          </table:table-cell>
          <table:table-cell table:formula="of:=[.C294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23702" calcext:value-type="float">
            <text:p>23702</text:p>
          </table:table-cell>
          <table:table-cell table:formula="of:=[.C294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23711" calcext:value-type="float">
            <text:p>23711</text:p>
          </table:table-cell>
          <table:table-cell table:formula="of:=[.C294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23712" calcext:value-type="float">
            <text:p>23712</text:p>
          </table:table-cell>
          <table:table-cell table:formula="of:=[.C295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23710" calcext:value-type="float">
            <text:p>23710</text:p>
          </table:table-cell>
          <table:table-cell table:formula="of:=[.C2951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23710" calcext:value-type="float">
            <text:p>23710</text:p>
          </table:table-cell>
          <table:table-cell table:formula="of:=[.C295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23712" calcext:value-type="float">
            <text:p>23712</text:p>
          </table:table-cell>
          <table:table-cell table:formula="of:=[.C295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23708" calcext:value-type="float">
            <text:p>23708</text:p>
          </table:table-cell>
          <table:table-cell table:formula="of:=[.C295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23704" calcext:value-type="float">
            <text:p>23704</text:p>
          </table:table-cell>
          <table:table-cell table:formula="of:=[.C295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23716" calcext:value-type="float">
            <text:p>23716</text:p>
          </table:table-cell>
          <table:table-cell table:formula="of:=[.C2956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23702" calcext:value-type="float">
            <text:p>23702</text:p>
          </table:table-cell>
          <table:table-cell table:formula="of:=[.C295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23719" calcext:value-type="float">
            <text:p>23719</text:p>
          </table:table-cell>
          <table:table-cell table:formula="of:=[.C2958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23714" calcext:value-type="float">
            <text:p>23714</text:p>
          </table:table-cell>
          <table:table-cell table:formula="of:=[.C295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3709" calcext:value-type="float">
            <text:p>23709</text:p>
          </table:table-cell>
          <table:table-cell table:formula="of:=[.C296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23722" calcext:value-type="float">
            <text:p>23722</text:p>
          </table:table-cell>
          <table:table-cell table:formula="of:=[.C2961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23728" calcext:value-type="float">
            <text:p>23728</text:p>
          </table:table-cell>
          <table:table-cell table:formula="of:=[.C296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23730" calcext:value-type="float">
            <text:p>23730</text:p>
          </table:table-cell>
          <table:table-cell table:formula="of:=[.C296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23721" calcext:value-type="float">
            <text:p>23721</text:p>
          </table:table-cell>
          <table:table-cell table:formula="of:=[.C2964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23717" calcext:value-type="float">
            <text:p>23717</text:p>
          </table:table-cell>
          <table:table-cell table:formula="of:=[.C2965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23739" calcext:value-type="float">
            <text:p>23739</text:p>
          </table:table-cell>
          <table:table-cell table:formula="of:=[.C2966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23730" calcext:value-type="float">
            <text:p>23730</text:p>
          </table:table-cell>
          <table:table-cell table:formula="of:=[.C2967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23736" calcext:value-type="float">
            <text:p>23736</text:p>
          </table:table-cell>
          <table:table-cell table:formula="of:=[.C2968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23720" calcext:value-type="float">
            <text:p>23720</text:p>
          </table:table-cell>
          <table:table-cell table:formula="of:=[.C2969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23727" calcext:value-type="float">
            <text:p>23727</text:p>
          </table:table-cell>
          <table:table-cell table:formula="of:=[.C2970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23723" calcext:value-type="float">
            <text:p>23723</text:p>
          </table:table-cell>
          <table:table-cell table:formula="of:=[.C297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23715" calcext:value-type="float">
            <text:p>23715</text:p>
          </table:table-cell>
          <table:table-cell table:formula="of:=[.C297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1" calcext:value-type="float">
            <text:p>141</text:p>
          </table:table-cell>
          <table:table-cell office:value-type="float" office:value="23734" calcext:value-type="float">
            <text:p>23734</text:p>
          </table:table-cell>
          <table:table-cell table:formula="of:=[.C2973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23716" calcext:value-type="float">
            <text:p>23716</text:p>
          </table:table-cell>
          <table:table-cell table:formula="of:=[.C2974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23717" calcext:value-type="float">
            <text:p>23717</text:p>
          </table:table-cell>
          <table:table-cell table:formula="of:=[.C2975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23716" calcext:value-type="float">
            <text:p>23716</text:p>
          </table:table-cell>
          <table:table-cell table:formula="of:=[.C2976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23721" calcext:value-type="float">
            <text:p>23721</text:p>
          </table:table-cell>
          <table:table-cell table:formula="of:=[.C297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23715" calcext:value-type="float">
            <text:p>23715</text:p>
          </table:table-cell>
          <table:table-cell table:formula="of:=[.C297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3713" calcext:value-type="float">
            <text:p>23713</text:p>
          </table:table-cell>
          <table:table-cell table:formula="of:=[.C297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3730" calcext:value-type="float">
            <text:p>23730</text:p>
          </table:table-cell>
          <table:table-cell table:formula="of:=[.C2980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23715" calcext:value-type="float">
            <text:p>23715</text:p>
          </table:table-cell>
          <table:table-cell table:formula="of:=[.C298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23723" calcext:value-type="float">
            <text:p>23723</text:p>
          </table:table-cell>
          <table:table-cell table:formula="of:=[.C2982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23704" calcext:value-type="float">
            <text:p>23704</text:p>
          </table:table-cell>
          <table:table-cell table:formula="of:=[.C298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23706" calcext:value-type="float">
            <text:p>23706</text:p>
          </table:table-cell>
          <table:table-cell table:formula="of:=[.C298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23710" calcext:value-type="float">
            <text:p>23710</text:p>
          </table:table-cell>
          <table:table-cell table:formula="of:=[.C298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23708" calcext:value-type="float">
            <text:p>23708</text:p>
          </table:table-cell>
          <table:table-cell table:formula="of:=[.C298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23697" calcext:value-type="float">
            <text:p>23697</text:p>
          </table:table-cell>
          <table:table-cell table:formula="of:=[.C2987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" calcext:value-type="float">
            <text:p>141</text:p>
          </table:table-cell>
          <table:table-cell office:value-type="float" office:value="23707" calcext:value-type="float">
            <text:p>23707</text:p>
          </table:table-cell>
          <table:table-cell table:formula="of:=[.C298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23690" calcext:value-type="float">
            <text:p>23690</text:p>
          </table:table-cell>
          <table:table-cell table:formula="of:=[.C2989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1" calcext:value-type="float">
            <text:p>141</text:p>
          </table:table-cell>
          <table:table-cell office:value-type="float" office:value="23692" calcext:value-type="float">
            <text:p>23692</text:p>
          </table:table-cell>
          <table:table-cell table:formula="of:=[.C2990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23689" calcext:value-type="float">
            <text:p>23689</text:p>
          </table:table-cell>
          <table:table-cell table:formula="of:=[.C2991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3696" calcext:value-type="float">
            <text:p>23696</text:p>
          </table:table-cell>
          <table:table-cell table:formula="of:=[.C299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23692" calcext:value-type="float">
            <text:p>23692</text:p>
          </table:table-cell>
          <table:table-cell table:formula="of:=[.C299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1" calcext:value-type="float">
            <text:p>141</text:p>
          </table:table-cell>
          <table:table-cell office:value-type="float" office:value="23668" calcext:value-type="float">
            <text:p>23668</text:p>
          </table:table-cell>
          <table:table-cell table:formula="of:=[.C2994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1" calcext:value-type="float">
            <text:p>141</text:p>
          </table:table-cell>
          <table:table-cell office:value-type="float" office:value="23677" calcext:value-type="float">
            <text:p>23677</text:p>
          </table:table-cell>
          <table:table-cell table:formula="of:=[.C2995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23678" calcext:value-type="float">
            <text:p>23678</text:p>
          </table:table-cell>
          <table:table-cell table:formula="of:=[.C2996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23740" calcext:value-type="float">
            <text:p>23740</text:p>
          </table:table-cell>
          <table:table-cell table:formula="of:=[.C2997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23735" calcext:value-type="float">
            <text:p>23735</text:p>
          </table:table-cell>
          <table:table-cell table:formula="of:=[.C2998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23697" calcext:value-type="float">
            <text:p>23697</text:p>
          </table:table-cell>
          <table:table-cell table:formula="of:=[.C299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3712" calcext:value-type="float">
            <text:p>23712</text:p>
          </table:table-cell>
          <table:table-cell table:formula="of:=[.C300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3731" calcext:value-type="float">
            <text:p>23731</text:p>
          </table:table-cell>
          <table:table-cell table:formula="of:=[.C3001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3716" calcext:value-type="float">
            <text:p>23716</text:p>
          </table:table-cell>
          <table:table-cell table:formula="of:=[.C300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3716" calcext:value-type="float">
            <text:p>23716</text:p>
          </table:table-cell>
          <table:table-cell table:formula="of:=[.C3003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23712" calcext:value-type="float">
            <text:p>23712</text:p>
          </table:table-cell>
          <table:table-cell table:formula="of:=[.C300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23700" calcext:value-type="float">
            <text:p>23700</text:p>
          </table:table-cell>
          <table:table-cell table:formula="of:=[.C300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23711" calcext:value-type="float">
            <text:p>23711</text:p>
          </table:table-cell>
          <table:table-cell table:formula="of:=[.C3006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23699" calcext:value-type="float">
            <text:p>23699</text:p>
          </table:table-cell>
          <table:table-cell table:formula="of:=[.C300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23713" calcext:value-type="float">
            <text:p>23713</text:p>
          </table:table-cell>
          <table:table-cell table:formula="of:=[.C3008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707" calcext:value-type="float">
            <text:p>23707</text:p>
          </table:table-cell>
          <table:table-cell table:formula="of:=[.C300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3703" calcext:value-type="float">
            <text:p>23703</text:p>
          </table:table-cell>
          <table:table-cell table:formula="of:=[.C301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23708" calcext:value-type="float">
            <text:p>23708</text:p>
          </table:table-cell>
          <table:table-cell table:formula="of:=[.C301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23715" calcext:value-type="float">
            <text:p>23715</text:p>
          </table:table-cell>
          <table:table-cell table:formula="of:=[.C301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3706" calcext:value-type="float">
            <text:p>23706</text:p>
          </table:table-cell>
          <table:table-cell table:formula="of:=[.C3013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23706" calcext:value-type="float">
            <text:p>23706</text:p>
          </table:table-cell>
          <table:table-cell table:formula="of:=[.C301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23721" calcext:value-type="float">
            <text:p>23721</text:p>
          </table:table-cell>
          <table:table-cell table:formula="of:=[.C301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23704" calcext:value-type="float">
            <text:p>23704</text:p>
          </table:table-cell>
          <table:table-cell table:formula="of:=[.C301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23698" calcext:value-type="float">
            <text:p>23698</text:p>
          </table:table-cell>
          <table:table-cell table:formula="of:=[.C301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23700" calcext:value-type="float">
            <text:p>23700</text:p>
          </table:table-cell>
          <table:table-cell table:formula="of:=[.C301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23703" calcext:value-type="float">
            <text:p>23703</text:p>
          </table:table-cell>
          <table:table-cell table:formula="of:=[.C301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23701" calcext:value-type="float">
            <text:p>23701</text:p>
          </table:table-cell>
          <table:table-cell table:formula="of:=[.C302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23712" calcext:value-type="float">
            <text:p>23712</text:p>
          </table:table-cell>
          <table:table-cell table:formula="of:=[.C3021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23727" calcext:value-type="float">
            <text:p>23727</text:p>
          </table:table-cell>
          <table:table-cell table:formula="of:=[.C3022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23708" calcext:value-type="float">
            <text:p>23708</text:p>
          </table:table-cell>
          <table:table-cell table:formula="of:=[.C302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23713" calcext:value-type="float">
            <text:p>23713</text:p>
          </table:table-cell>
          <table:table-cell table:formula="of:=[.C302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23718" calcext:value-type="float">
            <text:p>23718</text:p>
          </table:table-cell>
          <table:table-cell table:formula="of:=[.C3025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23713" calcext:value-type="float">
            <text:p>23713</text:p>
          </table:table-cell>
          <table:table-cell table:formula="of:=[.C3026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23714" calcext:value-type="float">
            <text:p>23714</text:p>
          </table:table-cell>
          <table:table-cell table:formula="of:=[.C3027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23716" calcext:value-type="float">
            <text:p>23716</text:p>
          </table:table-cell>
          <table:table-cell table:formula="of:=[.C302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23734" calcext:value-type="float">
            <text:p>23734</text:p>
          </table:table-cell>
          <table:table-cell table:formula="of:=[.C3029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23711" calcext:value-type="float">
            <text:p>23711</text:p>
          </table:table-cell>
          <table:table-cell table:formula="of:=[.C3030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23717" calcext:value-type="float">
            <text:p>23717</text:p>
          </table:table-cell>
          <table:table-cell table:formula="of:=[.C3031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23719" calcext:value-type="float">
            <text:p>23719</text:p>
          </table:table-cell>
          <table:table-cell table:formula="of:=[.C303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23741" calcext:value-type="float">
            <text:p>23741</text:p>
          </table:table-cell>
          <table:table-cell table:formula="of:=[.C303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23737" calcext:value-type="float">
            <text:p>23737</text:p>
          </table:table-cell>
          <table:table-cell table:formula="of:=[.C3034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23718" calcext:value-type="float">
            <text:p>23718</text:p>
          </table:table-cell>
          <table:table-cell table:formula="of:=[.C3035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23740" calcext:value-type="float">
            <text:p>23740</text:p>
          </table:table-cell>
          <table:table-cell table:formula="of:=[.C3036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23724" calcext:value-type="float">
            <text:p>23724</text:p>
          </table:table-cell>
          <table:table-cell table:formula="of:=[.C303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23730" calcext:value-type="float">
            <text:p>23730</text:p>
          </table:table-cell>
          <table:table-cell table:formula="of:=[.C3038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23730" calcext:value-type="float">
            <text:p>23730</text:p>
          </table:table-cell>
          <table:table-cell table:formula="of:=[.C3039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23720" calcext:value-type="float">
            <text:p>23720</text:p>
          </table:table-cell>
          <table:table-cell table:formula="of:=[.C3040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23719" calcext:value-type="float">
            <text:p>23719</text:p>
          </table:table-cell>
          <table:table-cell table:formula="of:=[.C304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23716" calcext:value-type="float">
            <text:p>23716</text:p>
          </table:table-cell>
          <table:table-cell table:formula="of:=[.C304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23704" calcext:value-type="float">
            <text:p>23704</text:p>
          </table:table-cell>
          <table:table-cell table:formula="of:=[.C304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23712" calcext:value-type="float">
            <text:p>23712</text:p>
          </table:table-cell>
          <table:table-cell table:formula="of:=[.C304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3707" calcext:value-type="float">
            <text:p>23707</text:p>
          </table:table-cell>
          <table:table-cell table:formula="of:=[.C304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3706" calcext:value-type="float">
            <text:p>23706</text:p>
          </table:table-cell>
          <table:table-cell table:formula="of:=[.C304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23707" calcext:value-type="float">
            <text:p>23707</text:p>
          </table:table-cell>
          <table:table-cell table:formula="of:=[.C304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23700" calcext:value-type="float">
            <text:p>23700</text:p>
          </table:table-cell>
          <table:table-cell table:formula="of:=[.C304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23715" calcext:value-type="float">
            <text:p>23715</text:p>
          </table:table-cell>
          <table:table-cell table:formula="of:=[.C304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23706" calcext:value-type="float">
            <text:p>23706</text:p>
          </table:table-cell>
          <table:table-cell table:formula="of:=[.C305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23704" calcext:value-type="float">
            <text:p>23704</text:p>
          </table:table-cell>
          <table:table-cell table:formula="of:=[.C305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23698" calcext:value-type="float">
            <text:p>23698</text:p>
          </table:table-cell>
          <table:table-cell table:formula="of:=[.C3052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2" calcext:value-type="float">
            <text:p>142</text:p>
          </table:table-cell>
          <table:table-cell office:value-type="float" office:value="23681" calcext:value-type="float">
            <text:p>23681</text:p>
          </table:table-cell>
          <table:table-cell table:formula="of:=[.C3053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2" calcext:value-type="float">
            <text:p>142</text:p>
          </table:table-cell>
          <table:table-cell office:value-type="float" office:value="23680" calcext:value-type="float">
            <text:p>23680</text:p>
          </table:table-cell>
          <table:table-cell table:formula="of:=[.C3054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2" calcext:value-type="float">
            <text:p>142</text:p>
          </table:table-cell>
          <table:table-cell office:value-type="float" office:value="23670" calcext:value-type="float">
            <text:p>23670</text:p>
          </table:table-cell>
          <table:table-cell table:formula="of:=[.C3055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2" calcext:value-type="float">
            <text:p>142</text:p>
          </table:table-cell>
          <table:table-cell office:value-type="float" office:value="23695" calcext:value-type="float">
            <text:p>23695</text:p>
          </table:table-cell>
          <table:table-cell table:formula="of:=[.C305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23688" calcext:value-type="float">
            <text:p>23688</text:p>
          </table:table-cell>
          <table:table-cell table:formula="of:=[.C3057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23665" calcext:value-type="float">
            <text:p>23665</text:p>
          </table:table-cell>
          <table:table-cell table:formula="of:=[.C3058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23664" calcext:value-type="float">
            <text:p>23664</text:p>
          </table:table-cell>
          <table:table-cell table:formula="of:=[.C3059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23675" calcext:value-type="float">
            <text:p>23675</text:p>
          </table:table-cell>
          <table:table-cell table:formula="of:=[.C3060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23659" calcext:value-type="float">
            <text:p>23659</text:p>
          </table:table-cell>
          <table:table-cell table:formula="of:=[.C3061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23725" calcext:value-type="float">
            <text:p>23725</text:p>
          </table:table-cell>
          <table:table-cell table:formula="of:=[.C306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23728" calcext:value-type="float">
            <text:p>23728</text:p>
          </table:table-cell>
          <table:table-cell table:formula="of:=[.C3063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23714" calcext:value-type="float">
            <text:p>23714</text:p>
          </table:table-cell>
          <table:table-cell table:formula="of:=[.C306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23721" calcext:value-type="float">
            <text:p>23721</text:p>
          </table:table-cell>
          <table:table-cell table:formula="of:=[.C306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23713" calcext:value-type="float">
            <text:p>23713</text:p>
          </table:table-cell>
          <table:table-cell table:formula="of:=[.C3066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23724" calcext:value-type="float">
            <text:p>23724</text:p>
          </table:table-cell>
          <table:table-cell table:formula="of:=[.C306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23707" calcext:value-type="float">
            <text:p>23707</text:p>
          </table:table-cell>
          <table:table-cell table:formula="of:=[.C306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23707" calcext:value-type="float">
            <text:p>23707</text:p>
          </table:table-cell>
          <table:table-cell table:formula="of:=[.C306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23698" calcext:value-type="float">
            <text:p>23698</text:p>
          </table:table-cell>
          <table:table-cell table:formula="of:=[.C307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23689" calcext:value-type="float">
            <text:p>23689</text:p>
          </table:table-cell>
          <table:table-cell table:formula="of:=[.C3071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23678" calcext:value-type="float">
            <text:p>23678</text:p>
          </table:table-cell>
          <table:table-cell table:formula="of:=[.C3072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23692" calcext:value-type="float">
            <text:p>23692</text:p>
          </table:table-cell>
          <table:table-cell table:formula="of:=[.C307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23702" calcext:value-type="float">
            <text:p>23702</text:p>
          </table:table-cell>
          <table:table-cell table:formula="of:=[.C307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3699" calcext:value-type="float">
            <text:p>23699</text:p>
          </table:table-cell>
          <table:table-cell table:formula="of:=[.C3075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23719" calcext:value-type="float">
            <text:p>23719</text:p>
          </table:table-cell>
          <table:table-cell table:formula="of:=[.C3076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23711" calcext:value-type="float">
            <text:p>23711</text:p>
          </table:table-cell>
          <table:table-cell table:formula="of:=[.C3077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3707" calcext:value-type="float">
            <text:p>23707</text:p>
          </table:table-cell>
          <table:table-cell table:formula="of:=[.C3078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23692" calcext:value-type="float">
            <text:p>23692</text:p>
          </table:table-cell>
          <table:table-cell table:formula="of:=[.C307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23698" calcext:value-type="float">
            <text:p>23698</text:p>
          </table:table-cell>
          <table:table-cell table:formula="of:=[.C308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23700" calcext:value-type="float">
            <text:p>23700</text:p>
          </table:table-cell>
          <table:table-cell table:formula="of:=[.C3081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23710" calcext:value-type="float">
            <text:p>23710</text:p>
          </table:table-cell>
          <table:table-cell table:formula="of:=[.C308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23709" calcext:value-type="float">
            <text:p>23709</text:p>
          </table:table-cell>
          <table:table-cell table:formula="of:=[.C308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23697" calcext:value-type="float">
            <text:p>23697</text:p>
          </table:table-cell>
          <table:table-cell table:formula="of:=[.C308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23684" calcext:value-type="float">
            <text:p>23684</text:p>
          </table:table-cell>
          <table:table-cell table:formula="of:=[.C3085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23690" calcext:value-type="float">
            <text:p>23690</text:p>
          </table:table-cell>
          <table:table-cell table:formula="of:=[.C3086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23712" calcext:value-type="float">
            <text:p>23712</text:p>
          </table:table-cell>
          <table:table-cell table:formula="of:=[.C308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23694" calcext:value-type="float">
            <text:p>23694</text:p>
          </table:table-cell>
          <table:table-cell table:formula="of:=[.C3088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23706" calcext:value-type="float">
            <text:p>23706</text:p>
          </table:table-cell>
          <table:table-cell table:formula="of:=[.C3089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23724" calcext:value-type="float">
            <text:p>23724</text:p>
          </table:table-cell>
          <table:table-cell table:formula="of:=[.C3090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23708" calcext:value-type="float">
            <text:p>23708</text:p>
          </table:table-cell>
          <table:table-cell table:formula="of:=[.C309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23713" calcext:value-type="float">
            <text:p>23713</text:p>
          </table:table-cell>
          <table:table-cell table:formula="of:=[.C3092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23710" calcext:value-type="float">
            <text:p>23710</text:p>
          </table:table-cell>
          <table:table-cell table:formula="of:=[.C309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23709" calcext:value-type="float">
            <text:p>23709</text:p>
          </table:table-cell>
          <table:table-cell table:formula="of:=[.C309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23703" calcext:value-type="float">
            <text:p>23703</text:p>
          </table:table-cell>
          <table:table-cell table:formula="of:=[.C309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23703" calcext:value-type="float">
            <text:p>23703</text:p>
          </table:table-cell>
          <table:table-cell table:formula="of:=[.C3096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3716" calcext:value-type="float">
            <text:p>23716</text:p>
          </table:table-cell>
          <table:table-cell table:formula="of:=[.C309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23731" calcext:value-type="float">
            <text:p>23731</text:p>
          </table:table-cell>
          <table:table-cell table:formula="of:=[.C309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23719" calcext:value-type="float">
            <text:p>23719</text:p>
          </table:table-cell>
          <table:table-cell table:formula="of:=[.C309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23729" calcext:value-type="float">
            <text:p>23729</text:p>
          </table:table-cell>
          <table:table-cell table:formula="of:=[.C3100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23734" calcext:value-type="float">
            <text:p>23734</text:p>
          </table:table-cell>
          <table:table-cell table:formula="of:=[.C3101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23713" calcext:value-type="float">
            <text:p>23713</text:p>
          </table:table-cell>
          <table:table-cell table:formula="of:=[.C3102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23702" calcext:value-type="float">
            <text:p>23702</text:p>
          </table:table-cell>
          <table:table-cell table:formula="of:=[.C3103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office:value-type="float" office:value="23715" calcext:value-type="float">
            <text:p>23715</text:p>
          </table:table-cell>
          <table:table-cell table:formula="of:=[.C310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23732" calcext:value-type="float">
            <text:p>23732</text:p>
          </table:table-cell>
          <table:table-cell table:formula="of:=[.C310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23717" calcext:value-type="float">
            <text:p>23717</text:p>
          </table:table-cell>
          <table:table-cell table:formula="of:=[.C310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23713" calcext:value-type="float">
            <text:p>23713</text:p>
          </table:table-cell>
          <table:table-cell table:formula="of:=[.C310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23704" calcext:value-type="float">
            <text:p>23704</text:p>
          </table:table-cell>
          <table:table-cell table:formula="of:=[.C310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 office:value-type="float" office:value="23719" calcext:value-type="float">
            <text:p>23719</text:p>
          </table:table-cell>
          <table:table-cell table:formula="of:=[.C310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23730" calcext:value-type="float">
            <text:p>23730</text:p>
          </table:table-cell>
          <table:table-cell table:formula="of:=[.C3110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3701" calcext:value-type="float">
            <text:p>23701</text:p>
          </table:table-cell>
          <table:table-cell table:formula="of:=[.C3111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3701" calcext:value-type="float">
            <text:p>23701</text:p>
          </table:table-cell>
          <table:table-cell table:formula="of:=[.C3112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23692" calcext:value-type="float">
            <text:p>23692</text:p>
          </table:table-cell>
          <table:table-cell table:formula="of:=[.C3113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office:value-type="float" office:value="23693" calcext:value-type="float">
            <text:p>23693</text:p>
          </table:table-cell>
          <table:table-cell table:formula="of:=[.C3114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3" calcext:value-type="float">
            <text:p>143</text:p>
          </table:table-cell>
          <table:table-cell office:value-type="float" office:value="23700" calcext:value-type="float">
            <text:p>23700</text:p>
          </table:table-cell>
          <table:table-cell table:formula="of:=[.C311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  <table:table-cell office:value-type="float" office:value="23683" calcext:value-type="float">
            <text:p>23683</text:p>
          </table:table-cell>
          <table:table-cell table:formula="of:=[.C3116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23707" calcext:value-type="float">
            <text:p>23707</text:p>
          </table:table-cell>
          <table:table-cell table:formula="of:=[.C311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  <table:table-cell office:value-type="float" office:value="23681" calcext:value-type="float">
            <text:p>23681</text:p>
          </table:table-cell>
          <table:table-cell table:formula="of:=[.C311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23675" calcext:value-type="float">
            <text:p>23675</text:p>
          </table:table-cell>
          <table:table-cell table:formula="of:=[.C3119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23679" calcext:value-type="float">
            <text:p>23679</text:p>
          </table:table-cell>
          <table:table-cell table:formula="of:=[.C3120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office:value-type="float" office:value="23695" calcext:value-type="float">
            <text:p>23695</text:p>
          </table:table-cell>
          <table:table-cell table:formula="of:=[.C3121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23684" calcext:value-type="float">
            <text:p>23684</text:p>
          </table:table-cell>
          <table:table-cell table:formula="of:=[.C3122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office:value-type="float" office:value="23677" calcext:value-type="float">
            <text:p>23677</text:p>
          </table:table-cell>
          <table:table-cell table:formula="of:=[.C3123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" calcext:value-type="float">
            <text:p>143</text:p>
          </table:table-cell>
          <table:table-cell office:value-type="float" office:value="23669" calcext:value-type="float">
            <text:p>23669</text:p>
          </table:table-cell>
          <table:table-cell table:formula="of:=[.C3124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23663" calcext:value-type="float">
            <text:p>23663</text:p>
          </table:table-cell>
          <table:table-cell table:formula="of:=[.C3125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" calcext:value-type="float">
            <text:p>143</text:p>
          </table:table-cell>
          <table:table-cell office:value-type="float" office:value="23670" calcext:value-type="float">
            <text:p>23670</text:p>
          </table:table-cell>
          <table:table-cell table:formula="of:=[.C3126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23721" calcext:value-type="float">
            <text:p>23721</text:p>
          </table:table-cell>
          <table:table-cell table:formula="of:=[.C312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23727" calcext:value-type="float">
            <text:p>23727</text:p>
          </table:table-cell>
          <table:table-cell table:formula="of:=[.C312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23700" calcext:value-type="float">
            <text:p>23700</text:p>
          </table:table-cell>
          <table:table-cell table:formula="of:=[.C3129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23721" calcext:value-type="float">
            <text:p>23721</text:p>
          </table:table-cell>
          <table:table-cell table:formula="of:=[.C3130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23721" calcext:value-type="float">
            <text:p>23721</text:p>
          </table:table-cell>
          <table:table-cell table:formula="of:=[.C313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23705" calcext:value-type="float">
            <text:p>23705</text:p>
          </table:table-cell>
          <table:table-cell table:formula="of:=[.C313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23712" calcext:value-type="float">
            <text:p>23712</text:p>
          </table:table-cell>
          <table:table-cell table:formula="of:=[.C313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23707" calcext:value-type="float">
            <text:p>23707</text:p>
          </table:table-cell>
          <table:table-cell table:formula="of:=[.C3134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23697" calcext:value-type="float">
            <text:p>23697</text:p>
          </table:table-cell>
          <table:table-cell table:formula="of:=[.C313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23687" calcext:value-type="float">
            <text:p>23687</text:p>
          </table:table-cell>
          <table:table-cell table:formula="of:=[.C3136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23665" calcext:value-type="float">
            <text:p>23665</text:p>
          </table:table-cell>
          <table:table-cell table:formula="of:=[.C3137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23690" calcext:value-type="float">
            <text:p>23690</text:p>
          </table:table-cell>
          <table:table-cell table:formula="of:=[.C3138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3703" calcext:value-type="float">
            <text:p>23703</text:p>
          </table:table-cell>
          <table:table-cell table:formula="of:=[.C313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23707" calcext:value-type="float">
            <text:p>23707</text:p>
          </table:table-cell>
          <table:table-cell table:formula="of:=[.C3140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23708" calcext:value-type="float">
            <text:p>23708</text:p>
          </table:table-cell>
          <table:table-cell table:formula="of:=[.C314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3707" calcext:value-type="float">
            <text:p>23707</text:p>
          </table:table-cell>
          <table:table-cell table:formula="of:=[.C3142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23694" calcext:value-type="float">
            <text:p>23694</text:p>
          </table:table-cell>
          <table:table-cell table:formula="of:=[.C314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3694" calcext:value-type="float">
            <text:p>23694</text:p>
          </table:table-cell>
          <table:table-cell table:formula="of:=[.C3144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3710" calcext:value-type="float">
            <text:p>23710</text:p>
          </table:table-cell>
          <table:table-cell table:formula="of:=[.C314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23714" calcext:value-type="float">
            <text:p>23714</text:p>
          </table:table-cell>
          <table:table-cell table:formula="of:=[.C3146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23714" calcext:value-type="float">
            <text:p>23714</text:p>
          </table:table-cell>
          <table:table-cell table:formula="of:=[.C3147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23716" calcext:value-type="float">
            <text:p>23716</text:p>
          </table:table-cell>
          <table:table-cell table:formula="of:=[.C314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23703" calcext:value-type="float">
            <text:p>23703</text:p>
          </table:table-cell>
          <table:table-cell table:formula="of:=[.C314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23704" calcext:value-type="float">
            <text:p>23704</text:p>
          </table:table-cell>
          <table:table-cell table:formula="of:=[.C315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3708" calcext:value-type="float">
            <text:p>23708</text:p>
          </table:table-cell>
          <table:table-cell table:formula="of:=[.C315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23717" calcext:value-type="float">
            <text:p>23717</text:p>
          </table:table-cell>
          <table:table-cell table:formula="of:=[.C315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23689" calcext:value-type="float">
            <text:p>23689</text:p>
          </table:table-cell>
          <table:table-cell table:formula="of:=[.C3153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23681" calcext:value-type="float">
            <text:p>23681</text:p>
          </table:table-cell>
          <table:table-cell table:formula="of:=[.C3154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23716" calcext:value-type="float">
            <text:p>23716</text:p>
          </table:table-cell>
          <table:table-cell table:formula="of:=[.C3155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23706" calcext:value-type="float">
            <text:p>23706</text:p>
          </table:table-cell>
          <table:table-cell table:formula="of:=[.C3156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23715" calcext:value-type="float">
            <text:p>23715</text:p>
          </table:table-cell>
          <table:table-cell table:formula="of:=[.C315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23708" calcext:value-type="float">
            <text:p>23708</text:p>
          </table:table-cell>
          <table:table-cell table:formula="of:=[.C315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23709" calcext:value-type="float">
            <text:p>23709</text:p>
          </table:table-cell>
          <table:table-cell table:formula="of:=[.C3159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3712" calcext:value-type="float">
            <text:p>23712</text:p>
          </table:table-cell>
          <table:table-cell table:formula="of:=[.C316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23720" calcext:value-type="float">
            <text:p>23720</text:p>
          </table:table-cell>
          <table:table-cell table:formula="of:=[.C316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23715" calcext:value-type="float">
            <text:p>23715</text:p>
          </table:table-cell>
          <table:table-cell table:formula="of:=[.C316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23740" calcext:value-type="float">
            <text:p>23740</text:p>
          </table:table-cell>
          <table:table-cell table:formula="of:=[.C3163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23721" calcext:value-type="float">
            <text:p>23721</text:p>
          </table:table-cell>
          <table:table-cell table:formula="of:=[.C3164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23727" calcext:value-type="float">
            <text:p>23727</text:p>
          </table:table-cell>
          <table:table-cell table:formula="of:=[.C3165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23727" calcext:value-type="float">
            <text:p>23727</text:p>
          </table:table-cell>
          <table:table-cell table:formula="of:=[.C3166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23728" calcext:value-type="float">
            <text:p>23728</text:p>
          </table:table-cell>
          <table:table-cell table:formula="of:=[.C3167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23715" calcext:value-type="float">
            <text:p>23715</text:p>
          </table:table-cell>
          <table:table-cell table:formula="of:=[.C3168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23697" calcext:value-type="float">
            <text:p>23697</text:p>
          </table:table-cell>
          <table:table-cell table:formula="of:=[.C316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23715" calcext:value-type="float">
            <text:p>23715</text:p>
          </table:table-cell>
          <table:table-cell table:formula="of:=[.C3170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23707" calcext:value-type="float">
            <text:p>23707</text:p>
          </table:table-cell>
          <table:table-cell table:formula="of:=[.C317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23719" calcext:value-type="float">
            <text:p>23719</text:p>
          </table:table-cell>
          <table:table-cell table:formula="of:=[.C317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23732" calcext:value-type="float">
            <text:p>23732</text:p>
          </table:table-cell>
          <table:table-cell table:formula="of:=[.C3173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23714" calcext:value-type="float">
            <text:p>23714</text:p>
          </table:table-cell>
          <table:table-cell table:formula="of:=[.C317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23722" calcext:value-type="float">
            <text:p>23722</text:p>
          </table:table-cell>
          <table:table-cell table:formula="of:=[.C317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23718" calcext:value-type="float">
            <text:p>23718</text:p>
          </table:table-cell>
          <table:table-cell table:formula="of:=[.C3176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3699" calcext:value-type="float">
            <text:p>23699</text:p>
          </table:table-cell>
          <table:table-cell table:formula="of:=[.C3177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3692" calcext:value-type="float">
            <text:p>23692</text:p>
          </table:table-cell>
          <table:table-cell table:formula="of:=[.C317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23691" calcext:value-type="float">
            <text:p>23691</text:p>
          </table:table-cell>
          <table:table-cell table:formula="of:=[.C317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23703" calcext:value-type="float">
            <text:p>23703</text:p>
          </table:table-cell>
          <table:table-cell table:formula="of:=[.C318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23693" calcext:value-type="float">
            <text:p>23693</text:p>
          </table:table-cell>
          <table:table-cell table:formula="of:=[.C318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23687" calcext:value-type="float">
            <text:p>23687</text:p>
          </table:table-cell>
          <table:table-cell table:formula="of:=[.C3182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23694" calcext:value-type="float">
            <text:p>23694</text:p>
          </table:table-cell>
          <table:table-cell table:formula="of:=[.C318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23681" calcext:value-type="float">
            <text:p>23681</text:p>
          </table:table-cell>
          <table:table-cell table:formula="of:=[.C3184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" calcext:value-type="float">
            <text:p>144</text:p>
          </table:table-cell>
          <table:table-cell office:value-type="float" office:value="23698" calcext:value-type="float">
            <text:p>23698</text:p>
          </table:table-cell>
          <table:table-cell table:formula="of:=[.C318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23686" calcext:value-type="float">
            <text:p>23686</text:p>
          </table:table-cell>
          <table:table-cell table:formula="of:=[.C3186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23683" calcext:value-type="float">
            <text:p>23683</text:p>
          </table:table-cell>
          <table:table-cell table:formula="of:=[.C3187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" calcext:value-type="float">
            <text:p>144</text:p>
          </table:table-cell>
          <table:table-cell office:value-type="float" office:value="23657" calcext:value-type="float">
            <text:p>23657</text:p>
          </table:table-cell>
          <table:table-cell table:formula="of:=[.C3188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23661" calcext:value-type="float">
            <text:p>23661</text:p>
          </table:table-cell>
          <table:table-cell table:formula="of:=[.C3189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23669" calcext:value-type="float">
            <text:p>23669</text:p>
          </table:table-cell>
          <table:table-cell table:formula="of:=[.C319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23672" calcext:value-type="float">
            <text:p>23672</text:p>
          </table:table-cell>
          <table:table-cell table:formula="of:=[.C3191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23727" calcext:value-type="float">
            <text:p>23727</text:p>
          </table:table-cell>
          <table:table-cell table:formula="of:=[.C3192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23727" calcext:value-type="float">
            <text:p>23727</text:p>
          </table:table-cell>
          <table:table-cell table:formula="of:=[.C319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3719" calcext:value-type="float">
            <text:p>23719</text:p>
          </table:table-cell>
          <table:table-cell table:formula="of:=[.C319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23714" calcext:value-type="float">
            <text:p>23714</text:p>
          </table:table-cell>
          <table:table-cell table:formula="of:=[.C3195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23721" calcext:value-type="float">
            <text:p>23721</text:p>
          </table:table-cell>
          <table:table-cell table:formula="of:=[.C319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23698" calcext:value-type="float">
            <text:p>23698</text:p>
          </table:table-cell>
          <table:table-cell table:formula="of:=[.C319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23704" calcext:value-type="float">
            <text:p>23704</text:p>
          </table:table-cell>
          <table:table-cell table:formula="of:=[.C3198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23698" calcext:value-type="float">
            <text:p>23698</text:p>
          </table:table-cell>
          <table:table-cell table:formula="of:=[.C3199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23706" calcext:value-type="float">
            <text:p>23706</text:p>
          </table:table-cell>
          <table:table-cell table:formula="of:=[.C3200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23699" calcext:value-type="float">
            <text:p>23699</text:p>
          </table:table-cell>
          <table:table-cell table:formula="of:=[.C320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23685" calcext:value-type="float">
            <text:p>23685</text:p>
          </table:table-cell>
          <table:table-cell table:formula="of:=[.C3202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23696" calcext:value-type="float">
            <text:p>23696</text:p>
          </table:table-cell>
          <table:table-cell table:formula="of:=[.C320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23706" calcext:value-type="float">
            <text:p>23706</text:p>
          </table:table-cell>
          <table:table-cell table:formula="of:=[.C320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23689" calcext:value-type="float">
            <text:p>23689</text:p>
          </table:table-cell>
          <table:table-cell table:formula="of:=[.C320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23707" calcext:value-type="float">
            <text:p>23707</text:p>
          </table:table-cell>
          <table:table-cell table:formula="of:=[.C320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3696" calcext:value-type="float">
            <text:p>23696</text:p>
          </table:table-cell>
          <table:table-cell table:formula="of:=[.C320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23709" calcext:value-type="float">
            <text:p>23709</text:p>
          </table:table-cell>
          <table:table-cell table:formula="of:=[.C320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23717" calcext:value-type="float">
            <text:p>23717</text:p>
          </table:table-cell>
          <table:table-cell table:formula="of:=[.C3209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23713" calcext:value-type="float">
            <text:p>23713</text:p>
          </table:table-cell>
          <table:table-cell table:formula="of:=[.C321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3715" calcext:value-type="float">
            <text:p>23715</text:p>
          </table:table-cell>
          <table:table-cell table:formula="of:=[.C321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23737" calcext:value-type="float">
            <text:p>23737</text:p>
          </table:table-cell>
          <table:table-cell table:formula="of:=[.C3212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23730" calcext:value-type="float">
            <text:p>23730</text:p>
          </table:table-cell>
          <table:table-cell table:formula="of:=[.C3213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23699" calcext:value-type="float">
            <text:p>23699</text:p>
          </table:table-cell>
          <table:table-cell table:formula="of:=[.C321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23711" calcext:value-type="float">
            <text:p>23711</text:p>
          </table:table-cell>
          <table:table-cell table:formula="of:=[.C3215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23713" calcext:value-type="float">
            <text:p>23713</text:p>
          </table:table-cell>
          <table:table-cell table:formula="of:=[.C3216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23716" calcext:value-type="float">
            <text:p>23716</text:p>
          </table:table-cell>
          <table:table-cell table:formula="of:=[.C321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23716" calcext:value-type="float">
            <text:p>23716</text:p>
          </table:table-cell>
          <table:table-cell table:formula="of:=[.C321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23704" calcext:value-type="float">
            <text:p>23704</text:p>
          </table:table-cell>
          <table:table-cell table:formula="of:=[.C3219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23715" calcext:value-type="float">
            <text:p>23715</text:p>
          </table:table-cell>
          <table:table-cell table:formula="of:=[.C3220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23715" calcext:value-type="float">
            <text:p>23715</text:p>
          </table:table-cell>
          <table:table-cell table:formula="of:=[.C322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23724" calcext:value-type="float">
            <text:p>23724</text:p>
          </table:table-cell>
          <table:table-cell table:formula="of:=[.C3222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23715" calcext:value-type="float">
            <text:p>23715</text:p>
          </table:table-cell>
          <table:table-cell table:formula="of:=[.C322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23719" calcext:value-type="float">
            <text:p>23719</text:p>
          </table:table-cell>
          <table:table-cell table:formula="of:=[.C3224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23713" calcext:value-type="float">
            <text:p>23713</text:p>
          </table:table-cell>
          <table:table-cell table:formula="of:=[.C322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23716" calcext:value-type="float">
            <text:p>23716</text:p>
          </table:table-cell>
          <table:table-cell table:formula="of:=[.C3226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23728" calcext:value-type="float">
            <text:p>23728</text:p>
          </table:table-cell>
          <table:table-cell table:formula="of:=[.C3227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23739" calcext:value-type="float">
            <text:p>23739</text:p>
          </table:table-cell>
          <table:table-cell table:formula="of:=[.C3228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23737" calcext:value-type="float">
            <text:p>23737</text:p>
          </table:table-cell>
          <table:table-cell table:formula="of:=[.C3229]/37" office:value-type="float" office:value="641.540540540541" calcext:value-type="float">
            <text:p>641.540540540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23735" calcext:value-type="float">
            <text:p>23735</text:p>
          </table:table-cell>
          <table:table-cell table:formula="of:=[.C3230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23739" calcext:value-type="float">
            <text:p>23739</text:p>
          </table:table-cell>
          <table:table-cell table:formula="of:=[.C323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23719" calcext:value-type="float">
            <text:p>23719</text:p>
          </table:table-cell>
          <table:table-cell table:formula="of:=[.C323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" calcext:value-type="float">
            <text:p>145</text:p>
          </table:table-cell>
          <table:table-cell office:value-type="float" office:value="23710" calcext:value-type="float">
            <text:p>23710</text:p>
          </table:table-cell>
          <table:table-cell table:formula="of:=[.C323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3700" calcext:value-type="float">
            <text:p>23700</text:p>
          </table:table-cell>
          <table:table-cell table:formula="of:=[.C323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23706" calcext:value-type="float">
            <text:p>23706</text:p>
          </table:table-cell>
          <table:table-cell table:formula="of:=[.C323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23717" calcext:value-type="float">
            <text:p>23717</text:p>
          </table:table-cell>
          <table:table-cell table:formula="of:=[.C323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23722" calcext:value-type="float">
            <text:p>23722</text:p>
          </table:table-cell>
          <table:table-cell table:formula="of:=[.C3237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23714" calcext:value-type="float">
            <text:p>23714</text:p>
          </table:table-cell>
          <table:table-cell table:formula="of:=[.C323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23710" calcext:value-type="float">
            <text:p>23710</text:p>
          </table:table-cell>
          <table:table-cell table:formula="of:=[.C323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23703" calcext:value-type="float">
            <text:p>23703</text:p>
          </table:table-cell>
          <table:table-cell table:formula="of:=[.C324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23702" calcext:value-type="float">
            <text:p>23702</text:p>
          </table:table-cell>
          <table:table-cell table:formula="of:=[.C324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23699" calcext:value-type="float">
            <text:p>23699</text:p>
          </table:table-cell>
          <table:table-cell table:formula="of:=[.C324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3690" calcext:value-type="float">
            <text:p>23690</text:p>
          </table:table-cell>
          <table:table-cell table:formula="of:=[.C3243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3695" calcext:value-type="float">
            <text:p>23695</text:p>
          </table:table-cell>
          <table:table-cell table:formula="of:=[.C324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3695" calcext:value-type="float">
            <text:p>23695</text:p>
          </table:table-cell>
          <table:table-cell table:formula="of:=[.C3245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23707" calcext:value-type="float">
            <text:p>23707</text:p>
          </table:table-cell>
          <table:table-cell table:formula="of:=[.C3246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23705" calcext:value-type="float">
            <text:p>23705</text:p>
          </table:table-cell>
          <table:table-cell table:formula="of:=[.C3247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23686" calcext:value-type="float">
            <text:p>23686</text:p>
          </table:table-cell>
          <table:table-cell table:formula="of:=[.C3248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23688" calcext:value-type="float">
            <text:p>23688</text:p>
          </table:table-cell>
          <table:table-cell table:formula="of:=[.C324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23682" calcext:value-type="float">
            <text:p>23682</text:p>
          </table:table-cell>
          <table:table-cell table:formula="of:=[.C3250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  <table:table-cell office:value-type="float" office:value="23704" calcext:value-type="float">
            <text:p>23704</text:p>
          </table:table-cell>
          <table:table-cell table:formula="of:=[.C325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23683" calcext:value-type="float">
            <text:p>23683</text:p>
          </table:table-cell>
          <table:table-cell table:formula="of:=[.C3252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office:value-type="float" office:value="23678" calcext:value-type="float">
            <text:p>23678</text:p>
          </table:table-cell>
          <table:table-cell table:formula="of:=[.C3253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float" office:value="23675" calcext:value-type="float">
            <text:p>23675</text:p>
          </table:table-cell>
          <table:table-cell table:formula="of:=[.C3254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23660" calcext:value-type="float">
            <text:p>23660</text:p>
          </table:table-cell>
          <table:table-cell table:formula="of:=[.C3255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23678" calcext:value-type="float">
            <text:p>23678</text:p>
          </table:table-cell>
          <table:table-cell table:formula="of:=[.C3256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23709" calcext:value-type="float">
            <text:p>23709</text:p>
          </table:table-cell>
          <table:table-cell table:formula="of:=[.C325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23718" calcext:value-type="float">
            <text:p>23718</text:p>
          </table:table-cell>
          <table:table-cell table:formula="of:=[.C3258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23716" calcext:value-type="float">
            <text:p>23716</text:p>
          </table:table-cell>
          <table:table-cell table:formula="of:=[.C325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23697" calcext:value-type="float">
            <text:p>23697</text:p>
          </table:table-cell>
          <table:table-cell table:formula="of:=[.C3260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23727" calcext:value-type="float">
            <text:p>23727</text:p>
          </table:table-cell>
          <table:table-cell table:formula="of:=[.C326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23715" calcext:value-type="float">
            <text:p>23715</text:p>
          </table:table-cell>
          <table:table-cell table:formula="of:=[.C326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23704" calcext:value-type="float">
            <text:p>23704</text:p>
          </table:table-cell>
          <table:table-cell table:formula="of:=[.C326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23720" calcext:value-type="float">
            <text:p>23720</text:p>
          </table:table-cell>
          <table:table-cell table:formula="of:=[.C326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23703" calcext:value-type="float">
            <text:p>23703</text:p>
          </table:table-cell>
          <table:table-cell table:formula="of:=[.C326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23694" calcext:value-type="float">
            <text:p>23694</text:p>
          </table:table-cell>
          <table:table-cell table:formula="of:=[.C3266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23691" calcext:value-type="float">
            <text:p>23691</text:p>
          </table:table-cell>
          <table:table-cell table:formula="of:=[.C3267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23678" calcext:value-type="float">
            <text:p>23678</text:p>
          </table:table-cell>
          <table:table-cell table:formula="of:=[.C3268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23693" calcext:value-type="float">
            <text:p>23693</text:p>
          </table:table-cell>
          <table:table-cell table:formula="of:=[.C326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23694" calcext:value-type="float">
            <text:p>23694</text:p>
          </table:table-cell>
          <table:table-cell table:formula="of:=[.C3270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23711" calcext:value-type="float">
            <text:p>23711</text:p>
          </table:table-cell>
          <table:table-cell table:formula="of:=[.C3271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23702" calcext:value-type="float">
            <text:p>23702</text:p>
          </table:table-cell>
          <table:table-cell table:formula="of:=[.C327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3700" calcext:value-type="float">
            <text:p>23700</text:p>
          </table:table-cell>
          <table:table-cell table:formula="of:=[.C327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3710" calcext:value-type="float">
            <text:p>23710</text:p>
          </table:table-cell>
          <table:table-cell table:formula="of:=[.C327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23721" calcext:value-type="float">
            <text:p>23721</text:p>
          </table:table-cell>
          <table:table-cell table:formula="of:=[.C3275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23704" calcext:value-type="float">
            <text:p>23704</text:p>
          </table:table-cell>
          <table:table-cell table:formula="of:=[.C327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3719" calcext:value-type="float">
            <text:p>23719</text:p>
          </table:table-cell>
          <table:table-cell table:formula="of:=[.C327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23702" calcext:value-type="float">
            <text:p>23702</text:p>
          </table:table-cell>
          <table:table-cell table:formula="of:=[.C327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23710" calcext:value-type="float">
            <text:p>23710</text:p>
          </table:table-cell>
          <table:table-cell table:formula="of:=[.C327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23700" calcext:value-type="float">
            <text:p>23700</text:p>
          </table:table-cell>
          <table:table-cell table:formula="of:=[.C328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23715" calcext:value-type="float">
            <text:p>23715</text:p>
          </table:table-cell>
          <table:table-cell table:formula="of:=[.C3281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23717" calcext:value-type="float">
            <text:p>23717</text:p>
          </table:table-cell>
          <table:table-cell table:formula="of:=[.C328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23704" calcext:value-type="float">
            <text:p>23704</text:p>
          </table:table-cell>
          <table:table-cell table:formula="of:=[.C3283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23709" calcext:value-type="float">
            <text:p>23709</text:p>
          </table:table-cell>
          <table:table-cell table:formula="of:=[.C328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23710" calcext:value-type="float">
            <text:p>23710</text:p>
          </table:table-cell>
          <table:table-cell table:formula="of:=[.C328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23702" calcext:value-type="float">
            <text:p>23702</text:p>
          </table:table-cell>
          <table:table-cell table:formula="of:=[.C328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23703" calcext:value-type="float">
            <text:p>23703</text:p>
          </table:table-cell>
          <table:table-cell table:formula="of:=[.C328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23700" calcext:value-type="float">
            <text:p>23700</text:p>
          </table:table-cell>
          <table:table-cell table:formula="of:=[.C328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3709" calcext:value-type="float">
            <text:p>23709</text:p>
          </table:table-cell>
          <table:table-cell table:formula="of:=[.C3289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23709" calcext:value-type="float">
            <text:p>23709</text:p>
          </table:table-cell>
          <table:table-cell table:formula="of:=[.C329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23711" calcext:value-type="float">
            <text:p>23711</text:p>
          </table:table-cell>
          <table:table-cell table:formula="of:=[.C3291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23725" calcext:value-type="float">
            <text:p>23725</text:p>
          </table:table-cell>
          <table:table-cell table:formula="of:=[.C329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23726" calcext:value-type="float">
            <text:p>23726</text:p>
          </table:table-cell>
          <table:table-cell table:formula="of:=[.C3293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23709" calcext:value-type="float">
            <text:p>23709</text:p>
          </table:table-cell>
          <table:table-cell table:formula="of:=[.C3294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23715" calcext:value-type="float">
            <text:p>23715</text:p>
          </table:table-cell>
          <table:table-cell table:formula="of:=[.C329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23716" calcext:value-type="float">
            <text:p>23716</text:p>
          </table:table-cell>
          <table:table-cell table:formula="of:=[.C3296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23698" calcext:value-type="float">
            <text:p>23698</text:p>
          </table:table-cell>
          <table:table-cell table:formula="of:=[.C3297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23695" calcext:value-type="float">
            <text:p>23695</text:p>
          </table:table-cell>
          <table:table-cell table:formula="of:=[.C329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23687" calcext:value-type="float">
            <text:p>23687</text:p>
          </table:table-cell>
          <table:table-cell table:formula="of:=[.C3299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6" calcext:value-type="float">
            <text:p>146</text:p>
          </table:table-cell>
          <table:table-cell office:value-type="float" office:value="23712" calcext:value-type="float">
            <text:p>23712</text:p>
          </table:table-cell>
          <table:table-cell table:formula="of:=[.C330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23713" calcext:value-type="float">
            <text:p>23713</text:p>
          </table:table-cell>
          <table:table-cell table:formula="of:=[.C330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23717" calcext:value-type="float">
            <text:p>23717</text:p>
          </table:table-cell>
          <table:table-cell table:formula="of:=[.C330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float" office:value="23705" calcext:value-type="float">
            <text:p>23705</text:p>
          </table:table-cell>
          <table:table-cell table:formula="of:=[.C330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23699" calcext:value-type="float">
            <text:p>23699</text:p>
          </table:table-cell>
          <table:table-cell table:formula="of:=[.C330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23701" calcext:value-type="float">
            <text:p>23701</text:p>
          </table:table-cell>
          <table:table-cell table:formula="of:=[.C3305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23682" calcext:value-type="float">
            <text:p>23682</text:p>
          </table:table-cell>
          <table:table-cell table:formula="of:=[.C3306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6" calcext:value-type="float">
            <text:p>146</text:p>
          </table:table-cell>
          <table:table-cell office:value-type="float" office:value="23685" calcext:value-type="float">
            <text:p>23685</text:p>
          </table:table-cell>
          <table:table-cell table:formula="of:=[.C330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23696" calcext:value-type="float">
            <text:p>23696</text:p>
          </table:table-cell>
          <table:table-cell table:formula="of:=[.C330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3689" calcext:value-type="float">
            <text:p>23689</text:p>
          </table:table-cell>
          <table:table-cell table:formula="of:=[.C3309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3696" calcext:value-type="float">
            <text:p>23696</text:p>
          </table:table-cell>
          <table:table-cell table:formula="of:=[.C331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23686" calcext:value-type="float">
            <text:p>23686</text:p>
          </table:table-cell>
          <table:table-cell table:formula="of:=[.C331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23679" calcext:value-type="float">
            <text:p>23679</text:p>
          </table:table-cell>
          <table:table-cell table:formula="of:=[.C3312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6" calcext:value-type="float">
            <text:p>146</text:p>
          </table:table-cell>
          <table:table-cell office:value-type="float" office:value="23671" calcext:value-type="float">
            <text:p>23671</text:p>
          </table:table-cell>
          <table:table-cell table:formula="of:=[.C3313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23687" calcext:value-type="float">
            <text:p>23687</text:p>
          </table:table-cell>
          <table:table-cell table:formula="of:=[.C331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23684" calcext:value-type="float">
            <text:p>23684</text:p>
          </table:table-cell>
          <table:table-cell table:formula="of:=[.C3315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23667" calcext:value-type="float">
            <text:p>23667</text:p>
          </table:table-cell>
          <table:table-cell table:formula="of:=[.C3316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23681" calcext:value-type="float">
            <text:p>23681</text:p>
          </table:table-cell>
          <table:table-cell table:formula="of:=[.C331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23659" calcext:value-type="float">
            <text:p>23659</text:p>
          </table:table-cell>
          <table:table-cell table:formula="of:=[.C3318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6" calcext:value-type="float">
            <text:p>146</text:p>
          </table:table-cell>
          <table:table-cell office:value-type="float" office:value="23667" calcext:value-type="float">
            <text:p>23667</text:p>
          </table:table-cell>
          <table:table-cell table:formula="of:=[.C3319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6" calcext:value-type="float">
            <text:p>146</text:p>
          </table:table-cell>
          <table:table-cell office:value-type="float" office:value="23663" calcext:value-type="float">
            <text:p>23663</text:p>
          </table:table-cell>
          <table:table-cell table:formula="of:=[.C3320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6" calcext:value-type="float">
            <text:p>146</text:p>
          </table:table-cell>
          <table:table-cell office:value-type="float" office:value="23645" calcext:value-type="float">
            <text:p>23645</text:p>
          </table:table-cell>
          <table:table-cell table:formula="of:=[.C3321]/37" office:value-type="float" office:value="639.054054054054" calcext:value-type="float">
            <text:p>639.054054054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23724" calcext:value-type="float">
            <text:p>23724</text:p>
          </table:table-cell>
          <table:table-cell table:formula="of:=[.C3322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23736" calcext:value-type="float">
            <text:p>23736</text:p>
          </table:table-cell>
          <table:table-cell table:formula="of:=[.C3323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23715" calcext:value-type="float">
            <text:p>23715</text:p>
          </table:table-cell>
          <table:table-cell table:formula="of:=[.C332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23700" calcext:value-type="float">
            <text:p>23700</text:p>
          </table:table-cell>
          <table:table-cell table:formula="of:=[.C3325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23733" calcext:value-type="float">
            <text:p>23733</text:p>
          </table:table-cell>
          <table:table-cell table:formula="of:=[.C3326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23715" calcext:value-type="float">
            <text:p>23715</text:p>
          </table:table-cell>
          <table:table-cell table:formula="of:=[.C332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23700" calcext:value-type="float">
            <text:p>23700</text:p>
          </table:table-cell>
          <table:table-cell table:formula="of:=[.C332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23715" calcext:value-type="float">
            <text:p>23715</text:p>
          </table:table-cell>
          <table:table-cell table:formula="of:=[.C332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23716" calcext:value-type="float">
            <text:p>23716</text:p>
          </table:table-cell>
          <table:table-cell table:formula="of:=[.C333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3719" calcext:value-type="float">
            <text:p>23719</text:p>
          </table:table-cell>
          <table:table-cell table:formula="of:=[.C333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23691" calcext:value-type="float">
            <text:p>23691</text:p>
          </table:table-cell>
          <table:table-cell table:formula="of:=[.C333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23694" calcext:value-type="float">
            <text:p>23694</text:p>
          </table:table-cell>
          <table:table-cell table:formula="of:=[.C333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23697" calcext:value-type="float">
            <text:p>23697</text:p>
          </table:table-cell>
          <table:table-cell table:formula="of:=[.C3334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23703" calcext:value-type="float">
            <text:p>23703</text:p>
          </table:table-cell>
          <table:table-cell table:formula="of:=[.C333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23710" calcext:value-type="float">
            <text:p>23710</text:p>
          </table:table-cell>
          <table:table-cell table:formula="of:=[.C333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23726" calcext:value-type="float">
            <text:p>23726</text:p>
          </table:table-cell>
          <table:table-cell table:formula="of:=[.C3337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23727" calcext:value-type="float">
            <text:p>23727</text:p>
          </table:table-cell>
          <table:table-cell table:formula="of:=[.C333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23715" calcext:value-type="float">
            <text:p>23715</text:p>
          </table:table-cell>
          <table:table-cell table:formula="of:=[.C333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23695" calcext:value-type="float">
            <text:p>23695</text:p>
          </table:table-cell>
          <table:table-cell table:formula="of:=[.C3340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23705" calcext:value-type="float">
            <text:p>23705</text:p>
          </table:table-cell>
          <table:table-cell table:formula="of:=[.C3341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3730" calcext:value-type="float">
            <text:p>23730</text:p>
          </table:table-cell>
          <table:table-cell table:formula="of:=[.C3342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23707" calcext:value-type="float">
            <text:p>23707</text:p>
          </table:table-cell>
          <table:table-cell table:formula="of:=[.C3343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23718" calcext:value-type="float">
            <text:p>23718</text:p>
          </table:table-cell>
          <table:table-cell table:formula="of:=[.C334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23693" calcext:value-type="float">
            <text:p>23693</text:p>
          </table:table-cell>
          <table:table-cell table:formula="of:=[.C334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23708" calcext:value-type="float">
            <text:p>23708</text:p>
          </table:table-cell>
          <table:table-cell table:formula="of:=[.C334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23721" calcext:value-type="float">
            <text:p>23721</text:p>
          </table:table-cell>
          <table:table-cell table:formula="of:=[.C334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23716" calcext:value-type="float">
            <text:p>23716</text:p>
          </table:table-cell>
          <table:table-cell table:formula="of:=[.C334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23712" calcext:value-type="float">
            <text:p>23712</text:p>
          </table:table-cell>
          <table:table-cell table:formula="of:=[.C334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23722" calcext:value-type="float">
            <text:p>23722</text:p>
          </table:table-cell>
          <table:table-cell table:formula="of:=[.C335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23725" calcext:value-type="float">
            <text:p>23725</text:p>
          </table:table-cell>
          <table:table-cell table:formula="of:=[.C3351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23710" calcext:value-type="float">
            <text:p>23710</text:p>
          </table:table-cell>
          <table:table-cell table:formula="of:=[.C335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23718" calcext:value-type="float">
            <text:p>23718</text:p>
          </table:table-cell>
          <table:table-cell table:formula="of:=[.C3353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23718" calcext:value-type="float">
            <text:p>23718</text:p>
          </table:table-cell>
          <table:table-cell table:formula="of:=[.C335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23715" calcext:value-type="float">
            <text:p>23715</text:p>
          </table:table-cell>
          <table:table-cell table:formula="of:=[.C335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23734" calcext:value-type="float">
            <text:p>23734</text:p>
          </table:table-cell>
          <table:table-cell table:formula="of:=[.C3356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23733" calcext:value-type="float">
            <text:p>23733</text:p>
          </table:table-cell>
          <table:table-cell table:formula="of:=[.C3357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23734" calcext:value-type="float">
            <text:p>23734</text:p>
          </table:table-cell>
          <table:table-cell table:formula="of:=[.C3358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23708" calcext:value-type="float">
            <text:p>23708</text:p>
          </table:table-cell>
          <table:table-cell table:formula="of:=[.C335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23710" calcext:value-type="float">
            <text:p>23710</text:p>
          </table:table-cell>
          <table:table-cell table:formula="of:=[.C336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23708" calcext:value-type="float">
            <text:p>23708</text:p>
          </table:table-cell>
          <table:table-cell table:formula="of:=[.C3361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23701" calcext:value-type="float">
            <text:p>23701</text:p>
          </table:table-cell>
          <table:table-cell table:formula="of:=[.C3362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23712" calcext:value-type="float">
            <text:p>23712</text:p>
          </table:table-cell>
          <table:table-cell table:formula="of:=[.C336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23696" calcext:value-type="float">
            <text:p>23696</text:p>
          </table:table-cell>
          <table:table-cell table:formula="of:=[.C336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23701" calcext:value-type="float">
            <text:p>23701</text:p>
          </table:table-cell>
          <table:table-cell table:formula="of:=[.C3365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23702" calcext:value-type="float">
            <text:p>23702</text:p>
          </table:table-cell>
          <table:table-cell table:formula="of:=[.C336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3711" calcext:value-type="float">
            <text:p>23711</text:p>
          </table:table-cell>
          <table:table-cell table:formula="of:=[.C3367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23697" calcext:value-type="float">
            <text:p>23697</text:p>
          </table:table-cell>
          <table:table-cell table:formula="of:=[.C336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23693" calcext:value-type="float">
            <text:p>23693</text:p>
          </table:table-cell>
          <table:table-cell table:formula="of:=[.C3369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23716" calcext:value-type="float">
            <text:p>23716</text:p>
          </table:table-cell>
          <table:table-cell table:formula="of:=[.C337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23687" calcext:value-type="float">
            <text:p>23687</text:p>
          </table:table-cell>
          <table:table-cell table:formula="of:=[.C337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23700" calcext:value-type="float">
            <text:p>23700</text:p>
          </table:table-cell>
          <table:table-cell table:formula="of:=[.C337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23682" calcext:value-type="float">
            <text:p>23682</text:p>
          </table:table-cell>
          <table:table-cell table:formula="of:=[.C3373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23684" calcext:value-type="float">
            <text:p>23684</text:p>
          </table:table-cell>
          <table:table-cell table:formula="of:=[.C3374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3689" calcext:value-type="float">
            <text:p>23689</text:p>
          </table:table-cell>
          <table:table-cell table:formula="of:=[.C337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3682" calcext:value-type="float">
            <text:p>23682</text:p>
          </table:table-cell>
          <table:table-cell table:formula="of:=[.C3376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23680" calcext:value-type="float">
            <text:p>23680</text:p>
          </table:table-cell>
          <table:table-cell table:formula="of:=[.C3377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23695" calcext:value-type="float">
            <text:p>23695</text:p>
          </table:table-cell>
          <table:table-cell table:formula="of:=[.C337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23699" calcext:value-type="float">
            <text:p>23699</text:p>
          </table:table-cell>
          <table:table-cell table:formula="of:=[.C3379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" calcext:value-type="float">
            <text:p>147</text:p>
          </table:table-cell>
          <table:table-cell office:value-type="float" office:value="23690" calcext:value-type="float">
            <text:p>23690</text:p>
          </table:table-cell>
          <table:table-cell table:formula="of:=[.C3380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23688" calcext:value-type="float">
            <text:p>23688</text:p>
          </table:table-cell>
          <table:table-cell table:formula="of:=[.C3381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23681" calcext:value-type="float">
            <text:p>23681</text:p>
          </table:table-cell>
          <table:table-cell table:formula="of:=[.C3382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7" calcext:value-type="float">
            <text:p>147</text:p>
          </table:table-cell>
          <table:table-cell office:value-type="float" office:value="23675" calcext:value-type="float">
            <text:p>23675</text:p>
          </table:table-cell>
          <table:table-cell table:formula="of:=[.C3383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23672" calcext:value-type="float">
            <text:p>23672</text:p>
          </table:table-cell>
          <table:table-cell table:formula="of:=[.C3384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7" calcext:value-type="float">
            <text:p>147</text:p>
          </table:table-cell>
          <table:table-cell office:value-type="float" office:value="23668" calcext:value-type="float">
            <text:p>23668</text:p>
          </table:table-cell>
          <table:table-cell table:formula="of:=[.C3385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23641" calcext:value-type="float">
            <text:p>23641</text:p>
          </table:table-cell>
          <table:table-cell table:formula="of:=[.C3386]/37" office:value-type="float" office:value="638.945945945946" calcext:value-type="float">
            <text:p>638.945945945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23740" calcext:value-type="float">
            <text:p>23740</text:p>
          </table:table-cell>
          <table:table-cell table:formula="of:=[.C3387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3716" calcext:value-type="float">
            <text:p>23716</text:p>
          </table:table-cell>
          <table:table-cell table:formula="of:=[.C338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3734" calcext:value-type="float">
            <text:p>23734</text:p>
          </table:table-cell>
          <table:table-cell table:formula="of:=[.C3389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23731" calcext:value-type="float">
            <text:p>23731</text:p>
          </table:table-cell>
          <table:table-cell table:formula="of:=[.C3390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3730" calcext:value-type="float">
            <text:p>23730</text:p>
          </table:table-cell>
          <table:table-cell table:formula="of:=[.C3391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23719" calcext:value-type="float">
            <text:p>23719</text:p>
          </table:table-cell>
          <table:table-cell table:formula="of:=[.C339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23711" calcext:value-type="float">
            <text:p>23711</text:p>
          </table:table-cell>
          <table:table-cell table:formula="of:=[.C3393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23715" calcext:value-type="float">
            <text:p>23715</text:p>
          </table:table-cell>
          <table:table-cell table:formula="of:=[.C3394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23722" calcext:value-type="float">
            <text:p>23722</text:p>
          </table:table-cell>
          <table:table-cell table:formula="of:=[.C339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3712" calcext:value-type="float">
            <text:p>23712</text:p>
          </table:table-cell>
          <table:table-cell table:formula="of:=[.C339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23712" calcext:value-type="float">
            <text:p>23712</text:p>
          </table:table-cell>
          <table:table-cell table:formula="of:=[.C339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23712" calcext:value-type="float">
            <text:p>23712</text:p>
          </table:table-cell>
          <table:table-cell table:formula="of:=[.C339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3703" calcext:value-type="float">
            <text:p>23703</text:p>
          </table:table-cell>
          <table:table-cell table:formula="of:=[.C3399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23712" calcext:value-type="float">
            <text:p>23712</text:p>
          </table:table-cell>
          <table:table-cell table:formula="of:=[.C340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721" calcext:value-type="float">
            <text:p>23721</text:p>
          </table:table-cell>
          <table:table-cell table:formula="of:=[.C340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23705" calcext:value-type="float">
            <text:p>23705</text:p>
          </table:table-cell>
          <table:table-cell table:formula="of:=[.C340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23713" calcext:value-type="float">
            <text:p>23713</text:p>
          </table:table-cell>
          <table:table-cell table:formula="of:=[.C3403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23714" calcext:value-type="float">
            <text:p>23714</text:p>
          </table:table-cell>
          <table:table-cell table:formula="of:=[.C340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23726" calcext:value-type="float">
            <text:p>23726</text:p>
          </table:table-cell>
          <table:table-cell table:formula="of:=[.C3405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3739" calcext:value-type="float">
            <text:p>23739</text:p>
          </table:table-cell>
          <table:table-cell table:formula="of:=[.C3406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23725" calcext:value-type="float">
            <text:p>23725</text:p>
          </table:table-cell>
          <table:table-cell table:formula="of:=[.C340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23705" calcext:value-type="float">
            <text:p>23705</text:p>
          </table:table-cell>
          <table:table-cell table:formula="of:=[.C340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23710" calcext:value-type="float">
            <text:p>23710</text:p>
          </table:table-cell>
          <table:table-cell table:formula="of:=[.C3409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23709" calcext:value-type="float">
            <text:p>23709</text:p>
          </table:table-cell>
          <table:table-cell table:formula="of:=[.C341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23703" calcext:value-type="float">
            <text:p>23703</text:p>
          </table:table-cell>
          <table:table-cell table:formula="of:=[.C3411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23734" calcext:value-type="float">
            <text:p>23734</text:p>
          </table:table-cell>
          <table:table-cell table:formula="of:=[.C3412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23709" calcext:value-type="float">
            <text:p>23709</text:p>
          </table:table-cell>
          <table:table-cell table:formula="of:=[.C3413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23708" calcext:value-type="float">
            <text:p>23708</text:p>
          </table:table-cell>
          <table:table-cell table:formula="of:=[.C341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23730" calcext:value-type="float">
            <text:p>23730</text:p>
          </table:table-cell>
          <table:table-cell table:formula="of:=[.C3415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3729" calcext:value-type="float">
            <text:p>23729</text:p>
          </table:table-cell>
          <table:table-cell table:formula="of:=[.C3416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23713" calcext:value-type="float">
            <text:p>23713</text:p>
          </table:table-cell>
          <table:table-cell table:formula="of:=[.C341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23721" calcext:value-type="float">
            <text:p>23721</text:p>
          </table:table-cell>
          <table:table-cell table:formula="of:=[.C341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23702" calcext:value-type="float">
            <text:p>23702</text:p>
          </table:table-cell>
          <table:table-cell table:formula="of:=[.C341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23702" calcext:value-type="float">
            <text:p>23702</text:p>
          </table:table-cell>
          <table:table-cell table:formula="of:=[.C3420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23702" calcext:value-type="float">
            <text:p>23702</text:p>
          </table:table-cell>
          <table:table-cell table:formula="of:=[.C342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23732" calcext:value-type="float">
            <text:p>23732</text:p>
          </table:table-cell>
          <table:table-cell table:formula="of:=[.C3422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23731" calcext:value-type="float">
            <text:p>23731</text:p>
          </table:table-cell>
          <table:table-cell table:formula="of:=[.C3423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23740" calcext:value-type="float">
            <text:p>23740</text:p>
          </table:table-cell>
          <table:table-cell table:formula="of:=[.C3424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23704" calcext:value-type="float">
            <text:p>23704</text:p>
          </table:table-cell>
          <table:table-cell table:formula="of:=[.C342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23697" calcext:value-type="float">
            <text:p>23697</text:p>
          </table:table-cell>
          <table:table-cell table:formula="of:=[.C342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23716" calcext:value-type="float">
            <text:p>23716</text:p>
          </table:table-cell>
          <table:table-cell table:formula="of:=[.C342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23711" calcext:value-type="float">
            <text:p>23711</text:p>
          </table:table-cell>
          <table:table-cell table:formula="of:=[.C342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23695" calcext:value-type="float">
            <text:p>23695</text:p>
          </table:table-cell>
          <table:table-cell table:formula="of:=[.C342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23704" calcext:value-type="float">
            <text:p>23704</text:p>
          </table:table-cell>
          <table:table-cell table:formula="of:=[.C343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23704" calcext:value-type="float">
            <text:p>23704</text:p>
          </table:table-cell>
          <table:table-cell table:formula="of:=[.C3431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office:value-type="float" office:value="23699" calcext:value-type="float">
            <text:p>23699</text:p>
          </table:table-cell>
          <table:table-cell table:formula="of:=[.C343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23710" calcext:value-type="float">
            <text:p>23710</text:p>
          </table:table-cell>
          <table:table-cell table:formula="of:=[.C343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23702" calcext:value-type="float">
            <text:p>23702</text:p>
          </table:table-cell>
          <table:table-cell table:formula="of:=[.C343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23705" calcext:value-type="float">
            <text:p>23705</text:p>
          </table:table-cell>
          <table:table-cell table:formula="of:=[.C3435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23694" calcext:value-type="float">
            <text:p>23694</text:p>
          </table:table-cell>
          <table:table-cell table:formula="of:=[.C3436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3707" calcext:value-type="float">
            <text:p>23707</text:p>
          </table:table-cell>
          <table:table-cell table:formula="of:=[.C343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23688" calcext:value-type="float">
            <text:p>23688</text:p>
          </table:table-cell>
          <table:table-cell table:formula="of:=[.C3438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23696" calcext:value-type="float">
            <text:p>23696</text:p>
          </table:table-cell>
          <table:table-cell table:formula="of:=[.C343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8" calcext:value-type="float">
            <text:p>148</text:p>
          </table:table-cell>
          <table:table-cell office:value-type="float" office:value="23709" calcext:value-type="float">
            <text:p>23709</text:p>
          </table:table-cell>
          <table:table-cell table:formula="of:=[.C344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3673" calcext:value-type="float">
            <text:p>23673</text:p>
          </table:table-cell>
          <table:table-cell table:formula="of:=[.C3441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3702" calcext:value-type="float">
            <text:p>23702</text:p>
          </table:table-cell>
          <table:table-cell table:formula="of:=[.C344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23708" calcext:value-type="float">
            <text:p>23708</text:p>
          </table:table-cell>
          <table:table-cell table:formula="of:=[.C344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8" calcext:value-type="float">
            <text:p>148</text:p>
          </table:table-cell>
          <table:table-cell office:value-type="float" office:value="23703" calcext:value-type="float">
            <text:p>23703</text:p>
          </table:table-cell>
          <table:table-cell table:formula="of:=[.C3444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office:value-type="float" office:value="23665" calcext:value-type="float">
            <text:p>23665</text:p>
          </table:table-cell>
          <table:table-cell table:formula="of:=[.C344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23681" calcext:value-type="float">
            <text:p>23681</text:p>
          </table:table-cell>
          <table:table-cell table:formula="of:=[.C3446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23689" calcext:value-type="float">
            <text:p>23689</text:p>
          </table:table-cell>
          <table:table-cell table:formula="of:=[.C3447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8" calcext:value-type="float">
            <text:p>148</text:p>
          </table:table-cell>
          <table:table-cell office:value-type="float" office:value="23680" calcext:value-type="float">
            <text:p>23680</text:p>
          </table:table-cell>
          <table:table-cell table:formula="of:=[.C3448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office:value-type="float" office:value="23668" calcext:value-type="float">
            <text:p>23668</text:p>
          </table:table-cell>
          <table:table-cell table:formula="of:=[.C3449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float" office:value="23663" calcext:value-type="float">
            <text:p>23663</text:p>
          </table:table-cell>
          <table:table-cell table:formula="of:=[.C3450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23658" calcext:value-type="float">
            <text:p>23658</text:p>
          </table:table-cell>
          <table:table-cell table:formula="of:=[.C3451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23715" calcext:value-type="float">
            <text:p>23715</text:p>
          </table:table-cell>
          <table:table-cell table:formula="of:=[.C3452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23724" calcext:value-type="float">
            <text:p>23724</text:p>
          </table:table-cell>
          <table:table-cell table:formula="of:=[.C345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3708" calcext:value-type="float">
            <text:p>23708</text:p>
          </table:table-cell>
          <table:table-cell table:formula="of:=[.C3454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23733" calcext:value-type="float">
            <text:p>23733</text:p>
          </table:table-cell>
          <table:table-cell table:formula="of:=[.C3455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23740" calcext:value-type="float">
            <text:p>23740</text:p>
          </table:table-cell>
          <table:table-cell table:formula="of:=[.C3456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23724" calcext:value-type="float">
            <text:p>23724</text:p>
          </table:table-cell>
          <table:table-cell table:formula="of:=[.C345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23710" calcext:value-type="float">
            <text:p>23710</text:p>
          </table:table-cell>
          <table:table-cell table:formula="of:=[.C3458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23722" calcext:value-type="float">
            <text:p>23722</text:p>
          </table:table-cell>
          <table:table-cell table:formula="of:=[.C345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23710" calcext:value-type="float">
            <text:p>23710</text:p>
          </table:table-cell>
          <table:table-cell table:formula="of:=[.C3460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23697" calcext:value-type="float">
            <text:p>23697</text:p>
          </table:table-cell>
          <table:table-cell table:formula="of:=[.C3461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23700" calcext:value-type="float">
            <text:p>23700</text:p>
          </table:table-cell>
          <table:table-cell table:formula="of:=[.C346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23716" calcext:value-type="float">
            <text:p>23716</text:p>
          </table:table-cell>
          <table:table-cell table:formula="of:=[.C3463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3695" calcext:value-type="float">
            <text:p>23695</text:p>
          </table:table-cell>
          <table:table-cell table:formula="of:=[.C3464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3707" calcext:value-type="float">
            <text:p>23707</text:p>
          </table:table-cell>
          <table:table-cell table:formula="of:=[.C346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23697" calcext:value-type="float">
            <text:p>23697</text:p>
          </table:table-cell>
          <table:table-cell table:formula="of:=[.C3466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23709" calcext:value-type="float">
            <text:p>23709</text:p>
          </table:table-cell>
          <table:table-cell table:formula="of:=[.C346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23705" calcext:value-type="float">
            <text:p>23705</text:p>
          </table:table-cell>
          <table:table-cell table:formula="of:=[.C3468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23707" calcext:value-type="float">
            <text:p>23707</text:p>
          </table:table-cell>
          <table:table-cell table:formula="of:=[.C346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23723" calcext:value-type="float">
            <text:p>23723</text:p>
          </table:table-cell>
          <table:table-cell table:formula="of:=[.C347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23726" calcext:value-type="float">
            <text:p>23726</text:p>
          </table:table-cell>
          <table:table-cell table:formula="of:=[.C347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23726" calcext:value-type="float">
            <text:p>23726</text:p>
          </table:table-cell>
          <table:table-cell table:formula="of:=[.C3472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23721" calcext:value-type="float">
            <text:p>23721</text:p>
          </table:table-cell>
          <table:table-cell table:formula="of:=[.C347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3722" calcext:value-type="float">
            <text:p>23722</text:p>
          </table:table-cell>
          <table:table-cell table:formula="of:=[.C3474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23716" calcext:value-type="float">
            <text:p>23716</text:p>
          </table:table-cell>
          <table:table-cell table:formula="of:=[.C3475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23704" calcext:value-type="float">
            <text:p>23704</text:p>
          </table:table-cell>
          <table:table-cell table:formula="of:=[.C3476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23713" calcext:value-type="float">
            <text:p>23713</text:p>
          </table:table-cell>
          <table:table-cell table:formula="of:=[.C3477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23709" calcext:value-type="float">
            <text:p>23709</text:p>
          </table:table-cell>
          <table:table-cell table:formula="of:=[.C347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3705" calcext:value-type="float">
            <text:p>23705</text:p>
          </table:table-cell>
          <table:table-cell table:formula="of:=[.C3479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23713" calcext:value-type="float">
            <text:p>23713</text:p>
          </table:table-cell>
          <table:table-cell table:formula="of:=[.C348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23717" calcext:value-type="float">
            <text:p>23717</text:p>
          </table:table-cell>
          <table:table-cell table:formula="of:=[.C3481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23702" calcext:value-type="float">
            <text:p>23702</text:p>
          </table:table-cell>
          <table:table-cell table:formula="of:=[.C348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23720" calcext:value-type="float">
            <text:p>23720</text:p>
          </table:table-cell>
          <table:table-cell table:formula="of:=[.C348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23706" calcext:value-type="float">
            <text:p>23706</text:p>
          </table:table-cell>
          <table:table-cell table:formula="of:=[.C348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23696" calcext:value-type="float">
            <text:p>23696</text:p>
          </table:table-cell>
          <table:table-cell table:formula="of:=[.C3485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23695" calcext:value-type="float">
            <text:p>23695</text:p>
          </table:table-cell>
          <table:table-cell table:formula="of:=[.C348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23724" calcext:value-type="float">
            <text:p>23724</text:p>
          </table:table-cell>
          <table:table-cell table:formula="of:=[.C3487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23711" calcext:value-type="float">
            <text:p>23711</text:p>
          </table:table-cell>
          <table:table-cell table:formula="of:=[.C348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23724" calcext:value-type="float">
            <text:p>23724</text:p>
          </table:table-cell>
          <table:table-cell table:formula="of:=[.C3489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23727" calcext:value-type="float">
            <text:p>23727</text:p>
          </table:table-cell>
          <table:table-cell table:formula="of:=[.C3490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23707" calcext:value-type="float">
            <text:p>23707</text:p>
          </table:table-cell>
          <table:table-cell table:formula="of:=[.C349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23700" calcext:value-type="float">
            <text:p>23700</text:p>
          </table:table-cell>
          <table:table-cell table:formula="of:=[.C349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23689" calcext:value-type="float">
            <text:p>23689</text:p>
          </table:table-cell>
          <table:table-cell table:formula="of:=[.C3493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23685" calcext:value-type="float">
            <text:p>23685</text:p>
          </table:table-cell>
          <table:table-cell table:formula="of:=[.C3494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23704" calcext:value-type="float">
            <text:p>23704</text:p>
          </table:table-cell>
          <table:table-cell table:formula="of:=[.C3495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23696" calcext:value-type="float">
            <text:p>23696</text:p>
          </table:table-cell>
          <table:table-cell table:formula="of:=[.C349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23695" calcext:value-type="float">
            <text:p>23695</text:p>
          </table:table-cell>
          <table:table-cell table:formula="of:=[.C3497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23700" calcext:value-type="float">
            <text:p>23700</text:p>
          </table:table-cell>
          <table:table-cell table:formula="of:=[.C349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23688" calcext:value-type="float">
            <text:p>23688</text:p>
          </table:table-cell>
          <table:table-cell table:formula="of:=[.C349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23704" calcext:value-type="float">
            <text:p>23704</text:p>
          </table:table-cell>
          <table:table-cell table:formula="of:=[.C3500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23683" calcext:value-type="float">
            <text:p>23683</text:p>
          </table:table-cell>
          <table:table-cell table:formula="of:=[.C3501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23677" calcext:value-type="float">
            <text:p>23677</text:p>
          </table:table-cell>
          <table:table-cell table:formula="of:=[.C350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23674" calcext:value-type="float">
            <text:p>23674</text:p>
          </table:table-cell>
          <table:table-cell table:formula="of:=[.C3503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office:value-type="float" office:value="23677" calcext:value-type="float">
            <text:p>23677</text:p>
          </table:table-cell>
          <table:table-cell table:formula="of:=[.C3504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23703" calcext:value-type="float">
            <text:p>23703</text:p>
          </table:table-cell>
          <table:table-cell table:formula="of:=[.C350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office:value-type="float" office:value="23679" calcext:value-type="float">
            <text:p>23679</text:p>
          </table:table-cell>
          <table:table-cell table:formula="of:=[.C3506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23702" calcext:value-type="float">
            <text:p>23702</text:p>
          </table:table-cell>
          <table:table-cell table:formula="of:=[.C3507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3683" calcext:value-type="float">
            <text:p>23683</text:p>
          </table:table-cell>
          <table:table-cell table:formula="of:=[.C3508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23677" calcext:value-type="float">
            <text:p>23677</text:p>
          </table:table-cell>
          <table:table-cell table:formula="of:=[.C3509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23676" calcext:value-type="float">
            <text:p>23676</text:p>
          </table:table-cell>
          <table:table-cell table:formula="of:=[.C3510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23665" calcext:value-type="float">
            <text:p>23665</text:p>
          </table:table-cell>
          <table:table-cell table:formula="of:=[.C3511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23671" calcext:value-type="float">
            <text:p>23671</text:p>
          </table:table-cell>
          <table:table-cell table:formula="of:=[.C3512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23668" calcext:value-type="float">
            <text:p>23668</text:p>
          </table:table-cell>
          <table:table-cell table:formula="of:=[.C3513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9" calcext:value-type="float">
            <text:p>149</text:p>
          </table:table-cell>
          <table:table-cell office:value-type="float" office:value="23660" calcext:value-type="float">
            <text:p>23660</text:p>
          </table:table-cell>
          <table:table-cell table:formula="of:=[.C351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23656" calcext:value-type="float">
            <text:p>23656</text:p>
          </table:table-cell>
          <table:table-cell table:formula="of:=[.C3515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9" calcext:value-type="float">
            <text:p>149</text:p>
          </table:table-cell>
          <table:table-cell office:value-type="float" office:value="23666" calcext:value-type="float">
            <text:p>23666</text:p>
          </table:table-cell>
          <table:table-cell table:formula="of:=[.C3516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23740" calcext:value-type="float">
            <text:p>23740</text:p>
          </table:table-cell>
          <table:table-cell table:formula="of:=[.C3517]/37" office:value-type="float" office:value="641.621621621622" calcext:value-type="float">
            <text:p>641.621621621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23731" calcext:value-type="float">
            <text:p>23731</text:p>
          </table:table-cell>
          <table:table-cell table:formula="of:=[.C3518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23733" calcext:value-type="float">
            <text:p>23733</text:p>
          </table:table-cell>
          <table:table-cell table:formula="of:=[.C3519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23727" calcext:value-type="float">
            <text:p>23727</text:p>
          </table:table-cell>
          <table:table-cell table:formula="of:=[.C3520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3727" calcext:value-type="float">
            <text:p>23727</text:p>
          </table:table-cell>
          <table:table-cell table:formula="of:=[.C3521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23738" calcext:value-type="float">
            <text:p>23738</text:p>
          </table:table-cell>
          <table:table-cell table:formula="of:=[.C3522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23721" calcext:value-type="float">
            <text:p>23721</text:p>
          </table:table-cell>
          <table:table-cell table:formula="of:=[.C352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23718" calcext:value-type="float">
            <text:p>23718</text:p>
          </table:table-cell>
          <table:table-cell table:formula="of:=[.C352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23709" calcext:value-type="float">
            <text:p>23709</text:p>
          </table:table-cell>
          <table:table-cell table:formula="of:=[.C352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23724" calcext:value-type="float">
            <text:p>23724</text:p>
          </table:table-cell>
          <table:table-cell table:formula="of:=[.C352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23705" calcext:value-type="float">
            <text:p>23705</text:p>
          </table:table-cell>
          <table:table-cell table:formula="of:=[.C3527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23721" calcext:value-type="float">
            <text:p>23721</text:p>
          </table:table-cell>
          <table:table-cell table:formula="of:=[.C3528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720" calcext:value-type="float">
            <text:p>23720</text:p>
          </table:table-cell>
          <table:table-cell table:formula="of:=[.C3529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23716" calcext:value-type="float">
            <text:p>23716</text:p>
          </table:table-cell>
          <table:table-cell table:formula="of:=[.C353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3717" calcext:value-type="float">
            <text:p>23717</text:p>
          </table:table-cell>
          <table:table-cell table:formula="of:=[.C3531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23697" calcext:value-type="float">
            <text:p>23697</text:p>
          </table:table-cell>
          <table:table-cell table:formula="of:=[.C3532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3703" calcext:value-type="float">
            <text:p>23703</text:p>
          </table:table-cell>
          <table:table-cell table:formula="of:=[.C3533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23713" calcext:value-type="float">
            <text:p>23713</text:p>
          </table:table-cell>
          <table:table-cell table:formula="of:=[.C353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23753" calcext:value-type="float">
            <text:p>23753</text:p>
          </table:table-cell>
          <table:table-cell table:formula="of:=[.C3535]/37" office:value-type="float" office:value="641.972972972973" calcext:value-type="float">
            <text:p>641.972972973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23744" calcext:value-type="float">
            <text:p>23744</text:p>
          </table:table-cell>
          <table:table-cell table:formula="of:=[.C3536]/37" office:value-type="float" office:value="641.72972972973" calcext:value-type="float">
            <text:p>641.7297297297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745" calcext:value-type="float">
            <text:p>23745</text:p>
          </table:table-cell>
          <table:table-cell table:formula="of:=[.C3537]/37" office:value-type="float" office:value="641.756756756757" calcext:value-type="float">
            <text:p>641.7567567568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23736" calcext:value-type="float">
            <text:p>23736</text:p>
          </table:table-cell>
          <table:table-cell table:formula="of:=[.C3538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3723" calcext:value-type="float">
            <text:p>23723</text:p>
          </table:table-cell>
          <table:table-cell table:formula="of:=[.C3539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3703" calcext:value-type="float">
            <text:p>23703</text:p>
          </table:table-cell>
          <table:table-cell table:formula="of:=[.C354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3734" calcext:value-type="float">
            <text:p>23734</text:p>
          </table:table-cell>
          <table:table-cell table:formula="of:=[.C3541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3716" calcext:value-type="float">
            <text:p>23716</text:p>
          </table:table-cell>
          <table:table-cell table:formula="of:=[.C354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3724" calcext:value-type="float">
            <text:p>23724</text:p>
          </table:table-cell>
          <table:table-cell table:formula="of:=[.C3543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3718" calcext:value-type="float">
            <text:p>23718</text:p>
          </table:table-cell>
          <table:table-cell table:formula="of:=[.C354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3732" calcext:value-type="float">
            <text:p>23732</text:p>
          </table:table-cell>
          <table:table-cell table:formula="of:=[.C3545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3696" calcext:value-type="float">
            <text:p>23696</text:p>
          </table:table-cell>
          <table:table-cell table:formula="of:=[.C3546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3709" calcext:value-type="float">
            <text:p>23709</text:p>
          </table:table-cell>
          <table:table-cell table:formula="of:=[.C354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3724" calcext:value-type="float">
            <text:p>23724</text:p>
          </table:table-cell>
          <table:table-cell table:formula="of:=[.C3548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23714" calcext:value-type="float">
            <text:p>23714</text:p>
          </table:table-cell>
          <table:table-cell table:formula="of:=[.C354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23720" calcext:value-type="float">
            <text:p>23720</text:p>
          </table:table-cell>
          <table:table-cell table:formula="of:=[.C3550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23713" calcext:value-type="float">
            <text:p>23713</text:p>
          </table:table-cell>
          <table:table-cell table:formula="of:=[.C355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23720" calcext:value-type="float">
            <text:p>23720</text:p>
          </table:table-cell>
          <table:table-cell table:formula="of:=[.C355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23715" calcext:value-type="float">
            <text:p>23715</text:p>
          </table:table-cell>
          <table:table-cell table:formula="of:=[.C3553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23706" calcext:value-type="float">
            <text:p>23706</text:p>
          </table:table-cell>
          <table:table-cell table:formula="of:=[.C355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23708" calcext:value-type="float">
            <text:p>23708</text:p>
          </table:table-cell>
          <table:table-cell table:formula="of:=[.C3555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23728" calcext:value-type="float">
            <text:p>23728</text:p>
          </table:table-cell>
          <table:table-cell table:formula="of:=[.C3556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23688" calcext:value-type="float">
            <text:p>23688</text:p>
          </table:table-cell>
          <table:table-cell table:formula="of:=[.C3557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23691" calcext:value-type="float">
            <text:p>23691</text:p>
          </table:table-cell>
          <table:table-cell table:formula="of:=[.C3558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23683" calcext:value-type="float">
            <text:p>23683</text:p>
          </table:table-cell>
          <table:table-cell table:formula="of:=[.C3559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23698" calcext:value-type="float">
            <text:p>23698</text:p>
          </table:table-cell>
          <table:table-cell table:formula="of:=[.C356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23693" calcext:value-type="float">
            <text:p>23693</text:p>
          </table:table-cell>
          <table:table-cell table:formula="of:=[.C3561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23694" calcext:value-type="float">
            <text:p>23694</text:p>
          </table:table-cell>
          <table:table-cell table:formula="of:=[.C3562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23693" calcext:value-type="float">
            <text:p>23693</text:p>
          </table:table-cell>
          <table:table-cell table:formula="of:=[.C3563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23700" calcext:value-type="float">
            <text:p>23700</text:p>
          </table:table-cell>
          <table:table-cell table:formula="of:=[.C3564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23686" calcext:value-type="float">
            <text:p>23686</text:p>
          </table:table-cell>
          <table:table-cell table:formula="of:=[.C356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23680" calcext:value-type="float">
            <text:p>23680</text:p>
          </table:table-cell>
          <table:table-cell table:formula="of:=[.C3566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23681" calcext:value-type="float">
            <text:p>23681</text:p>
          </table:table-cell>
          <table:table-cell table:formula="of:=[.C356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23668" calcext:value-type="float">
            <text:p>23668</text:p>
          </table:table-cell>
          <table:table-cell table:formula="of:=[.C3568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3674" calcext:value-type="float">
            <text:p>23674</text:p>
          </table:table-cell>
          <table:table-cell table:formula="of:=[.C3569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23698" calcext:value-type="float">
            <text:p>23698</text:p>
          </table:table-cell>
          <table:table-cell table:formula="of:=[.C3570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23685" calcext:value-type="float">
            <text:p>23685</text:p>
          </table:table-cell>
          <table:table-cell table:formula="of:=[.C3571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23683" calcext:value-type="float">
            <text:p>23683</text:p>
          </table:table-cell>
          <table:table-cell table:formula="of:=[.C3572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23705" calcext:value-type="float">
            <text:p>23705</text:p>
          </table:table-cell>
          <table:table-cell table:formula="of:=[.C3573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3680" calcext:value-type="float">
            <text:p>23680</text:p>
          </table:table-cell>
          <table:table-cell table:formula="of:=[.C3574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23683" calcext:value-type="float">
            <text:p>23683</text:p>
          </table:table-cell>
          <table:table-cell table:formula="of:=[.C3575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23674" calcext:value-type="float">
            <text:p>23674</text:p>
          </table:table-cell>
          <table:table-cell table:formula="of:=[.C3576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23678" calcext:value-type="float">
            <text:p>23678</text:p>
          </table:table-cell>
          <table:table-cell table:formula="of:=[.C3577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23651" calcext:value-type="float">
            <text:p>23651</text:p>
          </table:table-cell>
          <table:table-cell table:formula="of:=[.C3578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23654" calcext:value-type="float">
            <text:p>23654</text:p>
          </table:table-cell>
          <table:table-cell table:formula="of:=[.C3579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23663" calcext:value-type="float">
            <text:p>23663</text:p>
          </table:table-cell>
          <table:table-cell table:formula="of:=[.C3580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23677" calcext:value-type="float">
            <text:p>23677</text:p>
          </table:table-cell>
          <table:table-cell table:formula="of:=[.C3581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23728" calcext:value-type="float">
            <text:p>23728</text:p>
          </table:table-cell>
          <table:table-cell table:formula="of:=[.C358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23721" calcext:value-type="float">
            <text:p>23721</text:p>
          </table:table-cell>
          <table:table-cell table:formula="of:=[.C358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23711" calcext:value-type="float">
            <text:p>23711</text:p>
          </table:table-cell>
          <table:table-cell table:formula="of:=[.C3584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23722" calcext:value-type="float">
            <text:p>23722</text:p>
          </table:table-cell>
          <table:table-cell table:formula="of:=[.C358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23730" calcext:value-type="float">
            <text:p>23730</text:p>
          </table:table-cell>
          <table:table-cell table:formula="of:=[.C3586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23716" calcext:value-type="float">
            <text:p>23716</text:p>
          </table:table-cell>
          <table:table-cell table:formula="of:=[.C358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23720" calcext:value-type="float">
            <text:p>23720</text:p>
          </table:table-cell>
          <table:table-cell table:formula="of:=[.C358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23705" calcext:value-type="float">
            <text:p>23705</text:p>
          </table:table-cell>
          <table:table-cell table:formula="of:=[.C3589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23711" calcext:value-type="float">
            <text:p>23711</text:p>
          </table:table-cell>
          <table:table-cell table:formula="of:=[.C3590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23696" calcext:value-type="float">
            <text:p>23696</text:p>
          </table:table-cell>
          <table:table-cell table:formula="of:=[.C3591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23686" calcext:value-type="float">
            <text:p>23686</text:p>
          </table:table-cell>
          <table:table-cell table:formula="of:=[.C3592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23725" calcext:value-type="float">
            <text:p>23725</text:p>
          </table:table-cell>
          <table:table-cell table:formula="of:=[.C3593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23718" calcext:value-type="float">
            <text:p>23718</text:p>
          </table:table-cell>
          <table:table-cell table:formula="of:=[.C3594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23715" calcext:value-type="float">
            <text:p>23715</text:p>
          </table:table-cell>
          <table:table-cell table:formula="of:=[.C359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23717" calcext:value-type="float">
            <text:p>23717</text:p>
          </table:table-cell>
          <table:table-cell table:formula="of:=[.C359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23700" calcext:value-type="float">
            <text:p>23700</text:p>
          </table:table-cell>
          <table:table-cell table:formula="of:=[.C3597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23697" calcext:value-type="float">
            <text:p>23697</text:p>
          </table:table-cell>
          <table:table-cell table:formula="of:=[.C359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3711" calcext:value-type="float">
            <text:p>23711</text:p>
          </table:table-cell>
          <table:table-cell table:formula="of:=[.C3599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23722" calcext:value-type="float">
            <text:p>23722</text:p>
          </table:table-cell>
          <table:table-cell table:formula="of:=[.C360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23732" calcext:value-type="float">
            <text:p>23732</text:p>
          </table:table-cell>
          <table:table-cell table:formula="of:=[.C3601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23732" calcext:value-type="float">
            <text:p>23732</text:p>
          </table:table-cell>
          <table:table-cell table:formula="of:=[.C3602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23708" calcext:value-type="float">
            <text:p>23708</text:p>
          </table:table-cell>
          <table:table-cell table:formula="of:=[.C360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3723" calcext:value-type="float">
            <text:p>23723</text:p>
          </table:table-cell>
          <table:table-cell table:formula="of:=[.C360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23715" calcext:value-type="float">
            <text:p>23715</text:p>
          </table:table-cell>
          <table:table-cell table:formula="of:=[.C360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3711" calcext:value-type="float">
            <text:p>23711</text:p>
          </table:table-cell>
          <table:table-cell table:formula="of:=[.C3606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3715" calcext:value-type="float">
            <text:p>23715</text:p>
          </table:table-cell>
          <table:table-cell table:formula="of:=[.C3607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23714" calcext:value-type="float">
            <text:p>23714</text:p>
          </table:table-cell>
          <table:table-cell table:formula="of:=[.C360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23709" calcext:value-type="float">
            <text:p>23709</text:p>
          </table:table-cell>
          <table:table-cell table:formula="of:=[.C3609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23723" calcext:value-type="float">
            <text:p>23723</text:p>
          </table:table-cell>
          <table:table-cell table:formula="of:=[.C3610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3707" calcext:value-type="float">
            <text:p>23707</text:p>
          </table:table-cell>
          <table:table-cell table:formula="of:=[.C3611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23709" calcext:value-type="float">
            <text:p>23709</text:p>
          </table:table-cell>
          <table:table-cell table:formula="of:=[.C361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23722" calcext:value-type="float">
            <text:p>23722</text:p>
          </table:table-cell>
          <table:table-cell table:formula="of:=[.C3613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23720" calcext:value-type="float">
            <text:p>23720</text:p>
          </table:table-cell>
          <table:table-cell table:formula="of:=[.C361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23697" calcext:value-type="float">
            <text:p>23697</text:p>
          </table:table-cell>
          <table:table-cell table:formula="of:=[.C361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23710" calcext:value-type="float">
            <text:p>23710</text:p>
          </table:table-cell>
          <table:table-cell table:formula="of:=[.C3616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23706" calcext:value-type="float">
            <text:p>23706</text:p>
          </table:table-cell>
          <table:table-cell table:formula="of:=[.C361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23708" calcext:value-type="float">
            <text:p>23708</text:p>
          </table:table-cell>
          <table:table-cell table:formula="of:=[.C361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23702" calcext:value-type="float">
            <text:p>23702</text:p>
          </table:table-cell>
          <table:table-cell table:formula="of:=[.C361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1" calcext:value-type="float">
            <text:p>151</text:p>
          </table:table-cell>
          <table:table-cell office:value-type="float" office:value="23713" calcext:value-type="float">
            <text:p>23713</text:p>
          </table:table-cell>
          <table:table-cell table:formula="of:=[.C362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23720" calcext:value-type="float">
            <text:p>23720</text:p>
          </table:table-cell>
          <table:table-cell table:formula="of:=[.C362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23696" calcext:value-type="float">
            <text:p>23696</text:p>
          </table:table-cell>
          <table:table-cell table:formula="of:=[.C362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23676" calcext:value-type="float">
            <text:p>23676</text:p>
          </table:table-cell>
          <table:table-cell table:formula="of:=[.C3623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23679" calcext:value-type="float">
            <text:p>23679</text:p>
          </table:table-cell>
          <table:table-cell table:formula="of:=[.C3624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23679" calcext:value-type="float">
            <text:p>23679</text:p>
          </table:table-cell>
          <table:table-cell table:formula="of:=[.C3625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23675" calcext:value-type="float">
            <text:p>23675</text:p>
          </table:table-cell>
          <table:table-cell table:formula="of:=[.C3626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23687" calcext:value-type="float">
            <text:p>23687</text:p>
          </table:table-cell>
          <table:table-cell table:formula="of:=[.C3627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23681" calcext:value-type="float">
            <text:p>23681</text:p>
          </table:table-cell>
          <table:table-cell table:formula="of:=[.C362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23682" calcext:value-type="float">
            <text:p>23682</text:p>
          </table:table-cell>
          <table:table-cell table:formula="of:=[.C3629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23688" calcext:value-type="float">
            <text:p>23688</text:p>
          </table:table-cell>
          <table:table-cell table:formula="of:=[.C3630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23671" calcext:value-type="float">
            <text:p>23671</text:p>
          </table:table-cell>
          <table:table-cell table:formula="of:=[.C3631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23668" calcext:value-type="float">
            <text:p>23668</text:p>
          </table:table-cell>
          <table:table-cell table:formula="of:=[.C3632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23668" calcext:value-type="float">
            <text:p>23668</text:p>
          </table:table-cell>
          <table:table-cell table:formula="of:=[.C3633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office:value-type="float" office:value="23668" calcext:value-type="float">
            <text:p>23668</text:p>
          </table:table-cell>
          <table:table-cell table:formula="of:=[.C3634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23691" calcext:value-type="float">
            <text:p>23691</text:p>
          </table:table-cell>
          <table:table-cell table:formula="of:=[.C3635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office:value-type="float" office:value="23669" calcext:value-type="float">
            <text:p>23669</text:p>
          </table:table-cell>
          <table:table-cell table:formula="of:=[.C3636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23686" calcext:value-type="float">
            <text:p>23686</text:p>
          </table:table-cell>
          <table:table-cell table:formula="of:=[.C363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1" calcext:value-type="float">
            <text:p>151</text:p>
          </table:table-cell>
          <table:table-cell office:value-type="float" office:value="23681" calcext:value-type="float">
            <text:p>23681</text:p>
          </table:table-cell>
          <table:table-cell table:formula="of:=[.C363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  <table:table-cell office:value-type="float" office:value="23689" calcext:value-type="float">
            <text:p>23689</text:p>
          </table:table-cell>
          <table:table-cell table:formula="of:=[.C3639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3684" calcext:value-type="float">
            <text:p>23684</text:p>
          </table:table-cell>
          <table:table-cell table:formula="of:=[.C3640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23656" calcext:value-type="float">
            <text:p>23656</text:p>
          </table:table-cell>
          <table:table-cell table:formula="of:=[.C3641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23664" calcext:value-type="float">
            <text:p>23664</text:p>
          </table:table-cell>
          <table:table-cell table:formula="of:=[.C3642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1" calcext:value-type="float">
            <text:p>151</text:p>
          </table:table-cell>
          <table:table-cell office:value-type="float" office:value="23658" calcext:value-type="float">
            <text:p>23658</text:p>
          </table:table-cell>
          <table:table-cell table:formula="of:=[.C3643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23660" calcext:value-type="float">
            <text:p>23660</text:p>
          </table:table-cell>
          <table:table-cell table:formula="of:=[.C364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23665" calcext:value-type="float">
            <text:p>23665</text:p>
          </table:table-cell>
          <table:table-cell table:formula="of:=[.C364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23668" calcext:value-type="float">
            <text:p>23668</text:p>
          </table:table-cell>
          <table:table-cell table:formula="of:=[.C3646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23719" calcext:value-type="float">
            <text:p>23719</text:p>
          </table:table-cell>
          <table:table-cell table:formula="of:=[.C364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23723" calcext:value-type="float">
            <text:p>23723</text:p>
          </table:table-cell>
          <table:table-cell table:formula="of:=[.C3648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23719" calcext:value-type="float">
            <text:p>23719</text:p>
          </table:table-cell>
          <table:table-cell table:formula="of:=[.C3649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23726" calcext:value-type="float">
            <text:p>23726</text:p>
          </table:table-cell>
          <table:table-cell table:formula="of:=[.C365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23724" calcext:value-type="float">
            <text:p>23724</text:p>
          </table:table-cell>
          <table:table-cell table:formula="of:=[.C3651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23719" calcext:value-type="float">
            <text:p>23719</text:p>
          </table:table-cell>
          <table:table-cell table:formula="of:=[.C365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23726" calcext:value-type="float">
            <text:p>23726</text:p>
          </table:table-cell>
          <table:table-cell table:formula="of:=[.C3653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23717" calcext:value-type="float">
            <text:p>23717</text:p>
          </table:table-cell>
          <table:table-cell table:formula="of:=[.C365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23698" calcext:value-type="float">
            <text:p>23698</text:p>
          </table:table-cell>
          <table:table-cell table:formula="of:=[.C365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23685" calcext:value-type="float">
            <text:p>23685</text:p>
          </table:table-cell>
          <table:table-cell table:formula="of:=[.C365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23688" calcext:value-type="float">
            <text:p>23688</text:p>
          </table:table-cell>
          <table:table-cell table:formula="of:=[.C3657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23702" calcext:value-type="float">
            <text:p>23702</text:p>
          </table:table-cell>
          <table:table-cell table:formula="of:=[.C365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714" calcext:value-type="float">
            <text:p>23714</text:p>
          </table:table-cell>
          <table:table-cell table:formula="of:=[.C3659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23716" calcext:value-type="float">
            <text:p>23716</text:p>
          </table:table-cell>
          <table:table-cell table:formula="of:=[.C366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3731" calcext:value-type="float">
            <text:p>23731</text:p>
          </table:table-cell>
          <table:table-cell table:formula="of:=[.C3661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23708" calcext:value-type="float">
            <text:p>23708</text:p>
          </table:table-cell>
          <table:table-cell table:formula="of:=[.C3662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23711" calcext:value-type="float">
            <text:p>23711</text:p>
          </table:table-cell>
          <table:table-cell table:formula="of:=[.C3663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23712" calcext:value-type="float">
            <text:p>23712</text:p>
          </table:table-cell>
          <table:table-cell table:formula="of:=[.C3664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23712" calcext:value-type="float">
            <text:p>23712</text:p>
          </table:table-cell>
          <table:table-cell table:formula="of:=[.C3665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3726" calcext:value-type="float">
            <text:p>23726</text:p>
          </table:table-cell>
          <table:table-cell table:formula="of:=[.C3666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3719" calcext:value-type="float">
            <text:p>23719</text:p>
          </table:table-cell>
          <table:table-cell table:formula="of:=[.C3667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23709" calcext:value-type="float">
            <text:p>23709</text:p>
          </table:table-cell>
          <table:table-cell table:formula="of:=[.C366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715" calcext:value-type="float">
            <text:p>23715</text:p>
          </table:table-cell>
          <table:table-cell table:formula="of:=[.C366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23705" calcext:value-type="float">
            <text:p>23705</text:p>
          </table:table-cell>
          <table:table-cell table:formula="of:=[.C367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23721" calcext:value-type="float">
            <text:p>23721</text:p>
          </table:table-cell>
          <table:table-cell table:formula="of:=[.C3671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3729" calcext:value-type="float">
            <text:p>23729</text:p>
          </table:table-cell>
          <table:table-cell table:formula="of:=[.C3672]/37" office:value-type="float" office:value="641.324324324324" calcext:value-type="float">
            <text:p>641.324324324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3717" calcext:value-type="float">
            <text:p>23717</text:p>
          </table:table-cell>
          <table:table-cell table:formula="of:=[.C367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23720" calcext:value-type="float">
            <text:p>23720</text:p>
          </table:table-cell>
          <table:table-cell table:formula="of:=[.C3674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3716" calcext:value-type="float">
            <text:p>23716</text:p>
          </table:table-cell>
          <table:table-cell table:formula="of:=[.C3675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23695" calcext:value-type="float">
            <text:p>23695</text:p>
          </table:table-cell>
          <table:table-cell table:formula="of:=[.C3676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23709" calcext:value-type="float">
            <text:p>23709</text:p>
          </table:table-cell>
          <table:table-cell table:formula="of:=[.C3677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23709" calcext:value-type="float">
            <text:p>23709</text:p>
          </table:table-cell>
          <table:table-cell table:formula="of:=[.C3678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23707" calcext:value-type="float">
            <text:p>23707</text:p>
          </table:table-cell>
          <table:table-cell table:formula="of:=[.C367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23691" calcext:value-type="float">
            <text:p>23691</text:p>
          </table:table-cell>
          <table:table-cell table:formula="of:=[.C3680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3680" calcext:value-type="float">
            <text:p>23680</text:p>
          </table:table-cell>
          <table:table-cell table:formula="of:=[.C3681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23705" calcext:value-type="float">
            <text:p>23705</text:p>
          </table:table-cell>
          <table:table-cell table:formula="of:=[.C368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23700" calcext:value-type="float">
            <text:p>23700</text:p>
          </table:table-cell>
          <table:table-cell table:formula="of:=[.C368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23702" calcext:value-type="float">
            <text:p>23702</text:p>
          </table:table-cell>
          <table:table-cell table:formula="of:=[.C368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23686" calcext:value-type="float">
            <text:p>23686</text:p>
          </table:table-cell>
          <table:table-cell table:formula="of:=[.C368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23699" calcext:value-type="float">
            <text:p>23699</text:p>
          </table:table-cell>
          <table:table-cell table:formula="of:=[.C3686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23685" calcext:value-type="float">
            <text:p>23685</text:p>
          </table:table-cell>
          <table:table-cell table:formula="of:=[.C3687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23697" calcext:value-type="float">
            <text:p>23697</text:p>
          </table:table-cell>
          <table:table-cell table:formula="of:=[.C368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23685" calcext:value-type="float">
            <text:p>23685</text:p>
          </table:table-cell>
          <table:table-cell table:formula="of:=[.C3689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23693" calcext:value-type="float">
            <text:p>23693</text:p>
          </table:table-cell>
          <table:table-cell table:formula="of:=[.C3690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23687" calcext:value-type="float">
            <text:p>23687</text:p>
          </table:table-cell>
          <table:table-cell table:formula="of:=[.C3691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23692" calcext:value-type="float">
            <text:p>23692</text:p>
          </table:table-cell>
          <table:table-cell table:formula="of:=[.C3692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23677" calcext:value-type="float">
            <text:p>23677</text:p>
          </table:table-cell>
          <table:table-cell table:formula="of:=[.C3693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23674" calcext:value-type="float">
            <text:p>23674</text:p>
          </table:table-cell>
          <table:table-cell table:formula="of:=[.C3694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23689" calcext:value-type="float">
            <text:p>23689</text:p>
          </table:table-cell>
          <table:table-cell table:formula="of:=[.C369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23671" calcext:value-type="float">
            <text:p>23671</text:p>
          </table:table-cell>
          <table:table-cell table:formula="of:=[.C3696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23657" calcext:value-type="float">
            <text:p>23657</text:p>
          </table:table-cell>
          <table:table-cell table:formula="of:=[.C3697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23669" calcext:value-type="float">
            <text:p>23669</text:p>
          </table:table-cell>
          <table:table-cell table:formula="of:=[.C3698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23675" calcext:value-type="float">
            <text:p>23675</text:p>
          </table:table-cell>
          <table:table-cell table:formula="of:=[.C3699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23667" calcext:value-type="float">
            <text:p>23667</text:p>
          </table:table-cell>
          <table:table-cell table:formula="of:=[.C3700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23688" calcext:value-type="float">
            <text:p>23688</text:p>
          </table:table-cell>
          <table:table-cell table:formula="of:=[.C3701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23679" calcext:value-type="float">
            <text:p>23679</text:p>
          </table:table-cell>
          <table:table-cell table:formula="of:=[.C3702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23684" calcext:value-type="float">
            <text:p>23684</text:p>
          </table:table-cell>
          <table:table-cell table:formula="of:=[.C3703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  <table:table-cell office:value-type="float" office:value="23679" calcext:value-type="float">
            <text:p>23679</text:p>
          </table:table-cell>
          <table:table-cell table:formula="of:=[.C3704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23675" calcext:value-type="float">
            <text:p>23675</text:p>
          </table:table-cell>
          <table:table-cell table:formula="of:=[.C3705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3650" calcext:value-type="float">
            <text:p>23650</text:p>
          </table:table-cell>
          <table:table-cell table:formula="of:=[.C3706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23655" calcext:value-type="float">
            <text:p>23655</text:p>
          </table:table-cell>
          <table:table-cell table:formula="of:=[.C3707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  <table:table-cell office:value-type="float" office:value="23666" calcext:value-type="float">
            <text:p>23666</text:p>
          </table:table-cell>
          <table:table-cell table:formula="of:=[.C3708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23663" calcext:value-type="float">
            <text:p>23663</text:p>
          </table:table-cell>
          <table:table-cell table:formula="of:=[.C3709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23658" calcext:value-type="float">
            <text:p>23658</text:p>
          </table:table-cell>
          <table:table-cell table:formula="of:=[.C3710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23666" calcext:value-type="float">
            <text:p>23666</text:p>
          </table:table-cell>
          <table:table-cell table:formula="of:=[.C3711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23725" calcext:value-type="float">
            <text:p>23725</text:p>
          </table:table-cell>
          <table:table-cell table:formula="of:=[.C3712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3727" calcext:value-type="float">
            <text:p>23727</text:p>
          </table:table-cell>
          <table:table-cell table:formula="of:=[.C3713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23713" calcext:value-type="float">
            <text:p>23713</text:p>
          </table:table-cell>
          <table:table-cell table:formula="of:=[.C371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23718" calcext:value-type="float">
            <text:p>23718</text:p>
          </table:table-cell>
          <table:table-cell table:formula="of:=[.C3715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23723" calcext:value-type="float">
            <text:p>23723</text:p>
          </table:table-cell>
          <table:table-cell table:formula="of:=[.C3716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23714" calcext:value-type="float">
            <text:p>23714</text:p>
          </table:table-cell>
          <table:table-cell table:formula="of:=[.C3717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23720" calcext:value-type="float">
            <text:p>23720</text:p>
          </table:table-cell>
          <table:table-cell table:formula="of:=[.C371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23708" calcext:value-type="float">
            <text:p>23708</text:p>
          </table:table-cell>
          <table:table-cell table:formula="of:=[.C3719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23696" calcext:value-type="float">
            <text:p>23696</text:p>
          </table:table-cell>
          <table:table-cell table:formula="of:=[.C3720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23697" calcext:value-type="float">
            <text:p>23697</text:p>
          </table:table-cell>
          <table:table-cell table:formula="of:=[.C3721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23691" calcext:value-type="float">
            <text:p>23691</text:p>
          </table:table-cell>
          <table:table-cell table:formula="of:=[.C372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23702" calcext:value-type="float">
            <text:p>23702</text:p>
          </table:table-cell>
          <table:table-cell table:formula="of:=[.C3723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23714" calcext:value-type="float">
            <text:p>23714</text:p>
          </table:table-cell>
          <table:table-cell table:formula="of:=[.C3724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23715" calcext:value-type="float">
            <text:p>23715</text:p>
          </table:table-cell>
          <table:table-cell table:formula="of:=[.C3725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23717" calcext:value-type="float">
            <text:p>23717</text:p>
          </table:table-cell>
          <table:table-cell table:formula="of:=[.C3726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23723" calcext:value-type="float">
            <text:p>23723</text:p>
          </table:table-cell>
          <table:table-cell table:formula="of:=[.C372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23728" calcext:value-type="float">
            <text:p>23728</text:p>
          </table:table-cell>
          <table:table-cell table:formula="of:=[.C3728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23732" calcext:value-type="float">
            <text:p>23732</text:p>
          </table:table-cell>
          <table:table-cell table:formula="of:=[.C3729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23722" calcext:value-type="float">
            <text:p>23722</text:p>
          </table:table-cell>
          <table:table-cell table:formula="of:=[.C3730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23723" calcext:value-type="float">
            <text:p>23723</text:p>
          </table:table-cell>
          <table:table-cell table:formula="of:=[.C3731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23738" calcext:value-type="float">
            <text:p>23738</text:p>
          </table:table-cell>
          <table:table-cell table:formula="of:=[.C3732]/37" office:value-type="float" office:value="641.567567567568" calcext:value-type="float">
            <text:p>641.567567567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3723" calcext:value-type="float">
            <text:p>23723</text:p>
          </table:table-cell>
          <table:table-cell table:formula="of:=[.C373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23710" calcext:value-type="float">
            <text:p>23710</text:p>
          </table:table-cell>
          <table:table-cell table:formula="of:=[.C373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23705" calcext:value-type="float">
            <text:p>23705</text:p>
          </table:table-cell>
          <table:table-cell table:formula="of:=[.C3735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3721" calcext:value-type="float">
            <text:p>23721</text:p>
          </table:table-cell>
          <table:table-cell table:formula="of:=[.C3736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23720" calcext:value-type="float">
            <text:p>23720</text:p>
          </table:table-cell>
          <table:table-cell table:formula="of:=[.C3737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23719" calcext:value-type="float">
            <text:p>23719</text:p>
          </table:table-cell>
          <table:table-cell table:formula="of:=[.C3738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23712" calcext:value-type="float">
            <text:p>23712</text:p>
          </table:table-cell>
          <table:table-cell table:formula="of:=[.C373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23714" calcext:value-type="float">
            <text:p>23714</text:p>
          </table:table-cell>
          <table:table-cell table:formula="of:=[.C3740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23702" calcext:value-type="float">
            <text:p>23702</text:p>
          </table:table-cell>
          <table:table-cell table:formula="of:=[.C374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23713" calcext:value-type="float">
            <text:p>23713</text:p>
          </table:table-cell>
          <table:table-cell table:formula="of:=[.C3742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23717" calcext:value-type="float">
            <text:p>23717</text:p>
          </table:table-cell>
          <table:table-cell table:formula="of:=[.C374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23699" calcext:value-type="float">
            <text:p>23699</text:p>
          </table:table-cell>
          <table:table-cell table:formula="of:=[.C3744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23706" calcext:value-type="float">
            <text:p>23706</text:p>
          </table:table-cell>
          <table:table-cell table:formula="of:=[.C3745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23683" calcext:value-type="float">
            <text:p>23683</text:p>
          </table:table-cell>
          <table:table-cell table:formula="of:=[.C3746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23682" calcext:value-type="float">
            <text:p>23682</text:p>
          </table:table-cell>
          <table:table-cell table:formula="of:=[.C3747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23700" calcext:value-type="float">
            <text:p>23700</text:p>
          </table:table-cell>
          <table:table-cell table:formula="of:=[.C3748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23688" calcext:value-type="float">
            <text:p>23688</text:p>
          </table:table-cell>
          <table:table-cell table:formula="of:=[.C374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23692" calcext:value-type="float">
            <text:p>23692</text:p>
          </table:table-cell>
          <table:table-cell table:formula="of:=[.C3750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23702" calcext:value-type="float">
            <text:p>23702</text:p>
          </table:table-cell>
          <table:table-cell table:formula="of:=[.C375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23696" calcext:value-type="float">
            <text:p>23696</text:p>
          </table:table-cell>
          <table:table-cell table:formula="of:=[.C375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23683" calcext:value-type="float">
            <text:p>23683</text:p>
          </table:table-cell>
          <table:table-cell table:formula="of:=[.C3753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23673" calcext:value-type="float">
            <text:p>23673</text:p>
          </table:table-cell>
          <table:table-cell table:formula="of:=[.C3754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23694" calcext:value-type="float">
            <text:p>23694</text:p>
          </table:table-cell>
          <table:table-cell table:formula="of:=[.C3755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23676" calcext:value-type="float">
            <text:p>23676</text:p>
          </table:table-cell>
          <table:table-cell table:formula="of:=[.C3756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23686" calcext:value-type="float">
            <text:p>23686</text:p>
          </table:table-cell>
          <table:table-cell table:formula="of:=[.C3757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23669" calcext:value-type="float">
            <text:p>23669</text:p>
          </table:table-cell>
          <table:table-cell table:formula="of:=[.C3758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23671" calcext:value-type="float">
            <text:p>23671</text:p>
          </table:table-cell>
          <table:table-cell table:formula="of:=[.C3759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23673" calcext:value-type="float">
            <text:p>23673</text:p>
          </table:table-cell>
          <table:table-cell table:formula="of:=[.C3760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23663" calcext:value-type="float">
            <text:p>23663</text:p>
          </table:table-cell>
          <table:table-cell table:formula="of:=[.C3761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23666" calcext:value-type="float">
            <text:p>23666</text:p>
          </table:table-cell>
          <table:table-cell table:formula="of:=[.C3762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23657" calcext:value-type="float">
            <text:p>23657</text:p>
          </table:table-cell>
          <table:table-cell table:formula="of:=[.C3763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23659" calcext:value-type="float">
            <text:p>23659</text:p>
          </table:table-cell>
          <table:table-cell table:formula="of:=[.C3764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23667" calcext:value-type="float">
            <text:p>23667</text:p>
          </table:table-cell>
          <table:table-cell table:formula="of:=[.C3765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3" calcext:value-type="float">
            <text:p>153</text:p>
          </table:table-cell>
          <table:table-cell office:value-type="float" office:value="23668" calcext:value-type="float">
            <text:p>23668</text:p>
          </table:table-cell>
          <table:table-cell table:formula="of:=[.C3766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23673" calcext:value-type="float">
            <text:p>23673</text:p>
          </table:table-cell>
          <table:table-cell table:formula="of:=[.C3767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 office:value-type="float" office:value="23695" calcext:value-type="float">
            <text:p>23695</text:p>
          </table:table-cell>
          <table:table-cell table:formula="of:=[.C376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23678" calcext:value-type="float">
            <text:p>23678</text:p>
          </table:table-cell>
          <table:table-cell table:formula="of:=[.C3769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23664" calcext:value-type="float">
            <text:p>23664</text:p>
          </table:table-cell>
          <table:table-cell table:formula="of:=[.C3770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23667" calcext:value-type="float">
            <text:p>23667</text:p>
          </table:table-cell>
          <table:table-cell table:formula="of:=[.C3771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23671" calcext:value-type="float">
            <text:p>23671</text:p>
          </table:table-cell>
          <table:table-cell table:formula="of:=[.C3772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23662" calcext:value-type="float">
            <text:p>23662</text:p>
          </table:table-cell>
          <table:table-cell table:formula="of:=[.C3773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23667" calcext:value-type="float">
            <text:p>23667</text:p>
          </table:table-cell>
          <table:table-cell table:formula="of:=[.C3774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23675" calcext:value-type="float">
            <text:p>23675</text:p>
          </table:table-cell>
          <table:table-cell table:formula="of:=[.C3775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3" calcext:value-type="float">
            <text:p>153</text:p>
          </table:table-cell>
          <table:table-cell office:value-type="float" office:value="23673" calcext:value-type="float">
            <text:p>23673</text:p>
          </table:table-cell>
          <table:table-cell table:formula="of:=[.C3776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23725" calcext:value-type="float">
            <text:p>23725</text:p>
          </table:table-cell>
          <table:table-cell table:formula="of:=[.C377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float" office:value="23714" calcext:value-type="float">
            <text:p>23714</text:p>
          </table:table-cell>
          <table:table-cell table:formula="of:=[.C377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23705" calcext:value-type="float">
            <text:p>23705</text:p>
          </table:table-cell>
          <table:table-cell table:formula="of:=[.C3779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23712" calcext:value-type="float">
            <text:p>23712</text:p>
          </table:table-cell>
          <table:table-cell table:formula="of:=[.C3780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23739" calcext:value-type="float">
            <text:p>23739</text:p>
          </table:table-cell>
          <table:table-cell table:formula="of:=[.C3781]/37" office:value-type="float" office:value="641.594594594595" calcext:value-type="float">
            <text:p>641.594594594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23711" calcext:value-type="float">
            <text:p>23711</text:p>
          </table:table-cell>
          <table:table-cell table:formula="of:=[.C3782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office:value-type="float" office:value="23720" calcext:value-type="float">
            <text:p>23720</text:p>
          </table:table-cell>
          <table:table-cell table:formula="of:=[.C3783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23713" calcext:value-type="float">
            <text:p>23713</text:p>
          </table:table-cell>
          <table:table-cell table:formula="of:=[.C3784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23712" calcext:value-type="float">
            <text:p>23712</text:p>
          </table:table-cell>
          <table:table-cell table:formula="of:=[.C3785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23732" calcext:value-type="float">
            <text:p>23732</text:p>
          </table:table-cell>
          <table:table-cell table:formula="of:=[.C3786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23706" calcext:value-type="float">
            <text:p>23706</text:p>
          </table:table-cell>
          <table:table-cell table:formula="of:=[.C378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23727" calcext:value-type="float">
            <text:p>23727</text:p>
          </table:table-cell>
          <table:table-cell table:formula="of:=[.C3788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23702" calcext:value-type="float">
            <text:p>23702</text:p>
          </table:table-cell>
          <table:table-cell table:formula="of:=[.C3789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float" office:value="23702" calcext:value-type="float">
            <text:p>23702</text:p>
          </table:table-cell>
          <table:table-cell table:formula="of:=[.C3790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float" office:value="23709" calcext:value-type="float">
            <text:p>23709</text:p>
          </table:table-cell>
          <table:table-cell table:formula="of:=[.C3791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23705" calcext:value-type="float">
            <text:p>23705</text:p>
          </table:table-cell>
          <table:table-cell table:formula="of:=[.C3792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23735" calcext:value-type="float">
            <text:p>23735</text:p>
          </table:table-cell>
          <table:table-cell table:formula="of:=[.C3793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23732" calcext:value-type="float">
            <text:p>23732</text:p>
          </table:table-cell>
          <table:table-cell table:formula="of:=[.C3794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23698" calcext:value-type="float">
            <text:p>23698</text:p>
          </table:table-cell>
          <table:table-cell table:formula="of:=[.C3795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23724" calcext:value-type="float">
            <text:p>23724</text:p>
          </table:table-cell>
          <table:table-cell table:formula="of:=[.C379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23735" calcext:value-type="float">
            <text:p>23735</text:p>
          </table:table-cell>
          <table:table-cell table:formula="of:=[.C3797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23716" calcext:value-type="float">
            <text:p>23716</text:p>
          </table:table-cell>
          <table:table-cell table:formula="of:=[.C3798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23722" calcext:value-type="float">
            <text:p>23722</text:p>
          </table:table-cell>
          <table:table-cell table:formula="of:=[.C3799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23716" calcext:value-type="float">
            <text:p>23716</text:p>
          </table:table-cell>
          <table:table-cell table:formula="of:=[.C3800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3712" calcext:value-type="float">
            <text:p>23712</text:p>
          </table:table-cell>
          <table:table-cell table:formula="of:=[.C3801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23716" calcext:value-type="float">
            <text:p>23716</text:p>
          </table:table-cell>
          <table:table-cell table:formula="of:=[.C3802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23717" calcext:value-type="float">
            <text:p>23717</text:p>
          </table:table-cell>
          <table:table-cell table:formula="of:=[.C380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23702" calcext:value-type="float">
            <text:p>23702</text:p>
          </table:table-cell>
          <table:table-cell table:formula="of:=[.C3804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23710" calcext:value-type="float">
            <text:p>23710</text:p>
          </table:table-cell>
          <table:table-cell table:formula="of:=[.C380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23699" calcext:value-type="float">
            <text:p>23699</text:p>
          </table:table-cell>
          <table:table-cell table:formula="of:=[.C3806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23721" calcext:value-type="float">
            <text:p>23721</text:p>
          </table:table-cell>
          <table:table-cell table:formula="of:=[.C3807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23712" calcext:value-type="float">
            <text:p>23712</text:p>
          </table:table-cell>
          <table:table-cell table:formula="of:=[.C3808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23709" calcext:value-type="float">
            <text:p>23709</text:p>
          </table:table-cell>
          <table:table-cell table:formula="of:=[.C3809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23683" calcext:value-type="float">
            <text:p>23683</text:p>
          </table:table-cell>
          <table:table-cell table:formula="of:=[.C3810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23689" calcext:value-type="float">
            <text:p>23689</text:p>
          </table:table-cell>
          <table:table-cell table:formula="of:=[.C3811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23704" calcext:value-type="float">
            <text:p>23704</text:p>
          </table:table-cell>
          <table:table-cell table:formula="of:=[.C381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23690" calcext:value-type="float">
            <text:p>23690</text:p>
          </table:table-cell>
          <table:table-cell table:formula="of:=[.C3813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23681" calcext:value-type="float">
            <text:p>23681</text:p>
          </table:table-cell>
          <table:table-cell table:formula="of:=[.C3814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23682" calcext:value-type="float">
            <text:p>23682</text:p>
          </table:table-cell>
          <table:table-cell table:formula="of:=[.C3815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23693" calcext:value-type="float">
            <text:p>23693</text:p>
          </table:table-cell>
          <table:table-cell table:formula="of:=[.C3816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23696" calcext:value-type="float">
            <text:p>23696</text:p>
          </table:table-cell>
          <table:table-cell table:formula="of:=[.C3817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23698" calcext:value-type="float">
            <text:p>23698</text:p>
          </table:table-cell>
          <table:table-cell table:formula="of:=[.C3818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23669" calcext:value-type="float">
            <text:p>23669</text:p>
          </table:table-cell>
          <table:table-cell table:formula="of:=[.C3819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4" calcext:value-type="float">
            <text:p>154</text:p>
          </table:table-cell>
          <table:table-cell office:value-type="float" office:value="23667" calcext:value-type="float">
            <text:p>23667</text:p>
          </table:table-cell>
          <table:table-cell table:formula="of:=[.C3820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23671" calcext:value-type="float">
            <text:p>23671</text:p>
          </table:table-cell>
          <table:table-cell table:formula="of:=[.C3821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23697" calcext:value-type="float">
            <text:p>23697</text:p>
          </table:table-cell>
          <table:table-cell table:formula="of:=[.C3822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23677" calcext:value-type="float">
            <text:p>23677</text:p>
          </table:table-cell>
          <table:table-cell table:formula="of:=[.C3823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23654" calcext:value-type="float">
            <text:p>23654</text:p>
          </table:table-cell>
          <table:table-cell table:formula="of:=[.C3824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23669" calcext:value-type="float">
            <text:p>23669</text:p>
          </table:table-cell>
          <table:table-cell table:formula="of:=[.C3825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23661" calcext:value-type="float">
            <text:p>23661</text:p>
          </table:table-cell>
          <table:table-cell table:formula="of:=[.C3826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23662" calcext:value-type="float">
            <text:p>23662</text:p>
          </table:table-cell>
          <table:table-cell table:formula="of:=[.C3827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23665" calcext:value-type="float">
            <text:p>23665</text:p>
          </table:table-cell>
          <table:table-cell table:formula="of:=[.C3828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23662" calcext:value-type="float">
            <text:p>23662</text:p>
          </table:table-cell>
          <table:table-cell table:formula="of:=[.C3829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23673" calcext:value-type="float">
            <text:p>23673</text:p>
          </table:table-cell>
          <table:table-cell table:formula="of:=[.C3830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23658" calcext:value-type="float">
            <text:p>23658</text:p>
          </table:table-cell>
          <table:table-cell table:formula="of:=[.C3831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  <table:table-cell office:value-type="float" office:value="23674" calcext:value-type="float">
            <text:p>23674</text:p>
          </table:table-cell>
          <table:table-cell table:formula="of:=[.C3832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office:value-type="float" office:value="23669" calcext:value-type="float">
            <text:p>23669</text:p>
          </table:table-cell>
          <table:table-cell table:formula="of:=[.C3833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23666" calcext:value-type="float">
            <text:p>23666</text:p>
          </table:table-cell>
          <table:table-cell table:formula="of:=[.C3834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23661" calcext:value-type="float">
            <text:p>23661</text:p>
          </table:table-cell>
          <table:table-cell table:formula="of:=[.C3835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23670" calcext:value-type="float">
            <text:p>23670</text:p>
          </table:table-cell>
          <table:table-cell table:formula="of:=[.C3836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office:value-type="float" office:value="23663" calcext:value-type="float">
            <text:p>23663</text:p>
          </table:table-cell>
          <table:table-cell table:formula="of:=[.C3837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23653" calcext:value-type="float">
            <text:p>23653</text:p>
          </table:table-cell>
          <table:table-cell table:formula="of:=[.C3838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23659" calcext:value-type="float">
            <text:p>23659</text:p>
          </table:table-cell>
          <table:table-cell table:formula="of:=[.C3839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23666" calcext:value-type="float">
            <text:p>23666</text:p>
          </table:table-cell>
          <table:table-cell table:formula="of:=[.C3840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23671" calcext:value-type="float">
            <text:p>23671</text:p>
          </table:table-cell>
          <table:table-cell table:formula="of:=[.C3841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23700" calcext:value-type="float">
            <text:p>23700</text:p>
          </table:table-cell>
          <table:table-cell table:formula="of:=[.C384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23712" calcext:value-type="float">
            <text:p>23712</text:p>
          </table:table-cell>
          <table:table-cell table:formula="of:=[.C3843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23692" calcext:value-type="float">
            <text:p>23692</text:p>
          </table:table-cell>
          <table:table-cell table:formula="of:=[.C3844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23695" calcext:value-type="float">
            <text:p>23695</text:p>
          </table:table-cell>
          <table:table-cell table:formula="of:=[.C3845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23708" calcext:value-type="float">
            <text:p>23708</text:p>
          </table:table-cell>
          <table:table-cell table:formula="of:=[.C384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23723" calcext:value-type="float">
            <text:p>23723</text:p>
          </table:table-cell>
          <table:table-cell table:formula="of:=[.C384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23708" calcext:value-type="float">
            <text:p>23708</text:p>
          </table:table-cell>
          <table:table-cell table:formula="of:=[.C384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23716" calcext:value-type="float">
            <text:p>23716</text:p>
          </table:table-cell>
          <table:table-cell table:formula="of:=[.C3849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23703" calcext:value-type="float">
            <text:p>23703</text:p>
          </table:table-cell>
          <table:table-cell table:formula="of:=[.C385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23712" calcext:value-type="float">
            <text:p>23712</text:p>
          </table:table-cell>
          <table:table-cell table:formula="of:=[.C3851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23709" calcext:value-type="float">
            <text:p>23709</text:p>
          </table:table-cell>
          <table:table-cell table:formula="of:=[.C3852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23731" calcext:value-type="float">
            <text:p>23731</text:p>
          </table:table-cell>
          <table:table-cell table:formula="of:=[.C3853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23726" calcext:value-type="float">
            <text:p>23726</text:p>
          </table:table-cell>
          <table:table-cell table:formula="of:=[.C3854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23709" calcext:value-type="float">
            <text:p>23709</text:p>
          </table:table-cell>
          <table:table-cell table:formula="of:=[.C3855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23728" calcext:value-type="float">
            <text:p>23728</text:p>
          </table:table-cell>
          <table:table-cell table:formula="of:=[.C3856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23697" calcext:value-type="float">
            <text:p>23697</text:p>
          </table:table-cell>
          <table:table-cell table:formula="of:=[.C3857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23711" calcext:value-type="float">
            <text:p>23711</text:p>
          </table:table-cell>
          <table:table-cell table:formula="of:=[.C385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23712" calcext:value-type="float">
            <text:p>23712</text:p>
          </table:table-cell>
          <table:table-cell table:formula="of:=[.C3859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23703" calcext:value-type="float">
            <text:p>23703</text:p>
          </table:table-cell>
          <table:table-cell table:formula="of:=[.C3860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23730" calcext:value-type="float">
            <text:p>23730</text:p>
          </table:table-cell>
          <table:table-cell table:formula="of:=[.C3861]/37" office:value-type="float" office:value="641.351351351351" calcext:value-type="float">
            <text:p>641.3513513514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23743" calcext:value-type="float">
            <text:p>23743</text:p>
          </table:table-cell>
          <table:table-cell table:formula="of:=[.C3862]/37" office:value-type="float" office:value="641.702702702703" calcext:value-type="float">
            <text:p>641.702702702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23741" calcext:value-type="float">
            <text:p>23741</text:p>
          </table:table-cell>
          <table:table-cell table:formula="of:=[.C3863]/37" office:value-type="float" office:value="641.648648648649" calcext:value-type="float">
            <text:p>641.648648648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23734" calcext:value-type="float">
            <text:p>23734</text:p>
          </table:table-cell>
          <table:table-cell table:formula="of:=[.C3864]/37" office:value-type="float" office:value="641.45945945946" calcext:value-type="float">
            <text:p>641.459459459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3710" calcext:value-type="float">
            <text:p>23710</text:p>
          </table:table-cell>
          <table:table-cell table:formula="of:=[.C3865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23731" calcext:value-type="float">
            <text:p>23731</text:p>
          </table:table-cell>
          <table:table-cell table:formula="of:=[.C3866]/37" office:value-type="float" office:value="641.378378378378" calcext:value-type="float">
            <text:p>641.3783783784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23725" calcext:value-type="float">
            <text:p>23725</text:p>
          </table:table-cell>
          <table:table-cell table:formula="of:=[.C3867]/37" office:value-type="float" office:value="641.216216216216" calcext:value-type="float">
            <text:p>641.216216216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23708" calcext:value-type="float">
            <text:p>23708</text:p>
          </table:table-cell>
          <table:table-cell table:formula="of:=[.C386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23696" calcext:value-type="float">
            <text:p>23696</text:p>
          </table:table-cell>
          <table:table-cell table:formula="of:=[.C386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23713" calcext:value-type="float">
            <text:p>23713</text:p>
          </table:table-cell>
          <table:table-cell table:formula="of:=[.C387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23699" calcext:value-type="float">
            <text:p>23699</text:p>
          </table:table-cell>
          <table:table-cell table:formula="of:=[.C387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23699" calcext:value-type="float">
            <text:p>23699</text:p>
          </table:table-cell>
          <table:table-cell table:formula="of:=[.C3872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23698" calcext:value-type="float">
            <text:p>23698</text:p>
          </table:table-cell>
          <table:table-cell table:formula="of:=[.C387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23688" calcext:value-type="float">
            <text:p>23688</text:p>
          </table:table-cell>
          <table:table-cell table:formula="of:=[.C3874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23686" calcext:value-type="float">
            <text:p>23686</text:p>
          </table:table-cell>
          <table:table-cell table:formula="of:=[.C3875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23702" calcext:value-type="float">
            <text:p>23702</text:p>
          </table:table-cell>
          <table:table-cell table:formula="of:=[.C3876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23689" calcext:value-type="float">
            <text:p>23689</text:p>
          </table:table-cell>
          <table:table-cell table:formula="of:=[.C3877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23674" calcext:value-type="float">
            <text:p>23674</text:p>
          </table:table-cell>
          <table:table-cell table:formula="of:=[.C3878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23685" calcext:value-type="float">
            <text:p>23685</text:p>
          </table:table-cell>
          <table:table-cell table:formula="of:=[.C3879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23677" calcext:value-type="float">
            <text:p>23677</text:p>
          </table:table-cell>
          <table:table-cell table:formula="of:=[.C3880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23686" calcext:value-type="float">
            <text:p>23686</text:p>
          </table:table-cell>
          <table:table-cell table:formula="of:=[.C3881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23667" calcext:value-type="float">
            <text:p>23667</text:p>
          </table:table-cell>
          <table:table-cell table:formula="of:=[.C3882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23680" calcext:value-type="float">
            <text:p>23680</text:p>
          </table:table-cell>
          <table:table-cell table:formula="of:=[.C3883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23664" calcext:value-type="float">
            <text:p>23664</text:p>
          </table:table-cell>
          <table:table-cell table:formula="of:=[.C3884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23664" calcext:value-type="float">
            <text:p>23664</text:p>
          </table:table-cell>
          <table:table-cell table:formula="of:=[.C3885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23657" calcext:value-type="float">
            <text:p>23657</text:p>
          </table:table-cell>
          <table:table-cell table:formula="of:=[.C3886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5" calcext:value-type="float">
            <text:p>155</text:p>
          </table:table-cell>
          <table:table-cell office:value-type="float" office:value="23666" calcext:value-type="float">
            <text:p>23666</text:p>
          </table:table-cell>
          <table:table-cell table:formula="of:=[.C3887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23657" calcext:value-type="float">
            <text:p>23657</text:p>
          </table:table-cell>
          <table:table-cell table:formula="of:=[.C3888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23666" calcext:value-type="float">
            <text:p>23666</text:p>
          </table:table-cell>
          <table:table-cell table:formula="of:=[.C3889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23654" calcext:value-type="float">
            <text:p>23654</text:p>
          </table:table-cell>
          <table:table-cell table:formula="of:=[.C3890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23651" calcext:value-type="float">
            <text:p>23651</text:p>
          </table:table-cell>
          <table:table-cell table:formula="of:=[.C3891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23653" calcext:value-type="float">
            <text:p>23653</text:p>
          </table:table-cell>
          <table:table-cell table:formula="of:=[.C3892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23647" calcext:value-type="float">
            <text:p>23647</text:p>
          </table:table-cell>
          <table:table-cell table:formula="of:=[.C3893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23647" calcext:value-type="float">
            <text:p>23647</text:p>
          </table:table-cell>
          <table:table-cell table:formula="of:=[.C3894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23673" calcext:value-type="float">
            <text:p>23673</text:p>
          </table:table-cell>
          <table:table-cell table:formula="of:=[.C3895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float" office:value="23648" calcext:value-type="float">
            <text:p>23648</text:p>
          </table:table-cell>
          <table:table-cell table:formula="of:=[.C3896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23658" calcext:value-type="float">
            <text:p>23658</text:p>
          </table:table-cell>
          <table:table-cell table:formula="of:=[.C3897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23660" calcext:value-type="float">
            <text:p>23660</text:p>
          </table:table-cell>
          <table:table-cell table:formula="of:=[.C3898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23667" calcext:value-type="float">
            <text:p>23667</text:p>
          </table:table-cell>
          <table:table-cell table:formula="of:=[.C3899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23657" calcext:value-type="float">
            <text:p>23657</text:p>
          </table:table-cell>
          <table:table-cell table:formula="of:=[.C3900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23657" calcext:value-type="float">
            <text:p>23657</text:p>
          </table:table-cell>
          <table:table-cell table:formula="of:=[.C3901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23677" calcext:value-type="float">
            <text:p>23677</text:p>
          </table:table-cell>
          <table:table-cell table:formula="of:=[.C3902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23670" calcext:value-type="float">
            <text:p>23670</text:p>
          </table:table-cell>
          <table:table-cell table:formula="of:=[.C3903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23672" calcext:value-type="float">
            <text:p>23672</text:p>
          </table:table-cell>
          <table:table-cell table:formula="of:=[.C3904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23663" calcext:value-type="float">
            <text:p>23663</text:p>
          </table:table-cell>
          <table:table-cell table:formula="of:=[.C3905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23682" calcext:value-type="float">
            <text:p>23682</text:p>
          </table:table-cell>
          <table:table-cell table:formula="of:=[.C3906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office:value-type="float" office:value="23703" calcext:value-type="float">
            <text:p>23703</text:p>
          </table:table-cell>
          <table:table-cell table:formula="of:=[.C390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23702" calcext:value-type="float">
            <text:p>23702</text:p>
          </table:table-cell>
          <table:table-cell table:formula="of:=[.C390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23688" calcext:value-type="float">
            <text:p>23688</text:p>
          </table:table-cell>
          <table:table-cell table:formula="of:=[.C390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23713" calcext:value-type="float">
            <text:p>23713</text:p>
          </table:table-cell>
          <table:table-cell table:formula="of:=[.C391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23719" calcext:value-type="float">
            <text:p>23719</text:p>
          </table:table-cell>
          <table:table-cell table:formula="of:=[.C391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23714" calcext:value-type="float">
            <text:p>23714</text:p>
          </table:table-cell>
          <table:table-cell table:formula="of:=[.C3912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23695" calcext:value-type="float">
            <text:p>23695</text:p>
          </table:table-cell>
          <table:table-cell table:formula="of:=[.C3913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23717" calcext:value-type="float">
            <text:p>23717</text:p>
          </table:table-cell>
          <table:table-cell table:formula="of:=[.C3914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23724" calcext:value-type="float">
            <text:p>23724</text:p>
          </table:table-cell>
          <table:table-cell table:formula="of:=[.C3915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23722" calcext:value-type="float">
            <text:p>23722</text:p>
          </table:table-cell>
          <table:table-cell table:formula="of:=[.C3916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23716" calcext:value-type="float">
            <text:p>23716</text:p>
          </table:table-cell>
          <table:table-cell table:formula="of:=[.C3917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office:value-type="float" office:value="23720" calcext:value-type="float">
            <text:p>23720</text:p>
          </table:table-cell>
          <table:table-cell table:formula="of:=[.C3918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23732" calcext:value-type="float">
            <text:p>23732</text:p>
          </table:table-cell>
          <table:table-cell table:formula="of:=[.C3919]/37" office:value-type="float" office:value="641.405405405405" calcext:value-type="float">
            <text:p>641.4054054054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23709" calcext:value-type="float">
            <text:p>23709</text:p>
          </table:table-cell>
          <table:table-cell table:formula="of:=[.C3920]/37" office:value-type="float" office:value="640.783783783784" calcext:value-type="float">
            <text:p>640.783783783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23719" calcext:value-type="float">
            <text:p>23719</text:p>
          </table:table-cell>
          <table:table-cell table:formula="of:=[.C3921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23720" calcext:value-type="float">
            <text:p>23720</text:p>
          </table:table-cell>
          <table:table-cell table:formula="of:=[.C3922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23701" calcext:value-type="float">
            <text:p>23701</text:p>
          </table:table-cell>
          <table:table-cell table:formula="of:=[.C3923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23723" calcext:value-type="float">
            <text:p>23723</text:p>
          </table:table-cell>
          <table:table-cell table:formula="of:=[.C3924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23703" calcext:value-type="float">
            <text:p>23703</text:p>
          </table:table-cell>
          <table:table-cell table:formula="of:=[.C3925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23712" calcext:value-type="float">
            <text:p>23712</text:p>
          </table:table-cell>
          <table:table-cell table:formula="of:=[.C3926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23735" calcext:value-type="float">
            <text:p>23735</text:p>
          </table:table-cell>
          <table:table-cell table:formula="of:=[.C3927]/37" office:value-type="float" office:value="641.486486486487" calcext:value-type="float">
            <text:p>641.486486486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23714" calcext:value-type="float">
            <text:p>23714</text:p>
          </table:table-cell>
          <table:table-cell table:formula="of:=[.C3928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23736" calcext:value-type="float">
            <text:p>23736</text:p>
          </table:table-cell>
          <table:table-cell table:formula="of:=[.C3929]/37" office:value-type="float" office:value="641.513513513514" calcext:value-type="float">
            <text:p>641.513513513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23726" calcext:value-type="float">
            <text:p>23726</text:p>
          </table:table-cell>
          <table:table-cell table:formula="of:=[.C3930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23726" calcext:value-type="float">
            <text:p>23726</text:p>
          </table:table-cell>
          <table:table-cell table:formula="of:=[.C3931]/37" office:value-type="float" office:value="641.243243243243" calcext:value-type="float">
            <text:p>641.243243243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23728" calcext:value-type="float">
            <text:p>23728</text:p>
          </table:table-cell>
          <table:table-cell table:formula="of:=[.C3932]/37" office:value-type="float" office:value="641.297297297297" calcext:value-type="float">
            <text:p>641.2972972973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23723" calcext:value-type="float">
            <text:p>23723</text:p>
          </table:table-cell>
          <table:table-cell table:formula="of:=[.C393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23698" calcext:value-type="float">
            <text:p>23698</text:p>
          </table:table-cell>
          <table:table-cell table:formula="of:=[.C393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23713" calcext:value-type="float">
            <text:p>23713</text:p>
          </table:table-cell>
          <table:table-cell table:formula="of:=[.C3935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23708" calcext:value-type="float">
            <text:p>23708</text:p>
          </table:table-cell>
          <table:table-cell table:formula="of:=[.C3936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23708" calcext:value-type="float">
            <text:p>23708</text:p>
          </table:table-cell>
          <table:table-cell table:formula="of:=[.C3937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23681" calcext:value-type="float">
            <text:p>23681</text:p>
          </table:table-cell>
          <table:table-cell table:formula="of:=[.C3938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23688" calcext:value-type="float">
            <text:p>23688</text:p>
          </table:table-cell>
          <table:table-cell table:formula="of:=[.C3939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3673" calcext:value-type="float">
            <text:p>23673</text:p>
          </table:table-cell>
          <table:table-cell table:formula="of:=[.C3940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23689" calcext:value-type="float">
            <text:p>23689</text:p>
          </table:table-cell>
          <table:table-cell table:formula="of:=[.C3941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23686" calcext:value-type="float">
            <text:p>23686</text:p>
          </table:table-cell>
          <table:table-cell table:formula="of:=[.C3942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23688" calcext:value-type="float">
            <text:p>23688</text:p>
          </table:table-cell>
          <table:table-cell table:formula="of:=[.C3943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23671" calcext:value-type="float">
            <text:p>23671</text:p>
          </table:table-cell>
          <table:table-cell table:formula="of:=[.C3944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23652" calcext:value-type="float">
            <text:p>23652</text:p>
          </table:table-cell>
          <table:table-cell table:formula="of:=[.C3945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23675" calcext:value-type="float">
            <text:p>23675</text:p>
          </table:table-cell>
          <table:table-cell table:formula="of:=[.C3946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23661" calcext:value-type="float">
            <text:p>23661</text:p>
          </table:table-cell>
          <table:table-cell table:formula="of:=[.C3947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23675" calcext:value-type="float">
            <text:p>23675</text:p>
          </table:table-cell>
          <table:table-cell table:formula="of:=[.C3948]/37" office:value-type="float" office:value="639.864864864865" calcext:value-type="float">
            <text:p>639.864864864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23655" calcext:value-type="float">
            <text:p>23655</text:p>
          </table:table-cell>
          <table:table-cell table:formula="of:=[.C3949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23674" calcext:value-type="float">
            <text:p>23674</text:p>
          </table:table-cell>
          <table:table-cell table:formula="of:=[.C3950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3674" calcext:value-type="float">
            <text:p>23674</text:p>
          </table:table-cell>
          <table:table-cell table:formula="of:=[.C3951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23665" calcext:value-type="float">
            <text:p>23665</text:p>
          </table:table-cell>
          <table:table-cell table:formula="of:=[.C3952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23661" calcext:value-type="float">
            <text:p>23661</text:p>
          </table:table-cell>
          <table:table-cell table:formula="of:=[.C3953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23660" calcext:value-type="float">
            <text:p>23660</text:p>
          </table:table-cell>
          <table:table-cell table:formula="of:=[.C395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23657" calcext:value-type="float">
            <text:p>23657</text:p>
          </table:table-cell>
          <table:table-cell table:formula="of:=[.C3955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23666" calcext:value-type="float">
            <text:p>23666</text:p>
          </table:table-cell>
          <table:table-cell table:formula="of:=[.C3956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23646" calcext:value-type="float">
            <text:p>23646</text:p>
          </table:table-cell>
          <table:table-cell table:formula="of:=[.C3957]/37" office:value-type="float" office:value="639.081081081081" calcext:value-type="float">
            <text:p>639.081081081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23658" calcext:value-type="float">
            <text:p>23658</text:p>
          </table:table-cell>
          <table:table-cell table:formula="of:=[.C3958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3655" calcext:value-type="float">
            <text:p>23655</text:p>
          </table:table-cell>
          <table:table-cell table:formula="of:=[.C3959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3668" calcext:value-type="float">
            <text:p>23668</text:p>
          </table:table-cell>
          <table:table-cell table:formula="of:=[.C3960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23639" calcext:value-type="float">
            <text:p>23639</text:p>
          </table:table-cell>
          <table:table-cell table:formula="of:=[.C3961]/37" office:value-type="float" office:value="638.891891891892" calcext:value-type="float">
            <text:p>638.8918918919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23659" calcext:value-type="float">
            <text:p>23659</text:p>
          </table:table-cell>
          <table:table-cell table:formula="of:=[.C3962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23668" calcext:value-type="float">
            <text:p>23668</text:p>
          </table:table-cell>
          <table:table-cell table:formula="of:=[.C3963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23667" calcext:value-type="float">
            <text:p>23667</text:p>
          </table:table-cell>
          <table:table-cell table:formula="of:=[.C3964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office:value-type="float" office:value="23665" calcext:value-type="float">
            <text:p>23665</text:p>
          </table:table-cell>
          <table:table-cell table:formula="of:=[.C3965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23671" calcext:value-type="float">
            <text:p>23671</text:p>
          </table:table-cell>
          <table:table-cell table:formula="of:=[.C3966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3672" calcext:value-type="float">
            <text:p>23672</text:p>
          </table:table-cell>
          <table:table-cell table:formula="of:=[.C3967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23674" calcext:value-type="float">
            <text:p>23674</text:p>
          </table:table-cell>
          <table:table-cell table:formula="of:=[.C3968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23653" calcext:value-type="float">
            <text:p>23653</text:p>
          </table:table-cell>
          <table:table-cell table:formula="of:=[.C3969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3665" calcext:value-type="float">
            <text:p>23665</text:p>
          </table:table-cell>
          <table:table-cell table:formula="of:=[.C3970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23669" calcext:value-type="float">
            <text:p>23669</text:p>
          </table:table-cell>
          <table:table-cell table:formula="of:=[.C3971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23695" calcext:value-type="float">
            <text:p>23695</text:p>
          </table:table-cell>
          <table:table-cell table:formula="of:=[.C3972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23700" calcext:value-type="float">
            <text:p>23700</text:p>
          </table:table-cell>
          <table:table-cell table:formula="of:=[.C3973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23690" calcext:value-type="float">
            <text:p>23690</text:p>
          </table:table-cell>
          <table:table-cell table:formula="of:=[.C3974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23717" calcext:value-type="float">
            <text:p>23717</text:p>
          </table:table-cell>
          <table:table-cell table:formula="of:=[.C3975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3733" calcext:value-type="float">
            <text:p>23733</text:p>
          </table:table-cell>
          <table:table-cell table:formula="of:=[.C3976]/37" office:value-type="float" office:value="641.432432432432" calcext:value-type="float">
            <text:p>641.432432432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23727" calcext:value-type="float">
            <text:p>23727</text:p>
          </table:table-cell>
          <table:table-cell table:formula="of:=[.C3977]/37" office:value-type="float" office:value="641.27027027027" calcext:value-type="float">
            <text:p>641.2702702703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23708" calcext:value-type="float">
            <text:p>23708</text:p>
          </table:table-cell>
          <table:table-cell table:formula="of:=[.C3978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23713" calcext:value-type="float">
            <text:p>23713</text:p>
          </table:table-cell>
          <table:table-cell table:formula="of:=[.C3979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23713" calcext:value-type="float">
            <text:p>23713</text:p>
          </table:table-cell>
          <table:table-cell table:formula="of:=[.C398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23720" calcext:value-type="float">
            <text:p>23720</text:p>
          </table:table-cell>
          <table:table-cell table:formula="of:=[.C3981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23691" calcext:value-type="float">
            <text:p>23691</text:p>
          </table:table-cell>
          <table:table-cell table:formula="of:=[.C3982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23698" calcext:value-type="float">
            <text:p>23698</text:p>
          </table:table-cell>
          <table:table-cell table:formula="of:=[.C398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3704" calcext:value-type="float">
            <text:p>23704</text:p>
          </table:table-cell>
          <table:table-cell table:formula="of:=[.C3984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23722" calcext:value-type="float">
            <text:p>23722</text:p>
          </table:table-cell>
          <table:table-cell table:formula="of:=[.C3985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23724" calcext:value-type="float">
            <text:p>23724</text:p>
          </table:table-cell>
          <table:table-cell table:formula="of:=[.C3986]/37" office:value-type="float" office:value="641.189189189189" calcext:value-type="float">
            <text:p>641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23712" calcext:value-type="float">
            <text:p>23712</text:p>
          </table:table-cell>
          <table:table-cell table:formula="of:=[.C3987]/37" office:value-type="float" office:value="640.864864864865" calcext:value-type="float">
            <text:p>640.8648648649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23689" calcext:value-type="float">
            <text:p>23689</text:p>
          </table:table-cell>
          <table:table-cell table:formula="of:=[.C3988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23707" calcext:value-type="float">
            <text:p>23707</text:p>
          </table:table-cell>
          <table:table-cell table:formula="of:=[.C3989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23719" calcext:value-type="float">
            <text:p>23719</text:p>
          </table:table-cell>
          <table:table-cell table:formula="of:=[.C3990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23702" calcext:value-type="float">
            <text:p>23702</text:p>
          </table:table-cell>
          <table:table-cell table:formula="of:=[.C3991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23717" calcext:value-type="float">
            <text:p>23717</text:p>
          </table:table-cell>
          <table:table-cell table:formula="of:=[.C3992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23717" calcext:value-type="float">
            <text:p>23717</text:p>
          </table:table-cell>
          <table:table-cell table:formula="of:=[.C3993]/37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23710" calcext:value-type="float">
            <text:p>23710</text:p>
          </table:table-cell>
          <table:table-cell table:formula="of:=[.C3994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23720" calcext:value-type="float">
            <text:p>23720</text:p>
          </table:table-cell>
          <table:table-cell table:formula="of:=[.C3995]/37" office:value-type="float" office:value="641.081081081081" calcext:value-type="float">
            <text:p>641.0810810811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23688" calcext:value-type="float">
            <text:p>23688</text:p>
          </table:table-cell>
          <table:table-cell table:formula="of:=[.C3996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3723" calcext:value-type="float">
            <text:p>23723</text:p>
          </table:table-cell>
          <table:table-cell table:formula="of:=[.C3997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23722" calcext:value-type="float">
            <text:p>23722</text:p>
          </table:table-cell>
          <table:table-cell table:formula="of:=[.C3998]/37" office:value-type="float" office:value="641.135135135135" calcext:value-type="float">
            <text:p>641.1351351351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23694" calcext:value-type="float">
            <text:p>23694</text:p>
          </table:table-cell>
          <table:table-cell table:formula="of:=[.C3999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23701" calcext:value-type="float">
            <text:p>23701</text:p>
          </table:table-cell>
          <table:table-cell table:formula="of:=[.C400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3699" calcext:value-type="float">
            <text:p>23699</text:p>
          </table:table-cell>
          <table:table-cell table:formula="of:=[.C400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23682" calcext:value-type="float">
            <text:p>23682</text:p>
          </table:table-cell>
          <table:table-cell table:formula="of:=[.C4002]/37" office:value-type="float" office:value="640.054054054054" calcext:value-type="float">
            <text:p>640.0540540541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3687" calcext:value-type="float">
            <text:p>23687</text:p>
          </table:table-cell>
          <table:table-cell table:formula="of:=[.C4003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23683" calcext:value-type="float">
            <text:p>23683</text:p>
          </table:table-cell>
          <table:table-cell table:formula="of:=[.C4004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23662" calcext:value-type="float">
            <text:p>23662</text:p>
          </table:table-cell>
          <table:table-cell table:formula="of:=[.C4005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23680" calcext:value-type="float">
            <text:p>23680</text:p>
          </table:table-cell>
          <table:table-cell table:formula="of:=[.C4006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23668" calcext:value-type="float">
            <text:p>23668</text:p>
          </table:table-cell>
          <table:table-cell table:formula="of:=[.C4007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23678" calcext:value-type="float">
            <text:p>23678</text:p>
          </table:table-cell>
          <table:table-cell table:formula="of:=[.C4008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23673" calcext:value-type="float">
            <text:p>23673</text:p>
          </table:table-cell>
          <table:table-cell table:formula="of:=[.C4009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23662" calcext:value-type="float">
            <text:p>23662</text:p>
          </table:table-cell>
          <table:table-cell table:formula="of:=[.C4010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23663" calcext:value-type="float">
            <text:p>23663</text:p>
          </table:table-cell>
          <table:table-cell table:formula="of:=[.C4011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23664" calcext:value-type="float">
            <text:p>23664</text:p>
          </table:table-cell>
          <table:table-cell table:formula="of:=[.C4012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23676" calcext:value-type="float">
            <text:p>23676</text:p>
          </table:table-cell>
          <table:table-cell table:formula="of:=[.C4013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23667" calcext:value-type="float">
            <text:p>23667</text:p>
          </table:table-cell>
          <table:table-cell table:formula="of:=[.C4014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23674" calcext:value-type="float">
            <text:p>23674</text:p>
          </table:table-cell>
          <table:table-cell table:formula="of:=[.C4015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23669" calcext:value-type="float">
            <text:p>23669</text:p>
          </table:table-cell>
          <table:table-cell table:formula="of:=[.C4016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23655" calcext:value-type="float">
            <text:p>23655</text:p>
          </table:table-cell>
          <table:table-cell table:formula="of:=[.C4017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23647" calcext:value-type="float">
            <text:p>23647</text:p>
          </table:table-cell>
          <table:table-cell table:formula="of:=[.C4018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23645" calcext:value-type="float">
            <text:p>23645</text:p>
          </table:table-cell>
          <table:table-cell table:formula="of:=[.C4019]/37" office:value-type="float" office:value="639.054054054054" calcext:value-type="float">
            <text:p>639.054054054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23653" calcext:value-type="float">
            <text:p>23653</text:p>
          </table:table-cell>
          <table:table-cell table:formula="of:=[.C4020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23648" calcext:value-type="float">
            <text:p>23648</text:p>
          </table:table-cell>
          <table:table-cell table:formula="of:=[.C4021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23659" calcext:value-type="float">
            <text:p>23659</text:p>
          </table:table-cell>
          <table:table-cell table:formula="of:=[.C4022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23636" calcext:value-type="float">
            <text:p>23636</text:p>
          </table:table-cell>
          <table:table-cell table:formula="of:=[.C4023]/37" office:value-type="float" office:value="638.810810810811" calcext:value-type="float">
            <text:p>638.8108108108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23647" calcext:value-type="float">
            <text:p>23647</text:p>
          </table:table-cell>
          <table:table-cell table:formula="of:=[.C4024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23648" calcext:value-type="float">
            <text:p>23648</text:p>
          </table:table-cell>
          <table:table-cell table:formula="of:=[.C4025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23666" calcext:value-type="float">
            <text:p>23666</text:p>
          </table:table-cell>
          <table:table-cell table:formula="of:=[.C4026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23647" calcext:value-type="float">
            <text:p>23647</text:p>
          </table:table-cell>
          <table:table-cell table:formula="of:=[.C4027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office:value-type="float" office:value="23673" calcext:value-type="float">
            <text:p>23673</text:p>
          </table:table-cell>
          <table:table-cell table:formula="of:=[.C4028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office:value-type="float" office:value="23662" calcext:value-type="float">
            <text:p>23662</text:p>
          </table:table-cell>
          <table:table-cell table:formula="of:=[.C4029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23677" calcext:value-type="float">
            <text:p>23677</text:p>
          </table:table-cell>
          <table:table-cell table:formula="of:=[.C4030]/37" office:value-type="float" office:value="639.918918918919" calcext:value-type="float">
            <text:p>639.9189189189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23684" calcext:value-type="float">
            <text:p>23684</text:p>
          </table:table-cell>
          <table:table-cell table:formula="of:=[.C4031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23658" calcext:value-type="float">
            <text:p>23658</text:p>
          </table:table-cell>
          <table:table-cell table:formula="of:=[.C4032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23656" calcext:value-type="float">
            <text:p>23656</text:p>
          </table:table-cell>
          <table:table-cell table:formula="of:=[.C4033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23656" calcext:value-type="float">
            <text:p>23656</text:p>
          </table:table-cell>
          <table:table-cell table:formula="of:=[.C4034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office:value-type="float" office:value="23644" calcext:value-type="float">
            <text:p>23644</text:p>
          </table:table-cell>
          <table:table-cell table:formula="of:=[.C4035]/37" office:value-type="float" office:value="639.027027027027" calcext:value-type="float">
            <text:p>639.02702702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23639" calcext:value-type="float">
            <text:p>23639</text:p>
          </table:table-cell>
          <table:table-cell table:formula="of:=[.C4036]/37" office:value-type="float" office:value="638.891891891892" calcext:value-type="float">
            <text:p>638.891891891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23701" calcext:value-type="float">
            <text:p>23701</text:p>
          </table:table-cell>
          <table:table-cell table:formula="of:=[.C4037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23692" calcext:value-type="float">
            <text:p>23692</text:p>
          </table:table-cell>
          <table:table-cell table:formula="of:=[.C4038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23697" calcext:value-type="float">
            <text:p>23697</text:p>
          </table:table-cell>
          <table:table-cell table:formula="of:=[.C4039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23700" calcext:value-type="float">
            <text:p>23700</text:p>
          </table:table-cell>
          <table:table-cell table:formula="of:=[.C404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23699" calcext:value-type="float">
            <text:p>23699</text:p>
          </table:table-cell>
          <table:table-cell table:formula="of:=[.C404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23719" calcext:value-type="float">
            <text:p>23719</text:p>
          </table:table-cell>
          <table:table-cell table:formula="of:=[.C4042]/37" office:value-type="float" office:value="641.054054054054" calcext:value-type="float">
            <text:p>641.054054054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23723" calcext:value-type="float">
            <text:p>23723</text:p>
          </table:table-cell>
          <table:table-cell table:formula="of:=[.C4043]/37" office:value-type="float" office:value="641.162162162162" calcext:value-type="float">
            <text:p>641.1621621622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23696" calcext:value-type="float">
            <text:p>23696</text:p>
          </table:table-cell>
          <table:table-cell table:formula="of:=[.C404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23697" calcext:value-type="float">
            <text:p>23697</text:p>
          </table:table-cell>
          <table:table-cell table:formula="of:=[.C4045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23701" calcext:value-type="float">
            <text:p>23701</text:p>
          </table:table-cell>
          <table:table-cell table:formula="of:=[.C4046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23670" calcext:value-type="float">
            <text:p>23670</text:p>
          </table:table-cell>
          <table:table-cell table:formula="of:=[.C4047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23711" calcext:value-type="float">
            <text:p>23711</text:p>
          </table:table-cell>
          <table:table-cell table:formula="of:=[.C404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23718" calcext:value-type="float">
            <text:p>23718</text:p>
          </table:table-cell>
          <table:table-cell table:formula="of:=[.C4049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23705" calcext:value-type="float">
            <text:p>23705</text:p>
          </table:table-cell>
          <table:table-cell table:formula="of:=[.C405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23716" calcext:value-type="float">
            <text:p>23716</text:p>
          </table:table-cell>
          <table:table-cell table:formula="of:=[.C4051]/37" office:value-type="float" office:value="640.972972972973" calcext:value-type="float">
            <text:p>640.972972973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23710" calcext:value-type="float">
            <text:p>23710</text:p>
          </table:table-cell>
          <table:table-cell table:formula="of:=[.C4052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23710" calcext:value-type="float">
            <text:p>23710</text:p>
          </table:table-cell>
          <table:table-cell table:formula="of:=[.C4053]/37" office:value-type="float" office:value="640.810810810811" calcext:value-type="float">
            <text:p>640.81081081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23696" calcext:value-type="float">
            <text:p>23696</text:p>
          </table:table-cell>
          <table:table-cell table:formula="of:=[.C4054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23707" calcext:value-type="float">
            <text:p>23707</text:p>
          </table:table-cell>
          <table:table-cell table:formula="of:=[.C4055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23686" calcext:value-type="float">
            <text:p>23686</text:p>
          </table:table-cell>
          <table:table-cell table:formula="of:=[.C4056]/37" office:value-type="float" office:value="640.162162162162" calcext:value-type="float">
            <text:p>640.1621621622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23718" calcext:value-type="float">
            <text:p>23718</text:p>
          </table:table-cell>
          <table:table-cell table:formula="of:=[.C4057]/37" office:value-type="float" office:value="641.027027027027" calcext:value-type="float">
            <text:p>641.027027027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23695" calcext:value-type="float">
            <text:p>23695</text:p>
          </table:table-cell>
          <table:table-cell table:formula="of:=[.C4058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23691" calcext:value-type="float">
            <text:p>23691</text:p>
          </table:table-cell>
          <table:table-cell table:formula="of:=[.C4059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23701" calcext:value-type="float">
            <text:p>23701</text:p>
          </table:table-cell>
          <table:table-cell table:formula="of:=[.C406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23699" calcext:value-type="float">
            <text:p>23699</text:p>
          </table:table-cell>
          <table:table-cell table:formula="of:=[.C4061]/37" office:value-type="float" office:value="640.513513513514" calcext:value-type="float">
            <text:p>640.513513513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23706" calcext:value-type="float">
            <text:p>23706</text:p>
          </table:table-cell>
          <table:table-cell table:formula="of:=[.C4062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23694" calcext:value-type="float">
            <text:p>23694</text:p>
          </table:table-cell>
          <table:table-cell table:formula="of:=[.C4063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23685" calcext:value-type="float">
            <text:p>23685</text:p>
          </table:table-cell>
          <table:table-cell table:formula="of:=[.C4064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23688" calcext:value-type="float">
            <text:p>23688</text:p>
          </table:table-cell>
          <table:table-cell table:formula="of:=[.C4065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23689" calcext:value-type="float">
            <text:p>23689</text:p>
          </table:table-cell>
          <table:table-cell table:formula="of:=[.C4066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23679" calcext:value-type="float">
            <text:p>23679</text:p>
          </table:table-cell>
          <table:table-cell table:formula="of:=[.C4067]/37" office:value-type="float" office:value="639.972972972973" calcext:value-type="float">
            <text:p>639.97297297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3673" calcext:value-type="float">
            <text:p>23673</text:p>
          </table:table-cell>
          <table:table-cell table:formula="of:=[.C4068]/37" office:value-type="float" office:value="639.810810810811" calcext:value-type="float">
            <text:p>639.8108108108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23671" calcext:value-type="float">
            <text:p>23671</text:p>
          </table:table-cell>
          <table:table-cell table:formula="of:=[.C4069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23657" calcext:value-type="float">
            <text:p>23657</text:p>
          </table:table-cell>
          <table:table-cell table:formula="of:=[.C4070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23657" calcext:value-type="float">
            <text:p>23657</text:p>
          </table:table-cell>
          <table:table-cell table:formula="of:=[.C4071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23660" calcext:value-type="float">
            <text:p>23660</text:p>
          </table:table-cell>
          <table:table-cell table:formula="of:=[.C4072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23655" calcext:value-type="float">
            <text:p>23655</text:p>
          </table:table-cell>
          <table:table-cell table:formula="of:=[.C4073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23662" calcext:value-type="float">
            <text:p>23662</text:p>
          </table:table-cell>
          <table:table-cell table:formula="of:=[.C4074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23644" calcext:value-type="float">
            <text:p>23644</text:p>
          </table:table-cell>
          <table:table-cell table:formula="of:=[.C4075]/37" office:value-type="float" office:value="639.027027027027" calcext:value-type="float">
            <text:p>639.02702702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23652" calcext:value-type="float">
            <text:p>23652</text:p>
          </table:table-cell>
          <table:table-cell table:formula="of:=[.C4076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23656" calcext:value-type="float">
            <text:p>23656</text:p>
          </table:table-cell>
          <table:table-cell table:formula="of:=[.C4077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23649" calcext:value-type="float">
            <text:p>23649</text:p>
          </table:table-cell>
          <table:table-cell table:formula="of:=[.C4078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23656" calcext:value-type="float">
            <text:p>23656</text:p>
          </table:table-cell>
          <table:table-cell table:formula="of:=[.C4079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3664" calcext:value-type="float">
            <text:p>23664</text:p>
          </table:table-cell>
          <table:table-cell table:formula="of:=[.C4080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23666" calcext:value-type="float">
            <text:p>23666</text:p>
          </table:table-cell>
          <table:table-cell table:formula="of:=[.C4081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23649" calcext:value-type="float">
            <text:p>23649</text:p>
          </table:table-cell>
          <table:table-cell table:formula="of:=[.C4082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23639" calcext:value-type="float">
            <text:p>23639</text:p>
          </table:table-cell>
          <table:table-cell table:formula="of:=[.C4083]/37" office:value-type="float" office:value="638.891891891892" calcext:value-type="float">
            <text:p>638.891891891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23634" calcext:value-type="float">
            <text:p>23634</text:p>
          </table:table-cell>
          <table:table-cell table:formula="of:=[.C4084]/37" office:value-type="float" office:value="638.756756756757" calcext:value-type="float">
            <text:p>638.756756756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23654" calcext:value-type="float">
            <text:p>23654</text:p>
          </table:table-cell>
          <table:table-cell table:formula="of:=[.C4085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23651" calcext:value-type="float">
            <text:p>23651</text:p>
          </table:table-cell>
          <table:table-cell table:formula="of:=[.C4086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3647" calcext:value-type="float">
            <text:p>23647</text:p>
          </table:table-cell>
          <table:table-cell table:formula="of:=[.C4087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23641" calcext:value-type="float">
            <text:p>23641</text:p>
          </table:table-cell>
          <table:table-cell table:formula="of:=[.C4088]/37" office:value-type="float" office:value="638.945945945946" calcext:value-type="float">
            <text:p>638.9459459459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23640" calcext:value-type="float">
            <text:p>23640</text:p>
          </table:table-cell>
          <table:table-cell table:formula="of:=[.C4089]/37" office:value-type="float" office:value="638.918918918919" calcext:value-type="float">
            <text:p>638.9189189189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23665" calcext:value-type="float">
            <text:p>23665</text:p>
          </table:table-cell>
          <table:table-cell table:formula="of:=[.C4090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23650" calcext:value-type="float">
            <text:p>23650</text:p>
          </table:table-cell>
          <table:table-cell table:formula="of:=[.C4091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23641" calcext:value-type="float">
            <text:p>23641</text:p>
          </table:table-cell>
          <table:table-cell table:formula="of:=[.C4092]/37" office:value-type="float" office:value="638.945945945946" calcext:value-type="float">
            <text:p>638.9459459459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" calcext:value-type="float">
            <text:p>158</text:p>
          </table:table-cell>
          <table:table-cell office:value-type="float" office:value="23653" calcext:value-type="float">
            <text:p>23653</text:p>
          </table:table-cell>
          <table:table-cell table:formula="of:=[.C4093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23667" calcext:value-type="float">
            <text:p>23667</text:p>
          </table:table-cell>
          <table:table-cell table:formula="of:=[.C4094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23662" calcext:value-type="float">
            <text:p>23662</text:p>
          </table:table-cell>
          <table:table-cell table:formula="of:=[.C4095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23668" calcext:value-type="float">
            <text:p>23668</text:p>
          </table:table-cell>
          <table:table-cell table:formula="of:=[.C4096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23676" calcext:value-type="float">
            <text:p>23676</text:p>
          </table:table-cell>
          <table:table-cell table:formula="of:=[.C4097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23646" calcext:value-type="float">
            <text:p>23646</text:p>
          </table:table-cell>
          <table:table-cell table:formula="of:=[.C4098]/37" office:value-type="float" office:value="639.081081081081" calcext:value-type="float">
            <text:p>639.0810810811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  <table:table-cell office:value-type="float" office:value="23649" calcext:value-type="float">
            <text:p>23649</text:p>
          </table:table-cell>
          <table:table-cell table:formula="of:=[.C4099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23627" calcext:value-type="float">
            <text:p>23627</text:p>
          </table:table-cell>
          <table:table-cell table:formula="of:=[.C4100]/37" office:value-type="float" office:value="638.567567567568" calcext:value-type="float">
            <text:p>638.5675675676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23645" calcext:value-type="float">
            <text:p>23645</text:p>
          </table:table-cell>
          <table:table-cell table:formula="of:=[.C4101]/37" office:value-type="float" office:value="639.054054054054" calcext:value-type="float">
            <text:p>639.0540540541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23696" calcext:value-type="float">
            <text:p>23696</text:p>
          </table:table-cell>
          <table:table-cell table:formula="of:=[.C4102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23708" calcext:value-type="float">
            <text:p>23708</text:p>
          </table:table-cell>
          <table:table-cell table:formula="of:=[.C4103]/37" office:value-type="float" office:value="640.756756756757" calcext:value-type="float">
            <text:p>640.756756756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23690" calcext:value-type="float">
            <text:p>23690</text:p>
          </table:table-cell>
          <table:table-cell table:formula="of:=[.C4104]/37" office:value-type="float" office:value="640.27027027027" calcext:value-type="float">
            <text:p>640.2702702703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23687" calcext:value-type="float">
            <text:p>23687</text:p>
          </table:table-cell>
          <table:table-cell table:formula="of:=[.C4105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23705" calcext:value-type="float">
            <text:p>23705</text:p>
          </table:table-cell>
          <table:table-cell table:formula="of:=[.C4106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23706" calcext:value-type="float">
            <text:p>23706</text:p>
          </table:table-cell>
          <table:table-cell table:formula="of:=[.C4107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23702" calcext:value-type="float">
            <text:p>23702</text:p>
          </table:table-cell>
          <table:table-cell table:formula="of:=[.C4108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23715" calcext:value-type="float">
            <text:p>23715</text:p>
          </table:table-cell>
          <table:table-cell table:formula="of:=[.C4109]/37" office:value-type="float" office:value="640.945945945946" calcext:value-type="float">
            <text:p>640.9459459459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23701" calcext:value-type="float">
            <text:p>23701</text:p>
          </table:table-cell>
          <table:table-cell table:formula="of:=[.C4110]/37" office:value-type="float" office:value="640.567567567568" calcext:value-type="float">
            <text:p>640.5675675676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23680" calcext:value-type="float">
            <text:p>23680</text:p>
          </table:table-cell>
          <table:table-cell table:formula="of:=[.C4111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23688" calcext:value-type="float">
            <text:p>23688</text:p>
          </table:table-cell>
          <table:table-cell table:formula="of:=[.C4112]/37" office:value-type="float" office:value="640.216216216216" calcext:value-type="float">
            <text:p>640.2162162162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23696" calcext:value-type="float">
            <text:p>23696</text:p>
          </table:table-cell>
          <table:table-cell table:formula="of:=[.C411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23706" calcext:value-type="float">
            <text:p>23706</text:p>
          </table:table-cell>
          <table:table-cell table:formula="of:=[.C411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23685" calcext:value-type="float">
            <text:p>23685</text:p>
          </table:table-cell>
          <table:table-cell table:formula="of:=[.C4115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23687" calcext:value-type="float">
            <text:p>23687</text:p>
          </table:table-cell>
          <table:table-cell table:formula="of:=[.C4116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23681" calcext:value-type="float">
            <text:p>23681</text:p>
          </table:table-cell>
          <table:table-cell table:formula="of:=[.C4117]/37" office:value-type="float" office:value="640.027027027027" calcext:value-type="float">
            <text:p>640.02702702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23697" calcext:value-type="float">
            <text:p>23697</text:p>
          </table:table-cell>
          <table:table-cell table:formula="of:=[.C4118]/37" office:value-type="float" office:value="640.45945945946" calcext:value-type="float">
            <text:p>640.459459459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23696" calcext:value-type="float">
            <text:p>23696</text:p>
          </table:table-cell>
          <table:table-cell table:formula="of:=[.C411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23713" calcext:value-type="float">
            <text:p>23713</text:p>
          </table:table-cell>
          <table:table-cell table:formula="of:=[.C4120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23685" calcext:value-type="float">
            <text:p>23685</text:p>
          </table:table-cell>
          <table:table-cell table:formula="of:=[.C4121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23700" calcext:value-type="float">
            <text:p>23700</text:p>
          </table:table-cell>
          <table:table-cell table:formula="of:=[.C4122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23696" calcext:value-type="float">
            <text:p>23696</text:p>
          </table:table-cell>
          <table:table-cell table:formula="of:=[.C4123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23698" calcext:value-type="float">
            <text:p>23698</text:p>
          </table:table-cell>
          <table:table-cell table:formula="of:=[.C4124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23689" calcext:value-type="float">
            <text:p>23689</text:p>
          </table:table-cell>
          <table:table-cell table:formula="of:=[.C4125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23685" calcext:value-type="float">
            <text:p>23685</text:p>
          </table:table-cell>
          <table:table-cell table:formula="of:=[.C4126]/37" office:value-type="float" office:value="640.135135135135" calcext:value-type="float">
            <text:p>640.1351351351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23687" calcext:value-type="float">
            <text:p>23687</text:p>
          </table:table-cell>
          <table:table-cell table:formula="of:=[.C4127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23680" calcext:value-type="float">
            <text:p>23680</text:p>
          </table:table-cell>
          <table:table-cell table:formula="of:=[.C4128]/37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23696" calcext:value-type="float">
            <text:p>23696</text:p>
          </table:table-cell>
          <table:table-cell table:formula="of:=[.C4129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23664" calcext:value-type="float">
            <text:p>23664</text:p>
          </table:table-cell>
          <table:table-cell table:formula="of:=[.C4130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23678" calcext:value-type="float">
            <text:p>23678</text:p>
          </table:table-cell>
          <table:table-cell table:formula="of:=[.C4131]/37" office:value-type="float" office:value="639.945945945946" calcext:value-type="float">
            <text:p>639.945945945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3657" calcext:value-type="float">
            <text:p>23657</text:p>
          </table:table-cell>
          <table:table-cell table:formula="of:=[.C4132]/37" office:value-type="float" office:value="639.378378378378" calcext:value-type="float">
            <text:p>639.378378378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23668" calcext:value-type="float">
            <text:p>23668</text:p>
          </table:table-cell>
          <table:table-cell table:formula="of:=[.C4133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23654" calcext:value-type="float">
            <text:p>23654</text:p>
          </table:table-cell>
          <table:table-cell table:formula="of:=[.C4134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23670" calcext:value-type="float">
            <text:p>23670</text:p>
          </table:table-cell>
          <table:table-cell table:formula="of:=[.C4135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23665" calcext:value-type="float">
            <text:p>23665</text:p>
          </table:table-cell>
          <table:table-cell table:formula="of:=[.C4136]/37" office:value-type="float" office:value="639.594594594595" calcext:value-type="float">
            <text:p>639.594594594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23661" calcext:value-type="float">
            <text:p>23661</text:p>
          </table:table-cell>
          <table:table-cell table:formula="of:=[.C4137]/37" office:value-type="float" office:value="639.486486486486" calcext:value-type="float">
            <text:p>639.4864864865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23653" calcext:value-type="float">
            <text:p>23653</text:p>
          </table:table-cell>
          <table:table-cell table:formula="of:=[.C4138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23645" calcext:value-type="float">
            <text:p>23645</text:p>
          </table:table-cell>
          <table:table-cell table:formula="of:=[.C4139]/37" office:value-type="float" office:value="639.054054054054" calcext:value-type="float">
            <text:p>639.0540540541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23653" calcext:value-type="float">
            <text:p>23653</text:p>
          </table:table-cell>
          <table:table-cell table:formula="of:=[.C4140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23650" calcext:value-type="float">
            <text:p>23650</text:p>
          </table:table-cell>
          <table:table-cell table:formula="of:=[.C4141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23651" calcext:value-type="float">
            <text:p>23651</text:p>
          </table:table-cell>
          <table:table-cell table:formula="of:=[.C4142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23649" calcext:value-type="float">
            <text:p>23649</text:p>
          </table:table-cell>
          <table:table-cell table:formula="of:=[.C4143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23654" calcext:value-type="float">
            <text:p>23654</text:p>
          </table:table-cell>
          <table:table-cell table:formula="of:=[.C4144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23639" calcext:value-type="float">
            <text:p>23639</text:p>
          </table:table-cell>
          <table:table-cell table:formula="of:=[.C4145]/37" office:value-type="float" office:value="638.891891891892" calcext:value-type="float">
            <text:p>638.8918918919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23658" calcext:value-type="float">
            <text:p>23658</text:p>
          </table:table-cell>
          <table:table-cell table:formula="of:=[.C4146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23658" calcext:value-type="float">
            <text:p>23658</text:p>
          </table:table-cell>
          <table:table-cell table:formula="of:=[.C4147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23638" calcext:value-type="float">
            <text:p>23638</text:p>
          </table:table-cell>
          <table:table-cell table:formula="of:=[.C4148]/37" office:value-type="float" office:value="638.864864864865" calcext:value-type="float">
            <text:p>638.8648648649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3646" calcext:value-type="float">
            <text:p>23646</text:p>
          </table:table-cell>
          <table:table-cell table:formula="of:=[.C4149]/37" office:value-type="float" office:value="639.081081081081" calcext:value-type="float">
            <text:p>639.081081081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office:value-type="float" office:value="23647" calcext:value-type="float">
            <text:p>23647</text:p>
          </table:table-cell>
          <table:table-cell table:formula="of:=[.C4150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23647" calcext:value-type="float">
            <text:p>23647</text:p>
          </table:table-cell>
          <table:table-cell table:formula="of:=[.C4151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23652" calcext:value-type="float">
            <text:p>23652</text:p>
          </table:table-cell>
          <table:table-cell table:formula="of:=[.C4152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23648" calcext:value-type="float">
            <text:p>23648</text:p>
          </table:table-cell>
          <table:table-cell table:formula="of:=[.C4153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23653" calcext:value-type="float">
            <text:p>23653</text:p>
          </table:table-cell>
          <table:table-cell table:formula="of:=[.C4154]/37" office:value-type="float" office:value="639.27027027027" calcext:value-type="float">
            <text:p>639.2702702703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23641" calcext:value-type="float">
            <text:p>23641</text:p>
          </table:table-cell>
          <table:table-cell table:formula="of:=[.C4155]/37" office:value-type="float" office:value="638.945945945946" calcext:value-type="float">
            <text:p>638.9459459459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23664" calcext:value-type="float">
            <text:p>23664</text:p>
          </table:table-cell>
          <table:table-cell table:formula="of:=[.C4156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23651" calcext:value-type="float">
            <text:p>23651</text:p>
          </table:table-cell>
          <table:table-cell table:formula="of:=[.C4157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23664" calcext:value-type="float">
            <text:p>23664</text:p>
          </table:table-cell>
          <table:table-cell table:formula="of:=[.C4158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23655" calcext:value-type="float">
            <text:p>23655</text:p>
          </table:table-cell>
          <table:table-cell table:formula="of:=[.C4159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23669" calcext:value-type="float">
            <text:p>23669</text:p>
          </table:table-cell>
          <table:table-cell table:formula="of:=[.C4160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23655" calcext:value-type="float">
            <text:p>23655</text:p>
          </table:table-cell>
          <table:table-cell table:formula="of:=[.C4161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23668" calcext:value-type="float">
            <text:p>23668</text:p>
          </table:table-cell>
          <table:table-cell table:formula="of:=[.C4162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9" calcext:value-type="float">
            <text:p>159</text:p>
          </table:table-cell>
          <table:table-cell office:value-type="float" office:value="23666" calcext:value-type="float">
            <text:p>23666</text:p>
          </table:table-cell>
          <table:table-cell table:formula="of:=[.C4163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23651" calcext:value-type="float">
            <text:p>23651</text:p>
          </table:table-cell>
          <table:table-cell table:formula="of:=[.C4164]/37" office:value-type="float" office:value="639.216216216216" calcext:value-type="float">
            <text:p>639.216216216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office:value-type="float" office:value="23656" calcext:value-type="float">
            <text:p>23656</text:p>
          </table:table-cell>
          <table:table-cell table:formula="of:=[.C4165]/37" office:value-type="float" office:value="639.351351351351" calcext:value-type="float">
            <text:p>639.351351351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3639" calcext:value-type="float">
            <text:p>23639</text:p>
          </table:table-cell>
          <table:table-cell table:formula="of:=[.C4166]/37" office:value-type="float" office:value="638.891891891892" calcext:value-type="float">
            <text:p>638.8918918919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23707" calcext:value-type="float">
            <text:p>23707</text:p>
          </table:table-cell>
          <table:table-cell table:formula="of:=[.C4167]/37" office:value-type="float" office:value="640.72972972973" calcext:value-type="float">
            <text:p>640.7297297297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23711" calcext:value-type="float">
            <text:p>23711</text:p>
          </table:table-cell>
          <table:table-cell table:formula="of:=[.C4168]/37" office:value-type="float" office:value="640.837837837838" calcext:value-type="float">
            <text:p>640.837837837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23695" calcext:value-type="float">
            <text:p>23695</text:p>
          </table:table-cell>
          <table:table-cell table:formula="of:=[.C4169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23705" calcext:value-type="float">
            <text:p>23705</text:p>
          </table:table-cell>
          <table:table-cell table:formula="of:=[.C4170]/37" office:value-type="float" office:value="640.675675675676" calcext:value-type="float">
            <text:p>640.675675675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23694" calcext:value-type="float">
            <text:p>23694</text:p>
          </table:table-cell>
          <table:table-cell table:formula="of:=[.C4171]/37" office:value-type="float" office:value="640.378378378378" calcext:value-type="float">
            <text:p>640.378378378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3702" calcext:value-type="float">
            <text:p>23702</text:p>
          </table:table-cell>
          <table:table-cell table:formula="of:=[.C4172]/37" office:value-type="float" office:value="640.594594594595" calcext:value-type="float">
            <text:p>640.594594594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23721" calcext:value-type="float">
            <text:p>23721</text:p>
          </table:table-cell>
          <table:table-cell table:formula="of:=[.C4173]/37" office:value-type="float" office:value="641.108108108108" calcext:value-type="float">
            <text:p>641.1081081081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23706" calcext:value-type="float">
            <text:p>23706</text:p>
          </table:table-cell>
          <table:table-cell table:formula="of:=[.C4174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23714" calcext:value-type="float">
            <text:p>23714</text:p>
          </table:table-cell>
          <table:table-cell table:formula="of:=[.C4175]/37" office:value-type="float" office:value="640.918918918919" calcext:value-type="float">
            <text:p>640.9189189189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23698" calcext:value-type="float">
            <text:p>23698</text:p>
          </table:table-cell>
          <table:table-cell table:formula="of:=[.C4176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23684" calcext:value-type="float">
            <text:p>23684</text:p>
          </table:table-cell>
          <table:table-cell table:formula="of:=[.C4177]/37" office:value-type="float" office:value="640.108108108108" calcext:value-type="float">
            <text:p>640.108108108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23696" calcext:value-type="float">
            <text:p>23696</text:p>
          </table:table-cell>
          <table:table-cell table:formula="of:=[.C4178]/37" office:value-type="float" office:value="640.432432432432" calcext:value-type="float">
            <text:p>640.4324324324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23692" calcext:value-type="float">
            <text:p>23692</text:p>
          </table:table-cell>
          <table:table-cell table:formula="of:=[.C4179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3700" calcext:value-type="float">
            <text:p>23700</text:p>
          </table:table-cell>
          <table:table-cell table:formula="of:=[.C4180]/37" office:value-type="float" office:value="640.540540540541" calcext:value-type="float">
            <text:p>640.540540540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23713" calcext:value-type="float">
            <text:p>23713</text:p>
          </table:table-cell>
          <table:table-cell table:formula="of:=[.C4181]/37" office:value-type="float" office:value="640.891891891892" calcext:value-type="float">
            <text:p>640.8918918919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23672" calcext:value-type="float">
            <text:p>23672</text:p>
          </table:table-cell>
          <table:table-cell table:formula="of:=[.C4182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23698" calcext:value-type="float">
            <text:p>23698</text:p>
          </table:table-cell>
          <table:table-cell table:formula="of:=[.C4183]/37" office:value-type="float" office:value="640.486486486487" calcext:value-type="float">
            <text:p>640.4864864865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23683" calcext:value-type="float">
            <text:p>23683</text:p>
          </table:table-cell>
          <table:table-cell table:formula="of:=[.C4184]/37" office:value-type="float" office:value="640.081081081081" calcext:value-type="float">
            <text:p>640.0810810811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23693" calcext:value-type="float">
            <text:p>23693</text:p>
          </table:table-cell>
          <table:table-cell table:formula="of:=[.C4185]/37" office:value-type="float" office:value="640.351351351351" calcext:value-type="float">
            <text:p>640.3513513514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23692" calcext:value-type="float">
            <text:p>23692</text:p>
          </table:table-cell>
          <table:table-cell table:formula="of:=[.C4186]/37" office:value-type="float" office:value="640.324324324324" calcext:value-type="float">
            <text:p>640.3243243243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23703" calcext:value-type="float">
            <text:p>23703</text:p>
          </table:table-cell>
          <table:table-cell table:formula="of:=[.C4187]/37" office:value-type="float" office:value="640.621621621622" calcext:value-type="float">
            <text:p>640.621621621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3706" calcext:value-type="float">
            <text:p>23706</text:p>
          </table:table-cell>
          <table:table-cell table:formula="of:=[.C4188]/37" office:value-type="float" office:value="640.702702702703" calcext:value-type="float">
            <text:p>640.702702702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23689" calcext:value-type="float">
            <text:p>23689</text:p>
          </table:table-cell>
          <table:table-cell table:formula="of:=[.C4189]/37" office:value-type="float" office:value="640.243243243243" calcext:value-type="float">
            <text:p>640.2432432432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23691" calcext:value-type="float">
            <text:p>23691</text:p>
          </table:table-cell>
          <table:table-cell table:formula="of:=[.C4190]/37" office:value-type="float" office:value="640.297297297297" calcext:value-type="float">
            <text:p>640.297297297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23695" calcext:value-type="float">
            <text:p>23695</text:p>
          </table:table-cell>
          <table:table-cell table:formula="of:=[.C4191]/37" office:value-type="float" office:value="640.405405405405" calcext:value-type="float">
            <text:p>640.4054054054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23704" calcext:value-type="float">
            <text:p>23704</text:p>
          </table:table-cell>
          <table:table-cell table:formula="of:=[.C4192]/37" office:value-type="float" office:value="640.648648648649" calcext:value-type="float">
            <text:p>640.6486486486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23687" calcext:value-type="float">
            <text:p>23687</text:p>
          </table:table-cell>
          <table:table-cell table:formula="of:=[.C4193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23687" calcext:value-type="float">
            <text:p>23687</text:p>
          </table:table-cell>
          <table:table-cell table:formula="of:=[.C4194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23687" calcext:value-type="float">
            <text:p>23687</text:p>
          </table:table-cell>
          <table:table-cell table:formula="of:=[.C4195]/37" office:value-type="float" office:value="640.189189189189" calcext:value-type="float">
            <text:p>640.189189189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23670" calcext:value-type="float">
            <text:p>23670</text:p>
          </table:table-cell>
          <table:table-cell table:formula="of:=[.C4196]/37" office:value-type="float" office:value="639.72972972973" calcext:value-type="float">
            <text:p>639.7297297297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23664" calcext:value-type="float">
            <text:p>23664</text:p>
          </table:table-cell>
          <table:table-cell table:formula="of:=[.C4197]/37" office:value-type="float" office:value="639.567567567568" calcext:value-type="float">
            <text:p>639.5675675676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23662" calcext:value-type="float">
            <text:p>23662</text:p>
          </table:table-cell>
          <table:table-cell table:formula="of:=[.C4198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23668" calcext:value-type="float">
            <text:p>23668</text:p>
          </table:table-cell>
          <table:table-cell table:formula="of:=[.C4199]/37" office:value-type="float" office:value="639.675675675676" calcext:value-type="float">
            <text:p>639.6756756757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23662" calcext:value-type="float">
            <text:p>23662</text:p>
          </table:table-cell>
          <table:table-cell table:formula="of:=[.C4200]/37" office:value-type="float" office:value="639.513513513514" calcext:value-type="float">
            <text:p>639.5135135135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3667" calcext:value-type="float">
            <text:p>23667</text:p>
          </table:table-cell>
          <table:table-cell table:formula="of:=[.C4201]/37" office:value-type="float" office:value="639.648648648649" calcext:value-type="float">
            <text:p>639.6486486486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23676" calcext:value-type="float">
            <text:p>23676</text:p>
          </table:table-cell>
          <table:table-cell table:formula="of:=[.C4202]/37" office:value-type="float" office:value="639.891891891892" calcext:value-type="float">
            <text:p>639.891891891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23659" calcext:value-type="float">
            <text:p>23659</text:p>
          </table:table-cell>
          <table:table-cell table:formula="of:=[.C4203]/37" office:value-type="float" office:value="639.432432432432" calcext:value-type="float">
            <text:p>639.432432432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3650" calcext:value-type="float">
            <text:p>23650</text:p>
          </table:table-cell>
          <table:table-cell table:formula="of:=[.C4204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23663" calcext:value-type="float">
            <text:p>23663</text:p>
          </table:table-cell>
          <table:table-cell table:formula="of:=[.C4205]/37" office:value-type="float" office:value="639.540540540541" calcext:value-type="float">
            <text:p>639.540540540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23638" calcext:value-type="float">
            <text:p>23638</text:p>
          </table:table-cell>
          <table:table-cell table:formula="of:=[.C4206]/37" office:value-type="float" office:value="638.864864864865" calcext:value-type="float">
            <text:p>638.8648648649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23654" calcext:value-type="float">
            <text:p>23654</text:p>
          </table:table-cell>
          <table:table-cell table:formula="of:=[.C4207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23649" calcext:value-type="float">
            <text:p>23649</text:p>
          </table:table-cell>
          <table:table-cell table:formula="of:=[.C4208]/37" office:value-type="float" office:value="639.162162162162" calcext:value-type="float">
            <text:p>639.1621621622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23650" calcext:value-type="float">
            <text:p>23650</text:p>
          </table:table-cell>
          <table:table-cell table:formula="of:=[.C4209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23647" calcext:value-type="float">
            <text:p>23647</text:p>
          </table:table-cell>
          <table:table-cell table:formula="of:=[.C4210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23660" calcext:value-type="float">
            <text:p>23660</text:p>
          </table:table-cell>
          <table:table-cell table:formula="of:=[.C4211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23648" calcext:value-type="float">
            <text:p>23648</text:p>
          </table:table-cell>
          <table:table-cell table:formula="of:=[.C4212]/37" office:value-type="float" office:value="639.135135135135" calcext:value-type="float">
            <text:p>639.1351351351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23647" calcext:value-type="float">
            <text:p>23647</text:p>
          </table:table-cell>
          <table:table-cell table:formula="of:=[.C4213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23647" calcext:value-type="float">
            <text:p>23647</text:p>
          </table:table-cell>
          <table:table-cell table:formula="of:=[.C4214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23671" calcext:value-type="float">
            <text:p>23671</text:p>
          </table:table-cell>
          <table:table-cell table:formula="of:=[.C4215]/37" office:value-type="float" office:value="639.756756756757" calcext:value-type="float">
            <text:p>639.7567567568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23647" calcext:value-type="float">
            <text:p>23647</text:p>
          </table:table-cell>
          <table:table-cell table:formula="of:=[.C4216]/37" office:value-type="float" office:value="639.108108108108" calcext:value-type="float">
            <text:p>639.1081081081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23654" calcext:value-type="float">
            <text:p>23654</text:p>
          </table:table-cell>
          <table:table-cell table:formula="of:=[.C4217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23650" calcext:value-type="float">
            <text:p>23650</text:p>
          </table:table-cell>
          <table:table-cell table:formula="of:=[.C4218]/37" office:value-type="float" office:value="639.189189189189" calcext:value-type="float">
            <text:p>639.1891891892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23644" calcext:value-type="float">
            <text:p>23644</text:p>
          </table:table-cell>
          <table:table-cell table:formula="of:=[.C4219]/37" office:value-type="float" office:value="639.027027027027" calcext:value-type="float">
            <text:p>639.027027027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23654" calcext:value-type="float">
            <text:p>23654</text:p>
          </table:table-cell>
          <table:table-cell table:formula="of:=[.C4220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23654" calcext:value-type="float">
            <text:p>23654</text:p>
          </table:table-cell>
          <table:table-cell table:formula="of:=[.C4221]/37" office:value-type="float" office:value="639.297297297297" calcext:value-type="float">
            <text:p>639.2972972973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23666" calcext:value-type="float">
            <text:p>23666</text:p>
          </table:table-cell>
          <table:table-cell table:formula="of:=[.C4222]/37" office:value-type="float" office:value="639.621621621622" calcext:value-type="float">
            <text:p>639.6216216216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23655" calcext:value-type="float">
            <text:p>23655</text:p>
          </table:table-cell>
          <table:table-cell table:formula="of:=[.C4223]/37" office:value-type="float" office:value="639.324324324324" calcext:value-type="float">
            <text:p>639.3243243243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23660" calcext:value-type="float">
            <text:p>23660</text:p>
          </table:table-cell>
          <table:table-cell table:formula="of:=[.C4224]/37" office:value-type="float" office:value="639.459459459459" calcext:value-type="float">
            <text:p>639.4594594595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23672" calcext:value-type="float">
            <text:p>23672</text:p>
          </table:table-cell>
          <table:table-cell table:formula="of:=[.C4225]/37" office:value-type="float" office:value="639.783783783784" calcext:value-type="float">
            <text:p>639.7837837838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23674" calcext:value-type="float">
            <text:p>23674</text:p>
          </table:table-cell>
          <table:table-cell table:formula="of:=[.C4226]/37" office:value-type="float" office:value="639.837837837838" calcext:value-type="float">
            <text:p>639.8378378378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23669" calcext:value-type="float">
            <text:p>23669</text:p>
          </table:table-cell>
          <table:table-cell table:formula="of:=[.C4227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0" calcext:value-type="float">
            <text:p>160</text:p>
          </table:table-cell>
          <table:table-cell office:value-type="float" office:value="23669" calcext:value-type="float">
            <text:p>23669</text:p>
          </table:table-cell>
          <table:table-cell table:formula="of:=[.C4228]/37" office:value-type="float" office:value="639.702702702703" calcext:value-type="float">
            <text:p>639.7027027027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23652" calcext:value-type="float">
            <text:p>23652</text:p>
          </table:table-cell>
          <table:table-cell table:formula="of:=[.C4229]/37" office:value-type="float" office:value="639.243243243243" calcext:value-type="float">
            <text:p>639.2432432432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23658" calcext:value-type="float">
            <text:p>23658</text:p>
          </table:table-cell>
          <table:table-cell table:formula="of:=[.C4230]/37" office:value-type="float" office:value="639.405405405405" calcext:value-type="float">
            <text:p>639.4054054054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23652" calcext:value-type="float">
            <text:p>23652</text:p>
          </table:table-cell>
          <table:table-cell table:formula="of:=[.C4231]/37" office:value-type="float" office:value="639.243243243243" calcext:value-type="float">
            <text:p>639.243243243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22:36:19.304706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2:25:53.870586345</meta:creation-date>
    <dc:date>2018-03-03T23:39:55.219421949</dc:date>
    <meta:editing-duration>PT1H23S</meta:editing-duration>
    <meta:editing-cycles>8</meta:editing-cycles>
    <meta:generator>LibreOffice/5.1.6.2$Linux_X86_64 LibreOffice_project/10m0$Build-2</meta:generator>
    <meta:document-statistic meta:table-count="1" meta:cell-count="16920" meta:object-count="0"/>
  </office:meta>
</office:document-meta>
</file>